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236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0.5736in"/>
    </style:style>
    <style:style style:name="Table1.C" style:family="table-column">
      <style:table-column-properties style:column-width="3.084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6021in" table:align="left"/>
    </style:style>
    <style:style style:name="Table2.A" style:family="table-column">
      <style:table-column-properties style:column-width="1.3847in"/>
    </style:style>
    <style:style style:name="Table2.B" style:family="table-column">
      <style:table-column-properties style:column-width="1.2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716in" table:align="left"/>
    </style:style>
    <style:style style:name="Table3.A" style:family="table-column">
      <style:table-column-properties style:column-width="0.7764in"/>
    </style:style>
    <style:style style:name="Table3.B" style:family="table-column">
      <style:table-column-properties style:column-width="0.939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9069in" table:align="left"/>
    </style:style>
    <style:style style:name="Table4.A" style:family="table-column">
      <style:table-column-properties style:column-width="0.5653in"/>
    </style:style>
    <style:style style:name="Table4.B" style:family="table-column">
      <style:table-column-properties style:column-width="1.2618in"/>
    </style:style>
    <style:style style:name="Table4.C" style:family="table-column">
      <style:table-column-properties style:column-width="2.079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1326in" table:align="left"/>
    </style:style>
    <style:style style:name="Table5.A" style:family="table-column">
      <style:table-column-properties style:column-width="0.8708in"/>
    </style:style>
    <style:style style:name="Table5.B" style:family="table-column">
      <style:table-column-properties style:column-width="3.261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0215in" table:align="left"/>
    </style:style>
    <style:style style:name="Table6.A" style:family="table-column">
      <style:table-column-properties style:column-width="2.309in"/>
    </style:style>
    <style:style style:name="Table6.B" style:family="table-column">
      <style:table-column-properties style:column-width="0.712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9417in" table:align="left"/>
    </style:style>
    <style:style style:name="Table7.A" style:family="table-column">
      <style:table-column-properties style:column-width="1.0549in"/>
    </style:style>
    <style:style style:name="Table7.B" style:family="table-column">
      <style:table-column-properties style:column-width="6.8868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0389in" table:align="left"/>
    </style:style>
    <style:style style:name="Table8.A" style:family="table-column">
      <style:table-column-properties style:column-width="0.5653in"/>
    </style:style>
    <style:style style:name="Table8.B" style:family="table-column">
      <style:table-column-properties style:column-width="0.5736in"/>
    </style:style>
    <style:style style:name="Table8.C" style:family="table-column">
      <style:table-column-properties style:column-width="2.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4931in" table:align="left"/>
    </style:style>
    <style:style style:name="Table9.A" style:family="table-column">
      <style:table-column-properties style:column-width="2.8639in"/>
    </style:style>
    <style:style style:name="Table9.B" style:family="table-column">
      <style:table-column-properties style:column-width="0.6292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left="0in" fo:text-align="center" style:justify-single-word="false" fo:text-indent="0in" style:auto-text-indent="false"/>
      <style:text-properties style:font-name="Calibri Light" fo:font-size="14pt" style:font-size-asian="14pt" style:font-size-complex="14pt"/>
    </style:style>
    <style:style style:name="P2" style:family="paragraph" style:parent-style-name="Heading_20_1">
      <style:paragraph-properties fo:margin-left="0in" fo:text-align="center" style:justify-single-word="false" fo:text-indent="0in" style:auto-text-indent="false"/>
      <style:text-properties style:font-name="Calibri Light" fo:font-size="88pt" officeooo:paragraph-rsid="001c1d8a" style:font-size-asian="88pt" style:font-size-complex="88pt"/>
    </style:style>
    <style:style style:name="P3" style:family="paragraph" style:parent-style-name="Text_20_body">
      <style:paragraph-properties fo:margin-left="0in" fo:text-align="center" style:justify-single-word="false" fo:text-indent="0in" style:auto-text-indent="false"/>
      <style:text-properties style:font-name="Calibri Light" fo:font-size="14pt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Calibri Light" fo:font-size="12pt" fo:font-weight="normal" officeooo:paragraph-rsid="002539c4" style:font-size-asian="12pt" style:font-weight-asian="normal" style:font-size-complex="12pt" style:font-weight-complex="normal"/>
    </style:style>
    <style:style style:name="P5" style:family="paragraph" style:parent-style-name="Heading_20_1">
      <style:paragraph-properties fo:margin-left="0in" fo:text-indent="0in" style:auto-text-indent="false"/>
      <style:text-properties style:font-name="Calibri Light" fo:font-size="14pt" style:font-size-asian="14pt" style:font-size-complex="14pt"/>
    </style:style>
    <style:style style:name="P6" style:family="paragraph" style:parent-style-name="Horizontal_20_Line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7" style:family="paragraph" style:parent-style-name="Heading_20_2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8" style:family="paragraph" style:parent-style-name="Text_20_body" style:list-style-name="L1">
      <style:paragraph-properties fo:margin-left="0in" fo:text-indent="0in" style:auto-text-indent="false"/>
    </style:style>
    <style:style style:name="P9" style:family="paragraph" style:parent-style-name="Horizontal_20_Line">
      <style:paragraph-properties fo:margin-left="0in" fo:text-indent="0in" style:auto-text-indent="false"/>
    </style:style>
    <style:style style:name="P10" style:family="paragraph" style:parent-style-name="Text_20_body" style:list-style-name="L2">
      <style:paragraph-properties fo:margin-left="0in" fo:text-indent="0in" style:auto-text-indent="false"/>
    </style:style>
    <style:style style:name="P11" style:family="paragraph" style:parent-style-name="Text_20_body" style:list-style-name="L3">
      <style:paragraph-properties fo:margin-left="0in" fo:text-indent="0in" style:auto-text-indent="false"/>
    </style:style>
    <style:style style:name="P12" style:family="paragraph" style:parent-style-name="Text_20_body" style:list-style-name="L3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3" style:family="paragraph" style:parent-style-name="Text_20_body" style:list-style-name="L4">
      <style:paragraph-properties fo:margin-left="0in" fo:text-indent="0in" style:auto-text-indent="false"/>
    </style:style>
    <style:style style:name="P14" style:family="paragraph" style:parent-style-name="Text_20_body" style:list-style-name="L4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5" style:family="paragraph" style:parent-style-name="Text_20_body" style:list-style-name="L5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6" style:family="paragraph" style:parent-style-name="Text_20_body" style:list-style-name="L6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7" style:family="paragraph" style:parent-style-name="Text_20_body" style:list-style-name="L6">
      <style:paragraph-properties fo:margin-left="0in" fo:text-indent="0in" style:auto-text-indent="false"/>
    </style:style>
    <style:style style:name="P18" style:family="paragraph" style:parent-style-name="Heading_20_1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19" style:family="paragraph" style:parent-style-name="Text_20_body" style:list-style-name="L7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20" style:family="paragraph" style:parent-style-name="Text_20_body">
      <style:paragraph-properties fo:margin-left="0in" fo:text-indent="0in" style:auto-text-indent="false"/>
    </style:style>
    <style:style style:name="P21" style:family="paragraph" style:parent-style-name="Standard">
      <style:paragraph-properties fo:margin-left="0in" fo:text-indent="0in" style:auto-text-indent="false"/>
      <style:text-properties style:font-name="Calibri Light" fo:font-size="12pt" style:font-size-asian="12pt" style:font-size-complex="12pt"/>
    </style:style>
    <style:style style:name="P22" style:family="paragraph" style:parent-style-name="Horizontal_20_Line">
      <style:text-properties style:font-name="Calibri Light" fo:font-size="12pt" style:font-size-asian="12pt" style:font-size-complex="12pt"/>
    </style:style>
    <style:style style:name="P23" style:family="paragraph" style:parent-style-name="Heading_20_2">
      <style:text-properties style:font-name="Calibri Light" fo:font-size="12pt" style:font-size-asian="12pt" style:font-size-complex="12pt"/>
    </style:style>
    <style:style style:name="P24" style:family="paragraph" style:parent-style-name="Text_20_body" style:list-style-name="L8">
      <style:text-properties style:font-name="Calibri Light" style:font-size-asian="12pt"/>
    </style:style>
    <style:style style:name="P25" style:family="paragraph" style:parent-style-name="Text_20_body" style:list-style-name="L9">
      <style:text-properties style:font-name="Calibri Light" style:font-size-asian="12pt"/>
    </style:style>
    <style:style style:name="P26" style:family="paragraph" style:parent-style-name="Text_20_body" style:list-style-name="L10">
      <style:text-properties style:font-name="Calibri Light" style:font-size-asian="12pt"/>
    </style:style>
    <style:style style:name="P27" style:family="paragraph" style:parent-style-name="Text_20_body" style:list-style-name="L11">
      <style:text-properties style:font-name="Calibri Light" style:font-size-asian="12pt"/>
    </style:style>
    <style:style style:name="P28" style:family="paragraph" style:parent-style-name="Text_20_body" style:list-style-name="L12">
      <style:text-properties style:font-name="Calibri Light" style:font-size-asian="12pt"/>
    </style:style>
    <style:style style:name="P29" style:family="paragraph" style:parent-style-name="Text_20_body" style:list-style-name="L13">
      <style:text-properties style:font-name="Calibri Light" style:font-size-asian="12pt"/>
    </style:style>
    <style:style style:name="P30" style:family="paragraph" style:parent-style-name="Heading_20_1">
      <style:text-properties style:font-name="Calibri Light" fo:font-size="12pt" style:font-size-asian="12pt" style:font-size-complex="12pt"/>
    </style:style>
    <style:style style:name="P31" style:family="paragraph" style:parent-style-name="Text_20_body" style:list-style-name="L14">
      <style:text-properties style:font-name="Calibri Light" style:font-size-asian="12pt"/>
    </style:style>
    <style:style style:name="P32" style:family="paragraph" style:parent-style-name="Text_20_body">
      <style:text-properties style:font-name="Calibri Light" style:font-size-asian="12pt"/>
    </style:style>
    <style:style style:name="P33" style:family="paragraph" style:parent-style-name="Text_20_body" style:list-style-name="L15">
      <style:text-properties style:font-name="Calibri Light" style:font-size-asian="12pt"/>
    </style:style>
    <style:style style:name="P34" style:family="paragraph" style:parent-style-name="Text_20_body" style:list-style-name="L16">
      <style:text-properties style:font-name="Calibri Light" style:font-size-asian="12pt"/>
    </style:style>
    <style:style style:name="P35" style:family="paragraph" style:parent-style-name="Text_20_body" style:list-style-name="L17">
      <style:text-properties style:font-name="Calibri Light" style:font-size-asian="12pt"/>
    </style:style>
    <style:style style:name="P36" style:family="paragraph" style:parent-style-name="Text_20_body" style:list-style-name="L18">
      <style:text-properties style:font-name="Calibri Light" style:font-size-asian="12pt"/>
    </style:style>
    <style:style style:name="P37" style:family="paragraph" style:parent-style-name="Text_20_body" style:list-style-name="L19">
      <style:text-properties style:font-name="Calibri Light" style:font-size-asian="12pt"/>
    </style:style>
    <style:style style:name="P38" style:family="paragraph" style:parent-style-name="Text_20_body" style:list-style-name="L20">
      <style:text-properties style:font-name="Calibri Light" style:font-size-asian="12pt"/>
    </style:style>
    <style:style style:name="P39" style:family="paragraph" style:parent-style-name="Text_20_body" style:list-style-name="L21">
      <style:text-properties style:font-name="Calibri Light" style:font-size-asian="12pt"/>
    </style:style>
    <style:style style:name="P40" style:family="paragraph" style:parent-style-name="Text_20_body" style:list-style-name="L22">
      <style:text-properties style:font-name="Calibri Light" style:font-size-asian="12pt"/>
    </style:style>
    <style:style style:name="P41" style:family="paragraph" style:parent-style-name="Text_20_body" style:list-style-name="L23">
      <style:text-properties style:font-name="Calibri Light" style:font-size-asian="12pt"/>
    </style:style>
    <style:style style:name="P42" style:family="paragraph" style:parent-style-name="Text_20_body" style:list-style-name="L24">
      <style:text-properties style:font-name="Calibri Light" style:font-size-asian="12pt"/>
    </style:style>
    <style:style style:name="P43" style:family="paragraph" style:parent-style-name="Text_20_body" style:list-style-name="L25">
      <style:text-properties style:font-name="Calibri Light" style:font-size-asian="12pt"/>
    </style:style>
    <style:style style:name="P44" style:family="paragraph" style:parent-style-name="Text_20_body" style:list-style-name="L26">
      <style:text-properties style:font-name="Calibri Light" style:font-size-asian="12pt"/>
    </style:style>
    <style:style style:name="P45" style:family="paragraph" style:parent-style-name="Text_20_body" style:list-style-name="L27">
      <style:text-properties style:font-name="Calibri Light" style:font-size-asian="12pt"/>
    </style:style>
    <style:style style:name="P46" style:family="paragraph" style:parent-style-name="Text_20_body" style:list-style-name="L28">
      <style:text-properties style:font-name="Calibri Light" style:font-size-asian="12pt"/>
    </style:style>
    <style:style style:name="P47" style:family="paragraph" style:parent-style-name="Text_20_body" style:list-style-name="L29">
      <style:text-properties style:font-name="Calibri Light" style:font-size-asian="12pt"/>
    </style:style>
    <style:style style:name="P48" style:family="paragraph" style:parent-style-name="Text_20_body" style:list-style-name="L30">
      <style:text-properties style:font-name="Calibri Light" style:font-size-asian="12pt"/>
    </style:style>
    <style:style style:name="P49" style:family="paragraph" style:parent-style-name="Text_20_body" style:list-style-name="L31">
      <style:text-properties style:font-name="Calibri Light" style:font-size-asian="12pt"/>
    </style:style>
    <style:style style:name="P50" style:family="paragraph" style:parent-style-name="Text_20_body" style:list-style-name="L32">
      <style:text-properties style:font-name="Calibri Light" style:font-size-asian="12pt"/>
    </style:style>
    <style:style style:name="P51" style:family="paragraph" style:parent-style-name="Text_20_body" style:list-style-name="L33">
      <style:text-properties style:font-name="Calibri Light" style:font-size-asian="12pt"/>
    </style:style>
    <style:style style:name="P52" style:family="paragraph" style:parent-style-name="Text_20_body" style:list-style-name="L34">
      <style:text-properties style:font-name="Calibri Light" style:font-size-asian="12pt"/>
    </style:style>
    <style:style style:name="P53" style:family="paragraph" style:parent-style-name="Text_20_body" style:list-style-name="L35">
      <style:text-properties style:font-name="Calibri Light" style:font-size-asian="12pt"/>
    </style:style>
    <style:style style:name="P54" style:family="paragraph" style:parent-style-name="Text_20_body">
      <style:paragraph-properties fo:margin-left="0in" fo:text-indent="0in" style:auto-text-indent="false"/>
      <style:text-properties style:font-name="Calibri Light" fo:font-size="14pt" style:font-size-asian="14pt" style:font-size-complex="14pt"/>
    </style:style>
    <style:style style:name="P55" style:family="paragraph" style:parent-style-name="Text_20_body" style:list-style-name="L36">
      <style:text-properties style:font-name="Calibri Light" style:font-size-asian="12pt"/>
    </style:style>
    <style:style style:name="P56" style:family="paragraph" style:parent-style-name="Text_20_body" style:list-style-name="L37">
      <style:text-properties style:font-name="Calibri Light" style:font-size-asian="12pt"/>
    </style:style>
    <style:style style:name="P57" style:family="paragraph" style:parent-style-name="Text_20_body" style:list-style-name="L38">
      <style:text-properties style:font-name="Calibri Light" style:font-size-asian="12pt"/>
    </style:style>
    <style:style style:name="P58" style:family="paragraph" style:parent-style-name="Text_20_body" style:list-style-name="L39">
      <style:text-properties style:font-name="Calibri Light" style:font-size-asian="12pt"/>
    </style:style>
    <style:style style:name="P59" style:family="paragraph" style:parent-style-name="Text_20_body" style:list-style-name="L40">
      <style:text-properties style:font-name="Calibri Light" style:font-size-asian="12pt"/>
    </style:style>
    <style:style style:name="P60" style:family="paragraph" style:parent-style-name="Text_20_body" style:list-style-name="L41">
      <style:text-properties style:font-name="Calibri Light" style:font-size-asian="12pt"/>
    </style:style>
    <style:style style:name="P61" style:family="paragraph" style:parent-style-name="Text_20_body" style:list-style-name="L42">
      <style:text-properties style:font-name="Calibri Light" style:font-size-asian="12pt"/>
    </style:style>
    <style:style style:name="P62" style:family="paragraph" style:parent-style-name="Text_20_body" style:list-style-name="L43">
      <style:text-properties style:font-name="Calibri Light" style:font-size-asian="12pt"/>
    </style:style>
    <style:style style:name="P63" style:family="paragraph" style:parent-style-name="Text_20_body" style:list-style-name="L44">
      <style:text-properties style:font-name="Calibri Light" style:font-size-asian="12pt"/>
    </style:style>
    <style:style style:name="P64" style:family="paragraph" style:parent-style-name="Text_20_body" style:list-style-name="L45">
      <style:text-properties style:font-name="Calibri Light" style:font-size-asian="12pt"/>
    </style:style>
    <style:style style:name="P65" style:family="paragraph" style:parent-style-name="Text_20_body" style:list-style-name="L46">
      <style:text-properties style:font-name="Calibri Light" style:font-size-asian="12pt"/>
    </style:style>
    <style:style style:name="P66" style:family="paragraph" style:parent-style-name="Text_20_body" style:list-style-name="L47">
      <style:text-properties style:font-name="Calibri Light" style:font-size-asian="12pt"/>
    </style:style>
    <style:style style:name="P67" style:family="paragraph" style:parent-style-name="Text_20_body" style:list-style-name="L48">
      <style:text-properties style:font-name="Calibri Light" style:font-size-asian="12pt"/>
    </style:style>
    <style:style style:name="P68" style:family="paragraph" style:parent-style-name="Text_20_body" style:list-style-name="L49">
      <style:text-properties style:font-name="Calibri Light" style:font-size-asian="12pt"/>
    </style:style>
    <style:style style:name="P69" style:family="paragraph" style:parent-style-name="Text_20_body" style:list-style-name="L50">
      <style:text-properties style:font-name="Calibri Light" style:font-size-asian="12pt"/>
    </style:style>
    <style:style style:name="P70" style:family="paragraph" style:parent-style-name="Text_20_body" style:list-style-name="L51">
      <style:text-properties style:font-name="Calibri Light" style:font-size-asian="12pt"/>
    </style:style>
    <style:style style:name="P71" style:family="paragraph" style:parent-style-name="Text_20_body" style:list-style-name="L52">
      <style:text-properties style:font-name="Calibri Light" style:font-size-asian="12pt"/>
    </style:style>
    <style:style style:name="P72" style:family="paragraph" style:parent-style-name="Text_20_body" style:list-style-name="L53">
      <style:text-properties style:font-name="Calibri Light" style:font-size-asian="12pt"/>
    </style:style>
    <style:style style:name="P73" style:family="paragraph" style:parent-style-name="Text_20_body" style:list-style-name="L54">
      <style:text-properties style:font-name="Calibri Light" style:font-size-asian="12pt"/>
    </style:style>
    <style:style style:name="P74" style:family="paragraph" style:parent-style-name="Text_20_body" style:list-style-name="L55">
      <style:text-properties style:font-name="Calibri Light" style:font-size-asian="12pt"/>
    </style:style>
    <style:style style:name="P75" style:family="paragraph" style:parent-style-name="Text_20_body" style:list-style-name="L56">
      <style:text-properties style:font-name="Calibri Light" style:font-size-asian="12pt"/>
    </style:style>
    <style:style style:name="P76" style:family="paragraph" style:parent-style-name="Text_20_body" style:list-style-name="L57">
      <style:text-properties style:font-name="Calibri Light" style:font-size-asian="12pt"/>
    </style:style>
    <style:style style:name="P77" style:family="paragraph" style:parent-style-name="Text_20_body" style:list-style-name="L58">
      <style:text-properties style:font-name="Calibri Light" style:font-size-asian="12pt"/>
    </style:style>
    <style:style style:name="P78" style:family="paragraph" style:parent-style-name="Text_20_body" style:list-style-name="L59">
      <style:text-properties style:font-name="Calibri Light" style:font-size-asian="12pt"/>
    </style:style>
    <style:style style:name="P79" style:family="paragraph" style:parent-style-name="Text_20_body" style:list-style-name="L60">
      <style:text-properties style:font-name="Calibri Light" style:font-size-asian="12pt"/>
    </style:style>
    <style:style style:name="P80" style:family="paragraph" style:parent-style-name="Text_20_body" style:list-style-name="L61">
      <style:text-properties style:font-name="Calibri Light" style:font-size-asian="12pt"/>
    </style:style>
    <style:style style:name="P81" style:family="paragraph" style:parent-style-name="Text_20_body" style:list-style-name="L62">
      <style:text-properties style:font-name="Calibri Light" style:font-size-asian="12pt"/>
    </style:style>
    <style:style style:name="P82" style:family="paragraph" style:parent-style-name="Text_20_body" style:list-style-name="L63">
      <style:text-properties style:font-name="Calibri Light" style:font-size-asian="12pt"/>
    </style:style>
    <style:style style:name="P83" style:family="paragraph" style:parent-style-name="Text_20_body" style:list-style-name="L64">
      <style:text-properties style:font-name="Calibri Light" style:font-size-asian="12pt"/>
    </style:style>
    <style:style style:name="P84" style:family="paragraph" style:parent-style-name="Text_20_body" style:list-style-name="L65">
      <style:text-properties style:font-name="Calibri Light" style:font-size-asian="12pt"/>
    </style:style>
    <style:style style:name="P85" style:family="paragraph" style:parent-style-name="Text_20_body" style:list-style-name="L66">
      <style:text-properties style:font-name="Calibri Light" style:font-size-asian="12pt"/>
    </style:style>
    <style:style style:name="P86" style:family="paragraph" style:parent-style-name="Text_20_body" style:list-style-name="L67">
      <style:text-properties style:font-name="Calibri Light" style:font-size-asian="12pt"/>
    </style:style>
    <style:style style:name="P87" style:family="paragraph" style:parent-style-name="Text_20_body" style:list-style-name="L68">
      <style:text-properties style:font-name="Calibri Light" style:font-size-asian="12pt"/>
    </style:style>
    <style:style style:name="P88" style:family="paragraph" style:parent-style-name="Text_20_body" style:list-style-name="L69">
      <style:text-properties style:font-name="Calibri Light" style:font-size-asian="12pt"/>
    </style:style>
    <style:style style:name="P89" style:family="paragraph" style:parent-style-name="Text_20_body" style:list-style-name="L70">
      <style:text-properties style:font-name="Calibri Light" style:font-size-asian="12pt"/>
    </style:style>
    <style:style style:name="P90" style:family="paragraph" style:parent-style-name="Text_20_body" style:list-style-name="L71">
      <style:text-properties style:font-name="Calibri Light" style:font-size-asian="12pt"/>
    </style:style>
    <style:style style:name="P91" style:family="paragraph" style:parent-style-name="Text_20_body" style:list-style-name="L72">
      <style:text-properties style:font-name="Calibri Light" style:font-size-asian="12pt"/>
    </style:style>
    <style:style style:name="P92" style:family="paragraph" style:parent-style-name="Text_20_body" style:list-style-name="L73">
      <style:text-properties style:font-name="Calibri Light" style:font-size-asian="12pt"/>
    </style:style>
    <style:style style:name="P93" style:family="paragraph" style:parent-style-name="Text_20_body" style:list-style-name="L74">
      <style:text-properties style:font-name="Calibri Light" style:font-size-asian="12pt"/>
    </style:style>
    <style:style style:name="P94" style:family="paragraph" style:parent-style-name="Text_20_body" style:list-style-name="L75">
      <style:text-properties style:font-name="Calibri Light" style:font-size-asian="12pt"/>
    </style:style>
    <style:style style:name="P95" style:family="paragraph" style:parent-style-name="Text_20_body" style:list-style-name="L76">
      <style:text-properties style:font-name="Calibri Light" style:font-size-asian="12pt"/>
    </style:style>
    <style:style style:name="P96" style:family="paragraph" style:parent-style-name="Text_20_body" style:list-style-name="L77">
      <style:text-properties style:font-name="Calibri Light" style:font-size-asian="12pt"/>
    </style:style>
    <style:style style:name="P97" style:family="paragraph" style:parent-style-name="Text_20_body" style:list-style-name="L78">
      <style:text-properties style:font-name="Calibri Light" style:font-size-asian="12pt"/>
    </style:style>
    <style:style style:name="P98" style:family="paragraph" style:parent-style-name="Text_20_body" style:list-style-name="L79">
      <style:text-properties style:font-name="Calibri Light" style:font-size-asian="12pt"/>
    </style:style>
    <style:style style:name="P99" style:family="paragraph" style:parent-style-name="Text_20_body" style:list-style-name="L80">
      <style:text-properties style:font-name="Calibri Light" style:font-size-asian="12pt"/>
    </style:style>
    <style:style style:name="P100" style:family="paragraph" style:parent-style-name="Text_20_body" style:list-style-name="L81">
      <style:text-properties style:font-name="Calibri Light" style:font-size-asian="12pt"/>
    </style:style>
    <style:style style:name="P101" style:family="paragraph" style:parent-style-name="Text_20_body" style:list-style-name="L82">
      <style:text-properties style:font-name="Calibri Light" style:font-size-asian="12pt"/>
    </style:style>
    <style:style style:name="P102" style:family="paragraph" style:parent-style-name="Text_20_body" style:list-style-name="L83">
      <style:text-properties style:font-name="Calibri Light" style:font-size-asian="12pt"/>
    </style:style>
    <style:style style:name="P103" style:family="paragraph" style:parent-style-name="Text_20_body" style:list-style-name="L84">
      <style:text-properties style:font-name="Calibri Light" style:font-size-asian="12pt"/>
    </style:style>
    <style:style style:name="P104" style:family="paragraph" style:parent-style-name="Text_20_body" style:list-style-name="L85">
      <style:text-properties style:font-name="Calibri Light" style:font-size-asian="12pt"/>
    </style:style>
    <style:style style:name="P105" style:family="paragraph" style:parent-style-name="Text_20_body" style:list-style-name="L86">
      <style:text-properties style:font-name="Calibri Light" style:font-size-asian="12pt"/>
    </style:style>
    <style:style style:name="P106" style:family="paragraph" style:parent-style-name="Text_20_body" style:list-style-name="L87">
      <style:text-properties style:font-name="Calibri Light" style:font-size-asian="12pt"/>
    </style:style>
    <style:style style:name="P107" style:family="paragraph" style:parent-style-name="Text_20_body" style:list-style-name="L88">
      <style:text-properties style:font-name="Calibri Light" style:font-size-asian="12pt"/>
    </style:style>
    <style:style style:name="P108" style:family="paragraph" style:parent-style-name="Text_20_body" style:list-style-name="L89">
      <style:text-properties style:font-name="Calibri Light" style:font-size-asian="12pt"/>
    </style:style>
    <style:style style:name="P109" style:family="paragraph" style:parent-style-name="Text_20_body" style:list-style-name="L90">
      <style:text-properties style:font-name="Calibri Light" style:font-size-asian="12pt"/>
    </style:style>
    <style:style style:name="P110" style:family="paragraph" style:parent-style-name="Text_20_body" style:list-style-name="L91">
      <style:text-properties style:font-name="Calibri Light" style:font-size-asian="12pt"/>
    </style:style>
    <style:style style:name="P111" style:family="paragraph" style:parent-style-name="Text_20_body" style:list-style-name="L92">
      <style:text-properties style:font-name="Calibri Light" style:font-size-asian="12pt"/>
    </style:style>
    <style:style style:name="P112" style:family="paragraph" style:parent-style-name="Text_20_body" style:list-style-name="L93">
      <style:text-properties style:font-name="Calibri Light" style:font-size-asian="12pt"/>
    </style:style>
    <style:style style:name="P113" style:family="paragraph" style:parent-style-name="Text_20_body" style:list-style-name="L94">
      <style:text-properties style:font-name="Calibri Light" style:font-size-asian="12pt"/>
    </style:style>
    <style:style style:name="P114" style:family="paragraph" style:parent-style-name="Text_20_body" style:list-style-name="L95">
      <style:text-properties style:font-name="Calibri Light" style:font-size-asian="12pt"/>
    </style:style>
    <style:style style:name="P115" style:family="paragraph" style:parent-style-name="Text_20_body" style:list-style-name="L96">
      <style:text-properties style:font-name="Calibri Light" style:font-size-asian="12pt"/>
    </style:style>
    <style:style style:name="P116" style:family="paragraph" style:parent-style-name="Text_20_body" style:list-style-name="L97">
      <style:text-properties style:font-name="Calibri Light" style:font-size-asian="12pt"/>
    </style:style>
    <style:style style:name="P117" style:family="paragraph" style:parent-style-name="Text_20_body" style:list-style-name="L98">
      <style:text-properties style:font-name="Calibri Light" style:font-size-asian="12pt"/>
    </style:style>
    <style:style style:name="P118" style:family="paragraph" style:parent-style-name="Text_20_body" style:list-style-name="L99">
      <style:text-properties style:font-name="Calibri Light" style:font-size-asian="12pt"/>
    </style:style>
    <style:style style:name="P119" style:family="paragraph" style:parent-style-name="Text_20_body" style:list-style-name="L100">
      <style:text-properties style:font-name="Calibri Light" style:font-size-asian="12pt"/>
    </style:style>
    <style:style style:name="P120" style:family="paragraph" style:parent-style-name="Text_20_body" style:list-style-name="L101">
      <style:text-properties style:font-name="Calibri Light" style:font-size-asian="12pt"/>
    </style:style>
    <style:style style:name="P121" style:family="paragraph" style:parent-style-name="Text_20_body" style:list-style-name="L102">
      <style:text-properties style:font-name="Calibri Light" style:font-size-asian="12pt"/>
    </style:style>
    <style:style style:name="P122" style:family="paragraph" style:parent-style-name="Text_20_body" style:list-style-name="L103">
      <style:text-properties style:font-name="Calibri Light" style:font-size-asian="12pt"/>
    </style:style>
    <style:style style:name="P123" style:family="paragraph" style:parent-style-name="Text_20_body" style:list-style-name="L104">
      <style:text-properties style:font-name="Calibri Light" style:font-size-asian="12pt"/>
    </style:style>
    <style:style style:name="P124" style:family="paragraph" style:parent-style-name="Text_20_body" style:list-style-name="L105">
      <style:text-properties style:font-name="Calibri Light" style:font-size-asian="12pt"/>
    </style:style>
    <style:style style:name="P125" style:family="paragraph" style:parent-style-name="Text_20_body" style:list-style-name="L106">
      <style:text-properties style:font-name="Calibri Light" style:font-size-asian="12pt"/>
    </style:style>
    <style:style style:name="P126" style:family="paragraph" style:parent-style-name="Text_20_body" style:list-style-name="L107">
      <style:text-properties style:font-name="Calibri Light" style:font-size-asian="12pt"/>
    </style:style>
    <style:style style:name="P127" style:family="paragraph" style:parent-style-name="Text_20_body" style:list-style-name="L108">
      <style:text-properties style:font-name="Calibri Light" style:font-size-asian="12pt"/>
    </style:style>
    <style:style style:name="P128" style:family="paragraph" style:parent-style-name="Text_20_body" style:list-style-name="L109">
      <style:text-properties style:font-name="Calibri Light" style:font-size-asian="12pt"/>
    </style:style>
    <style:style style:name="P129" style:family="paragraph" style:parent-style-name="Text_20_body" style:list-style-name="L110">
      <style:text-properties style:font-name="Calibri Light" style:font-size-asian="12pt"/>
    </style:style>
    <style:style style:name="P130" style:family="paragraph" style:parent-style-name="Text_20_body" style:list-style-name="L111">
      <style:text-properties style:font-name="Calibri Light" style:font-size-asian="12pt"/>
    </style:style>
    <style:style style:name="P131" style:family="paragraph" style:parent-style-name="Text_20_body" style:list-style-name="L112">
      <style:text-properties style:font-name="Calibri Light" style:font-size-asian="12pt"/>
    </style:style>
    <style:style style:name="P132" style:family="paragraph" style:parent-style-name="Text_20_body" style:list-style-name="L113">
      <style:text-properties style:font-name="Calibri Light" style:font-size-asian="12pt"/>
    </style:style>
    <style:style style:name="P133" style:family="paragraph" style:parent-style-name="Text_20_body" style:list-style-name="L114">
      <style:text-properties style:font-name="Calibri Light" style:font-size-asian="12pt"/>
    </style:style>
    <style:style style:name="P134" style:family="paragraph" style:parent-style-name="Text_20_body" style:list-style-name="L115">
      <style:text-properties style:font-name="Calibri Light" style:font-size-asian="12pt"/>
    </style:style>
    <style:style style:name="P135" style:family="paragraph" style:parent-style-name="Text_20_body" style:list-style-name="L116">
      <style:text-properties style:font-name="Calibri Light" style:font-size-asian="12pt"/>
    </style:style>
    <style:style style:name="P136" style:family="paragraph" style:parent-style-name="Text_20_body" style:list-style-name="L117">
      <style:text-properties style:font-name="Calibri Light" style:font-size-asian="12pt"/>
    </style:style>
    <style:style style:name="P137" style:family="paragraph" style:parent-style-name="Text_20_body" style:list-style-name="L118">
      <style:text-properties style:font-name="Calibri Light" style:font-size-asian="12pt"/>
    </style:style>
    <style:style style:name="P138" style:family="paragraph" style:parent-style-name="Text_20_body" style:list-style-name="L119">
      <style:text-properties style:font-name="Calibri Light" style:font-size-asian="12pt"/>
    </style:style>
    <style:style style:name="P139" style:family="paragraph" style:parent-style-name="Text_20_body" style:list-style-name="L120">
      <style:text-properties style:font-name="Calibri Light" style:font-size-asian="12pt"/>
    </style:style>
    <style:style style:name="P140" style:family="paragraph" style:parent-style-name="Text_20_body" style:list-style-name="L121">
      <style:text-properties style:font-name="Calibri Light" style:font-size-asian="12pt"/>
    </style:style>
    <style:style style:name="P141" style:family="paragraph" style:parent-style-name="Text_20_body" style:list-style-name="L122">
      <style:text-properties style:font-name="Calibri Light" style:font-size-asian="12pt"/>
    </style:style>
    <style:style style:name="P142" style:family="paragraph" style:parent-style-name="Text_20_body" style:list-style-name="L123">
      <style:text-properties style:font-name="Calibri Light" style:font-size-asian="12pt"/>
    </style:style>
    <style:style style:name="P143" style:family="paragraph" style:parent-style-name="Text_20_body" style:list-style-name="L124">
      <style:text-properties style:font-name="Calibri Light" style:font-size-asian="12pt"/>
    </style:style>
    <style:style style:name="P144" style:family="paragraph" style:parent-style-name="Text_20_body" style:list-style-name="L125">
      <style:text-properties style:font-name="Calibri Light" style:font-size-asian="12pt"/>
    </style:style>
    <style:style style:name="P145" style:family="paragraph" style:parent-style-name="Text_20_body" style:list-style-name="L126">
      <style:text-properties style:font-name="Calibri Light" style:font-size-asian="12pt"/>
    </style:style>
    <style:style style:name="P146" style:family="paragraph" style:parent-style-name="Text_20_body" style:list-style-name="L127">
      <style:text-properties style:font-name="Calibri Light" style:font-size-asian="12pt"/>
    </style:style>
    <style:style style:name="P147" style:family="paragraph" style:parent-style-name="Text_20_body" style:list-style-name="L128">
      <style:text-properties style:font-name="Calibri Light" style:font-size-asian="12pt"/>
    </style:style>
    <style:style style:name="P148" style:family="paragraph" style:parent-style-name="Text_20_body" style:list-style-name="L129">
      <style:text-properties style:font-name="Calibri Light" style:font-size-asian="12pt"/>
    </style:style>
    <style:style style:name="P149" style:family="paragraph" style:parent-style-name="Text_20_body" style:list-style-name="L130">
      <style:text-properties style:font-name="Calibri Light" style:font-size-asian="12pt"/>
    </style:style>
    <style:style style:name="P150" style:family="paragraph" style:parent-style-name="Text_20_body" style:list-style-name="L131">
      <style:text-properties style:font-name="Calibri Light" style:font-size-asian="12pt"/>
    </style:style>
    <style:style style:name="P151" style:family="paragraph" style:parent-style-name="Text_20_body" style:list-style-name="L132">
      <style:text-properties style:font-name="Calibri Light" style:font-size-asian="12pt"/>
    </style:style>
    <style:style style:name="P152" style:family="paragraph" style:parent-style-name="Text_20_body" style:list-style-name="L133">
      <style:text-properties style:font-name="Calibri Light" style:font-size-asian="12pt"/>
    </style:style>
    <style:style style:name="P153" style:family="paragraph" style:parent-style-name="Text_20_body" style:list-style-name="L134">
      <style:text-properties style:font-name="Calibri Light" style:font-size-asian="12pt"/>
    </style:style>
    <style:style style:name="P154" style:family="paragraph" style:parent-style-name="Text_20_body" style:list-style-name="L135">
      <style:text-properties style:font-name="Calibri Light" style:font-size-asian="12pt"/>
    </style:style>
    <style:style style:name="P155" style:family="paragraph" style:parent-style-name="Text_20_body" style:list-style-name="L136">
      <style:text-properties style:font-name="Calibri Light" style:font-size-asian="12pt"/>
    </style:style>
    <style:style style:name="P156" style:family="paragraph" style:parent-style-name="Text_20_body" style:list-style-name="L137">
      <style:text-properties style:font-name="Calibri Light" style:font-size-asian="12pt"/>
    </style:style>
    <style:style style:name="P157" style:family="paragraph" style:parent-style-name="Text_20_body" style:list-style-name="L138">
      <style:text-properties style:font-name="Calibri Light" style:font-size-asian="12pt"/>
    </style:style>
    <style:style style:name="P158" style:family="paragraph" style:parent-style-name="Text_20_body" style:list-style-name="L139">
      <style:text-properties style:font-name="Calibri Light" style:font-size-asian="12pt"/>
    </style:style>
    <style:style style:name="P159" style:family="paragraph" style:parent-style-name="Text_20_body" style:list-style-name="L140">
      <style:text-properties style:font-name="Calibri Light" style:font-size-asian="12pt"/>
    </style:style>
    <style:style style:name="P160" style:family="paragraph" style:parent-style-name="Text_20_body" style:list-style-name="L141">
      <style:text-properties style:font-name="Calibri Light" style:font-size-asian="12pt"/>
    </style:style>
    <style:style style:name="P161" style:family="paragraph" style:parent-style-name="Text_20_body" style:list-style-name="L142">
      <style:text-properties style:font-name="Calibri Light" style:font-size-asian="12pt"/>
    </style:style>
    <style:style style:name="P162" style:family="paragraph" style:parent-style-name="Text_20_body" style:list-style-name="L143">
      <style:text-properties style:font-name="Calibri Light" style:font-size-asian="12pt"/>
    </style:style>
    <style:style style:name="P163" style:family="paragraph" style:parent-style-name="Text_20_body" style:list-style-name="L144">
      <style:text-properties style:font-name="Calibri Light" style:font-size-asian="12pt"/>
    </style:style>
    <style:style style:name="P164" style:family="paragraph" style:parent-style-name="Text_20_body" style:list-style-name="L145">
      <style:text-properties style:font-name="Calibri Light" style:font-size-asian="12pt"/>
    </style:style>
    <style:style style:name="P165" style:family="paragraph" style:parent-style-name="Text_20_body" style:list-style-name="L146">
      <style:text-properties style:font-name="Calibri Light" style:font-size-asian="12pt"/>
    </style:style>
    <style:style style:name="P166" style:family="paragraph" style:parent-style-name="Text_20_body" style:list-style-name="L147">
      <style:text-properties style:font-name="Calibri Light" style:font-size-asian="12pt"/>
    </style:style>
    <style:style style:name="P167" style:family="paragraph" style:parent-style-name="Text_20_body" style:list-style-name="L148">
      <style:text-properties style:font-name="Calibri Light" style:font-size-asian="12pt"/>
    </style:style>
    <style:style style:name="P168" style:family="paragraph" style:parent-style-name="Text_20_body" style:list-style-name="L149">
      <style:text-properties style:font-name="Calibri Light" style:font-size-asian="12pt"/>
    </style:style>
    <style:style style:name="P169" style:family="paragraph" style:parent-style-name="Text_20_body" style:list-style-name="L150">
      <style:text-properties style:font-name="Calibri Light" style:font-size-asian="12pt"/>
    </style:style>
    <style:style style:name="P170" style:family="paragraph" style:parent-style-name="Text_20_body" style:list-style-name="L151">
      <style:text-properties style:font-name="Calibri Light" style:font-size-asian="12pt"/>
    </style:style>
    <style:style style:name="P171" style:family="paragraph" style:parent-style-name="Text_20_body" style:list-style-name="L152">
      <style:text-properties style:font-name="Calibri Light" style:font-size-asian="12pt"/>
    </style:style>
    <style:style style:name="P172" style:family="paragraph" style:parent-style-name="Text_20_body" style:list-style-name="L153">
      <style:text-properties style:font-name="Calibri Light" style:font-size-asian="12pt"/>
    </style:style>
    <style:style style:name="P173" style:family="paragraph" style:parent-style-name="Text_20_body" style:list-style-name="L154">
      <style:text-properties style:font-name="Calibri Light" style:font-size-asian="12pt"/>
    </style:style>
    <style:style style:name="P174" style:family="paragraph" style:parent-style-name="Text_20_body" style:list-style-name="L155">
      <style:text-properties style:font-name="Calibri Light" style:font-size-asian="12pt"/>
    </style:style>
    <style:style style:name="P175" style:family="paragraph" style:parent-style-name="Text_20_body" style:list-style-name="L156">
      <style:text-properties style:font-name="Calibri Light" style:font-size-asian="12pt"/>
    </style:style>
    <style:style style:name="P176" style:family="paragraph" style:parent-style-name="Text_20_body" style:list-style-name="L157">
      <style:text-properties style:font-name="Calibri Light" style:font-size-asian="12pt"/>
    </style:style>
    <style:style style:name="P177" style:family="paragraph" style:parent-style-name="Text_20_body" style:list-style-name="L158">
      <style:text-properties style:font-name="Calibri Light" style:font-size-asian="12pt"/>
    </style:style>
    <style:style style:name="P178" style:family="paragraph" style:parent-style-name="Text_20_body" style:list-style-name="L159">
      <style:text-properties style:font-name="Calibri Light" style:font-size-asian="12pt"/>
    </style:style>
    <style:style style:name="P179" style:family="paragraph" style:parent-style-name="Text_20_body" style:list-style-name="L160">
      <style:text-properties style:font-name="Calibri Light" style:font-size-asian="12pt"/>
    </style:style>
    <style:style style:name="P180" style:family="paragraph" style:parent-style-name="Quotations">
      <style:text-properties style:font-name="Calibri Light" style:font-size-asian="12pt"/>
    </style:style>
    <style:style style:name="P181" style:family="paragraph" style:parent-style-name="Heading_20_1">
      <style:text-properties style:font-name="Calibri Light" fo:font-size="14pt" style:font-size-asian="14pt" style:font-size-complex="14pt"/>
    </style:style>
    <style:style style:name="P182" style:family="paragraph" style:parent-style-name="Horizontal_20_Line">
      <style:paragraph-properties fo:margin-top="0in" fo:margin-bottom="0.0972in" style:contextual-spacing="false" fo:line-height="115%"/>
      <style:text-properties style:font-name="Calibri Light" fo:font-size="12pt" style:font-size-asian="12pt" style:font-size-complex="12pt"/>
    </style:style>
    <style:style style:name="P183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style:font-size-asian="12pt" style:font-size-complex="12pt"/>
    </style:style>
    <style:style style:name="P184" style:family="paragraph" style:parent-style-name="Text_20_body" style:list-style-name="L161">
      <style:text-properties style:font-name="Calibri Light" style:font-size-asian="12pt"/>
    </style:style>
    <style:style style:name="P185" style:family="paragraph" style:parent-style-name="Text_20_body" style:list-style-name="L162">
      <style:text-properties style:font-name="Calibri Light" style:font-size-asian="12pt"/>
    </style:style>
    <style:style style:name="P186" style:family="paragraph" style:parent-style-name="Text_20_body" style:list-style-name="L163">
      <style:text-properties style:font-name="Calibri Light" style:font-size-asian="12pt"/>
    </style:style>
    <style:style style:name="P187" style:family="paragraph" style:parent-style-name="Text_20_body" style:list-style-name="L164">
      <style:text-properties style:font-name="Calibri Light" style:font-size-asian="12pt"/>
    </style:style>
    <style:style style:name="P188" style:family="paragraph" style:parent-style-name="Text_20_body" style:list-style-name="L165">
      <style:text-properties style:font-name="Calibri Light" style:font-size-asian="12pt"/>
    </style:style>
    <style:style style:name="P189" style:family="paragraph" style:parent-style-name="Text_20_body">
      <style:text-properties style:font-name="Calibri Light" fo:font-size="12pt" style:font-size-asian="12pt" style:font-size-complex="12pt"/>
    </style:style>
    <style:style style:name="P190" style:family="paragraph" style:parent-style-name="Table_20_Heading">
      <style:paragraph-properties fo:text-align="center" style:justify-single-word="false"/>
    </style:style>
    <style:style style:name="P191" style:family="paragraph" style:parent-style-name="Table_20_Heading">
      <style:paragraph-properties fo:text-align="start" style:justify-single-word="false"/>
    </style:style>
    <style:style style:name="P192" style:family="paragraph" style:parent-style-name="Table_20_Contents">
      <style:paragraph-properties fo:text-align="center" style:justify-single-word="false"/>
    </style:style>
    <style:style style:name="P193" style:family="paragraph" style:parent-style-name="Table_20_Contents">
      <style:paragraph-properties fo:text-align="start" style:justify-single-word="false"/>
    </style:style>
    <style:style style:name="P194" style:family="paragraph" style:parent-style-name="Text_20_body" style:list-style-name="L166">
      <style:text-properties style:font-name="Calibri Light" style:font-size-asian="12pt"/>
    </style:style>
    <style:style style:name="P195" style:family="paragraph" style:parent-style-name="Text_20_body" style:list-style-name="L167">
      <style:text-properties style:font-name="Calibri Light" style:font-size-asian="12pt"/>
    </style:style>
    <style:style style:name="P196" style:family="paragraph" style:parent-style-name="Text_20_body" style:list-style-name="L168">
      <style:text-properties style:font-name="Calibri Light" style:font-size-asian="12pt"/>
    </style:style>
    <style:style style:name="P197" style:family="paragraph" style:parent-style-name="Text_20_body" style:list-style-name="L169">
      <style:text-properties style:font-name="Calibri Light" style:font-size-asian="12pt"/>
    </style:style>
    <style:style style:name="P198" style:family="paragraph" style:parent-style-name="Quotations">
      <style:paragraph-properties fo:margin-top="0in" fo:margin-bottom="0.0972in" style:contextual-spacing="false" fo:line-height="115%"/>
      <style:text-properties style:font-name="Calibri Light" style:font-size-asian="12pt"/>
    </style:style>
    <style:style style:name="P199" style:family="paragraph" style:parent-style-name="Heading_20_1">
      <style:text-properties style:font-name="Calibri Light" fo:font-size="14pt" officeooo:paragraph-rsid="00201259" style:font-size-asian="14pt" style:font-size-complex="14pt"/>
    </style:style>
    <style:style style:name="P200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officeooo:paragraph-rsid="00201259" style:font-size-asian="12pt" style:font-size-complex="12pt"/>
    </style:style>
    <style:style style:name="P201" style:family="paragraph" style:parent-style-name="Text_20_body" style:list-style-name="L162">
      <style:text-properties style:font-name="Calibri Light" officeooo:paragraph-rsid="00201259" style:font-size-asian="12pt"/>
    </style:style>
    <style:style style:name="P202" style:family="paragraph" style:parent-style-name="Text_20_body">
      <style:paragraph-properties fo:margin-top="0in" fo:margin-bottom="0.0972in" style:contextual-spacing="false" fo:line-height="115%"/>
      <style:text-properties style:font-name="Calibri Light" fo:font-size="12pt" style:font-size-asian="12pt" style:font-size-complex="12pt"/>
    </style:style>
    <style:style style:name="P203" style:family="paragraph" style:parent-style-name="Text_20_body" style:list-style-name="L170">
      <style:text-properties style:font-name="Calibri Light" style:font-size-asian="12pt"/>
    </style:style>
    <style:style style:name="P204" style:family="paragraph" style:parent-style-name="Text_20_body" style:list-style-name="L171">
      <style:text-properties style:font-name="Calibri Light" style:font-size-asian="12pt"/>
    </style:style>
    <style:style style:name="P205" style:family="paragraph" style:parent-style-name="Text_20_body" style:list-style-name="L172">
      <style:text-properties style:font-name="Calibri Light" style:font-size-asian="12pt"/>
    </style:style>
    <style:style style:name="P206" style:family="paragraph" style:parent-style-name="Text_20_body" style:list-style-name="L173">
      <style:text-properties style:font-name="Calibri Light" style:font-size-asian="12pt"/>
    </style:style>
    <style:style style:name="P207" style:family="paragraph" style:parent-style-name="Text_20_body" style:list-style-name="L174">
      <style:text-properties style:font-name="Calibri Light" style:font-size-asian="12pt"/>
    </style:style>
    <style:style style:name="P208" style:family="paragraph" style:parent-style-name="Text_20_body" style:list-style-name="L175">
      <style:text-properties style:font-name="Calibri Light" style:font-size-asian="12pt"/>
    </style:style>
    <style:style style:name="P209" style:family="paragraph" style:parent-style-name="Text_20_body" style:list-style-name="L176">
      <style:text-properties style:font-name="Calibri Light" style:font-size-asian="12pt"/>
    </style:style>
    <style:style style:name="P210" style:family="paragraph" style:parent-style-name="Text_20_body" style:list-style-name="L177">
      <style:text-properties style:font-name="Calibri Light" style:font-size-asian="12pt"/>
    </style:style>
    <style:style style:name="P211" style:family="paragraph" style:parent-style-name="Text_20_body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P212" style:family="paragraph" style:parent-style-name="Text_20_body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13" style:family="paragraph" style:parent-style-name="Text_20_body" style:list-style-name="L178">
      <style:text-properties style:font-name="Calibri Light" style:font-size-asian="12pt"/>
    </style:style>
    <style:style style:name="P214" style:family="paragraph" style:parent-style-name="Text_20_body" style:list-style-name="L179">
      <style:text-properties style:font-name="Calibri Light" style:font-size-asian="12pt"/>
    </style:style>
    <style:style style:name="P215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16" style:family="paragraph" style:parent-style-name="Text_20_body" style:list-style-name="L180">
      <style:text-properties style:font-name="Calibri Light" style:font-size-asian="12pt"/>
    </style:style>
    <style:style style:name="P217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P218" style:family="paragraph" style:parent-style-name="Heading_20_2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P219" style:family="paragraph" style:parent-style-name="Text_20_body" style:list-style-name="L181">
      <style:text-properties style:font-name="Calibri Light" style:font-size-asian="12pt"/>
    </style:style>
    <style:style style:name="P220" style:family="paragraph" style:parent-style-name="Horizontal_20_Line">
      <style:paragraph-properties fo:margin-top="0in" fo:margin-bottom="0.0972in" style:contextual-spacing="false" fo:line-height="115%"/>
      <style:text-properties style:font-name="Calibri Light" fo:font-size="12pt" officeooo:paragraph-rsid="0029f2f9" style:font-size-asian="12pt" style:font-size-complex="12pt"/>
    </style:style>
    <style:style style:name="P221" style:family="paragraph" style:parent-style-name="Heading_20_2">
      <style:paragraph-properties fo:margin-top="0in" fo:margin-bottom="0.0972in" style:contextual-spacing="false" fo:line-height="115%"/>
      <style:text-properties style:font-name="Calibri Light" fo:font-size="12pt" officeooo:paragraph-rsid="0029f2f9" style:font-size-asian="12pt" style:font-size-complex="12pt"/>
    </style:style>
    <style:style style:name="P222" style:family="paragraph" style:parent-style-name="Text_20_body">
      <style:text-properties style:font-name="Calibri Light" officeooo:paragraph-rsid="0029f2f9" style:font-size-asian="12pt"/>
    </style:style>
    <style:style style:name="P223" style:family="paragraph" style:parent-style-name="Heading_20_3">
      <style:paragraph-properties fo:margin-top="0in" fo:margin-bottom="0.0972in" style:contextual-spacing="false" fo:line-height="115%"/>
      <style:text-properties style:font-name="Calibri Light" fo:font-size="12pt" style:font-size-asian="12pt" style:font-size-complex="12pt"/>
    </style:style>
    <style:style style:name="P224" style:family="paragraph" style:parent-style-name="Text_20_body" style:list-style-name="L182">
      <style:text-properties style:font-name="Calibri Light" style:font-size-asian="12pt"/>
    </style:style>
    <style:style style:name="P225" style:family="paragraph" style:parent-style-name="Text_20_body" style:list-style-name="L183">
      <style:text-properties style:font-name="Calibri Light" style:font-size-asian="12pt"/>
    </style:style>
    <style:style style:name="P226" style:family="paragraph" style:parent-style-name="Text_20_body" style:list-style-name="L184">
      <style:text-properties style:font-name="Calibri Light" style:font-size-asian="12pt"/>
    </style:style>
    <style:style style:name="P227" style:family="paragraph" style:parent-style-name="Text_20_body" style:list-style-name="L185">
      <style:text-properties style:font-name="Calibri Light" style:font-size-asian="12pt"/>
    </style:style>
    <style:style style:name="P228" style:family="paragraph" style:parent-style-name="Text_20_body" style:list-style-name="L186">
      <style:text-properties style:font-name="Calibri Light" style:font-size-asian="12pt"/>
    </style:style>
    <style:style style:name="P229" style:family="paragraph" style:parent-style-name="Text_20_body" style:list-style-name="L187">
      <style:text-properties style:font-name="Calibri Light" style:font-size-asian="12pt"/>
    </style:style>
    <style:style style:name="P230" style:family="paragraph" style:parent-style-name="Text_20_body" style:list-style-name="L188">
      <style:text-properties style:font-name="Calibri Light" style:font-size-asian="12pt"/>
    </style:style>
    <style:style style:name="P231" style:family="paragraph" style:parent-style-name="Text_20_body" style:list-style-name="L189">
      <style:text-properties style:font-name="Calibri Light" style:font-size-asian="12pt"/>
    </style:style>
    <style:style style:name="P232" style:family="paragraph" style:parent-style-name="Text_20_body" style:list-style-name="L190">
      <style:text-properties style:font-name="Calibri Light" style:font-size-asian="12pt"/>
    </style:style>
    <style:style style:name="P233" style:family="paragraph" style:parent-style-name="Text_20_body" style:list-style-name="L191">
      <style:text-properties style:font-name="Calibri Light" style:font-size-asian="12pt"/>
    </style:style>
    <style:style style:name="P234" style:family="paragraph" style:parent-style-name="Text_20_body" style:list-style-name="L192">
      <style:text-properties style:font-name="Calibri Light" style:font-size-asian="12pt"/>
    </style:style>
    <style:style style:name="P235" style:family="paragraph" style:parent-style-name="Text_20_body" style:list-style-name="L193">
      <style:text-properties style:font-name="Calibri Light" style:font-size-asian="12pt"/>
    </style:style>
    <style:style style:name="P236" style:family="paragraph" style:parent-style-name="Text_20_body" style:list-style-name="L194">
      <style:text-properties style:font-name="Calibri Light" style:font-size-asian="12pt"/>
    </style:style>
    <style:style style:name="P237" style:family="paragraph" style:parent-style-name="Text_20_body" style:list-style-name="L195">
      <style:text-properties style:font-name="Calibri Light" style:font-size-asian="12pt"/>
    </style:style>
    <style:style style:name="P238" style:family="paragraph" style:parent-style-name="Heading_20_2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39" style:family="paragraph" style:parent-style-name="Heading_20_3">
      <style:paragraph-properties fo:margin-top="0in" fo:margin-bottom="0.0972in" style:contextual-spacing="false" fo:line-height="115%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40" style:family="paragraph" style:parent-style-name="Text_20_body" style:list-style-name="L196">
      <style:text-properties style:font-name="Calibri Light" style:font-size-asian="12pt"/>
    </style:style>
    <style:style style:name="T1" style:family="text">
      <style:text-properties officeooo:rsid="001d1400"/>
    </style:style>
    <style:style style:name="T2" style:family="text">
      <style:text-properties officeooo:rsid="001c1d8a"/>
    </style:style>
    <style:style style:name="T3" style:family="text">
      <style:text-properties fo:font-size="88pt" officeooo:rsid="002539c4" style:font-size-asian="88pt" style:font-size-complex="88pt"/>
    </style:style>
    <style:style style:name="T4" style:family="text">
      <style:text-properties style:font-name="Calibri Light" fo:font-size="12pt" style:font-size-asian="12pt" style:font-size-complex="12pt"/>
    </style:style>
    <style:style style:name="T5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c9211e" loext:opacity="100%" fo:font-style="italic" fo:font-weight="normal" officeooo:rsid="001dbde2" style:font-style-asian="italic" style:font-weight-asian="normal" style:font-style-complex="italic" style:font-weight-complex="normal"/>
    </style:style>
    <style:style style:name="T7" style:family="text">
      <style:text-properties officeooo:rsid="001dbde2"/>
    </style:style>
    <style:style style:name="T8" style:family="text">
      <style:text-properties officeooo:rsid="001e4012"/>
    </style:style>
    <style:style style:name="T9" style:family="text">
      <style:text-properties officeooo:rsid="00201259"/>
    </style:style>
    <style:style style:name="T10" style:family="text">
      <style:text-properties officeooo:rsid="00234ebd"/>
    </style:style>
    <style:style style:name="T11" style:family="text">
      <style:text-properties officeooo:rsid="0029f2f9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2386e7"/>
    </style:style>
    <style:style style:name="T14" style:family="text">
      <style:text-properties style:font-name="Calibri Light" style:font-size-asian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alibri Light" fo:font-size="12pt" style:font-size-asian="10.5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2" text:outline-level="1"><text:span text:style-name="T1">III</text:span> DAILY LOG<text:span text:style-name="T2">S</text:span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Strong_20_Emphasis"><text:span text:style-name="T3">APRIL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April 7, 2025</text:h>
      <text:p text:style-name="P6"/>
      <text:h text:style-name="P7" text:outline-level="2">SYSTEM METRICS:</text:h>
      <text:list text:style-name="L1">
        <text:list-item>
          <text:p text:style-name="P8"><text:span text:style-name="Strong_20_Emphasis"><text:span text:style-name="T4">Wakeup Time:</text:span></text:span><text:span text:style-name="T4"> [Not recorded]</text:span></text:p>
        </text:list-item>
        <text:list-item>
          <text:p text:style-name="P8"><text:span text:style-name="Strong_20_Emphasis"><text:span text:style-name="T4">Morning Body Weight:</text:span></text:span><text:span text:style-name="T4"> [Not recorded]</text:span></text:p>
        </text:list-item>
        <text:list-item>
          <text:p text:style-name="P8"><text:span text:style-name="Strong_20_Emphasis"><text:span text:style-name="T4">Total Sleep:</text:span></text:span><text:span text:style-name="T4"> [Not recorded]</text:span></text:p>
        </text:list-item>
        <text:list-item>
          <text:p text:style-name="P8"><text:span text:style-name="Strong_20_Emphasis"><text:span text:style-name="T4">Sleep Quality:</text:span></text:span><text:span text:style-name="T4"> [Not recorded]</text:span></text:p>
        </text:list-item>
        <text:list-item>
          <text:p text:style-name="P8"><text:span text:style-name="Strong_20_Emphasis"><text:span text:style-name="T4">Mood:</text:span></text:span><text:span text:style-name="T4"> [Not recorded]</text:span></text:p>
        </text:list-item>
        <text:list-item>
          <text:p text:style-name="P8"><text:span text:style-name="Strong_20_Emphasis"><text:span text:style-name="T4">Energy:</text:span></text:span><text:span text:style-name="T4"> [Not recorded]</text:span></text:p>
        </text:list-item>
        <text:list-item>
          <text:p text:style-name="P8"><text:span text:style-name="Strong_20_Emphasis"><text:span text:style-name="T4">Immediate Thoughts:</text:span></text:span><text:span text:style-name="T4"> [Not recorded]</text:span></text:p>
        </text:list-item>
        <text:list-item>
          <text:p text:style-name="P8"><text:span text:style-name="Strong_20_Emphasis"><text:span text:style-name="T4">Emotional Sovereignty:</text:span></text:span><text:span text:style-name="T4"> [Maintained - Trained in solitude]</text:span></text:p>
        </text:list-item>
      </text:list>
      <text:p text:style-name="P9"/>
      <text:h text:style-name="P7" text:outline-level="2">BREATHWORK &amp; PHYSICAL METRICS:</text:h>
      <text:list text:style-name="L2">
        <text:list-item>
          <text:p text:style-name="P10"><text:span text:style-name="Strong_20_Emphasis"><text:span text:style-name="T4">CO₂ Hold:</text:span></text:span><text:span text:style-name="T4"> [Not recorded]</text:span></text:p>
        </text:list-item>
        <text:list-item>
          <text:p text:style-name="P10"><text:span text:style-name="Strong_20_Emphasis"><text:span text:style-name="T4">Max Expiratory Pressure:</text:span></text:span><text:span text:style-name="T4"> [Not recorded]</text:span></text:p>
        </text:list-item>
        <text:list-item>
          <text:p text:style-name="P10"><text:span text:style-name="Strong_20_Emphasis"><text:span text:style-name="T4">Max Inspiratory Pressure:</text:span></text:span><text:span text:style-name="T4"> [Not recorded]</text:span></text:p>
        </text:list-item>
        <text:list-item>
          <text:p text:style-name="P10"><text:span text:style-name="Strong_20_Emphasis"><text:span text:style-name="T4">Accessible Lung Capacity:</text:span></text:span><text:span text:style-name="T4"> [Not recorded]</text:span></text:p>
        </text:list-item>
        <text:list-item>
          <text:p text:style-name="P10"><text:span text:style-name="Strong_20_Emphasis"><text:span text:style-name="T4">Tactical Breathwork Protocol:</text:span></text:span><text:span text:style-name="T4"> Box Breathing (3-2-6-2 cadence), sustained nasal breathing</text:span></text:p>
        </text:list-item>
      </text:list>
      <text:p text:style-name="P6"/>
      <text:h text:style-name="P7" text:outline-level="2">TRAINING EXECUTION:</text:h>
      <text:list text:style-name="L3">
        <text:list-item>
          <text:p text:style-name="P11"><text:span text:style-name="Strong_20_Emphasis"><text:span text:style-name="T4">Training Session Type:</text:span></text:span><text:span text:style-name="T4"> Indoor Engine Flow + High Volume Bagwork</text:span></text:p>
        </text:list-item>
        <text:list-item>
          <text:p text:style-name="P11"><text:span text:style-name="Strong_20_Emphasis"><text:span text:style-name="T4">Session Notes:</text:span></text:span></text:p>
          <text:list>
            <text:list-item>
              <text:p text:style-name="P12">Engine Rain Flow: 57 min total</text:p>
            </text:list-item>
            <text:list-item>
              <text:p text:style-name="P12">12 rounds (3 min work / 1 min rest)</text:p>
            </text:list-item>
            <text:list-item>
              <text:p text:style-name="P12">Bounce footwork, jumping jacks, 10-10-10 circuit</text:p>
            </text:list-item>
            <text:list-item>
              <text:p text:style-name="P12">Full-body mobility (Rounds 3-6)</text:p>
            </text:list-item>
            <text:list-item>
              <text:p text:style-name="P11"><text:span text:style-name="T4">Bag rounds (Rounds 6-10): </text:span><text:span text:style-name="Strong_20_Emphasis"><text:span text:style-name="T4">Total Strikes: 488</text:span></text:span></text:p>
            </text:list-item>
            <text:list-item>
              <text:p text:style-name="P12">Shadow flow rounds (Rounds 11-12)</text:p>
            </text:list-item>
            <text:list-item>
              <text:p text:style-name="P12">Strike Breakdown:</text:p>
              <text:list>
                <text:list-item>
                  <text:p text:style-name="P12">Round 6: 87 strikes</text:p>
                </text:list-item>
                <text:list-item>
                  <text:p text:style-name="P12"><text:soft-page-break/>Round 7: 66 strikes</text:p>
                </text:list-item>
                <text:list-item>
                  <text:p text:style-name="P12">Round 8: 75 strikes</text:p>
                </text:list-item>
                <text:list-item>
                  <text:p text:style-name="P12">Round 9: 93 strikes</text:p>
                </text:list-item>
                <text:list-item>
                  <text:p text:style-name="P12">Round 10: 75 strikes</text:p>
                </text:list-item>
                <text:list-item>
                  <text:p text:style-name="P12">Round 11: 92 strikes</text:p>
                </text:list-item>
              </text:list>
            </text:list-item>
          </text:list>
        </text:list-item>
        <text:list-item>
          <text:p text:style-name="P11"><text:span text:style-name="Strong_20_Emphasis"><text:span text:style-name="T4">Mobility Work:</text:span></text:span></text:p>
          <text:list>
            <text:list-item>
              <text:p text:style-name="P12">Frog stretch, thoracic rolls, scap slides, elephant walks</text:p>
            </text:list-item>
            <text:list-item>
              <text:p text:style-name="P12">Face pulls, neck glides</text:p>
            </text:list-item>
          </text:list>
        </text:list-item>
        <text:list-item>
          <text:p text:style-name="P11"><text:span text:style-name="Strong_20_Emphasis"><text:span text:style-name="T4">Technical Insights:</text:span></text:span></text:p>
          <text:list>
            <text:list-item>
              <text:p text:style-name="P12">Mouthguard used throughout</text:p>
            </text:list-item>
            <text:list-item>
              <text:p text:style-name="P12">Filmed via OBS (MKV format)</text:p>
            </text:list-item>
            <text:list-item>
              <text:p text:style-name="P12">Southpaw round included, superman punch tested</text:p>
            </text:list-item>
            <text:list-item>
              <text:p text:style-name="P12">Angles, double taps, rhythm shifts present</text:p>
            </text:list-item>
            <text:list-item>
              <text:p text:style-name="P12">Defenses: parries, checks, punch blocks, clinch entries</text:p>
            </text:list-item>
            <text:list-item>
              <text:p text:style-name="P12">Style inspirations: Tawanchai, Saenchai, Rodtang, Varga</text:p>
            </text:list-item>
            <text:list-item>
              <text:p text:style-name="P12">Buff layering increased in final rounds</text:p>
            </text:list-item>
          </text:list>
        </text:list-item>
      </text:list>
      <text:p text:style-name="P6"/>
      <text:h text:style-name="P7" text:outline-level="2">NUTRITION &amp; HYDRATION:</text:h>
      <text:list text:style-name="L4">
        <text:list-item>
          <text:p text:style-name="P13"><text:span text:style-name="Strong_20_Emphasis"><text:span text:style-name="T4">Total Hydration:</text:span></text:span><text:span text:style-name="T4"> ~140 oz water + IV</text:span></text:p>
        </text:list-item>
        <text:list-item>
          <text:p text:style-name="P13"><text:span text:style-name="Strong_20_Emphasis"><text:span text:style-name="T4">Meals/Fueling:</text:span></text:span></text:p>
          <text:list>
            <text:list-item>
              <text:p text:style-name="P14">Slapple oats (AM)</text:p>
            </text:list-item>
            <text:list-item>
              <text:p text:style-name="P14">Recovery taco (~55g protein)</text:p>
            </text:list-item>
            <text:list-item>
              <text:p text:style-name="P14">Strawberry Liquid I.V. Smoothie (7 oz strawberries, almond milk, 1 IV packet)</text:p>
            </text:list-item>
          </text:list>
        </text:list-item>
        <text:list-item>
          <text:p text:style-name="P13"><text:span text:style-name="Strong_20_Emphasis"><text:span text:style-name="T4">Supplement Stack:</text:span></text:span><text:span text:style-name="T4"> Full AM and PM stack</text:span></text:p>
        </text:list-item>
      </text:list>
      <text:p text:style-name="P6"/>
      <text:h text:style-name="P7" text:outline-level="2">BUFFS TRIGGERED:</text:h>
      <text:list text:style-name="L5">
        <text:list-item>
          <text:p text:style-name="P15">Resilient Engine (Volume)</text:p>
        </text:list-item>
        <text:list-item>
          <text:p text:style-name="P15">Combo Architect (Round structuring + chaining)</text:p>
        </text:list-item>
        <text:list-item>
          <text:p text:style-name="P15">Freestyle Rhythm (Shadow flow rounds)</text:p>
        </text:list-item>
        <text:list-item>
          <text:p text:style-name="P15">Liquid Core (Hydration + nasal breath)</text:p>
        </text:list-item>
        <text:list-item>
          <text:p text:style-name="P15">Phasebreaker (488 strikes in one session)</text:p>
        </text:list-item>
      </text:list>
      <text:p text:style-name="P6"><text:soft-page-break/></text:p>
      <text:h text:style-name="P7" text:outline-level="2">XP AWARDS:</text:h>
      <text:list text:style-name="L6">
        <text:list-item>
          <text:p text:style-name="P16">Hydration Sovereignty: +5 XP (implied)</text:p>
        </text:list-item>
        <text:list-item>
          <text:p text:style-name="P16">Tactical Breathwork: +5 XP (box breathing + nasal flow implied)</text:p>
        </text:list-item>
        <text:list-item>
          <text:p text:style-name="P16">Heavy Bag Sovereign Session: +15 XP</text:p>
        </text:list-item>
        <text:list-item>
          <text:p text:style-name="P16">Full Mobility Forge: +5 XP</text:p>
        </text:list-item>
        <text:list-item>
          <text:p text:style-name="P16">Emotional Sovereignty: +5 XP</text:p>
        </text:list-item>
        <text:list-item>
          <text:p text:style-name="P16">Sleep Optimization: [Not recorded]</text:p>
        </text:list-item>
        <text:list-item>
          <text:p text:style-name="P16">Breath Metrics Logged: [Not recorded]</text:p>
        </text:list-item>
        <text:list-item>
          <text:p text:style-name="P17"><text:span text:style-name="Strong_20_Emphasis"><text:span text:style-name="T4">TOTAL XP GAINED:</text:span></text:span><text:span text:style-name="T4"> +40 XP</text:span></text:p>
        </text:list-item>
      </text:list>
      <text:p text:style-name="P6"/>
      <text:h text:style-name="P18" text:outline-level="1">SYSTEM NOTES:</text:h>
      <text:list text:style-name="L7">
        <text:list-item>
          <text:p text:style-name="P19">Trained in solitude, managed fatigue while maintaining high output</text:p>
        </text:list-item>
        <text:list-item>
          <text:p text:style-name="P19">Confirmed parasympathetic reset post-session</text:p>
        </text:list-item>
        <text:list-item>
          <text:p text:style-name="P19">High adaptability across rounds with technical layering and style inspiration integration</text:p>
        </text:list-item>
      </text:list>
      <text:p text:style-name="P6"/>
      <text:h text:style-name="P7" text:outline-level="2">✍️ SIGN-OFF:</text:h>
      <text:p text:style-name="P20"><text:span text:style-name="Strong_20_Emphasis"><text:span text:style-name="T4">Logged by:</text:span></text:span><text:span text:style-name="T4"> Patternborn Sovereign<text:line-break/></text:span><text:span text:style-name="Strong_20_Emphasis"><text:span text:style-name="T4">Time Logged:</text:span></text:span><text:span text:style-name="T4"> [Manual entry not recorded]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8, 2025</text:h>
      <text:p text:style-name="P22"/>
      <text:h text:style-name="P23" text:outline-level="2">SYSTEM METRICS:</text:h>
      <text:list text:style-name="L8">
        <text:list-item>
          <text:p text:style-name="P24"><text:span text:style-name="Strong_20_Emphasis">Wakeup Time:</text:span> [Not recorded]</text:p>
        </text:list-item>
        <text:list-item>
          <text:p text:style-name="P24"><text:span text:style-name="Strong_20_Emphasis">Morning Body Weight:</text:span> [Not recorded]</text:p>
        </text:list-item>
        <text:list-item>
          <text:p text:style-name="P24"><text:span text:style-name="Strong_20_Emphasis">Total Sleep:</text:span> [Recovery nap recorded]</text:p>
        </text:list-item>
        <text:list-item>
          <text:p text:style-name="P24"><text:span text:style-name="Strong_20_Emphasis">Sleep Quality:</text:span> [Not recorded]</text:p>
        </text:list-item>
        <text:list-item>
          <text:p text:style-name="P24"><text:span text:style-name="Strong_20_Emphasis">Mood:</text:span> [Not recorded]</text:p>
        </text:list-item>
        <text:list-item>
          <text:p text:style-name="P24"><text:span text:style-name="Strong_20_Emphasis">Energy:</text:span> [Not recorded]</text:p>
        </text:list-item>
        <text:list-item>
          <text:p text:style-name="P24"><text:span text:style-name="Strong_20_Emphasis">Immediate Thoughts:</text:span> [Post-run fatigue noted]</text:p>
        </text:list-item>
        <text:list-item>
          <text:p text:style-name="P24"><text:span text:style-name="Strong_20_Emphasis">Emotional Sovereignty:</text:span> [Maintained]</text:p>
        </text:list-item>
      </text:list>
      <text:p text:style-name="P22"/>
      <text:h text:style-name="P23" text:outline-level="2">BREATHWORK &amp; PHYSICAL METRICS:</text:h>
      <text:list text:style-name="L9">
        <text:list-item>
          <text:p text:style-name="P25"><text:span text:style-name="Strong_20_Emphasis">CO₂ Hold:</text:span> [Not recorded]</text:p>
        </text:list-item>
        <text:list-item>
          <text:p text:style-name="P25"><text:span text:style-name="Strong_20_Emphasis">Max Expiratory Pressure:</text:span> [Not recorded]</text:p>
        </text:list-item>
        <text:list-item>
          <text:p text:style-name="P25"><text:span text:style-name="Strong_20_Emphasis">Max Inspiratory Pressure:</text:span> [Not recorded]</text:p>
        </text:list-item>
        <text:list-item>
          <text:p text:style-name="P25"><text:span text:style-name="Strong_20_Emphasis">Accessible Lung Capacity:</text:span> [Not recorded]</text:p>
        </text:list-item>
        <text:list-item>
          <text:p text:style-name="P25"><text:span text:style-name="Strong_20_Emphasis">Tactical Breathwork Protocol:</text:span> Nasal breathing throughout majority of run; mouth breathing only on exhales near end</text:p>
        </text:list-item>
      </text:list>
      <text:p text:style-name="P22"/>
      <text:h text:style-name="P23" text:outline-level="2">TRAINING EXECUTION:</text:h>
      <text:list text:style-name="L10">
        <text:list-item>
          <text:p text:style-name="P26"><text:span text:style-name="Strong_20_Emphasis">Training Session Type:</text:span> Outdoor Tempo Run + System Recovery</text:p>
        </text:list-item>
        <text:list-item>
          <text:p text:style-name="P26"><text:span text:style-name="Strong_20_Emphasis">Session Notes:</text:span></text:p>
          <text:list>
            <text:list-item>
              <text:p text:style-name="P26">Distance: 5.09 km</text:p>
            </text:list-item>
            <text:list-item>
              <text:p text:style-name="P26">Duration: 45:26</text:p>
            </text:list-item>
            <text:list-item>
              <text:p text:style-name="P26">Weather: 39°F (felt like 22°F with wind chill)</text:p>
            </text:list-item>
            <text:list-item>
              <text:p text:style-name="P26">Average HR: 144 bpm</text:p>
            </text:list-item>
            <text:list-item>
              <text:p text:style-name="P26">Max HR: 183 bpm</text:p>
            </text:list-item>
            <text:list-item>
              <text:p text:style-name="P26">Heart Rate Zones:</text:p>
              <text:list>
                <text:list-item>
                  <text:p text:style-name="P26">Zone 5: 3:54</text:p>
                </text:list-item>
                <text:list-item>
                  <text:p text:style-name="P26"><text:soft-page-break/>Zone 4: 14:20</text:p>
                </text:list-item>
                <text:list-item>
                  <text:p text:style-name="P26">Zone 3: 12:36</text:p>
                </text:list-item>
                <text:list-item>
                  <text:p text:style-name="P26">Zone 2: 10:53</text:p>
                </text:list-item>
              </text:list>
            </text:list-item>
          </text:list>
        </text:list-item>
        <text:list-item>
          <text:p text:style-name="P26"><text:span text:style-name="Strong_20_Emphasis">Mobility Work:</text:span></text:p>
          <text:list>
            <text:list-item>
              <text:p text:style-name="P26">Pre-run mobility primer: Neck, scapula, hips, thoracic</text:p>
            </text:list-item>
            <text:list-item>
              <text:p text:style-name="P26">Post-run recovery: Warm shower, layering, deep heat recovery</text:p>
            </text:list-item>
            <text:list-item>
              <text:p text:style-name="P26">Mobility stretches: Frog stretch, thoracic rolls, posture decompression</text:p>
            </text:list-item>
          </text:list>
        </text:list-item>
        <text:list-item>
          <text:p text:style-name="P26"><text:span text:style-name="Strong_20_Emphasis">Technical Insights:</text:span></text:p>
          <text:list>
            <text:list-item>
              <text:p text:style-name="P26">Nasal breathing emphasized; delayed HR recovery noted (sign of adaptation phase)</text:p>
            </text:list-item>
            <text:list-item>
              <text:p text:style-name="P26">Parasympathetic dominance restored by evening</text:p>
            </text:list-item>
          </text:list>
        </text:list-item>
      </text:list>
      <text:p text:style-name="P22"/>
      <text:h text:style-name="P23" text:outline-level="2">NUTRITION &amp; HYDRATION:</text:h>
      <text:list text:style-name="L11">
        <text:list-item>
          <text:p text:style-name="P27"><text:span text:style-name="Strong_20_Emphasis">Total Hydration:</text:span> ~135+ oz</text:p>
        </text:list-item>
        <text:list-item>
          <text:p text:style-name="P27"><text:span text:style-name="Strong_20_Emphasis">Meals/Fueling:</text:span></text:p>
          <text:list>
            <text:list-item>
              <text:p text:style-name="P27">Cinnamon Slapple Oats (AM)</text:p>
            </text:list-item>
            <text:list-item>
              <text:p text:style-name="P27">Pre-run fueling: Toast with peanut butter + honey, Core Power 42g shake</text:p>
            </text:list-item>
            <text:list-item>
              <text:p text:style-name="P27">Post-run refuel: Liquid I.V. Smoothie (cherry juice, strawberries, almond milk)</text:p>
            </text:list-item>
            <text:list-item>
              <text:p text:style-name="P27">Main meal: Large cantina bowl (~10 oz chicken, basmati rice, veggies, sour cream)</text:p>
            </text:list-item>
            <text:list-item>
              <text:p text:style-name="P27">Doritos for post-run salt craving</text:p>
            </text:list-item>
          </text:list>
        </text:list-item>
        <text:list-item>
          <text:p text:style-name="P27"><text:span text:style-name="Strong_20_Emphasis">Supplement Stack:</text:span></text:p>
          <text:list>
            <text:list-item>
              <text:p text:style-name="P27">Full AM stack taken</text:p>
            </text:list-item>
            <text:list-item>
              <text:p text:style-name="P27">PM: Magnesium + L-Theanine</text:p>
            </text:list-item>
            <text:list-item>
              <text:p text:style-name="P27">Cordyceps and Beta-Alanine active on cycle</text:p>
            </text:list-item>
          </text:list>
        </text:list-item>
      </text:list>
      <text:p text:style-name="P22"/>
      <text:h text:style-name="P23" text:outline-level="2">BUFFS TRIGGERED:</text:h>
      <text:list text:style-name="L12">
        <text:list-item>
          <text:p text:style-name="P28">Liquid Core (hydration + IV smoothie)</text:p>
        </text:list-item>
        <text:list-item>
          <text:p text:style-name="P28">Steady Recovery (nap + food + parasympathetic sync)</text:p>
        </text:list-item>
      </text:list>
      <text:p text:style-name="P22"/>
      <text:h text:style-name="P23" text:outline-level="2">XP AWARDS:</text:h>
      <text:list text:style-name="L13">
        <text:list-item>
          <text:p text:style-name="P29">Hydration Sovereignty: +5 XP</text:p>
        </text:list-item>
        <text:list-item>
          <text:p text:style-name="P29"><text:soft-page-break/>Tactical Breathwork: +5 XP (nasal dominant run)</text:p>
        </text:list-item>
        <text:list-item>
          <text:p text:style-name="P29">Training Execution: +5 XP</text:p>
        </text:list-item>
        <text:list-item>
          <text:p text:style-name="P29">Recovery Ritual: +5 XP</text:p>
        </text:list-item>
        <text:list-item>
          <text:p text:style-name="P29"><text:span text:style-name="Strong_20_Emphasis">TOTAL XP GAINED:</text:span> +20 XP</text:p>
        </text:list-item>
      </text:list>
      <text:p text:style-name="P22"/>
      <text:h text:style-name="P30" text:outline-level="1">SYSTEM NOTES:</text:h>
      <text:list text:style-name="L14">
        <text:list-item>
          <text:p text:style-name="P31">Shortness of breath post-run, DOMS onset by evening</text:p>
        </text:list-item>
        <text:list-item>
          <text:p text:style-name="P31">Fatigue noted across glutes, thighs, lower back, shoulder, and forearm</text:p>
        </text:list-item>
        <text:list-item>
          <text:p text:style-name="P31">No bag rounds completed due to strategic fatigue management</text:p>
        </text:list-item>
        <text:list-item>
          <text:p text:style-name="P31">Smooth parasympathetic reset confirmed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9, 2025</text:h>
      <text:p text:style-name="P22"/>
      <text:h text:style-name="P23" text:outline-level="2">SYSTEM METRICS:</text:h>
      <text:list text:style-name="L15">
        <text:list-item>
          <text:p text:style-name="P33"><text:span text:style-name="Strong_20_Emphasis">Wakeup Time:</text:span> [Not recorded]</text:p>
        </text:list-item>
        <text:list-item>
          <text:p text:style-name="P33"><text:span text:style-name="Strong_20_Emphasis">Morning Body Weight:</text:span> [Not recorded]</text:p>
        </text:list-item>
        <text:list-item>
          <text:p text:style-name="P33"><text:span text:style-name="Strong_20_Emphasis">Total Sleep:</text:span> ~7 hours</text:p>
        </text:list-item>
        <text:list-item>
          <text:p text:style-name="P33"><text:span text:style-name="Strong_20_Emphasis">Sleep Quality:</text:span> [Not directly rated, inferred stable]</text:p>
        </text:list-item>
        <text:list-item>
          <text:p text:style-name="P33"><text:span text:style-name="Strong_20_Emphasis">Mood:</text:span> 7/10</text:p>
        </text:list-item>
        <text:list-item>
          <text:p text:style-name="P33"><text:span text:style-name="Strong_20_Emphasis">Energy:</text:span> 8/10</text:p>
        </text:list-item>
        <text:list-item>
          <text:p text:style-name="P33"><text:span text:style-name="Strong_20_Emphasis">Immediate Thoughts:</text:span> [Focused on recovery and mood elevation]</text:p>
        </text:list-item>
        <text:list-item>
          <text:p text:style-name="P33"><text:span text:style-name="Strong_20_Emphasis">Emotional Sovereignty:</text:span> [Maintained, minor THC use for uplift]</text:p>
        </text:list-item>
      </text:list>
      <text:p text:style-name="P22"/>
      <text:h text:style-name="P23" text:outline-level="2">BREATHWORK &amp; PHYSICAL METRICS:</text:h>
      <text:list text:style-name="L16">
        <text:list-item>
          <text:p text:style-name="P34"><text:span text:style-name="Strong_20_Emphasis">CO₂ Hold:</text:span> Max 31.22 seconds</text:p>
        </text:list-item>
        <text:list-item>
          <text:p text:style-name="P34"><text:span text:style-name="Strong_20_Emphasis">Max Expiratory Pressure:</text:span> [Not recorded]</text:p>
        </text:list-item>
        <text:list-item>
          <text:p text:style-name="P34"><text:span text:style-name="Strong_20_Emphasis">Max Inspiratory Pressure:</text:span> [Not recorded]</text:p>
        </text:list-item>
        <text:list-item>
          <text:p text:style-name="P34"><text:span text:style-name="Strong_20_Emphasis">Accessible Lung Capacity:</text:span> [Not recorded]</text:p>
        </text:list-item>
        <text:list-item>
          <text:p text:style-name="P34"><text:span text:style-name="Strong_20_Emphasis">Tactical Breathwork Protocol:</text:span> Box breathing attempted midday (no formal duration noted)</text:p>
        </text:list-item>
      </text:list>
      <text:p text:style-name="P22"/>
      <text:h text:style-name="P23" text:outline-level="2">TRAINING EXECUTION:</text:h>
      <text:list text:style-name="L17">
        <text:list-item>
          <text:p text:style-name="P35"><text:span text:style-name="Strong_20_Emphasis">Training Session Type:</text:span> Recovery Day + Mobility Focus + Nutritional Optimization</text:p>
        </text:list-item>
        <text:list-item>
          <text:p text:style-name="P35"><text:span text:style-name="Strong_20_Emphasis">Session Notes:</text:span></text:p>
          <text:list>
            <text:list-item>
              <text:p text:style-name="P35">Full morning mobility session:</text:p>
              <text:list>
                <text:list-item>
                  <text:p text:style-name="P35">Neck posture corrector</text:p>
                </text:list-item>
                <text:list-item>
                  <text:p text:style-name="P35">Thoracic rolls</text:p>
                </text:list-item>
                <text:list-item>
                  <text:p text:style-name="P35">Cat-cow stretches</text:p>
                </text:list-item>
                <text:list-item>
                  <text:p text:style-name="P35">Face pulls and scap slides</text:p>
                </text:list-item>
                <text:list-item>
                  <text:p text:style-name="P35">Child's pose and cobra pose</text:p>
                </text:list-item>
              </text:list>
            </text:list-item>
            <text:list-item>
              <text:p text:style-name="P35">No bagwork or running by design</text:p>
            </text:list-item>
          </text:list>
        </text:list-item>
        <text:list-item>
          <text:p text:style-name="P35"><text:span text:style-name="Strong_20_Emphasis">Mobility Work:</text:span></text:p>
          <text:list>
            <text:list-item>
              <text:p text:style-name="P35"><text:soft-page-break/>Full recovery mobility session (listed above)</text:p>
            </text:list-item>
          </text:list>
        </text:list-item>
        <text:list-item>
          <text:p text:style-name="P35"><text:span text:style-name="Strong_20_Emphasis">Technical Insights:</text:span></text:p>
          <text:list>
            <text:list-item>
              <text:p text:style-name="P35">DOMS present but reduced compared to prior day</text:p>
            </text:list-item>
            <text:list-item>
              <text:p text:style-name="P35">Mild knee soreness managed successfully</text:p>
            </text:list-item>
          </text:list>
        </text:list-item>
      </text:list>
      <text:p text:style-name="P22"/>
      <text:h text:style-name="P23" text:outline-level="2">NUTRITION &amp; HYDRATION:</text:h>
      <text:list text:style-name="L18">
        <text:list-item>
          <text:p text:style-name="P36"><text:span text:style-name="Strong_20_Emphasis">Total Hydration:</text:span> ~135+ oz water</text:p>
        </text:list-item>
        <text:list-item>
          <text:p text:style-name="P36"><text:span text:style-name="Strong_20_Emphasis">Meals/Fueling:</text:span></text:p>
          <text:list>
            <text:list-item>
              <text:p text:style-name="P36">Core Power (42g) shake</text:p>
            </text:list-item>
            <text:list-item>
              <text:p text:style-name="P36">Muscle Milk (32g) shake</text:p>
            </text:list-item>
            <text:list-item>
              <text:p text:style-name="P36">10 oz chicken, ½ cup shredded cheese, Greek yogurt, strawberries, oats</text:p>
            </text:list-item>
            <text:list-item>
              <text:p text:style-name="P36">Post-dinner Ascent shake + Carnation Instant Breakfast (38g)</text:p>
            </text:list-item>
            <text:list-item>
              <text:p text:style-name="P36">Liquid I.V. smoothie (strawberry + cherry juice)</text:p>
            </text:list-item>
          </text:list>
        </text:list-item>
        <text:list-item>
          <text:p text:style-name="P36"><text:span text:style-name="Strong_20_Emphasis">Supplement Stack:</text:span></text:p>
          <text:list>
            <text:list-item>
              <text:p text:style-name="P36">Full AM stack taken</text:p>
            </text:list-item>
            <text:list-item>
              <text:p text:style-name="P36">PM Stack: Magnesium + L-Theanine</text:p>
            </text:list-item>
          </text:list>
        </text:list-item>
      </text:list>
      <text:p text:style-name="P22"/>
      <text:h text:style-name="P23" text:outline-level="2">BUFFS TRIGGERED:</text:h>
      <text:list text:style-name="L19">
        <text:list-item>
          <text:p text:style-name="P37">Calm Engine (mood + breath sync)</text:p>
        </text:list-item>
        <text:list-item>
          <text:p text:style-name="P37">Spinal Cascade (deep posture + thoracic decompression)</text:p>
        </text:list-item>
      </text:list>
      <text:p text:style-name="P22"/>
      <text:h text:style-name="P23" text:outline-level="2">XP AWARDS:</text:h>
      <text:list text:style-name="L20">
        <text:list-item>
          <text:p text:style-name="P38">Mobility Execution: +5 XP</text:p>
        </text:list-item>
        <text:list-item>
          <text:p text:style-name="P38">Tactical Recovery + Emotional Stability: +5 XP</text:p>
        </text:list-item>
        <text:list-item>
          <text:p text:style-name="P38"><text:span text:style-name="Strong_20_Emphasis">TOTAL XP GAINED:</text:span> +10 XP</text:p>
        </text:list-item>
      </text:list>
      <text:p text:style-name="P22"/>
      <text:h text:style-name="P30" text:outline-level="1">SYSTEM NOTES:</text:h>
      <text:list text:style-name="L21">
        <text:list-item>
          <text:p text:style-name="P39">Minor THC use before work yielded mood uplift without crash</text:p>
        </text:list-item>
        <text:list-item>
          <text:p text:style-name="P39">Box breathing midday supplemented recovery arc</text:p>
        </text:list-item>
        <text:list-item>
          <text:p text:style-name="P39">Hydration discipline maintained throughout</text:p>
        </text:list-item>
        <text:list-item>
          <text:p text:style-name="P39"><text:soft-page-break/>Mobility execution enhanced thoracic and postural decompression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0, 2025</text:h>
      <text:p text:style-name="P22"/>
      <text:h text:style-name="P23" text:outline-level="2">SYSTEM METRICS:</text:h>
      <text:list text:style-name="L22">
        <text:list-item>
          <text:p text:style-name="P40"><text:span text:style-name="Strong_20_Emphasis">Wakeup Time:</text:span> [Not recorded]</text:p>
        </text:list-item>
        <text:list-item>
          <text:p text:style-name="P40"><text:span text:style-name="Strong_20_Emphasis">Morning Body Weight:</text:span> [Not recorded]</text:p>
        </text:list-item>
        <text:list-item>
          <text:p text:style-name="P40"><text:span text:style-name="Strong_20_Emphasis">Total Sleep:</text:span> [Not recorded]</text:p>
        </text:list-item>
        <text:list-item>
          <text:p text:style-name="P40"><text:span text:style-name="Strong_20_Emphasis">Sleep Quality:</text:span> [Not recorded]</text:p>
        </text:list-item>
        <text:list-item>
          <text:p text:style-name="P40"><text:span text:style-name="Strong_20_Emphasis">Mood:</text:span> [Not recorded]</text:p>
        </text:list-item>
        <text:list-item>
          <text:p text:style-name="P40"><text:span text:style-name="Strong_20_Emphasis">Energy:</text:span> [Postural fatigue noted but under control]</text:p>
        </text:list-item>
        <text:list-item>
          <text:p text:style-name="P40"><text:span text:style-name="Strong_20_Emphasis">Immediate Thoughts:</text:span> [Movement quality and CNS mapping priority]</text:p>
        </text:list-item>
        <text:list-item>
          <text:p text:style-name="P40"><text:span text:style-name="Strong_20_Emphasis">Emotional Sovereignty:</text:span> [Maintained]</text:p>
        </text:list-item>
      </text:list>
      <text:p text:style-name="P22"/>
      <text:h text:style-name="P23" text:outline-level="2">BREATHWORK &amp; PHYSICAL METRICS:</text:h>
      <text:list text:style-name="L23">
        <text:list-item>
          <text:p text:style-name="P41"><text:span text:style-name="Strong_20_Emphasis">CO₂ Hold:</text:span> [Not recorded]</text:p>
        </text:list-item>
        <text:list-item>
          <text:p text:style-name="P41"><text:span text:style-name="Strong_20_Emphasis">Max Expiratory Pressure:</text:span> [Not recorded]</text:p>
        </text:list-item>
        <text:list-item>
          <text:p text:style-name="P41"><text:span text:style-name="Strong_20_Emphasis">Max Inspiratory Pressure:</text:span> [Not recorded]</text:p>
        </text:list-item>
        <text:list-item>
          <text:p text:style-name="P41"><text:span text:style-name="Strong_20_Emphasis">Accessible Lung Capacity:</text:span> [Not recorded]</text:p>
        </text:list-item>
        <text:list-item>
          <text:p text:style-name="P41"><text:span text:style-name="Strong_20_Emphasis">Tactical Breathwork Protocol:</text:span> Light nasal breathing during recovery phase</text:p>
        </text:list-item>
      </text:list>
      <text:p text:style-name="P22"/>
      <text:h text:style-name="P23" text:outline-level="2">TRAINING EXECUTION:</text:h>
      <text:list text:style-name="L24">
        <text:list-item>
          <text:p text:style-name="P42"><text:span text:style-name="Strong_20_Emphasis">Training Session Type:</text:span> Strength-to-Strike Transfer + Recovery Load Testing</text:p>
        </text:list-item>
        <text:list-item>
          <text:p text:style-name="P42"><text:span text:style-name="Strong_20_Emphasis">Session Notes:</text:span></text:p>
          <text:list>
            <text:list-item>
              <text:p text:style-name="P42">Weighted Vest + Stair + Stability Focus</text:p>
            </text:list-item>
            <text:list-item>
              <text:p text:style-name="P42">Strength-to-Strike Transfer Method Employed</text:p>
            </text:list-item>
            <text:list-item>
              <text:p text:style-name="P42">Exercises:</text:p>
              <text:list>
                <text:list-item>
                  <text:p text:style-name="P42">3 weighted stair climbs (vest on)</text:p>
                </text:list-item>
                <text:list-item>
                  <text:p text:style-name="P42">5 weighted squats (vest or loaded)</text:p>
                </text:list-item>
                <text:list-item>
                  <text:p text:style-name="P42">1 pistol squat negative per leg (eccentric focus)</text:p>
                </text:list-item>
              </text:list>
            </text:list-item>
            <text:list-item>
              <text:p text:style-name="P42">Purpose: CNS load ➔ movement quality tracking ➔ fatigue mapping</text:p>
            </text:list-item>
          </text:list>
        </text:list-item>
        <text:list-item>
          <text:p text:style-name="P42"><text:span text:style-name="Strong_20_Emphasis">Mobility Work:</text:span></text:p>
          <text:list>
            <text:list-item>
              <text:p text:style-name="P42"><text:soft-page-break/>Foam rolling: Outer quad, IT band adjacent, glutes</text:p>
            </text:list-item>
            <text:list-item>
              <text:p text:style-name="P42">Postural decompression: thoracic rolls, frog stretch</text:p>
            </text:list-item>
          </text:list>
        </text:list-item>
        <text:list-item>
          <text:p text:style-name="P42"><text:span text:style-name="Strong_20_Emphasis">Technical Insights:</text:span></text:p>
          <text:list>
            <text:list-item>
              <text:p text:style-name="P42">Left knee: Weakness and lateral instability observed</text:p>
            </text:list-item>
            <text:list-item>
              <text:p text:style-name="P42">Right hip: Cramping during stair phase</text:p>
            </text:list-item>
            <text:list-item>
              <text:p text:style-name="P42">No acute pain during squats, but post-session sensitivity noted</text:p>
            </text:list-item>
            <text:list-item>
              <text:p text:style-name="P42">Postural fatigue suggests deeper kinetic chain activation</text:p>
            </text:list-item>
          </text:list>
        </text:list-item>
      </text:list>
      <text:p text:style-name="P22"/>
      <text:h text:style-name="P23" text:outline-level="2">NUTRITION &amp; HYDRATION:</text:h>
      <text:list text:style-name="L25">
        <text:list-item>
          <text:p text:style-name="P43"><text:span text:style-name="Strong_20_Emphasis">Total Hydration:</text:span> ~135+ oz</text:p>
        </text:list-item>
        <text:list-item>
          <text:p text:style-name="P43"><text:span text:style-name="Strong_20_Emphasis">Meals/Fueling:</text:span></text:p>
          <text:list>
            <text:list-item>
              <text:p text:style-name="P43">1 large taco (7.5 oz beef/bean mix, ½ cup cheese, spinach, flour tortilla)</text:p>
              <text:list>
                <text:list-item>
                  <text:p text:style-name="P43">Estimated Macros: ~55g protein, ~40g carbs, ~35g fat</text:p>
                </text:list-item>
              </text:list>
            </text:list-item>
            <text:list-item>
              <text:p text:style-name="P43">Liquid I.V. smoothie (strawberries, cherry juice, almond milk)</text:p>
            </text:list-item>
          </text:list>
        </text:list-item>
        <text:list-item>
          <text:p text:style-name="P43"><text:span text:style-name="Strong_20_Emphasis">Supplement Stack:</text:span></text:p>
          <text:list>
            <text:list-item>
              <text:p text:style-name="P43">Full AM and PM stack (including magnesium, cordyceps, beta-alanine)</text:p>
            </text:list-item>
          </text:list>
        </text:list-item>
      </text:list>
      <text:p text:style-name="P22"/>
      <text:h text:style-name="P23" text:outline-level="2">BUFFS TRIGGERED:</text:h>
      <text:list text:style-name="L26">
        <text:list-item>
          <text:p text:style-name="P44">Stabilizer Sync (mobility + structural attention)</text:p>
        </text:list-item>
        <text:list-item>
          <text:p text:style-name="P44">Deep Core Engagement (recovery layering bonus)</text:p>
        </text:list-item>
      </text:list>
      <text:p text:style-name="P22"/>
      <text:h text:style-name="P23" text:outline-level="2">XP AWARDS:</text:h>
      <text:list text:style-name="L27">
        <text:list-item>
          <text:p text:style-name="P45">Strength-to-Strike Load Execution: +5 XP</text:p>
        </text:list-item>
        <text:list-item>
          <text:p text:style-name="P45">Recovery Mapping &amp; Mobility Work: +5 XP</text:p>
        </text:list-item>
        <text:list-item>
          <text:p text:style-name="P45"><text:span text:style-name="Strong_20_Emphasis">TOTAL XP GAINED:</text:span> +10 XP</text:p>
        </text:list-item>
      </text:list>
      <text:p text:style-name="P22"/>
      <text:h text:style-name="P30" text:outline-level="1">SYSTEM NOTES:</text:h>
      <text:list text:style-name="L28">
        <text:list-item>
          <text:p text:style-name="P46">Focused primarily on testing postural endurance and recovery under structural loading</text:p>
        </text:list-item>
        <text:list-item>
          <text:p text:style-name="P46">Breath and recovery protocols maintained composure through fatigue</text:p>
        </text:list-item>
      </text:list>
      <text:p text:style-name="P22"/>
      <text:h text:style-name="P23" text:outline-level="2"><text:soft-page-break/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1, 2025</text:h>
      <text:p text:style-name="P22"/>
      <text:h text:style-name="P23" text:outline-level="2">SYSTEM METRICS:</text:h>
      <text:list text:style-name="L29">
        <text:list-item>
          <text:p text:style-name="P47"><text:span text:style-name="Strong_20_Emphasis">Wakeup Time:</text:span> [Not recorded]</text:p>
        </text:list-item>
        <text:list-item>
          <text:p text:style-name="P47"><text:span text:style-name="Strong_20_Emphasis">Morning Body Weight:</text:span> [Not recorded]</text:p>
        </text:list-item>
        <text:list-item>
          <text:p text:style-name="P47"><text:span text:style-name="Strong_20_Emphasis">Total Sleep:</text:span> [Not recorded]</text:p>
        </text:list-item>
        <text:list-item>
          <text:p text:style-name="P47"><text:span text:style-name="Strong_20_Emphasis">Sleep Quality:</text:span> [Not recorded]</text:p>
        </text:list-item>
        <text:list-item>
          <text:p text:style-name="P47"><text:span text:style-name="Strong_20_Emphasis">Mood:</text:span> [Not recorded]</text:p>
        </text:list-item>
        <text:list-item>
          <text:p text:style-name="P47"><text:span text:style-name="Strong_20_Emphasis">Energy:</text:span> [High output confirmed across dual sessions]</text:p>
        </text:list-item>
        <text:list-item>
          <text:p text:style-name="P47"><text:span text:style-name="Strong_20_Emphasis">Immediate Thoughts:</text:span> [Endurance curve and breath sync focus]</text:p>
        </text:list-item>
        <text:list-item>
          <text:p text:style-name="P47"><text:span text:style-name="Strong_20_Emphasis">Emotional Sovereignty:</text:span> [Maintained]</text:p>
        </text:list-item>
      </text:list>
      <text:p text:style-name="P22"/>
      <text:h text:style-name="P23" text:outline-level="2">BREATHWORK &amp; PHYSICAL METRICS:</text:h>
      <text:list text:style-name="L30">
        <text:list-item>
          <text:p text:style-name="P48"><text:span text:style-name="Strong_20_Emphasis">CO₂ Hold:</text:span> [Not recorded]</text:p>
        </text:list-item>
        <text:list-item>
          <text:p text:style-name="P48"><text:span text:style-name="Strong_20_Emphasis">Max Expiratory Pressure:</text:span> [Not recorded]</text:p>
        </text:list-item>
        <text:list-item>
          <text:p text:style-name="P48"><text:span text:style-name="Strong_20_Emphasis">Max Inspiratory Pressure:</text:span> [Not recorded]</text:p>
        </text:list-item>
        <text:list-item>
          <text:p text:style-name="P48"><text:span text:style-name="Strong_20_Emphasis">Accessible Lung Capacity:</text:span> [Not recorded]</text:p>
        </text:list-item>
        <text:list-item>
          <text:p text:style-name="P48"><text:span text:style-name="Strong_20_Emphasis">Tactical Breathwork Protocol:</text:span> Nasal dominant breathing during run and bagwork; light mouth exhales under pressure; post-session box breathing recovery</text:p>
        </text:list-item>
      </text:list>
      <text:p text:style-name="P22"/>
      <text:h text:style-name="P23" text:outline-level="2">TRAINING EXECUTION:</text:h>
      <text:list text:style-name="L31">
        <text:list-item>
          <text:p text:style-name="P49"><text:span text:style-name="Strong_20_Emphasis">Training Session Type:</text:span> Tempo Run + High Volume Bag Work + Full Recovery</text:p>
        </text:list-item>
        <text:list-item>
          <text:p text:style-name="P49"><text:span text:style-name="Strong_20_Emphasis">Session Notes:</text:span></text:p>
          <text:list>
            <text:list-item>
              <text:p text:style-name="P49"><text:span text:style-name="Strong_20_Emphasis">Tempo Run:</text:span></text:p>
              <text:list>
                <text:list-item>
                  <text:p text:style-name="P49">Distance: 7.08 km</text:p>
                </text:list-item>
                <text:list-item>
                  <text:p text:style-name="P49">Time: 49 minutes</text:p>
                </text:list-item>
                <text:list-item>
                  <text:p text:style-name="P49">Average HR: ~148 bpm</text:p>
                </text:list-item>
                <text:list-item>
                  <text:p text:style-name="P49">HR Zones: Dominantly Zone 3–4</text:p>
                </text:list-item>
                <text:list-item>
                  <text:p text:style-name="P49">Terrain: Outdoor, cool weather, slight wind</text:p>
                </text:list-item>
                <text:list-item>
                  <text:p text:style-name="P49">Style: Moderate intensity, rhythmic pacing</text:p>
                </text:list-item>
                <text:list-item>
                  <text:p text:style-name="P49"><text:soft-page-break/>Breathing: Nasal dominant, strategic light exhales</text:p>
                </text:list-item>
                <text:list-item>
                  <text:p text:style-name="P49">Cooldown: Walking, warm layer recovery</text:p>
                </text:list-item>
              </text:list>
            </text:list-item>
            <text:list-item>
              <text:p text:style-name="P49"><text:span text:style-name="Strong_20_Emphasis">Bag Work Session:</text:span></text:p>
              <text:list>
                <text:list-item>
                  <text:p text:style-name="P49">Total Rounds: 6</text:p>
                </text:list-item>
                <text:list-item>
                  <text:p text:style-name="P49">Total Strikes: 488</text:p>
                </text:list-item>
                <text:list-item>
                  <text:p text:style-name="P49">Round Breakdown:</text:p>
                  <text:list>
                    <text:list-item>
                      <text:p text:style-name="P49">R1: 87</text:p>
                    </text:list-item>
                    <text:list-item>
                      <text:p text:style-name="P49">R2: 66</text:p>
                    </text:list-item>
                    <text:list-item>
                      <text:p text:style-name="P49">R3: 75</text:p>
                    </text:list-item>
                    <text:list-item>
                      <text:p text:style-name="P49">R4: 93</text:p>
                    </text:list-item>
                    <text:list-item>
                      <text:p text:style-name="P49">R5: 75</text:p>
                    </text:list-item>
                    <text:list-item>
                      <text:p text:style-name="P49">R6: 92</text:p>
                    </text:list-item>
                  </text:list>
                </text:list-item>
                <text:list-item>
                  <text:p text:style-name="P49">HR:</text:p>
                  <text:list>
                    <text:list-item>
                      <text:p text:style-name="P49">Start: ~120 bpm</text:p>
                    </text:list-item>
                    <text:list-item>
                      <text:p text:style-name="P49">Peak: 171 bpm (R4)</text:p>
                    </text:list-item>
                    <text:list-item>
                      <text:p text:style-name="P49">Cooldown: ~105 bpm within 15 mins post-session</text:p>
                    </text:list-item>
                  </text:list>
                </text:list-item>
              </text:list>
            </text:list-item>
            <text:list-item>
              <text:p text:style-name="P49"><text:span text:style-name="Strong_20_Emphasis">Movement Insights:</text:span></text:p>
              <text:list>
                <text:list-item>
                  <text:p text:style-name="P49">Mouthguard used throughout</text:p>
                </text:list-item>
                <text:list-item>
                  <text:p text:style-name="P49">Jab-teep combos, switch-to-spin chains</text:p>
                </text:list-item>
                <text:list-item>
                  <text:p text:style-name="P49">Clinch disengage + elbow, southpaw rhythm flow</text:p>
                </text:list-item>
                <text:list-item>
                  <text:p text:style-name="P49">Creativity surged in final round (92 strikes), seamless rhythmic flow</text:p>
                </text:list-item>
              </text:list>
            </text:list-item>
          </text:list>
        </text:list-item>
        <text:list-item>
          <text:p text:style-name="P49"><text:span text:style-name="Strong_20_Emphasis">Mobility Work:</text:span></text:p>
          <text:list>
            <text:list-item>
              <text:p text:style-name="P49">Post-session recovery:</text:p>
              <text:list>
                <text:list-item>
                  <text:p text:style-name="P49">Shower</text:p>
                </text:list-item>
                <text:list-item>
                  <text:p text:style-name="P49">Box breathing (nasal focus)</text:p>
                </text:list-item>
                <text:list-item>
                  <text:p text:style-name="P49">Neck corrector application</text:p>
                </text:list-item>
                <text:list-item>
                  <text:p text:style-name="P49">Frog pose, thoracic rolls, scap slides</text:p>
                </text:list-item>
              </text:list>
            </text:list-item>
          </text:list>
        </text:list-item>
        <text:list-item>
          <text:p text:style-name="P49"><text:span text:style-name="Strong_20_Emphasis">Technical Insights:</text:span></text:p>
          <text:list>
            <text:list-item>
              <text:p text:style-name="P49">No crash despite dual-session day</text:p>
            </text:list-item>
          </text:list>
        </text:list-item>
      </text:list>
      <text:p text:style-name="P22"/>
      <text:h text:style-name="P23" text:outline-level="2"><text:soft-page-break/>NUTRITION &amp; HYDRATION:</text:h>
      <text:list text:style-name="L32">
        <text:list-item>
          <text:p text:style-name="P50"><text:span text:style-name="Strong_20_Emphasis">Total Hydration:</text:span> ~140 oz including smoothie</text:p>
        </text:list-item>
        <text:list-item>
          <text:p text:style-name="P50"><text:span text:style-name="Strong_20_Emphasis">Meals/Fueling:</text:span></text:p>
          <text:list>
            <text:list-item>
              <text:p text:style-name="P50">Cinnamon Slapple Oats (AM) – ~52g protein</text:p>
            </text:list-item>
            <text:list-item>
              <text:p text:style-name="P50">1 Large Taco (~7.5 oz meat, ½ cup cheese, spinach)</text:p>
            </text:list-item>
            <text:list-item>
              <text:p text:style-name="P50">Strawberry Smoothie: 7 oz strawberries, almond milk, 1 Liquid I.V.</text:p>
            </text:list-item>
          </text:list>
        </text:list-item>
        <text:list-item>
          <text:p text:style-name="P50"><text:span text:style-name="Strong_20_Emphasis">Supplement Stack:</text:span></text:p>
          <text:list>
            <text:list-item>
              <text:p text:style-name="P50">Full AM and PM stack</text:p>
            </text:list-item>
          </text:list>
        </text:list-item>
      </text:list>
      <text:p text:style-name="P22"/>
      <text:h text:style-name="P23" text:outline-level="2">BUFFS TRIGGERED:</text:h>
      <text:list text:style-name="L33">
        <text:list-item>
          <text:p text:style-name="P51">Resilient Engine (confirmed recovery curve)</text:p>
        </text:list-item>
        <text:list-item>
          <text:p text:style-name="P51">Combo Architect (structured chain flow)</text:p>
        </text:list-item>
        <text:list-item>
          <text:p text:style-name="P51">Freestyle Rhythm (last round surge)</text:p>
        </text:list-item>
        <text:list-item>
          <text:p text:style-name="P51">Phasebreaker (highest total strike session)</text:p>
        </text:list-item>
        <text:list-item>
          <text:p text:style-name="P51">Liquid Core (hydration + breath sync)</text:p>
        </text:list-item>
      </text:list>
      <text:p text:style-name="P22"/>
      <text:h text:style-name="P23" text:outline-level="2">XP AWARDS:</text:h>
      <text:list text:style-name="L34">
        <text:list-item>
          <text:p text:style-name="P52">Hydration Sovereignty: +5 XP</text:p>
        </text:list-item>
        <text:list-item>
          <text:p text:style-name="P52">Tactical Breathwork Execution: +5 XP</text:p>
        </text:list-item>
        <text:list-item>
          <text:p text:style-name="P52">Tempo Run Execution: +5 XP</text:p>
        </text:list-item>
        <text:list-item>
          <text:p text:style-name="P52">Bag Work Sovereign Session: +5 XP</text:p>
        </text:list-item>
        <text:list-item>
          <text:p text:style-name="P52">Recovery Ritual Execution: +5 XP</text:p>
        </text:list-item>
        <text:list-item>
          <text:p text:style-name="P52"><text:span text:style-name="Strong_20_Emphasis">TOTAL XP GAINED:</text:span> +25 XP</text:p>
        </text:list-item>
      </text:list>
      <text:p text:style-name="P22"/>
      <text:h text:style-name="P30" text:outline-level="1">SYSTEM NOTES:</text:h>
      <text:list text:style-name="L35">
        <text:list-item>
          <text:p text:style-name="P53">Endurance curve successfully maintained under moderate pressure</text:p>
        </text:list-item>
        <text:list-item>
          <text:p text:style-name="P53">Full breath control throughout dual sessions</text:p>
        </text:list-item>
        <text:list-item>
          <text:p text:style-name="P53">Confirmed creativity and rhythmic dominance in bag rounds</text:p>
        </text:list-item>
      </text:list>
      <text:p text:style-name="P22"/>
      <text:h text:style-name="P23" text:outline-level="2"><text:soft-page-break/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h text:style-name="P5" text:outline-level="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5" text:outline-level="1"><text:soft-page-break/>April 12, 2025</text:h>
      <text:p text:style-name="P22"/>
      <text:h text:style-name="P23" text:outline-level="2">SYSTEM METRICS:</text:h>
      <text:list text:style-name="L36">
        <text:list-item>
          <text:p text:style-name="P55"><text:span text:style-name="Strong_20_Emphasis">Wakeup Time:</text:span> [Not recorded]</text:p>
        </text:list-item>
        <text:list-item>
          <text:p text:style-name="P55"><text:span text:style-name="Strong_20_Emphasis">Morning Body Weight:</text:span> [Not recorded]</text:p>
        </text:list-item>
        <text:list-item>
          <text:p text:style-name="P55"><text:span text:style-name="Strong_20_Emphasis">Total Sleep:</text:span> [Not recorded]</text:p>
        </text:list-item>
        <text:list-item>
          <text:p text:style-name="P55"><text:span text:style-name="Strong_20_Emphasis">Sleep Quality:</text:span> [Not recorded]</text:p>
        </text:list-item>
        <text:list-item>
          <text:p text:style-name="P55"><text:span text:style-name="Strong_20_Emphasis">Mood:</text:span> [High emotional depth, centeredness achieved post-processing]</text:p>
        </text:list-item>
        <text:list-item>
          <text:p text:style-name="P55"><text:span text:style-name="Strong_20_Emphasis">Energy:</text:span> [Stable; post-anger integration]</text:p>
        </text:list-item>
        <text:list-item>
          <text:p text:style-name="P55"><text:span text:style-name="Strong_20_Emphasis">Immediate Thoughts:</text:span> "You are not following the system anymore — you are leading it."</text:p>
        </text:list-item>
        <text:list-item>
          <text:p text:style-name="P55"><text:span text:style-name="Strong_20_Emphasis">Emotional Sovereignty:</text:span> [Fully activated through ritual and conscious reflection]</text:p>
        </text:list-item>
      </text:list>
      <text:p text:style-name="P22"/>
      <text:h text:style-name="P23" text:outline-level="2">BREATHWORK &amp; PHYSICAL METRICS:</text:h>
      <text:list text:style-name="L37">
        <text:list-item>
          <text:p text:style-name="P56"><text:span text:style-name="Strong_20_Emphasis">CO₂ Hold:</text:span> [Referenced but not timed]</text:p>
        </text:list-item>
        <text:list-item>
          <text:p text:style-name="P56"><text:span text:style-name="Strong_20_Emphasis">Max Expiratory Pressure:</text:span> [Not recorded]</text:p>
        </text:list-item>
        <text:list-item>
          <text:p text:style-name="P56"><text:span text:style-name="Strong_20_Emphasis">Max Inspiratory Pressure:</text:span> [Not recorded]</text:p>
        </text:list-item>
        <text:list-item>
          <text:p text:style-name="P56"><text:span text:style-name="Strong_20_Emphasis">Accessible Lung Capacity:</text:span> [Not recorded]</text:p>
        </text:list-item>
        <text:list-item>
          <text:p text:style-name="P56"><text:span text:style-name="Strong_20_Emphasis">Tactical Breathwork Protocol:</text:span></text:p>
          <text:list>
            <text:list-item>
              <text:p text:style-name="P56">Feldmann’s Gate somatic breathwork archived and formalized</text:p>
            </text:list-item>
            <text:list-item>
              <text:p text:style-name="P56">6-6-12-8 cadence planned for re-entrance</text:p>
            </text:list-item>
            <text:list-item>
              <text:p text:style-name="P56">Box breathing, Airofit, and CO₂ tolerance referenced in recovery stack</text:p>
            </text:list-item>
          </text:list>
        </text:list-item>
      </text:list>
      <text:p text:style-name="P22"/>
      <text:h text:style-name="P23" text:outline-level="2">TRAINING EXECUTION:</text:h>
      <text:list text:style-name="L38">
        <text:list-item>
          <text:p text:style-name="P57"><text:span text:style-name="Strong_20_Emphasis">Training Session Type:</text:span> Emotional Recovery, System Deepening, Ritual Expansion</text:p>
        </text:list-item>
        <text:list-item>
          <text:p text:style-name="P57"><text:span text:style-name="Strong_20_Emphasis">Session Notes:</text:span></text:p>
          <text:list>
            <text:list-item>
              <text:p text:style-name="P57"><text:span text:style-name="Strong_20_Emphasis">Recovery Stack:</text:span></text:p>
              <text:list>
                <text:list-item>
                  <text:p text:style-name="P57">Airofit Recovery Protocol</text:p>
                </text:list-item>
                <text:list-item>
                  <text:p text:style-name="P57">Full AM Knee Rehab: Glute med work, capsule glides</text:p>
                </text:list-item>
                <text:list-item>
                  <text:p text:style-name="P57">Evening Mobility Ritual: Frog Stretch, Thread the Needle, Neck Glides, Wall Angels, Heel Slides, Corpse Pose</text:p>
                </text:list-item>
              </text:list>
            </text:list-item>
          </text:list>
        </text:list-item>
        <text:list-item>
          <text:p text:style-name="P57"><text:soft-page-break/><text:span text:style-name="Strong_20_Emphasis">Mobility Work:</text:span></text:p>
          <text:list>
            <text:list-item>
              <text:p text:style-name="P57">Full evening flow focused on thoracic and pelvic restoration</text:p>
            </text:list-item>
          </text:list>
        </text:list-item>
        <text:list-item>
          <text:p text:style-name="P57"><text:span text:style-name="Strong_20_Emphasis">Technical Insights:</text:span></text:p>
          <text:list>
            <text:list-item>
              <text:p text:style-name="P57">Emotional and nervous system resets integrated with physical mobility work</text:p>
            </text:list-item>
          </text:list>
        </text:list-item>
      </text:list>
      <text:p text:style-name="P22"/>
      <text:h text:style-name="P23" text:outline-level="2">NUTRITION &amp; HYDRATION:</text:h>
      <text:list text:style-name="L39">
        <text:list-item>
          <text:p text:style-name="P58"><text:span text:style-name="Strong_20_Emphasis">Total Hydration:</text:span> ~138–140 oz</text:p>
        </text:list-item>
        <text:list-item>
          <text:p text:style-name="P58"><text:span text:style-name="Strong_20_Emphasis">Meals/Fueling:</text:span></text:p>
          <text:list>
            <text:list-item>
              <text:p text:style-name="P58">AM: Slapple Oats + Muscle Milk + Carnation Shake (~97g protein)</text:p>
            </text:list-item>
            <text:list-item>
              <text:p text:style-name="P58">Lunch: Burger w/ bacon + fries + ~20oz water (~55g protein)</text:p>
            </text:list-item>
            <text:list-item>
              <text:p text:style-name="P58">Dinner: 8.8oz Taco w/ cheese + water (~55g protein)</text:p>
            </text:list-item>
            <text:list-item>
              <text:p text:style-name="P58">Liquid I.V. Strawberry Smoothie</text:p>
            </text:list-item>
          </text:list>
        </text:list-item>
        <text:list-item>
          <text:p text:style-name="P58"><text:span text:style-name="Strong_20_Emphasis">Total Macros:</text:span></text:p>
          <text:list>
            <text:list-item>
              <text:p text:style-name="P58">~210g protein</text:p>
            </text:list-item>
            <text:list-item>
              <text:p text:style-name="P58">~2,500–2,600 kcal</text:p>
            </text:list-item>
          </text:list>
        </text:list-item>
        <text:list-item>
          <text:p text:style-name="P58"><text:span text:style-name="Strong_20_Emphasis">Supplement Stack:</text:span></text:p>
          <text:list>
            <text:list-item>
              <text:p text:style-name="P58">AM: Vitamin D3/K2, Omega-3s, Zinc, Magnesium</text:p>
            </text:list-item>
            <text:list-item>
              <text:p text:style-name="P58">PM: Magnesium, L-Theanine, 3mg Melatonin</text:p>
            </text:list-item>
          </text:list>
        </text:list-item>
      </text:list>
      <text:p text:style-name="P22"/>
      <text:h text:style-name="P23" text:outline-level="2">BUFFS TRIGGERED:</text:h>
      <text:list text:style-name="L40">
        <text:list-item>
          <text:p text:style-name="P59">Liquid Core (hydration mastery)</text:p>
        </text:list-item>
        <text:list-item>
          <text:p text:style-name="P59">Well-Fed Sentinel (macro integrity)</text:p>
        </text:list-item>
        <text:list-item>
          <text:p text:style-name="P59">Dreamstate Priming (pre-sleep mobility + supplementation)</text:p>
        </text:list-item>
        <text:list-item>
          <text:p text:style-name="P59">Recovery Surge Protocol (full stack recovery layering)</text:p>
        </text:list-item>
        <text:list-item>
          <text:p text:style-name="P59">Spinal Cascade (thoracic and neck decompression)</text:p>
        </text:list-item>
        <text:list-item>
          <text:p text:style-name="P59">Emotional Architect (anger processing mastery)</text:p>
        </text:list-item>
        <text:list-item>
          <text:p text:style-name="P59">Ritual Sync (formalization of rituals)</text:p>
        </text:list-item>
        <text:list-item>
          <text:p text:style-name="P59">System Architect (self-led system evolution)</text:p>
        </text:list-item>
        <text:list-item>
          <text:p text:style-name="P59">Loop Disruptor (emotional cycle break)</text:p>
        </text:list-item>
      </text:list>
      <text:p text:style-name="P22"/>
      <text:h text:style-name="P23" text:outline-level="2"><text:soft-page-break/>XP AWARDS:</text:h>
      <text:list text:style-name="L41">
        <text:list-item>
          <text:p text:style-name="P60">Hydration Mastery: +5 XP</text:p>
        </text:list-item>
        <text:list-item>
          <text:p text:style-name="P60">Macro Logging: +5 XP</text:p>
        </text:list-item>
        <text:list-item>
          <text:p text:style-name="P60">Emotional Reflection Arc: +7 XP</text:p>
        </text:list-item>
        <text:list-item>
          <text:p text:style-name="P60">Recovery Ritual: +5 XP</text:p>
        </text:list-item>
        <text:list-item>
          <text:p text:style-name="P60">System Realization: +5 XP</text:p>
        </text:list-item>
        <text:list-item>
          <text:p text:style-name="P60">Night Mobility Bonus: +3 XP</text:p>
        </text:list-item>
        <text:list-item>
          <text:p text:style-name="P60"><text:span text:style-name="Strong_20_Emphasis">TOTAL XP GAINED:</text:span> +30 XP</text:p>
        </text:list-item>
      </text:list>
      <text:p text:style-name="P22"/>
      <text:h text:style-name="P30" text:outline-level="1">SYSTEM NOTES:</text:h>
      <text:list text:style-name="L42">
        <text:list-item>
          <text:p text:style-name="P61">Dream log captured strong emotional imprints:</text:p>
          <text:list>
            <text:list-item>
              <text:p text:style-name="P61">Encountered chaotic, violent energy symbolized through a dream figure (Madi’s brother)</text:p>
            </text:list-item>
            <text:list-item>
              <text:p text:style-name="P61">Processing helplessness, moral rage, and size/violence imbalance</text:p>
            </text:list-item>
            <text:list-item>
              <text:p text:style-name="P61">Channeling experience into emotional transmutation framework</text:p>
            </text:list-item>
          </text:list>
        </text:list-item>
        <text:list-item>
          <text:p text:style-name="P61">Alignment Statement:</text:p>
          <text:list>
            <text:list-item>
              <text:p text:style-name="P61">Self is the system</text:p>
            </text:list-item>
            <text:list-item>
              <text:p text:style-name="P61">Rhythm before outcome</text:p>
            </text:list-item>
            <text:list-item>
              <text:p text:style-name="P61">Sovereignty over external validation</text:p>
            </text:list-item>
          </text:list>
        </text:list-item>
        <text:list-item>
          <text:p text:style-name="P61">Anger Log:</text:p>
          <text:list>
            <text:list-item>
              <text:p text:style-name="P61">Rage honored without leakage</text:p>
            </text:list-item>
            <text:list-item>
              <text:p text:style-name="P61">Resentment toward power abuse processed internally</text:p>
            </text:list-item>
            <text:list-item>
              <text:p text:style-name="P61">Chose restraint and system preservation over reaction</text:p>
            </text:list-item>
          </text:list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3, 2025</text:h>
      <text:p text:style-name="P22"/>
      <text:h text:style-name="P23" text:outline-level="2">SYSTEM METRICS:</text:h>
      <text:list text:style-name="L43">
        <text:list-item>
          <text:p text:style-name="P62"><text:span text:style-name="Strong_20_Emphasis">Wakeup Time:</text:span> [Not recorded]</text:p>
        </text:list-item>
        <text:list-item>
          <text:p text:style-name="P62"><text:span text:style-name="Strong_20_Emphasis">Morning Body Weight:</text:span> [Not recorded]</text:p>
        </text:list-item>
        <text:list-item>
          <text:p text:style-name="P62"><text:span text:style-name="Strong_20_Emphasis">Total Sleep:</text:span> [Not recorded; multiple nap bursts recorded]</text:p>
        </text:list-item>
        <text:list-item>
          <text:p text:style-name="P62"><text:span text:style-name="Strong_20_Emphasis">Sleep Quality:</text:span> [Recovery naps executed]</text:p>
        </text:list-item>
        <text:list-item>
          <text:p text:style-name="P62"><text:span text:style-name="Strong_20_Emphasis">Mood:</text:span> Emotional pressure (tax-related) managed to stability</text:p>
        </text:list-item>
        <text:list-item>
          <text:p text:style-name="P62"><text:span text:style-name="Strong_20_Emphasis">Energy:</text:span> Stable through tactical cycles (rage recovery + mobility recharge)</text:p>
        </text:list-item>
        <text:list-item>
          <text:p text:style-name="P62"><text:span text:style-name="Strong_20_Emphasis">Immediate Thoughts:</text:span> System over emotion; forward assessment only</text:p>
        </text:list-item>
        <text:list-item>
          <text:p text:style-name="P62"><text:span text:style-name="Strong_20_Emphasis">Emotional Sovereignty:</text:span> Fully secured through emotional flow protocols</text:p>
        </text:list-item>
      </text:list>
      <text:p text:style-name="P22"/>
      <text:h text:style-name="P23" text:outline-level="2">BREATHWORK &amp; PHYSICAL METRICS:</text:h>
      <text:list text:style-name="L44">
        <text:list-item>
          <text:p text:style-name="P63"><text:span text:style-name="Strong_20_Emphasis">CO₂ Hold:</text:span> [Not directly recorded]</text:p>
        </text:list-item>
        <text:list-item>
          <text:p text:style-name="P63"><text:span text:style-name="Strong_20_Emphasis">Max Expiratory Pressure:</text:span> [Airofit 'Depth' Perfect, Elevation Good]</text:p>
        </text:list-item>
        <text:list-item>
          <text:p text:style-name="P63"><text:span text:style-name="Strong_20_Emphasis">Max Inspiratory Pressure:</text:span> [Implied strong via Airofit sessions]</text:p>
        </text:list-item>
        <text:list-item>
          <text:p text:style-name="P63"><text:span text:style-name="Strong_20_Emphasis">Accessible Lung Capacity:</text:span> [Referenced]</text:p>
        </text:list-item>
        <text:list-item>
          <text:p text:style-name="P63"><text:span text:style-name="Strong_20_Emphasis">Tactical Breathwork Protocol:</text:span></text:p>
          <text:list>
            <text:list-item>
              <text:p text:style-name="P63">Feldmann’s Gate: 10 min (emotional euphoria, laughter, resolution)</text:p>
            </text:list-item>
            <text:list-item>
              <text:p text:style-name="P63">Airofit Sessions: Depth (Perfect), Depth (Perfect), Elevation (Good)</text:p>
            </text:list-item>
            <text:list-item>
              <text:p text:style-name="P63">Burnwalk Breath Recovery: 4-4-8 to 4-4-10 cadence post-rage event</text:p>
            </text:list-item>
            <text:list-item>
              <text:p text:style-name="P63">Breath Discipline confirmed — Phase II mark achieved</text:p>
            </text:list-item>
          </text:list>
        </text:list-item>
      </text:list>
      <text:p text:style-name="P22"/>
      <text:h text:style-name="P23" text:outline-level="2">TRAINING EXECUTION:</text:h>
      <text:list text:style-name="L45">
        <text:list-item>
          <text:p text:style-name="P64"><text:span text:style-name="Strong_20_Emphasis">Training Session Type:</text:span> Emotional Recovery, Tactical Analysis, System Structuring</text:p>
        </text:list-item>
        <text:list-item>
          <text:p text:style-name="P64"><text:span text:style-name="Strong_20_Emphasis">Session Notes:</text:span></text:p>
          <text:list>
            <text:list-item>
              <text:p text:style-name="P64"><text:span text:style-name="Strong_20_Emphasis">Morning Mobility:</text:span> Frog stretch, Dragon Tamer Reach (opposite arm), 90/90, Neck Corrector, Floor Scap Glides, Ankle Flossing, Face Pulls</text:p>
            </text:list-item>
            <text:list-item>
              <text:p text:style-name="P64"><text:span text:style-name="Strong_20_Emphasis">Burn Session:</text:span> Aggressive striking outburst (knees, elbows, yelling)</text:p>
            </text:list-item>
            <text:list-item>
              <text:p text:style-name="P64"><text:span text:style-name="Strong_20_Emphasis">Burnwalk Recovery:</text:span> 0.5 mile walk, breath-matched to metronome (73→62 BPM)</text:p>
            </text:list-item>
          </text:list>
        </text:list-item>
        <text:list-item>
          <text:p text:style-name="P64"><text:soft-page-break/><text:span text:style-name="Strong_20_Emphasis">Mobility Work:</text:span></text:p>
          <text:list>
            <text:list-item>
              <text:p text:style-name="P64">Neuro-Wave Tilt, Frog Stretch, Dragon Tamer Reach, Supine Figure 4, Corpse Pose</text:p>
            </text:list-item>
          </text:list>
        </text:list-item>
        <text:list-item>
          <text:p text:style-name="P64"><text:span text:style-name="Strong_20_Emphasis">Technical Insights:</text:span></text:p>
          <text:list>
            <text:list-item>
              <text:p text:style-name="P64">High kick chain and bracing patterns actively released</text:p>
            </text:list-item>
            <text:list-item>
              <text:p text:style-name="P64">Emotional cycle containment via physical systems</text:p>
            </text:list-item>
          </text:list>
        </text:list-item>
      </text:list>
      <text:p text:style-name="P22"/>
      <text:h text:style-name="P23" text:outline-level="2">NUTRITION &amp; HYDRATION:</text:h>
      <text:list text:style-name="L46">
        <text:list-item>
          <text:p text:style-name="P65"><text:span text:style-name="Strong_20_Emphasis">Total Hydration:</text:span> ~133 oz</text:p>
        </text:list-item>
        <text:list-item>
          <text:p text:style-name="P65"><text:span text:style-name="Strong_20_Emphasis">Meals/Fueling:</text:span></text:p>
          <text:list>
            <text:list-item>
              <text:p text:style-name="P65">Slapple Oats + Muscle Milk + Carnation Shake (AM)</text:p>
            </text:list-item>
            <text:list-item>
              <text:p text:style-name="P65">2x 8oz Tacos with cheese</text:p>
            </text:list-item>
            <text:list-item>
              <text:p text:style-name="P65">~20 Doritos</text:p>
            </text:list-item>
            <text:list-item>
              <text:p text:style-name="P65">Strawberry Smoothie + Liquid I.V.</text:p>
            </text:list-item>
          </text:list>
        </text:list-item>
        <text:list-item>
          <text:p text:style-name="P65"><text:span text:style-name="Strong_20_Emphasis">Total Macros:</text:span></text:p>
          <text:list>
            <text:list-item>
              <text:p text:style-name="P65">~162g protein</text:p>
            </text:list-item>
            <text:list-item>
              <text:p text:style-name="P65">~113–120g carbs</text:p>
            </text:list-item>
            <text:list-item>
              <text:p text:style-name="P65">~67g fat</text:p>
            </text:list-item>
            <text:list-item>
              <text:p text:style-name="P65">~2,050–2,200 kcal</text:p>
            </text:list-item>
          </text:list>
        </text:list-item>
        <text:list-item>
          <text:p text:style-name="P65"><text:span text:style-name="Strong_20_Emphasis">Supplement Stack:</text:span></text:p>
          <text:list>
            <text:list-item>
              <text:p text:style-name="P65">AM: Multivitamin, Magnesium Glycinate, L-Theanine, Fish Oil (x3), Creatine, Vitamin D3, Digestive Enzymes, ALA</text:p>
            </text:list-item>
            <text:list-item>
              <text:p text:style-name="P65">PM: Magnesium, L-Theanine, 3mg Melatonin</text:p>
            </text:list-item>
          </text:list>
        </text:list-item>
      </text:list>
      <text:p text:style-name="P22"/>
      <text:h text:style-name="P23" text:outline-level="2">BUFFS TRIGGERED:</text:h>
      <text:list text:style-name="L47">
        <text:list-item>
          <text:p text:style-name="P66">Liquid Core (hydration + breath mastery)</text:p>
        </text:list-item>
        <text:list-item>
          <text:p text:style-name="P66">Well-Fed Sentinel (macro balance)</text:p>
        </text:list-item>
        <text:list-item>
          <text:p text:style-name="P66">Dreamstate Priming (neurochemical layering)</text:p>
        </text:list-item>
        <text:list-item>
          <text:p text:style-name="P66">Recovery Surge Protocol</text:p>
        </text:list-item>
        <text:list-item>
          <text:p text:style-name="P66">Emotional Architect (Feldmann's Gate completion)</text:p>
        </text:list-item>
        <text:list-item>
          <text:p text:style-name="P66">System Architect (new protocol creation)</text:p>
        </text:list-item>
        <text:list-item>
          <text:p text:style-name="P66">Tactical Humor Memory (Muay Thai/Kickboxing study insight)</text:p>
        </text:list-item>
        <text:list-item>
          <text:p text:style-name="P66"><text:soft-page-break/>Loop Disruptor (rage event conversion)</text:p>
        </text:list-item>
        <text:list-item>
          <text:p text:style-name="P66">Burn Discipline Tier I (rage-to-system transition)</text:p>
        </text:list-item>
      </text:list>
      <text:p text:style-name="P22"/>
      <text:h text:style-name="P23" text:outline-level="2">XP AWARDS:</text:h>
      <text:list text:style-name="L48">
        <text:list-item>
          <text:p text:style-name="P67">Hydration Mastery: +5 XP</text:p>
        </text:list-item>
        <text:list-item>
          <text:p text:style-name="P67">Macro Logging: +5 XP</text:p>
        </text:list-item>
        <text:list-item>
          <text:p text:style-name="P67">Emotional Flow Milestone: +7 XP</text:p>
        </text:list-item>
        <text:list-item>
          <text:p text:style-name="P67">Recovery Ritual Execution: +5 XP</text:p>
        </text:list-item>
        <text:list-item>
          <text:p text:style-name="P67">System Realization Protocol: +5 XP</text:p>
        </text:list-item>
        <text:list-item>
          <text:p text:style-name="P67">Night Mobility Bonus: +3 XP</text:p>
        </text:list-item>
        <text:list-item>
          <text:p text:style-name="P67"><text:span text:style-name="Strong_20_Emphasis">TOTAL XP GAINED:</text:span> +30 XP</text:p>
        </text:list-item>
      </text:list>
      <text:p text:style-name="P22"/>
      <text:h text:style-name="P30" text:outline-level="1">SYSTEM NOTES:</text:h>
      <text:list text:style-name="L49">
        <text:list-item>
          <text:p text:style-name="P68">Emotional overload triggered by external (Ex’s tweet), but full containment achieved</text:p>
        </text:list-item>
        <text:list-item>
          <text:p text:style-name="P68">Dream sequences increasingly thematized by emotional sovereignty challenges</text:p>
        </text:list-item>
        <text:list-item>
          <text:p text:style-name="P68">New tactical drills and concepts initiated:</text:p>
          <text:list>
            <text:list-item>
              <text:p text:style-name="P68">'NEXT THREAT' Protocol (never linger post-knockdown)</text:p>
            </text:list-item>
            <text:list-item>
              <text:p text:style-name="P68">'Burnwalk 0.5' (rage rechanneling)</text:p>
            </text:list-item>
            <text:list-item>
              <text:p text:style-name="P68">Neuro-Wave Tilt (pelvic-thoracic wave synchronization)</text:p>
            </text:list-item>
          </text:list>
        </text:list-item>
      </text:list>
      <text:p text:style-name="P22"/>
      <text:h text:style-name="P23" text:outline-level="2">LEVEL-UP STATUS:</text:h>
      <text:list text:style-name="L50">
        <text:list-item>
          <text:p text:style-name="P69"><text:span text:style-name="Strong_20_Emphasis">Total XP:</text:span> 306 / 400</text:p>
        </text:list-item>
        <text:list-item>
          <text:p text:style-name="P69"><text:span text:style-name="Strong_20_Emphasis">Level:</text:span> 5</text:p>
        </text:list-item>
        <text:list-item>
          <text:p text:style-name="P69"><text:span text:style-name="Strong_20_Emphasis">Class/Title:</text:span> System Initiate / Adaptive Striker + Breathborne Tactician</text:p>
        </text:list-item>
        <text:list-item>
          <text:p text:style-name="P69"><text:span text:style-name="Strong_20_Emphasis">Stat Points Allocated:</text:span></text:p>
          <text:list>
            <text:list-item>
              <text:p text:style-name="P69">+2 Breath Control</text:p>
            </text:list-item>
            <text:list-item>
              <text:p text:style-name="P69">+1 Cognition</text:p>
            </text:list-item>
            <text:list-item>
              <text:p text:style-name="P69">+1 Endurance</text:p>
            </text:list-item>
            <text:list-item>
              <text:p text:style-name="P69">+1 Recovery</text:p>
            </text:list-item>
          </text:list>
        </text:list-item>
      </text:list>
      <text:p text:style-name="P22"/>
      <text:h text:style-name="P23" text:outline-level="2"><text:soft-page-break/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4, 2025</text:h>
      <text:p text:style-name="P22"/>
      <text:h text:style-name="P23" text:outline-level="2">SYSTEM METRICS:</text:h>
      <text:list text:style-name="L51">
        <text:list-item>
          <text:p text:style-name="P70"><text:span text:style-name="Strong_20_Emphasis">Level:</text:span> 6 – Rhythm Architect</text:p>
        </text:list-item>
        <text:list-item>
          <text:p text:style-name="P70"><text:span text:style-name="Strong_20_Emphasis">XP:</text:span> 184 / 500</text:p>
        </text:list-item>
        <text:list-item>
          <text:p text:style-name="P70"><text:span text:style-name="Strong_20_Emphasis">Stat Points:</text:span> 1 (Unspent)</text:p>
        </text:list-item>
        <text:list-item>
          <text:p text:style-name="P70"><text:span text:style-name="Strong_20_Emphasis">Mood:</text:span> 8/10</text:p>
        </text:list-item>
        <text:list-item>
          <text:p text:style-name="P70"><text:span text:style-name="Strong_20_Emphasis">Energy:</text:span> 8/10</text:p>
        </text:list-item>
        <text:list-item>
          <text:p text:style-name="P70"><text:span text:style-name="Strong_20_Emphasis">Wakeup Time:</text:span> [Not recorded]</text:p>
        </text:list-item>
        <text:list-item>
          <text:p text:style-name="P70"><text:span text:style-name="Strong_20_Emphasis">Morning Body Weight:</text:span> [Not recorded]</text:p>
        </text:list-item>
        <text:list-item>
          <text:p text:style-name="P70"><text:span text:style-name="Strong_20_Emphasis">Total Sleep:</text:span> [Not recorded]</text:p>
        </text:list-item>
        <text:list-item>
          <text:p text:style-name="P70"><text:span text:style-name="Strong_20_Emphasis">Immediate Thoughts:</text:span> Emotional sovereignty challenged midday; full rhythmic recovery achieved by night.</text:p>
        </text:list-item>
      </text:list>
      <text:p text:style-name="P22"/>
      <text:h text:style-name="P23" text:outline-level="2">BREATHWORK &amp; PHYSICAL METRICS:</text:h>
      <text:list text:style-name="L52">
        <text:list-item>
          <text:p text:style-name="P71"><text:span text:style-name="Strong_20_Emphasis">CO₂ Hold:</text:span> 19.16 seconds (Standing Test)</text:p>
        </text:list-item>
        <text:list-item>
          <text:p text:style-name="P71"><text:span text:style-name="Strong_20_Emphasis">Max Expiratory Pressure:</text:span> [Logged via AeroFit; slight exhale deviation]</text:p>
        </text:list-item>
        <text:list-item>
          <text:p text:style-name="P71"><text:span text:style-name="Strong_20_Emphasis">Max Inspiratory Pressure:</text:span> [Not specifically recorded]</text:p>
        </text:list-item>
        <text:list-item>
          <text:p text:style-name="P71"><text:span text:style-name="Strong_20_Emphasis">Accessible Lung Capacity:</text:span> 3.0L (Tidal Volume)</text:p>
        </text:list-item>
        <text:list-item>
          <text:p text:style-name="P71"><text:span text:style-name="Strong_20_Emphasis">Performance Data:</text:span></text:p>
          <text:list>
            <text:list-item>
              <text:p text:style-name="P71">VO₂ Max: 4.3L</text:p>
            </text:list-item>
            <text:list-item>
              <text:p text:style-name="P71">Peak Flow: 680 L/min</text:p>
            </text:list-item>
            <text:list-item>
              <text:p text:style-name="P71">Respiratory Rate: 6.4 bpm</text:p>
            </text:list-item>
          </text:list>
        </text:list-item>
        <text:list-item>
          <text:p text:style-name="P71"><text:span text:style-name="Strong_20_Emphasis">Tactical Breathwork Protocols:</text:span></text:p>
          <text:list>
            <text:list-item>
              <text:p text:style-name="P71">AeroFit Exhale Focused Drill</text:p>
              <text:list>
                <text:list-item>
                  <text:p text:style-name="P71">Jaw tension flagged; adjusted with gum chewing and intensity taper</text:p>
                </text:list-item>
              </text:list>
            </text:list-item>
            <text:list-item>
              <text:p text:style-name="P71">Feldmann's Gate:</text:p>
              <text:list>
                <text:list-item>
                  <text:p text:style-name="P71">Midday: 5 mins — euphoric, calm</text:p>
                </text:list-item>
                <text:list-item>
                  <text:p text:style-name="P71">Evening: Gate II 4:30 mins — euphoric, tingling, emotional surge, full calm descent</text:p>
                </text:list-item>
              </text:list>
            </text:list-item>
          </text:list>
        </text:list-item>
      </text:list>
      <text:p text:style-name="P22"/>
      <text:h text:style-name="P23" text:outline-level="2"><text:soft-page-break/>TRAINING EXECUTION:</text:h>
      <text:list text:style-name="L53">
        <text:list-item>
          <text:p text:style-name="P72"><text:span text:style-name="Strong_20_Emphasis">Morning Mobility:</text:span></text:p>
          <text:list>
            <text:list-item>
              <text:p text:style-name="P72">Thoracic Rolls</text:p>
            </text:list-item>
            <text:list-item>
              <text:p text:style-name="P72">Spine Corrector (2 min)</text:p>
            </text:list-item>
            <text:list-item>
              <text:p text:style-name="P72">Scorpion to Child's Pose (2 min)</text:p>
            </text:list-item>
            <text:list-item>
              <text:p text:style-name="P72">Frog Stretch (2 min)</text:p>
            </text:list-item>
            <text:list-item>
              <text:p text:style-name="P72">Dragon Tamer Reach (30 sec per side)</text:p>
            </text:list-item>
            <text:list-item>
              <text:p text:style-name="P72">Completed Drill #5 at workplace</text:p>
            </text:list-item>
          </text:list>
        </text:list-item>
        <text:list-item>
          <text:p text:style-name="P72"><text:span text:style-name="Strong_20_Emphasis">Midday Training:</text:span></text:p>
          <text:list>
            <text:list-item>
              <text:p text:style-name="P72">4 Rounds Weighted Jump Rope (11.5 oz rope)</text:p>
              <text:list>
                <text:list-item>
                  <text:p text:style-name="P72">Active rest: 10 pushups, 10 situps, 10 squats</text:p>
                </text:list-item>
                <text:list-item>
                  <text:p text:style-name="P72">Heart Rate Peak: 152 bpm</text:p>
                </text:list-item>
                <text:list-item>
                  <text:p text:style-name="P72">Breath: Nasal preferred; mouth override during fatigue</text:p>
                </text:list-item>
              </text:list>
            </text:list-item>
          </text:list>
        </text:list-item>
        <text:list-item>
          <text:p text:style-name="P72"><text:span text:style-name="Strong_20_Emphasis">Bagwork Session:</text:span></text:p>
          <text:list>
            <text:list-item>
              <text:p text:style-name="P72">6 Rounds – Technique Focus</text:p>
            </text:list-item>
            <text:list-item>
              <text:p text:style-name="P72"><text:span text:style-name="Strong_20_Emphasis">Total Strikes:</text:span> 441</text:p>
            </text:list-item>
            <text:list-item>
              <text:p text:style-name="P72"><text:span text:style-name="Strong_20_Emphasis">Round Breakdown:</text:span></text:p>
              <text:list>
                <text:list-item>
                  <text:p text:style-name="P72">R1: 74 (rhythm entry)</text:p>
                </text:list-item>
                <text:list-item>
                  <text:p text:style-name="P72">R2: 29 (Saenchai-style catch and throw)</text:p>
                </text:list-item>
                <text:list-item>
                  <text:p text:style-name="P72">R3: 126 (power kicks, strong feedback)</text:p>
                </text:list-item>
                <text:list-item>
                  <text:p text:style-name="P72">R4: 36 (slip/high guard/lead hook; 50% southpaw)</text:p>
                </text:list-item>
                <text:list-item>
                  <text:p text:style-name="P72">R5: 88 (power strikes, nasal breath endurance)</text:p>
                </text:list-item>
                <text:list-item>
                  <text:p text:style-name="P72">R6: 88 (explosive sequences, mouth breathing, throws)</text:p>
                </text:list-item>
              </text:list>
            </text:list-item>
          </text:list>
        </text:list-item>
      </text:list>
      <text:p text:style-name="P22"/>
      <text:h text:style-name="P23" text:outline-level="2">EMOTIONAL FLOW &amp; RECOVERY:</text:h>
      <text:list text:style-name="L54">
        <text:list-item>
          <text:p text:style-name="P73"><text:span text:style-name="Strong_20_Emphasis">Workplace Emotional Event:</text:span></text:p>
          <text:list>
            <text:list-item>
              <text:p text:style-name="P73">Conflict with coworker (judgmental behavior, aggressive stance)</text:p>
            </text:list-item>
            <text:list-item>
              <text:p text:style-name="P73">Emotional Regulation Level: Spike to 5/10, contained through restraint and breath control</text:p>
            </text:list-item>
          </text:list>
        </text:list-item>
        <text:list-item>
          <text:p text:style-name="P73"><text:span text:style-name="Strong_20_Emphasis">Burn Recovery and System Reset:</text:span></text:p>
          <text:list>
            <text:list-item>
              <text:p text:style-name="P73">Emotional energy fully converted post-Gate II session</text:p>
            </text:list-item>
          </text:list>
        </text:list-item>
      </text:list>
      <text:p text:style-name="P22"/>
      <text:h text:style-name="P23" text:outline-level="2"><text:soft-page-break/>NUTRITION &amp; HYDRATION:</text:h>
      <text:list text:style-name="L55">
        <text:list-item>
          <text:p text:style-name="P74"><text:span text:style-name="Strong_20_Emphasis">Total Hydration:</text:span> ~150 oz</text:p>
        </text:list-item>
        <text:list-item>
          <text:p text:style-name="P74"><text:span text:style-name="Strong_20_Emphasis">Meals/Fueling:</text:span></text:p>
          <text:list>
            <text:list-item>
              <text:p text:style-name="P74">AM Fuel: Slapple V2 + Muscle Milk Vanilla + Ascent + Carnation Instant Breakfast Shake</text:p>
            </text:list-item>
            <text:list-item>
              <text:p text:style-name="P74">Pre-training: KIND Bar + Peanut Butter + Honey</text:p>
            </text:list-item>
            <text:list-item>
              <text:p text:style-name="P74">Dinner: 2x 8 oz Burrito Tacos (90/10 beef, beans, cheese, tortilla)</text:p>
            </text:list-item>
            <text:list-item>
              <text:p text:style-name="P74">Extra: 1 slice American Cheese</text:p>
            </text:list-item>
            <text:list-item>
              <text:p text:style-name="P74">Smoothie: 7 oz strawberries, Liquid IV Cherry, vanilla Greek yogurt, pepitas</text:p>
            </text:list-item>
          </text:list>
        </text:list-item>
        <text:list-item>
          <text:p text:style-name="P74"><text:span text:style-name="Strong_20_Emphasis">Daily Nutrition Totals:</text:span></text:p>
          <text:list>
            <text:list-item>
              <text:p text:style-name="P74">Calories: 2,657 kcal</text:p>
            </text:list-item>
            <text:list-item>
              <text:p text:style-name="P74">Protein: 163.8g</text:p>
            </text:list-item>
            <text:list-item>
              <text:p text:style-name="P74">Carbs: 245.3g (55g Sugar | 14g Fiber)</text:p>
            </text:list-item>
            <text:list-item>
              <text:p text:style-name="P74">Fat: 102.6g</text:p>
            </text:list-item>
          </text:list>
        </text:list-item>
        <text:list-item>
          <text:p text:style-name="P74"><text:span text:style-name="Strong_20_Emphasis">Supplement Stack:</text:span></text:p>
          <text:list>
            <text:list-item>
              <text:p text:style-name="P74">AM: Magnesium+</text:p>
            </text:list-item>
            <text:list-item>
              <text:p text:style-name="P74">PM: Magnesium+, L-Theanine, 3mg Melatonin</text:p>
            </text:list-item>
          </text:list>
        </text:list-item>
      </text:list>
      <text:p text:style-name="P22"/>
      <text:h text:style-name="P23" text:outline-level="2">BUFFS TRIGGERED:</text:h>
      <text:list text:style-name="L56">
        <text:list-item>
          <text:p text:style-name="P75">Liquid Core (Hydration Sovereignty Tier II)</text:p>
        </text:list-item>
        <text:list-item>
          <text:p text:style-name="P75">Resilient Engine (dual mobility + breath stacking)</text:p>
        </text:list-item>
        <text:list-item>
          <text:p text:style-name="P75">Phasebreaker (441 strikes session completion)</text:p>
        </text:list-item>
        <text:list-item>
          <text:p text:style-name="P75">Calm Engine Surge (post-conflict emotional recovery)</text:p>
        </text:list-item>
        <text:list-item>
          <text:p text:style-name="P75">Breathborne Expansion (AeroFit breath enhancement)</text:p>
        </text:list-item>
        <text:list-item>
          <text:p text:style-name="P75">Burn Discipline II (conversion of emotional rage to calm)</text:p>
        </text:list-item>
      </text:list>
      <text:p text:style-name="P22"/>
      <text:h text:style-name="P23" text:outline-level="2">XP AWARDS:</text:h>
      <text:list text:style-name="L57">
        <text:list-item>
          <text:p text:style-name="P76">Hydration Sovereignty: +5 XP</text:p>
        </text:list-item>
        <text:list-item>
          <text:p text:style-name="P76">Tactical Breathwork Execution: +5 XP</text:p>
        </text:list-item>
        <text:list-item>
          <text:p text:style-name="P76">Training Execution (Jump Rope + Bagwork): +10 XP</text:p>
        </text:list-item>
        <text:list-item>
          <text:p text:style-name="P76">Emotional Regulation Under Duress: +5 XP</text:p>
        </text:list-item>
        <text:list-item>
          <text:p text:style-name="P76">Recovery Ritual Execution: +5 XP</text:p>
        </text:list-item>
        <text:list-item>
          <text:p text:style-name="P76"><text:soft-page-break/><text:span text:style-name="Strong_20_Emphasis">TOTAL XP GAINED:</text:span> +30 XP<text:line-break/><text:span text:style-name="Strong_20_Emphasis">NEW XP TOTAL:</text:span> 214 / 500</text:p>
        </text:list-item>
      </text:list>
      <text:p text:style-name="P22"/>
      <text:h text:style-name="P30" text:outline-level="1">SYSTEM NOTES:</text:h>
      <text:list text:style-name="L58">
        <text:list-item>
          <text:p text:style-name="P77">System resilience tested across both physical and emotional axes; fully rebalanced by end of day.</text:p>
        </text:list-item>
        <text:list-item>
          <text:p text:style-name="P77">Breath mastery protocols scaling successfully — AeroFit sessions confirmed growth.</text:p>
        </text:list-item>
        <text:list-item>
          <text:p text:style-name="P77">Emotional regulation reflex successfully layered into both conflict resolution and physical training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Manual entry not recorded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5, 2025</text:h>
      <text:p text:style-name="P22"/>
      <text:h text:style-name="P23" text:outline-level="2">SYSTEM METRICS:</text:h>
      <text:list text:style-name="L59">
        <text:list-item>
          <text:p text:style-name="P78"><text:span text:style-name="Strong_20_Emphasis">Level:</text:span> 6 – Warden</text:p>
        </text:list-item>
        <text:list-item>
          <text:p text:style-name="P78"><text:span text:style-name="Strong_20_Emphasis">XP Gained:</text:span> +121 XP</text:p>
        </text:list-item>
        <text:list-item>
          <text:p text:style-name="P78"><text:span text:style-name="Strong_20_Emphasis">Total XP:</text:span> 300 / 500</text:p>
        </text:list-item>
        <text:list-item>
          <text:p text:style-name="P78"><text:span text:style-name="Strong_20_Emphasis">Stat Points:</text:span> [Pending next allocation]</text:p>
        </text:list-item>
        <text:list-item>
          <text:p text:style-name="P78"><text:span text:style-name="Strong_20_Emphasis">Mood:</text:span> 6–7/10 (minor emotional turbulence)</text:p>
        </text:list-item>
        <text:list-item>
          <text:p text:style-name="P78"><text:span text:style-name="Strong_20_Emphasis">Energy:</text:span> 7–8/10 (slight morning grogginess)</text:p>
        </text:list-item>
        <text:list-item>
          <text:p text:style-name="P78"><text:span text:style-name="Strong_20_Emphasis">Wakeup Time:</text:span> [Not exact, ~5:30 AM mobility initiated]</text:p>
        </text:list-item>
        <text:list-item>
          <text:p text:style-name="P78"><text:span text:style-name="Strong_20_Emphasis">Morning Body Weight:</text:span> ~137.2 lbs (estimated AM)</text:p>
        </text:list-item>
        <text:list-item>
          <text:p text:style-name="P78"><text:span text:style-name="Strong_20_Emphasis">Total Sleep:</text:span> 7–8 hrs (minor interruption)</text:p>
        </text:list-item>
        <text:list-item>
          <text:p text:style-name="P78"><text:span text:style-name="Strong_20_Emphasis">Immediate Thoughts:</text:span> Conflict processing, protection instincts, emotional maturity under tension</text:p>
        </text:list-item>
        <text:list-item>
          <text:p text:style-name="P78"><text:span text:style-name="Strong_20_Emphasis">Emotional Sovereignty:</text:span> Maintained through conscious breath, sprint burn, journaling</text:p>
        </text:list-item>
      </text:list>
      <text:p text:style-name="P22"/>
      <text:h text:style-name="P23" text:outline-level="2">BREATHWORK &amp; PHYSICAL METRICS:</text:h>
      <text:list text:style-name="L60">
        <text:list-item>
          <text:p text:style-name="P79"><text:span text:style-name="Strong_20_Emphasis">CO₂ Hold:</text:span> [Data captured via AeroFit, logged separately]</text:p>
        </text:list-item>
        <text:list-item>
          <text:p text:style-name="P79"><text:span text:style-name="Strong_20_Emphasis">Max Expiratory Pressure:</text:span> [Captured via image, not manually entered]</text:p>
        </text:list-item>
        <text:list-item>
          <text:p text:style-name="P79"><text:span text:style-name="Strong_20_Emphasis">Max Inspiratory Pressure:</text:span> [Captured via image]</text:p>
        </text:list-item>
        <text:list-item>
          <text:p text:style-name="P79"><text:span text:style-name="Strong_20_Emphasis">Accessible Lung Capacity:</text:span> [Captured via image]</text:p>
        </text:list-item>
        <text:list-item>
          <text:p text:style-name="P79"><text:span text:style-name="Strong_20_Emphasis">Tactical Breathwork Protocols:</text:span></text:p>
          <text:list>
            <text:list-item>
              <text:p text:style-name="P79">Morning Breath Check (data held)</text:p>
            </text:list-item>
            <text:list-item>
              <text:p text:style-name="P79">Midday Feldmann's Gate (6 minutes): Cadence 2-1-6; LoFi support; emotional drift resolved into peace</text:p>
            </text:list-item>
            <text:list-item>
              <text:p text:style-name="P79">Evening Feldmann's Gate (10 minutes): Supine breathing with visual trailing and emotional release</text:p>
            </text:list-item>
          </text:list>
        </text:list-item>
      </text:list>
      <text:p text:style-name="P22"/>
      <text:h text:style-name="P23" text:outline-level="2">TRAINING EXECUTION:</text:h>
      <text:list text:style-name="L61">
        <text:list-item>
          <text:p text:style-name="P80"><text:span text:style-name="Strong_20_Emphasis">Morning Mobility:</text:span></text:p>
          <text:list>
            <text:list-item>
              <text:p text:style-name="P80">Thoracic Rolls</text:p>
            </text:list-item>
            <text:list-item>
              <text:p text:style-name="P80">Neck Corrector</text:p>
            </text:list-item>
            <text:list-item>
              <text:p text:style-name="P80">Kick Swings (all directions)</text:p>
            </text:list-item>
            <text:list-item>
              <text:p text:style-name="P80"><text:soft-page-break/>Face Pulls x10</text:p>
            </text:list-item>
            <text:list-item>
              <text:p text:style-name="P80">Scap Slides x10</text:p>
            </text:list-item>
          </text:list>
        </text:list-item>
        <text:list-item>
          <text:p text:style-name="P80"><text:span text:style-name="Strong_20_Emphasis">Midday Emotional Management:</text:span></text:p>
          <text:list>
            <text:list-item>
              <text:p text:style-name="P80">Breath recovery after emotional spikes (burn event via Jesse’s friend trigger)</text:p>
            </text:list-item>
            <text:list-item>
              <text:p text:style-name="P80">Strawberry Cough vape noted; breath protocol adjusted (2 in, 1 chest, 6 exhale)</text:p>
            </text:list-item>
          </text:list>
        </text:list-item>
        <text:list-item>
          <text:p text:style-name="P80"><text:span text:style-name="Strong_20_Emphasis">Afternoon Sprint Session (Phase 2: Warden Burn Release):</text:span></text:p>
          <text:list>
            <text:list-item>
              <text:p text:style-name="P80">Total Sprints: 11 rounds</text:p>
              <text:list>
                <text:list-item>
                  <text:p text:style-name="P80">4x ~60m sprints</text:p>
                </text:list-item>
                <text:list-item>
                  <text:p text:style-name="P80">3x 30m sprints</text:p>
                </text:list-item>
                <text:list-item>
                  <text:p text:style-name="P80">4x 15m shuttle sprints</text:p>
                </text:list-item>
              </text:list>
            </text:list-item>
            <text:list-item>
              <text:p text:style-name="P80">Heart Rate Zone: Zone 5 peak (anaerobic threshold)</text:p>
            </text:list-item>
            <text:list-item>
              <text:p text:style-name="P80">Emotional burn transferred into motion</text:p>
            </text:list-item>
          </text:list>
        </text:list-item>
        <text:list-item>
          <text:p text:style-name="P80"><text:span text:style-name="Strong_20_Emphasis">Post-Sprint Core Work:</text:span></text:p>
          <text:list>
            <text:list-item>
              <text:p text:style-name="P80">Russian Twists (3 sets, 10 lb strike-focus)</text:p>
            </text:list-item>
            <text:list-item>
              <text:p text:style-name="P80">Plyometric Pushups (3x 6–10 reps, knee variant) – <text:span text:style-name="Strong_20_Emphasis">Strike Surge Buff Initiated</text:span></text:p>
            </text:list-item>
          </text:list>
        </text:list-item>
        <text:list-item>
          <text:p text:style-name="P80"><text:span text:style-name="Strong_20_Emphasis">Recovery Protocol:</text:span></text:p>
          <text:list>
            <text:list-item>
              <text:p text:style-name="P80">Forearm flush</text:p>
            </text:list-item>
            <text:list-item>
              <text:p text:style-name="P80">Breath control reset</text:p>
            </text:list-item>
            <text:list-item>
              <text:p text:style-name="P80">Glute Medius Massage (Thai Oil + Gun)</text:p>
            </text:list-item>
            <text:list-item>
              <text:p text:style-name="P80">Cold treatment initiated for shin tenderness (left side)</text:p>
            </text:list-item>
          </text:list>
        </text:list-item>
      </text:list>
      <text:p text:style-name="P22"/>
      <text:h text:style-name="P23" text:outline-level="2">NUTRITION &amp; HYDRATION:</text:h>
      <text:list text:style-name="L62">
        <text:list-item>
          <text:p text:style-name="P81"><text:span text:style-name="Strong_20_Emphasis">Total Hydration:</text:span> ~165 oz</text:p>
        </text:list-item>
        <text:list-item>
          <text:p text:style-name="P81"><text:span text:style-name="Strong_20_Emphasis">Meals/Fueling:</text:span></text:p>
          <text:list>
            <text:list-item>
              <text:p text:style-name="P81">AM Fuel: Ascent + Carnation Shake, Slapple Oats (oats, cranberries, granola, Greek yogurt, honey)</text:p>
            </text:list-item>
            <text:list-item>
              <text:p text:style-name="P81">Midday: +32 oz water</text:p>
            </text:list-item>
            <text:list-item>
              <text:p text:style-name="P81">Dinner: 2 Taco Thangs (8 oz each), 1 cup shredded cheese, 2 cups greens</text:p>
            </text:list-item>
            <text:list-item>
              <text:p text:style-name="P81">Smoothie: 7 oz strawberries, 6–8 oz almond milk, 2 tbsp vanilla Greek yogurt, Liquid I.V.</text:p>
            </text:list-item>
          </text:list>
        </text:list-item>
        <text:list-item>
          <text:p text:style-name="P81"><text:span text:style-name="Strong_20_Emphasis">Macros Estimate:</text:span></text:p>
          <text:list>
            <text:list-item>
              <text:p text:style-name="P81">Calories: ~2,950–3,100 kcal</text:p>
            </text:list-item>
            <text:list-item>
              <text:p text:style-name="P81">Protein: ~180–190g</text:p>
            </text:list-item>
            <text:list-item>
              <text:p text:style-name="P81"><text:soft-page-break/>Carbs: ~180–200g</text:p>
            </text:list-item>
            <text:list-item>
              <text:p text:style-name="P81">Fats: ~90–100g</text:p>
            </text:list-item>
          </text:list>
        </text:list-item>
        <text:list-item>
          <text:p text:style-name="P81"><text:span text:style-name="Strong_20_Emphasis">Supplement Stack:</text:span></text:p>
          <text:list>
            <text:list-item>
              <text:p text:style-name="P81">AM: Standard Base Stack</text:p>
            </text:list-item>
            <text:list-item>
              <text:p text:style-name="P81">PM: Magnesium+</text:p>
            </text:list-item>
          </text:list>
        </text:list-item>
      </text:list>
      <text:p text:style-name="P22"/>
      <text:h text:style-name="P23" text:outline-level="2">BUFFS TRIGGERED:</text:h>
      <text:list text:style-name="L63">
        <text:list-item>
          <text:p text:style-name="P82">Liquid Core II (Hydration)</text:p>
        </text:list-item>
        <text:list-item>
          <text:p text:style-name="P82">Strike Surge (Plyo Strike Buff)</text:p>
        </text:list-item>
        <text:list-item>
          <text:p text:style-name="P82">Burn Discipline II (Sprint emotional transmutation)</text:p>
        </text:list-item>
        <text:list-item>
          <text:p text:style-name="P82">Calm Engine Flow (post-conflict stabilization)</text:p>
        </text:list-item>
        <text:list-item>
          <text:p text:style-name="P82">Breathborne Expansion (evening breathwork + AeroFit alignment)</text:p>
        </text:list-item>
        <text:list-item>
          <text:p text:style-name="P82">Tactical Recovery Layer (hydration + magnesium stack)</text:p>
        </text:list-item>
        <text:list-item>
          <text:p text:style-name="P82">Emotional Architect (conflict journal and protection instinct mastery)</text:p>
        </text:list-item>
      </text:list>
      <text:p text:style-name="P22"/>
      <text:h text:style-name="P23" text:outline-level="2">XP AWARDS:</text:h>
      <text:list text:style-name="L64">
        <text:list-item>
          <text:p text:style-name="P83">Breathwork Execution: +15 XP</text:p>
        </text:list-item>
        <text:list-item>
          <text:p text:style-name="P83">Sprint Phase Completion: +25 XP</text:p>
        </text:list-item>
        <text:list-item>
          <text:p text:style-name="P83">Emotional Regulation Under Fire: +20 XP</text:p>
        </text:list-item>
        <text:list-item>
          <text:p text:style-name="P83">Recovery Ritual (breath, journaling, magnesium recovery): +20 XP</text:p>
        </text:list-item>
        <text:list-item>
          <text:p text:style-name="P83">Technical Training (strike + plyo work): +16 XP</text:p>
        </text:list-item>
        <text:list-item>
          <text:p text:style-name="P83">Hydration Mastery: +5 XP</text:p>
        </text:list-item>
        <text:list-item>
          <text:p text:style-name="P83">Macro Discipline: +5 XP</text:p>
        </text:list-item>
        <text:list-item>
          <text:p text:style-name="P83">Emotional Transmutation via Burn Log: +15 XP</text:p>
        </text:list-item>
        <text:list-item>
          <text:p text:style-name="P83"><text:span text:style-name="Strong_20_Emphasis">TOTAL XP GAINED:</text:span> +121 XP<text:line-break/><text:span text:style-name="Strong_20_Emphasis">NEW XP TOTAL:</text:span> 300 / 500</text:p>
        </text:list-item>
      </text:list>
      <text:p text:style-name="P22"/>
      <text:h text:style-name="P30" text:outline-level="1">SYSTEM NOTES:</text:h>
      <text:list text:style-name="L65">
        <text:list-item>
          <text:p text:style-name="P84">Conflict with coworker Andrew and Jesse’s social circle incidents triggered emotional burns, but full containment achieved.</text:p>
        </text:list-item>
        <text:list-item>
          <text:p text:style-name="P84">Burn discipline and system-led transformation evident across entire day.</text:p>
        </text:list-item>
        <text:list-item>
          <text:p text:style-name="P84"><text:soft-page-break/>Physical recovery stacked flawlessly post-speed training.</text:p>
        </text:list-item>
        <text:list-item>
          <text:p text:style-name="P84">Movement, recovery, nutrition, and reflection phases fully completed with conscious reinforcement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0:27 (scroll close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6, 2025</text:h>
      <text:p text:style-name="P22"/>
      <text:h text:style-name="P23" text:outline-level="2">SYSTEM METRICS:</text:h>
      <text:list text:style-name="L66">
        <text:list-item>
          <text:p text:style-name="P85"><text:span text:style-name="Strong_20_Emphasis">Level:</text:span> Warden Level 6</text:p>
        </text:list-item>
        <text:list-item>
          <text:p text:style-name="P85"><text:span text:style-name="Strong_20_Emphasis">XP Gained:</text:span> +136 XP</text:p>
        </text:list-item>
        <text:list-item>
          <text:p text:style-name="P85"><text:span text:style-name="Strong_20_Emphasis">Total XP:</text:span> 432 / 500 XP</text:p>
        </text:list-item>
        <text:list-item>
          <text:p text:style-name="P85"><text:span text:style-name="Strong_20_Emphasis">Stat Points:</text:span> [Pending next allocation]</text:p>
        </text:list-item>
        <text:list-item>
          <text:p text:style-name="P85"><text:span text:style-name="Strong_20_Emphasis">Feather Steel Protocol:</text:span> Active (Compliant Weight: 136.5 lbs)</text:p>
        </text:list-item>
        <text:list-item>
          <text:p text:style-name="P85"><text:span text:style-name="Strong_20_Emphasis">Mood:</text:span> Focused containment</text:p>
        </text:list-item>
        <text:list-item>
          <text:p text:style-name="P85"><text:span text:style-name="Strong_20_Emphasis">Energy:</text:span> Satisfied fatigue (post-shift emotional and physical balance)</text:p>
        </text:list-item>
        <text:list-item>
          <text:p text:style-name="P85"><text:span text:style-name="Strong_20_Emphasis">Wakeup Time:</text:span> [Not recorded]</text:p>
        </text:list-item>
        <text:list-item>
          <text:p text:style-name="P85"><text:span text:style-name="Strong_20_Emphasis">Morning Body Weight:</text:span> [Recorded PM at 136.5 lbs]</text:p>
        </text:list-item>
        <text:list-item>
          <text:p text:style-name="P85"><text:span text:style-name="Strong_20_Emphasis">Total Sleep:</text:span> [Not recorded]</text:p>
        </text:list-item>
        <text:list-item>
          <text:p text:style-name="P85"><text:span text:style-name="Strong_20_Emphasis">Core BPM Tempo:</text:span> 58 BPM (Drift Sentinel Active)</text:p>
        </text:list-item>
      </text:list>
      <text:p text:style-name="P22"/>
      <text:h text:style-name="P23" text:outline-level="2">BREATHWORK &amp; PHYSICAL METRICS:</text:h>
      <text:list text:style-name="L67">
        <text:list-item>
          <text:p text:style-name="P86"><text:span text:style-name="Strong_20_Emphasis">CO₂ Hold:</text:span> 30.50 seconds (Post-Gate)</text:p>
        </text:list-item>
        <text:list-item>
          <text:p text:style-name="P86"><text:span text:style-name="Strong_20_Emphasis">Max Expiratory Pressure:</text:span> [Not recorded]</text:p>
        </text:list-item>
        <text:list-item>
          <text:p text:style-name="P86"><text:span text:style-name="Strong_20_Emphasis">Max Inspiratory Pressure:</text:span> [Not recorded]</text:p>
        </text:list-item>
        <text:list-item>
          <text:p text:style-name="P86"><text:span text:style-name="Strong_20_Emphasis">Accessible Lung Capacity:</text:span> [Not recorded]</text:p>
        </text:list-item>
        <text:list-item>
          <text:p text:style-name="P86"><text:span text:style-name="Strong_20_Emphasis">Tactical Breathwork Protocols:</text:span></text:p>
          <text:list>
            <text:list-item>
              <text:p text:style-name="P86">Feldmann’s Gate (10 minutes): Full-body tremors, clarity edge, emotional passing without attachment</text:p>
            </text:list-item>
            <text:list-item>
              <text:p text:style-name="P86">Cadence Shifted Post-Gate: 1:1:2 rhythm — maintained controlled mindspace</text:p>
            </text:list-item>
            <text:list-item>
              <text:p text:style-name="P86">Breath discipline sustained all day (Core BPM 58 held)</text:p>
            </text:list-item>
          </text:list>
        </text:list-item>
      </text:list>
      <text:p text:style-name="P22"/>
      <text:h text:style-name="P23" text:outline-level="2">TRAINING EXECUTION:</text:h>
      <text:list text:style-name="L68">
        <text:list-item>
          <text:p text:style-name="P87"><text:span text:style-name="Strong_20_Emphasis">Morning Mobility:</text:span></text:p>
          <text:list>
            <text:list-item>
              <text:p text:style-name="P87">Scap Slides</text:p>
            </text:list-item>
            <text:list-item>
              <text:p text:style-name="P87">Thoracic Rolls</text:p>
            </text:list-item>
            <text:list-item>
              <text:p text:style-name="P87">Frog Stretch</text:p>
            </text:list-item>
            <text:list-item>
              <text:p text:style-name="P87"><text:soft-page-break/>Face Pulls</text:p>
            </text:list-item>
            <text:list-item>
              <text:p text:style-name="P87">Leg Swings</text:p>
            </text:list-item>
            <text:list-item>
              <text:p text:style-name="P87">Dragon Tamer Reach (DTR)</text:p>
            </text:list-item>
          </text:list>
        </text:list-item>
        <text:list-item>
          <text:p text:style-name="P87"><text:span text:style-name="Strong_20_Emphasis">Night Flow Mobility:</text:span></text:p>
          <text:list>
            <text:list-item>
              <text:p text:style-name="P87">Neuro-Wave Tilt</text:p>
            </text:list-item>
            <text:list-item>
              <text:p text:style-name="P87">Frog Stretch</text:p>
            </text:list-item>
            <text:list-item>
              <text:p text:style-name="P87">Supine Figure 4</text:p>
            </text:list-item>
            <text:list-item>
              <text:p text:style-name="P87">Dragon Reach</text:p>
            </text:list-item>
            <text:list-item>
              <text:p text:style-name="P87">Savasana</text:p>
            </text:list-item>
            <text:list-item>
              <text:p text:style-name="P87">Bonus Flow: Child's Pose to Scorpion Transition (5 slow reps)</text:p>
            </text:list-item>
          </text:list>
        </text:list-item>
        <text:list-item>
          <text:p text:style-name="P87"><text:span text:style-name="Strong_20_Emphasis">Pole Reframing:</text:span> Used as anchor for awareness, not obstruction</text:p>
        </text:list-item>
        <text:list-item>
          <text:p text:style-name="P87"><text:span text:style-name="Strong_20_Emphasis">Tai Chi Learnings:</text:span></text:p>
          <text:list>
            <text:list-item>
              <text:p text:style-name="P87"><text:span text:style-name="Strong_20_Emphasis">Lesson 1 (Review):</text:span></text:p>
              <text:list>
                <text:list-item>
                  <text:p text:style-name="P87">Commencement</text:p>
                </text:list-item>
                <text:list-item>
                  <text:p text:style-name="P87">Parting the Horse’s Mane x3</text:p>
                </text:list-item>
                <text:list-item>
                  <text:p text:style-name="P87">White Crane Spreads Its Wings</text:p>
                </text:list-item>
              </text:list>
            </text:list-item>
            <text:list-item>
              <text:p text:style-name="P87"><text:span text:style-name="Strong_20_Emphasis">Lesson 2 (New Poses):</text:span></text:p>
              <text:list>
                <text:list-item>
                  <text:p text:style-name="P87">Brush Knee Push x3</text:p>
                </text:list-item>
                <text:list-item>
                  <text:p text:style-name="P87">Hands Strum the Lute</text:p>
                </text:list-item>
                <text:list-item>
                  <text:p text:style-name="P87">Closing Posture</text:p>
                </text:list-item>
              </text:list>
            </text:list-item>
          </text:list>
        </text:list-item>
      </text:list>
      <text:p text:style-name="P22"/>
      <text:h text:style-name="P23" text:outline-level="2">NUTRITION &amp; HYDRATION:</text:h>
      <text:list text:style-name="L69">
        <text:list-item>
          <text:p text:style-name="P88"><text:span text:style-name="Strong_20_Emphasis">Total Hydration:</text:span> ~170 oz</text:p>
        </text:list-item>
        <text:list-item>
          <text:p text:style-name="P88"><text:span text:style-name="Strong_20_Emphasis">Meals/Fueling:</text:span></text:p>
          <text:list>
            <text:list-item>
              <text:p text:style-name="P88">AM Shake: Ascent + Carnation + Almond Milk + Banana (~300 kcal)</text:p>
            </text:list-item>
            <text:list-item>
              <text:p text:style-name="P88">Slapple v3 (Granola Shield variant + Muscle Milk + Cinnamon + Yogurt + Honey) (~580 kcal)</text:p>
            </text:list-item>
            <text:list-item>
              <text:p text:style-name="P88">Mid-Shift Meal: White Rice + Buffalo Chicken Dip + Sausage + Chips + Fuji Apple (~550 kcal)</text:p>
            </text:list-item>
            <text:list-item>
              <text:p text:style-name="P88">Doritos (12 chips, restrained intake): ~140 kcal</text:p>
            </text:list-item>
            <text:list-item>
              <text:p text:style-name="P88">Taco Core v1.3: 10oz burrito with crushed chips, greens, ground meat (~850 kcal)</text:p>
            </text:list-item>
            <text:list-item>
              <text:p text:style-name="P88">PM Smoothie: Strawberry + Liquid I.V. + Greek Yogurt + Almond Milk (~170 kcal)</text:p>
            </text:list-item>
          </text:list>
        </text:list-item>
        <text:list-item>
          <text:p text:style-name="P88"><text:span text:style-name="Strong_20_Emphasis">Macro Totals (Estimated):</text:span></text:p>
          <text:list>
            <text:list-item>
              <text:p text:style-name="P88"><text:soft-page-break/>Calories: ~2,450–2,640 kcal</text:p>
            </text:list-item>
            <text:list-item>
              <text:p text:style-name="P88">Protein: ~162–171g</text:p>
            </text:list-item>
            <text:list-item>
              <text:p text:style-name="P88">Carbs: ~215–230g</text:p>
            </text:list-item>
            <text:list-item>
              <text:p text:style-name="P88">Fats: ~85–95g</text:p>
            </text:list-item>
            <text:list-item>
              <text:p text:style-name="P88">Fiber: 18–22g</text:p>
            </text:list-item>
          </text:list>
        </text:list-item>
      </text:list>
      <text:p text:style-name="P22"/>
      <text:h text:style-name="P23" text:outline-level="2">EMOTIONAL FLOW &amp; HUMAN SIGNAL:</text:h>
      <text:list text:style-name="L70">
        <text:list-item>
          <text:p text:style-name="P89">Morning locker room encounter with Andrew; executed Eye Contact Protocol (no verbal exchange)</text:p>
        </text:list-item>
        <text:list-item>
          <text:p text:style-name="P89">Supported by Jesse and Fred during internal emotional strain</text:p>
        </text:list-item>
        <text:list-item>
          <text:p text:style-name="P89">Emotions surfaced during Feldmann’s Gate:</text:p>
          <text:list>
            <text:list-item>
              <text:p text:style-name="P89">Names: Kyana, Tabitha, Lauren, Madi</text:p>
            </text:list-item>
            <text:list-item>
              <text:p text:style-name="P89">Emotional Spectrum: Curiosity → Connection → Observance</text:p>
            </text:list-item>
            <text:list-item>
              <text:p text:style-name="P89">Arousal noted but channeled without indulgence</text:p>
            </text:list-item>
          </text:list>
        </text:list-item>
        <text:list-item>
          <text:p text:style-name="P89">Internal Conflict:</text:p>
          <text:list>
            <text:list-item>
              <text:p text:style-name="P89">Emotional restraint versus reactive instinct: Full containment achieved</text:p>
            </text:list-item>
            <text:list-item>
              <text:p text:style-name="P89">Emotional fatigue post-shift honored without collapse</text:p>
            </text:list-item>
          </text:list>
        </text:list-item>
      </text:list>
      <text:p text:style-name="P22"/>
      <text:h text:style-name="P23" text:outline-level="2">BUFFS TRIGGERED:</text:h>
      <text:list text:style-name="L71">
        <text:list-item>
          <text:p text:style-name="P90">Feather Steel Stability (compliant weight + emotional centering)</text:p>
        </text:list-item>
        <text:list-item>
          <text:p text:style-name="P90">Breathborne Drift Sentinel (BPM held all day at 58)</text:p>
        </text:list-item>
        <text:list-item>
          <text:p text:style-name="P90">Calm Engine Expansion (through Gate work and containment)</text:p>
        </text:list-item>
        <text:list-item>
          <text:p text:style-name="P90">Ritual Sync (perfect mobility integration)</text:p>
        </text:list-item>
        <text:list-item>
          <text:p text:style-name="P90">Emotional Architect (honoring signals without indulgence)</text:p>
        </text:list-item>
        <text:list-item>
          <text:p text:style-name="P90">System Resilience Protocol (emotional fatigue processed consciously)</text:p>
        </text:list-item>
      </text:list>
      <text:p text:style-name="P22"/>
      <text:h text:style-name="P23" text:outline-level="2">XP AWARDS:</text:h>
      <text:list text:style-name="L72">
        <text:list-item>
          <text:p text:style-name="P91">Breath Discipline: +20 XP</text:p>
        </text:list-item>
        <text:list-item>
          <text:p text:style-name="P91">Emotional Regulation (internal storms managed): +20 XP</text:p>
        </text:list-item>
        <text:list-item>
          <text:p text:style-name="P91">Recovery Ritual Execution (morning/night flows): +15 XP</text:p>
        </text:list-item>
        <text:list-item>
          <text:p text:style-name="P91">Tai Chi Progression (Lesson 2 learned): +20 XP</text:p>
        </text:list-item>
        <text:list-item>
          <text:p text:style-name="P91"><text:soft-page-break/>Hydration Mastery: +5 XP</text:p>
        </text:list-item>
        <text:list-item>
          <text:p text:style-name="P91">Macro Management: +5 XP</text:p>
        </text:list-item>
        <text:list-item>
          <text:p text:style-name="P91">Core Stability Expansion (Feather Steel Held): +10 XP</text:p>
        </text:list-item>
        <text:list-item>
          <text:p text:style-name="P91">Emotional Processing (Names surfaced, no indulgence): +15 XP</text:p>
        </text:list-item>
        <text:list-item>
          <text:p text:style-name="P91">Tactical Restraint Against Instinct (conflict moments contained): +26 XP</text:p>
        </text:list-item>
        <text:list-item>
          <text:p text:style-name="P91"><text:span text:style-name="Strong_20_Emphasis">TOTAL XP GAINED:</text:span> +136 XP<text:line-break/><text:span text:style-name="Strong_20_Emphasis">NEW XP TOTAL:</text:span> 432 / 500 XP</text:p>
        </text:list-item>
      </text:list>
      <text:p text:style-name="P22"/>
      <text:h text:style-name="P30" text:outline-level="1">SYSTEM NOTES:</text:h>
      <text:list text:style-name="L73">
        <text:list-item>
          <text:p text:style-name="P92">Every major cycle (food, breath, movement, emotion) was logged consciously and strategically.</text:p>
        </text:list-item>
        <text:list-item>
          <text:p text:style-name="P92">Emotional turbulence managed with <text:span text:style-name="Strong_20_Emphasis">presence, not suppression</text:span> — confirming deeper emotional mastery.</text:p>
        </text:list-item>
        <text:list-item>
          <text:p text:style-name="P92">Breath cadence resilience scaling to deeper layers.</text:p>
        </text:list-item>
        <text:list-item>
          <text:p text:style-name="P92">Feather Steel Protocol and Drift Sentinel both fully operational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19:45 (Scroll Close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7, 2025</text:h>
      <text:p text:style-name="P22"/>
      <text:h text:style-name="P23" text:outline-level="2">SYSTEM METRICS:</text:h>
      <text:list text:style-name="L74">
        <text:list-item>
          <text:p text:style-name="P93"><text:span text:style-name="Strong_20_Emphasis">Phase:</text:span> 0 – Engine of the Unseen</text:p>
        </text:list-item>
        <text:list-item>
          <text:p text:style-name="P93"><text:span text:style-name="Strong_20_Emphasis">Level:</text:span> 8</text:p>
        </text:list-item>
        <text:list-item>
          <text:p text:style-name="P93"><text:span text:style-name="Strong_20_Emphasis">XP Gained:</text:span> +221 XP</text:p>
        </text:list-item>
        <text:list-item>
          <text:p text:style-name="P93"><text:span text:style-name="Strong_20_Emphasis">New XP Total:</text:span> 738 / 800 XP</text:p>
        </text:list-item>
        <text:list-item>
          <text:p text:style-name="P93"><text:span text:style-name="Strong_20_Emphasis">Stat Points Earned:</text:span> +1 Strength (New Strength Total: 66)</text:p>
        </text:list-item>
        <text:list-item>
          <text:p text:style-name="P93"><text:span text:style-name="Strong_20_Emphasis">Mood:</text:span> Calm, deliberate, satisfied</text:p>
        </text:list-item>
        <text:list-item>
          <text:p text:style-name="P93"><text:span text:style-name="Strong_20_Emphasis">Energy:</text:span> High output intensity confirmed</text:p>
        </text:list-item>
        <text:list-item>
          <text:p text:style-name="P93"><text:span text:style-name="Strong_20_Emphasis">Wakeup Time:</text:span> [Not recorded]</text:p>
        </text:list-item>
        <text:list-item>
          <text:p text:style-name="P93"><text:span text:style-name="Strong_20_Emphasis">Morning Body Weight:</text:span> [Not recorded]</text:p>
        </text:list-item>
        <text:list-item>
          <text:p text:style-name="P93"><text:span text:style-name="Strong_20_Emphasis">Total Sleep:</text:span> [Pending - Dreamstate Preparation Active]</text:p>
        </text:list-item>
      </text:list>
      <text:p text:style-name="P22"/>
      <text:h text:style-name="P23" text:outline-level="2">BREATHWORK &amp; PHYSICAL METRICS:</text:h>
      <text:list text:style-name="L75">
        <text:list-item>
          <text:p text:style-name="P94"><text:span text:style-name="Strong_20_Emphasis">CO₂ Hold:</text:span> Deferred (Feldmann Gate incorporated during rest phases)</text:p>
        </text:list-item>
        <text:list-item>
          <text:p text:style-name="P94"><text:span text:style-name="Strong_20_Emphasis">Peak HR:</text:span> 169 bpm</text:p>
        </text:list-item>
        <text:list-item>
          <text:p text:style-name="P94"><text:span text:style-name="Strong_20_Emphasis">Recovery HR:</text:span> 139 bpm</text:p>
        </text:list-item>
        <text:list-item>
          <text:p text:style-name="P94"><text:span text:style-name="Strong_20_Emphasis">Breath Cadence:</text:span></text:p>
          <text:list>
            <text:list-item>
              <text:p text:style-name="P94">5:5:8:3 during bagwork rests</text:p>
            </text:list-item>
            <text:list-item>
              <text:p text:style-name="P94">4:4:8 and 2:2:6 sequences during Breath Journaling</text:p>
            </text:list-item>
          </text:list>
        </text:list-item>
        <text:list-item>
          <text:p text:style-name="P94"><text:span text:style-name="Strong_20_Emphasis">Tactical Breathwork Protocols:</text:span></text:p>
          <text:list>
            <text:list-item>
              <text:p text:style-name="P94">Feldmann Combat Sync</text:p>
            </text:list-item>
            <text:list-item>
              <text:p text:style-name="P94">BPM Control (maintained at 63 during active flow)</text:p>
            </text:list-item>
          </text:list>
        </text:list-item>
        <text:list-item>
          <text:p text:style-name="P94"><text:span text:style-name="Strong_20_Emphasis">Breath Discipline Buffs:</text:span></text:p>
          <text:list>
            <text:list-item>
              <text:p text:style-name="P94">Rhythm Conscious Bagwork (Tier I)</text:p>
            </text:list-item>
            <text:list-item>
              <text:p text:style-name="P94">Strike Tracking Consciousness</text:p>
            </text:list-item>
          </text:list>
        </text:list-item>
      </text:list>
      <text:p text:style-name="P22"/>
      <text:h text:style-name="P23" text:outline-level="2">TRAINING EXECUTION:</text:h>
      <text:list text:style-name="L76">
        <text:list-item>
          <text:p text:style-name="P95"><text:span text:style-name="Strong_20_Emphasis">Weighted Vest Strength Protocol (30 lb Vest):</text:span></text:p>
          <text:list>
            <text:list-item>
              <text:p text:style-name="P95"><text:soft-page-break/>Dips: 3x5 reps</text:p>
            </text:list-item>
            <text:list-item>
              <text:p text:style-name="P95">Inverted Rows: 3x5 reps</text:p>
            </text:list-item>
            <text:list-item>
              <text:p text:style-name="P95">Squats: 3x10 reps</text:p>
            </text:list-item>
            <text:list-item>
              <text:p text:style-name="P95">Eccentric Pistols: 1 controlled descent per leg</text:p>
            </text:list-item>
            <text:list-item>
              <text:p text:style-name="P95">Russian Twists:</text:p>
              <text:list>
                <text:list-item>
                  <text:p text:style-name="P95">1x50 fast</text:p>
                </text:list-item>
                <text:list-item>
                  <text:p text:style-name="P95">2x20 slow with 10lb ball</text:p>
                </text:list-item>
              </text:list>
            </text:list-item>
          </text:list>
        </text:list-item>
        <text:list-item>
          <text:p text:style-name="P95"><text:span text:style-name="Strong_20_Emphasis">Heavy Bag Work - Power Strike Scroll:</text:span></text:p>
          <text:list>
            <text:list-item>
              <text:p text:style-name="P95">3 Rounds × 3 Minutes | 1 Minute Rest</text:p>
            </text:list-item>
            <text:list-item>
              <text:p text:style-name="P95">Total Strikes: 208</text:p>
              <text:list>
                <text:list-item>
                  <text:p text:style-name="P95">R1: 63 (Rhythmic entry)</text:p>
                </text:list-item>
                <text:list-item>
                  <text:p text:style-name="P95">R2: 83 (Aggression spike, vocalization)</text:p>
                </text:list-item>
                <text:list-item>
                  <text:p text:style-name="P95">R3: 62 (Knees and spinning strikes activated)</text:p>
                </text:list-item>
              </text:list>
            </text:list-item>
            <text:list-item>
              <text:p text:style-name="P95">Buffs Earned:</text:p>
              <text:list>
                <text:list-item>
                  <text:p text:style-name="P95">Strength Integrity (Tier I)</text:p>
                </text:list-item>
                <text:list-item>
                  <text:p text:style-name="P95">Weighted Vest Conditioning (Tier II)</text:p>
                </text:list-item>
                <text:list-item>
                  <text:p text:style-name="P95">Power Flow Initiate</text:p>
                </text:list-item>
                <text:list-item>
                  <text:p text:style-name="P95">Feldmann Combat Sync</text:p>
                </text:list-item>
                <text:list-item>
                  <text:p text:style-name="P95">1-Min Rest Tolerance (Tier I)</text:p>
                </text:list-item>
              </text:list>
            </text:list-item>
          </text:list>
        </text:list-item>
      </text:list>
      <text:p text:style-name="P22"/>
      <text:h text:style-name="P23" text:outline-level="2">RECOVERY &amp; MOBILITY:</text:h>
      <text:list text:style-name="L77">
        <text:list-item>
          <text:p text:style-name="P96"><text:span text:style-name="Strong_20_Emphasis">Mobility Scroll Executed (~20 min):</text:span></text:p>
          <text:list>
            <text:list-item>
              <text:p text:style-name="P96">Neck Rolls</text:p>
            </text:list-item>
            <text:list-item>
              <text:p text:style-name="P96">Thoracic Twists and Rolls</text:p>
            </text:list-item>
            <text:list-item>
              <text:p text:style-name="P96">Frog Stretch (extended hold)</text:p>
            </text:list-item>
            <text:list-item>
              <text:p text:style-name="P96">Shin Line Foam Rolling</text:p>
            </text:list-item>
            <text:list-item>
              <text:p text:style-name="P96">90/90 Hip Switches</text:p>
            </text:list-item>
            <text:list-item>
              <text:p text:style-name="P96">Cat-Cow Flow</text:p>
            </text:list-item>
            <text:list-item>
              <text:p text:style-name="P96">Side Plank Reach Unders</text:p>
            </text:list-item>
            <text:list-item>
              <text:p text:style-name="P96">Scap Slides</text:p>
            </text:list-item>
            <text:list-item>
              <text:p text:style-name="P96">Face Pulls</text:p>
            </text:list-item>
            <text:list-item>
              <text:p text:style-name="P96"><text:soft-page-break/>Thread-the-Needle Stretch</text:p>
            </text:list-item>
          </text:list>
        </text:list-item>
        <text:list-item>
          <text:p text:style-name="P96"><text:span text:style-name="Strong_20_Emphasis">Neck Corrector:</text:span> Applied for decompression</text:p>
        </text:list-item>
        <text:list-item>
          <text:p text:style-name="P96"><text:span text:style-name="Strong_20_Emphasis">Buffs Triggered:</text:span></text:p>
          <text:list>
            <text:list-item>
              <text:p text:style-name="P96">DOMS Fade (Tier IV)</text:p>
            </text:list-item>
            <text:list-item>
              <text:p text:style-name="P96">Recovery Arc Complete</text:p>
            </text:list-item>
          </text:list>
        </text:list-item>
      </text:list>
      <text:p text:style-name="P22"/>
      <text:h text:style-name="P23" text:outline-level="2">NUTRITION &amp; HYDRATION:</text:h>
      <text:list text:style-name="L78">
        <text:list-item>
          <text:p text:style-name="P97"><text:span text:style-name="Strong_20_Emphasis">Total Hydration:</text:span> 128 oz</text:p>
        </text:list-item>
        <text:list-item>
          <text:p text:style-name="P97"><text:span text:style-name="Strong_20_Emphasis">Meals/Fueling:</text:span></text:p>
          <text:list>
            <text:list-item>
              <text:p text:style-name="P97">Slapple Oats v3</text:p>
            </text:list-item>
            <text:list-item>
              <text:p text:style-name="P97">Banana, Apple, Doritos (Salt Replenish)</text:p>
            </text:list-item>
            <text:list-item>
              <text:p text:style-name="P97">Burrito (10.7 oz, split across meals)</text:p>
            </text:list-item>
            <text:list-item>
              <text:p text:style-name="P97">Taco Core (6 oz)</text:p>
            </text:list-item>
            <text:list-item>
              <text:p text:style-name="P97">Strawberry-Greek Yogurt Smoothie</text:p>
            </text:list-item>
            <text:list-item>
              <text:p text:style-name="P97">Warm Ascent Protein Shake (Final Meal)</text:p>
            </text:list-item>
          </text:list>
        </text:list-item>
        <text:list-item>
          <text:p text:style-name="P97"><text:span text:style-name="Strong_20_Emphasis">Macro Totals (Estimated):</text:span></text:p>
          <text:list>
            <text:list-item>
              <text:p text:style-name="P97">Calories: ~2,200–2,300 kcal</text:p>
            </text:list-item>
            <text:list-item>
              <text:p text:style-name="P97">Protein: ~160g</text:p>
            </text:list-item>
            <text:list-item>
              <text:p text:style-name="P97">Carbs: ~245g</text:p>
            </text:list-item>
            <text:list-item>
              <text:p text:style-name="P97">Fats: ~65g</text:p>
            </text:list-item>
          </text:list>
        </text:list-item>
        <text:list-item>
          <text:p text:style-name="P97"><text:span text:style-name="Strong_20_Emphasis">Supplement Stack:</text:span></text:p>
          <text:list>
            <text:list-item>
              <text:p text:style-name="P97">AM: Complete Stack</text:p>
            </text:list-item>
            <text:list-item>
              <text:p text:style-name="P97">PM: Magnesium+, L-Theanine, Melatonin (3mg), Strawberry Cough Vape (High Draw)</text:p>
            </text:list-item>
          </text:list>
        </text:list-item>
        <text:list-item>
          <text:p text:style-name="P97"><text:span text:style-name="Strong_20_Emphasis">Buffs Earned:</text:span></text:p>
          <text:list>
            <text:list-item>
              <text:p text:style-name="P97">Liquid Core</text:p>
            </text:list-item>
            <text:list-item>
              <text:p text:style-name="P97">Protein Drift Guard</text:p>
            </text:list-item>
            <text:list-item>
              <text:p text:style-name="P97">Digestive Fade-Out</text:p>
            </text:list-item>
            <text:list-item>
              <text:p text:style-name="P97">Sleep Sync Catalyst (Tier II)</text:p>
            </text:list-item>
            <text:list-item>
              <text:p text:style-name="P97">Neural Calmwave</text:p>
            </text:list-item>
            <text:list-item>
              <text:p text:style-name="P97">Creative Spark (Conditional)</text:p>
            </text:list-item>
            <text:list-item>
              <text:p text:style-name="P97">Dream Drift (Variant I)</text:p>
            </text:list-item>
          </text:list>
        </text:list-item>
      </text:list>
      <text:p text:style-name="P22"><text:soft-page-break/></text:p>
      <text:h text:style-name="P23" text:outline-level="2">MENTAL &amp; EMOTIONAL STATE:</text:h>
      <text:list text:style-name="L79">
        <text:list-item>
          <text:p text:style-name="P98"><text:span text:style-name="Strong_20_Emphasis">Morning Dream:</text:span> Guilt projection regarding workplace tension</text:p>
        </text:list-item>
        <text:list-item>
          <text:p text:style-name="P98"><text:span text:style-name="Strong_20_Emphasis">Afternoon Reflection:</text:span> Digestive stress resolved</text:p>
        </text:list-item>
        <text:list-item>
          <text:p text:style-name="P98"><text:span text:style-name="Strong_20_Emphasis">Post-Shower Reflection:</text:span> Reaffirmed elite output and self-discipline</text:p>
        </text:list-item>
        <text:list-item>
          <text:p text:style-name="P98"><text:span text:style-name="Strong_20_Emphasis">Final Emotional State:</text:span> Calm, deliberate, satisfied</text:p>
        </text:list-item>
        <text:list-item>
          <text:p text:style-name="P98"><text:span text:style-name="Strong_20_Emphasis">Breath Journaling:</text:span> Logged BPM steady at 63 using multiple cadences (5:5:8:3, 4:4:8, 2:2:6)</text:p>
        </text:list-item>
      </text:list>
      <text:p text:style-name="P22"/>
      <text:h text:style-name="P23" text:outline-level="2">XP AWARDS:</text:h>
      <text:list text:style-name="L80">
        <text:list-item>
          <text:p text:style-name="P99">Weighted Vest Strength Completion: +35 XP</text:p>
        </text:list-item>
        <text:list-item>
          <text:p text:style-name="P99">Heavy Bag Session Completion: +30 XP</text:p>
        </text:list-item>
        <text:list-item>
          <text:p text:style-name="P99">Emotional Regulation and Breath Mastery (through Combat Sync): +30 XP</text:p>
        </text:list-item>
        <text:list-item>
          <text:p text:style-name="P99">Recovery Mobility Execution: +20 XP</text:p>
        </text:list-item>
        <text:list-item>
          <text:p text:style-name="P99">Tactical Breath Cadence Mastery: +15 XP</text:p>
        </text:list-item>
        <text:list-item>
          <text:p text:style-name="P99">Hydration Mastery: +5 XP</text:p>
        </text:list-item>
        <text:list-item>
          <text:p text:style-name="P99">Macro Precision and Supplement Integrity: +5 XP</text:p>
        </text:list-item>
        <text:list-item>
          <text:p text:style-name="P99">Neural and Emotional State Buffs (Creative Spark, Calmwave): +20 XP</text:p>
        </text:list-item>
        <text:list-item>
          <text:p text:style-name="P99">Sleep Prep Stacking Buffs (Drift Catalyst, Dream Drift): +15 XP</text:p>
        </text:list-item>
        <text:list-item>
          <text:p text:style-name="P99"><text:span text:style-name="Strong_20_Emphasis">TOTAL XP GAINED:</text:span> +221 XP<text:line-break/><text:span text:style-name="Strong_20_Emphasis">NEW XP TOTAL:</text:span> 738 / 800 XP</text:p>
        </text:list-item>
      </text:list>
      <text:p text:style-name="P22"/>
      <text:h text:style-name="P30" text:outline-level="1">SYSTEM NOTES:</text:h>
      <text:list text:style-name="L81">
        <text:list-item>
          <text:p text:style-name="P100">Physical output, emotional containment, and strategic breathwork <text:span text:style-name="Strong_20_Emphasis">all fully aligned</text:span>.</text:p>
        </text:list-item>
        <text:list-item>
          <text:p text:style-name="P100">Ritual stacking completed without deviation.</text:p>
        </text:list-item>
        <text:list-item>
          <text:p text:style-name="P100">System approaching high-frequency <text:span text:style-name="Strong_20_Emphasis">Ascension Node Trigger</text:span> (~800 XP threshold).</text:p>
        </text:list-item>
        <text:list-item>
          <text:p text:style-name="P100">Dreamstate targeted for anabolic and neural reconsolidation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Manual scroll closing]</text:p>
      <text:h text:style-name="P5" text:outline-level="1"><text:soft-page-break/>April 18, 2025</text:h>
      <text:p text:style-name="P22"/>
      <text:h text:style-name="P23" text:outline-level="2">SYSTEM METRICS:</text:h>
      <text:list text:style-name="L82">
        <text:list-item>
          <text:p text:style-name="P101"><text:span text:style-name="Strong_20_Emphasis">Wake Time:</text:span> 04:45 AM</text:p>
        </text:list-item>
        <text:list-item>
          <text:p text:style-name="P101"><text:span text:style-name="Strong_20_Emphasis">Sleep Duration:</text:span> ~7 hours</text:p>
        </text:list-item>
        <text:list-item>
          <text:p text:style-name="P101"><text:span text:style-name="Strong_20_Emphasis">Morning Body Weight:</text:span> 138.1 lbs (underwear + shirt)</text:p>
        </text:list-item>
        <text:list-item>
          <text:p text:style-name="P101"><text:span text:style-name="Strong_20_Emphasis">Sleep Quality:</text:span> 7/10</text:p>
        </text:list-item>
        <text:list-item>
          <text:p text:style-name="P101"><text:span text:style-name="Strong_20_Emphasis">Mood:</text:span> 8/10 (excited, training focus)</text:p>
        </text:list-item>
        <text:list-item>
          <text:p text:style-name="P101"><text:span text:style-name="Strong_20_Emphasis">Energy:</text:span> 8/10</text:p>
        </text:list-item>
        <text:list-item>
          <text:p text:style-name="P101"><text:span text:style-name="Strong_20_Emphasis">Mental Loop:</text:span> Anticipation for training, thoughts about women (stable)</text:p>
        </text:list-item>
        <text:list-item>
          <text:p text:style-name="P101"><text:span text:style-name="Strong_20_Emphasis">Physical Status:</text:span></text:p>
          <text:list>
            <text:list-item>
              <text:p text:style-name="P101">Full-body soreness present</text:p>
            </text:list-item>
            <text:list-item>
              <text:p text:style-name="P101">Left shin stabilizing but still pressure-sensitive</text:p>
            </text:list-item>
          </text:list>
        </text:list-item>
      </text:list>
      <text:p text:style-name="P22"/>
      <text:h text:style-name="P23" text:outline-level="2">BREATHWORK &amp; PHYSICAL METRICS:</text:h>
      <text:list text:style-name="L83">
        <text:list-item>
          <text:p text:style-name="P102"><text:span text:style-name="Strong_20_Emphasis">CO₂ Tolerance:</text:span> 30.48 seconds (post-bong at 12:27 PM)</text:p>
        </text:list-item>
        <text:list-item>
          <text:p text:style-name="P102"><text:span text:style-name="Strong_20_Emphasis">Airofit Test Metrics:</text:span></text:p>
          <text:list>
            <text:list-item>
              <text:p text:style-name="P102">Max Expiratory Pressure (MEP): 134 cm H₂O</text:p>
            </text:list-item>
            <text:list-item>
              <text:p text:style-name="P102">Max Inspiratory Pressure (MIP): 127 cm H₂O</text:p>
            </text:list-item>
            <text:list-item>
              <text:p text:style-name="P102">Lung Volume: 4.4L</text:p>
            </text:list-item>
          </text:list>
        </text:list-item>
        <text:list-item>
          <text:p text:style-name="P102"><text:span text:style-name="Strong_20_Emphasis">Tactical Breathwork Protocols:</text:span></text:p>
          <text:list>
            <text:list-item>
              <text:p text:style-name="P102">4:4:8</text:p>
            </text:list-item>
            <text:list-item>
              <text:p text:style-name="P102">6:6:12:8</text:p>
            </text:list-item>
            <text:list-item>
              <text:p text:style-name="P102">1:1:2</text:p>
            </text:list-item>
            <text:list-item>
              <text:p text:style-name="P102">2:2:4</text:p>
            </text:list-item>
            <text:list-item>
              <text:p text:style-name="P102">Synced to 93 BPM cadence (multiple sessions)</text:p>
            </text:list-item>
          </text:list>
        </text:list-item>
        <text:list-item>
          <text:p text:style-name="P102"><text:span text:style-name="Strong_20_Emphasis">Feldmann's Gate:</text:span></text:p>
          <text:list>
            <text:list-item>
              <text:p text:style-name="P102">Completed 2 sessions</text:p>
            </text:list-item>
            <text:list-item>
              <text:p text:style-name="P102">Deep somatic release, facial tingling, emotional stillness</text:p>
            </text:list-item>
            <text:list-item>
              <text:p text:style-name="P102">Open nasal/third eye sensation confirmed</text:p>
            </text:list-item>
          </text:list>
        </text:list-item>
      </text:list>
      <text:p text:style-name="P22"/>
      <text:h text:style-name="P23" text:outline-level="2"><text:soft-page-break/>TRAINING EXECUTION:</text:h>
      <text:list text:style-name="L84">
        <text:list-item>
          <text:p text:style-name="P103"><text:span text:style-name="Strong_20_Emphasis">Status:</text:span> Training deferred strategically</text:p>
        </text:list-item>
        <text:list-item>
          <text:p text:style-name="P103"><text:span text:style-name="Strong_20_Emphasis">Reason:</text:span> Full-system fatigue acknowledged and respected</text:p>
        </text:list-item>
        <text:list-item>
          <text:p text:style-name="P103"><text:span text:style-name="Strong_20_Emphasis">Mobility Ritual (21:40 Session):</text:span></text:p>
          <text:list>
            <text:list-item>
              <text:p text:style-name="P103">Spine Corrector integration</text:p>
            </text:list-item>
            <text:list-item>
              <text:p text:style-name="P103">Banded Hamstring Stretch</text:p>
            </text:list-item>
            <text:list-item>
              <text:p text:style-name="P103">Thoracic Rolls</text:p>
            </text:list-item>
          </text:list>
        </text:list-item>
        <text:list-item>
          <text:p text:style-name="P103"><text:span text:style-name="Strong_20_Emphasis">Tactical Insight:</text:span></text:p>
          <text:list>
            <text:list-item>
              <text:p text:style-name="P103">Emotional signal listened to — recovery reframed as active strategy</text:p>
            </text:list-item>
            <text:list-item>
              <text:p text:style-name="P103">No energy leakage, no burnout</text:p>
            </text:list-item>
          </text:list>
        </text:list-item>
      </text:list>
      <text:p text:style-name="P22"/>
      <text:h text:style-name="P23" text:outline-level="2">NUTRITION &amp; HYDRATION:</text:h>
      <text:list text:style-name="L85">
        <text:list-item>
          <text:p text:style-name="P104"><text:span text:style-name="Strong_20_Emphasis">Total Hydration:</text:span> 161 oz (balanced with salt/fuel intake, no overhydration signs)</text:p>
        </text:list-item>
        <text:list-item>
          <text:p text:style-name="P104"><text:span text:style-name="Strong_20_Emphasis">Meals/Fueling:</text:span></text:p>
          <text:list>
            <text:list-item>
              <text:p text:style-name="P104">Banana + Protein Shake</text:p>
            </text:list-item>
            <text:list-item>
              <text:p text:style-name="P104">Slapple Oats</text:p>
            </text:list-item>
            <text:list-item>
              <text:p text:style-name="P104">Doritos (~30 chips for salt replenishment)</text:p>
            </text:list-item>
            <text:list-item>
              <text:p text:style-name="P104">2 Burritos</text:p>
            </text:list-item>
            <text:list-item>
              <text:p text:style-name="P104">1.4 oz Nuts</text:p>
            </text:list-item>
            <text:list-item>
              <text:p text:style-name="P104">Strawberry-Yogurt-Muscle Milk-Honey Smoothie</text:p>
            </text:list-item>
          </text:list>
        </text:list-item>
        <text:list-item>
          <text:p text:style-name="P104"><text:span text:style-name="Strong_20_Emphasis">Macros Summary:</text:span></text:p>
          <text:list>
            <text:list-item>
              <text:p text:style-name="P104">Calories: ~3000 kcal</text:p>
            </text:list-item>
            <text:list-item>
              <text:p text:style-name="P104">Protein: ~125g</text:p>
            </text:list-item>
            <text:list-item>
              <text:p text:style-name="P104">Carbs: ~290g</text:p>
            </text:list-item>
            <text:list-item>
              <text:p text:style-name="P104">Fat: ~100g</text:p>
            </text:list-item>
          </text:list>
        </text:list-item>
        <text:list-item>
          <text:p text:style-name="P104"><text:span text:style-name="Strong_20_Emphasis">Supplement Stack:</text:span></text:p>
          <text:list>
            <text:list-item>
              <text:p text:style-name="P104"><text:span text:style-name="Strong_20_Emphasis">AM:</text:span> Creatine, Cordyceps, Beta-Alanine, Electrolytes</text:p>
            </text:list-item>
            <text:list-item>
              <text:p text:style-name="P104"><text:span text:style-name="Strong_20_Emphasis">PM:</text:span> Magnesium+ at 21:30 for nervous system recovery</text:p>
            </text:list-item>
          </text:list>
        </text:list-item>
      </text:list>
      <text:p text:style-name="P22"/>
      <text:h text:style-name="P23" text:outline-level="2">BUFFS TRIGGERED:</text:h>
      <text:list text:style-name="L86">
        <text:list-item>
          <text:p text:style-name="P105">Liquid Core II (sustained hydration integrity)</text:p>
        </text:list-item>
        <text:list-item>
          <text:p text:style-name="P105"><text:soft-page-break/>Feldmann Sync (emotional calm mastery)</text:p>
        </text:list-item>
        <text:list-item>
          <text:p text:style-name="P105">Digestive Shield (food layering + salt integration)</text:p>
        </text:list-item>
        <text:list-item>
          <text:p text:style-name="P105">Mobility Chain (full nighttime ritual completion)</text:p>
        </text:list-item>
        <text:list-item>
          <text:p text:style-name="P105">Flavor Anchor (salt-sweet macro regulation)</text:p>
        </text:list-item>
        <text:list-item>
          <text:p text:style-name="P105">Spinal Cascade Tier II (deep thoracic decompression)</text:p>
        </text:list-item>
      </text:list>
      <text:p text:style-name="P22"/>
      <text:h text:style-name="P23" text:outline-level="2">XP AWARDS:</text:h>
      <text:list text:style-name="L87">
        <text:list-item>
          <text:p text:style-name="P106">Rest Discipline (Training deferred strategically): +15 XP</text:p>
        </text:list-item>
        <text:list-item>
          <text:p text:style-name="P106">Breathwork Mastery (93 BPM sessions + Gate protocol): +15 XP</text:p>
        </text:list-item>
        <text:list-item>
          <text:p text:style-name="P106">Nutrition Mastery (3000 kcal strategic fueling): +10 XP</text:p>
        </text:list-item>
        <text:list-item>
          <text:p text:style-name="P106">Emotional Awareness and Self-Governance: +10 XP</text:p>
        </text:list-item>
        <text:list-item>
          <text:p text:style-name="P106"><text:span text:style-name="Strong_20_Emphasis">TOTAL XP GAINED:</text:span> +50 XP<text:line-break/><text:span text:style-name="Strong_20_Emphasis">NEW XP TOTAL:</text:span> 788 + 50 = <text:span text:style-name="Strong_20_Emphasis">838 / 800 (Level Up Confirmed!)</text:span></text:p>
        </text:list-item>
      </text:list>
      <text:p text:style-name="P22"/>
      <text:h text:style-name="P30" text:outline-level="1">SYSTEM NOTES:</text:h>
      <text:list text:style-name="L88">
        <text:list-item>
          <text:p text:style-name="P107">Full-system tactical rest confirmed; not passivity, but conscious strategic pivot.</text:p>
        </text:list-item>
        <text:list-item>
          <text:p text:style-name="P107">Breath and hydration stability paved way for anabolic nighttime recovery.</text:p>
        </text:list-item>
        <text:list-item>
          <text:p text:style-name="P107">Feldmann Gate sessions amplified somatic and emotional sovereignty.</text:p>
        </text:list-item>
        <text:list-item>
          <text:p text:style-name="P107">Core-Bound Breaker Strike Session now unlocked — the next trial awaits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1:50 (scroll closure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19, 2025</text:h>
      <text:p text:style-name="P22"/>
      <text:h text:style-name="P23" text:outline-level="2">SYSTEM METRICS:</text:h>
      <text:list text:style-name="L89">
        <text:list-item>
          <text:p text:style-name="P108"><text:span text:style-name="Strong_20_Emphasis">Level:</text:span> 10 (Tier I Ascension Unlocked)</text:p>
        </text:list-item>
        <text:list-item>
          <text:p text:style-name="P108"><text:span text:style-name="Strong_20_Emphasis">XP Gained:</text:span> 1000 / 1000 (Level Up Achieved)</text:p>
        </text:list-item>
        <text:list-item>
          <text:p text:style-name="P108"><text:span text:style-name="Strong_20_Emphasis">Stat Points Earned:</text:span> +1 Dexterity (now 91)</text:p>
        </text:list-item>
        <text:list-item>
          <text:p text:style-name="P108"><text:span text:style-name="Strong_20_Emphasis">Rhythm:</text:span> 96 BPM retained</text:p>
        </text:list-item>
        <text:list-item>
          <text:p text:style-name="P108"><text:span text:style-name="Strong_20_Emphasis">Wake Time:</text:span> 04:30–05:00 AM</text:p>
        </text:list-item>
        <text:list-item>
          <text:p text:style-name="P108"><text:span text:style-name="Strong_20_Emphasis">Morning Body Weight:</text:span> 138.8 lbs (T-shirt &amp; underwear)</text:p>
        </text:list-item>
        <text:list-item>
          <text:p text:style-name="P108"><text:span text:style-name="Strong_20_Emphasis">Total Sleep:</text:span> 8 hours (5 core + 3 hr nap)</text:p>
        </text:list-item>
        <text:list-item>
          <text:p text:style-name="P108"><text:span text:style-name="Strong_20_Emphasis">Sleep Quality:</text:span> 8–9</text:p>
        </text:list-item>
        <text:list-item>
          <text:p text:style-name="P108"><text:span text:style-name="Strong_20_Emphasis">Mood:</text:span> 6–7</text:p>
        </text:list-item>
        <text:list-item>
          <text:p text:style-name="P108"><text:span text:style-name="Strong_20_Emphasis">Energy:</text:span> 8–9</text:p>
        </text:list-item>
        <text:list-item>
          <text:p text:style-name="P108"><text:span text:style-name="Strong_20_Emphasis">Mental Loop:</text:span> Present-focused, emotional residue (Madi loop/grief)</text:p>
        </text:list-item>
        <text:list-item>
          <text:p text:style-name="P108"><text:span text:style-name="Strong_20_Emphasis">Physical Status:</text:span></text:p>
          <text:list>
            <text:list-item>
              <text:p text:style-name="P108">Legs sore to press</text:p>
            </text:list-item>
            <text:list-item>
              <text:p text:style-name="P108">No active pain flags</text:p>
            </text:list-item>
          </text:list>
        </text:list-item>
      </text:list>
      <text:p text:style-name="P22"/>
      <text:h text:style-name="P23" text:outline-level="2">BREATHWORK &amp; PHYSICAL METRICS:</text:h>
      <text:list text:style-name="L90">
        <text:list-item>
          <text:p text:style-name="P109"><text:span text:style-name="Strong_20_Emphasis">Cardio Training:</text:span></text:p>
          <text:list>
            <text:list-item>
              <text:p text:style-name="P109">Merach Bike: 45 min @ Intensity 7 (~18.5 mph, 13 miles)</text:p>
            </text:list-item>
            <text:list-item>
              <text:p text:style-name="P109">Heart Rate Range: 84–157 bpm</text:p>
            </text:list-item>
            <text:list-item>
              <text:p text:style-name="P109">Breath: Full ride nasal breathing</text:p>
            </text:list-item>
            <text:list-item>
              <text:p text:style-name="P109">Metronome: 93 BPM synchronization</text:p>
            </text:list-item>
          </text:list>
        </text:list-item>
        <text:list-item>
          <text:p text:style-name="P109"><text:span text:style-name="Strong_20_Emphasis">Breathwork Post-Session:</text:span></text:p>
          <text:list>
            <text:list-item>
              <text:p text:style-name="P109">Protocol: 4:8:12:4 x3</text:p>
            </text:list-item>
            <text:list-item>
              <text:p text:style-name="P109">Corpse Pose Breathwork: 4:4:8:4 and 4:8:12:4 sequences</text:p>
            </text:list-item>
          </text:list>
        </text:list-item>
        <text:list-item>
          <text:p text:style-name="P109"><text:span text:style-name="Strong_20_Emphasis">Buffs Activated:</text:span></text:p>
          <text:list>
            <text:list-item>
              <text:p text:style-name="P109">Calm Engine</text:p>
            </text:list-item>
            <text:list-item>
              <text:p text:style-name="P109">Spinal Cascade</text:p>
            </text:list-item>
            <text:list-item>
              <text:p text:style-name="P109">Stabilizer Sync</text:p>
            </text:list-item>
          </text:list>
        </text:list-item>
      </text:list>
      <text:p text:style-name="P22"><text:soft-page-break/></text:p>
      <text:h text:style-name="P23" text:outline-level="2">TRAINING EXECUTION:</text:h>
      <text:list text:style-name="L91">
        <text:list-item>
          <text:p text:style-name="P110"><text:span text:style-name="Strong_20_Emphasis">Mobility Flow:</text:span></text:p>
          <text:list>
            <text:list-item>
              <text:p text:style-name="P110">Neck Rolls</text:p>
            </text:list-item>
            <text:list-item>
              <text:p text:style-name="P110">Thoracic Rolls</text:p>
            </text:list-item>
            <text:list-item>
              <text:p text:style-name="P110">Supine Twist</text:p>
            </text:list-item>
            <text:list-item>
              <text:p text:style-name="P110">Frog Stretch</text:p>
            </text:list-item>
            <text:list-item>
              <text:p text:style-name="P110">90/90 Hip Switches</text:p>
            </text:list-item>
            <text:list-item>
              <text:p text:style-name="P110">Scap Slides</text:p>
            </text:list-item>
            <text:list-item>
              <text:p text:style-name="P110">Full mobility scroll executed post-evening</text:p>
            </text:list-item>
          </text:list>
        </text:list-item>
        <text:list-item>
          <text:p text:style-name="P110"><text:span text:style-name="Strong_20_Emphasis">Ritual Completion:</text:span></text:p>
          <text:list>
            <text:list-item>
              <text:p text:style-name="P110">Corpse Pose</text:p>
            </text:list-item>
            <text:list-item>
              <text:p text:style-name="P110">Night Feldmann's Gate</text:p>
            </text:list-item>
          </text:list>
        </text:list-item>
      </text:list>
      <text:p text:style-name="P22"/>
      <text:h text:style-name="P23" text:outline-level="2">NUTRITION &amp; HYDRATION:</text:h>
      <text:list text:style-name="L92">
        <text:list-item>
          <text:p text:style-name="P111"><text:span text:style-name="Strong_20_Emphasis">Total Hydration:</text:span> 160 oz</text:p>
        </text:list-item>
        <text:list-item>
          <text:p text:style-name="P111"><text:span text:style-name="Strong_20_Emphasis">Meals/Fueling:</text:span></text:p>
          <text:list>
            <text:list-item>
              <text:p text:style-name="P111"><text:span text:style-name="Strong_20_Emphasis">Meal 1 (11:00 AM):</text:span> Slapple v3 (Oats, granola, dried cranberries, fancy nuts, applesauce, Greek yogurt, Muscle Milk – ~590 kcal)</text:p>
            </text:list-item>
            <text:list-item>
              <text:p text:style-name="P111"><text:span text:style-name="Strong_20_Emphasis">Meal 2 (Morning):</text:span> Ascent + Carnation Shake (~38g protein, ~240 kcal)</text:p>
            </text:list-item>
            <text:list-item>
              <text:p text:style-name="P111"><text:span text:style-name="Strong_20_Emphasis">Meal 3 (15:00–21:00):</text:span> Cracker Barrel (~½ meal consumed — chicken tenders, fries, broccoli, ½ biscuit, ½ cornbread, shared cheese bites — ~850–950 kcal est.)</text:p>
            </text:list-item>
            <text:list-item>
              <text:p text:style-name="P111"><text:span text:style-name="Strong_20_Emphasis">Meal 4 (Post-Gate Recovery at 22:50):</text:span> 50g Ascent Whey Protein in warm water (~280–300 kcal, 50g protein)</text:p>
            </text:list-item>
          </text:list>
        </text:list-item>
        <text:list-item>
          <text:p text:style-name="P111"><text:span text:style-name="Strong_20_Emphasis">Macros Estimate:</text:span></text:p>
          <text:list>
            <text:list-item>
              <text:p text:style-name="P111">Calories: ~2,050–2,150 kcal</text:p>
            </text:list-item>
            <text:list-item>
              <text:p text:style-name="P111">Protein: ~145–150g</text:p>
            </text:list-item>
            <text:list-item>
              <text:p text:style-name="P111">Carbs: ~155–165g</text:p>
            </text:list-item>
            <text:list-item>
              <text:p text:style-name="P111">Fat: ~70–75g</text:p>
            </text:list-item>
            <text:list-item>
              <text:p text:style-name="P111">Fiber: ~9–10g</text:p>
            </text:list-item>
          </text:list>
        </text:list-item>
        <text:list-item>
          <text:p text:style-name="P111"><text:span text:style-name="Strong_20_Emphasis">Supplement Stack:</text:span></text:p>
          <text:list>
            <text:list-item>
              <text:p text:style-name="P111">Morning: Standard AM stack (implied from previous logs)</text:p>
            </text:list-item>
            <text:list-item>
              <text:p text:style-name="P111"><text:soft-page-break/>Night: Vape (Strawberry Cough), Magnesium+, Feldmann Rituals active</text:p>
            </text:list-item>
          </text:list>
        </text:list-item>
      </text:list>
      <text:p text:style-name="P22"/>
      <text:h text:style-name="P23" text:outline-level="2">EMOTIONAL &amp; RITUAL EVENTS:</text:h>
      <text:list text:style-name="L93">
        <text:list-item>
          <text:p text:style-name="P112"><text:span text:style-name="Strong_20_Emphasis">Morning Events:</text:span></text:p>
          <text:list>
            <text:list-item>
              <text:p text:style-name="P112">08:57 – Released photo + signature from Madi</text:p>
            </text:list-item>
            <text:list-item>
              <text:p text:style-name="P112">09:45 – Closure message sent (full emotional sovereignty)</text:p>
            </text:list-item>
          </text:list>
        </text:list-item>
        <text:list-item>
          <text:p text:style-name="P112"><text:span text:style-name="Strong_20_Emphasis">Social Connection:</text:span></text:p>
          <text:list>
            <text:list-item>
              <text:p text:style-name="P112">13:30 – Hike with Lauren (Purgatory Chasm, 2.5 miles, ~80°F)</text:p>
            </text:list-item>
            <text:list-item>
              <text:p text:style-name="P112">14:30 – Physical reconnection, emotional intimacy</text:p>
            </text:list-item>
            <text:list-item>
              <text:p text:style-name="P112">19:30 – Emotional + physical intimacy confirmed</text:p>
            </text:list-item>
          </text:list>
        </text:list-item>
        <text:list-item>
          <text:p text:style-name="P112"><text:span text:style-name="Strong_20_Emphasis">Night Phase:</text:span></text:p>
          <text:list>
            <text:list-item>
              <text:p text:style-name="P112">22:00 – Full Mobility Ritual Completed</text:p>
            </text:list-item>
            <text:list-item>
              <text:p text:style-name="P112">22:33 – Feldmann’s Gate (10 min) — trembling + laughter</text:p>
            </text:list-item>
            <text:list-item>
              <text:p text:style-name="P112">22:50 – Protein recovery shake, system closed into sleep mode</text:p>
            </text:list-item>
          </text:list>
        </text:list-item>
      </text:list>
      <text:p text:style-name="P22"/>
      <text:h text:style-name="P23" text:outline-level="2">BUFFS TRIGGERED:</text:h>
      <text:list text:style-name="L94">
        <text:list-item>
          <text:p text:style-name="P113">Resilient Engine</text:p>
        </text:list-item>
        <text:list-item>
          <text:p text:style-name="P113">Combo Architect</text:p>
        </text:list-item>
        <text:list-item>
          <text:p text:style-name="P113">Emotional Transmutation (Tier II)</text:p>
        </text:list-item>
        <text:list-item>
          <text:p text:style-name="P113">Blind Sentinel (Emotional Pattern Recognition under emotional stimulus)</text:p>
        </text:list-item>
        <text:list-item>
          <text:p text:style-name="P113">Liquid Core (v3)</text:p>
        </text:list-item>
        <text:list-item>
          <text:p text:style-name="P113">Flavor Memory Anchor (Legacy + Meal Variants)</text:p>
        </text:list-item>
        <text:list-item>
          <text:p text:style-name="P113">Satiety Sovereignty</text:p>
        </text:list-item>
        <text:list-item>
          <text:p text:style-name="P113">Feldmann Combat Sync (Tier II)</text:p>
        </text:list-item>
        <text:list-item>
          <text:p text:style-name="P113">Parasympathetic Bloom</text:p>
        </text:list-item>
        <text:list-item>
          <text:p text:style-name="P113">Spinal Cascade</text:p>
        </text:list-item>
        <text:list-item>
          <text:p text:style-name="P113">Stabilizer Sync</text:p>
        </text:list-item>
        <text:list-item>
          <text:p text:style-name="P113">Well-Fed Predator</text:p>
        </text:list-item>
      </text:list>
      <text:p text:style-name="P22"/>
      <text:h text:style-name="P23" text:outline-level="2"><text:soft-page-break/>XP AWARDS:</text:h>
      <text:list text:style-name="L95">
        <text:list-item>
          <text:p text:style-name="P114">Emotional Sovereignty (Madi closure): +10 XP</text:p>
        </text:list-item>
        <text:list-item>
          <text:p text:style-name="P114">Hike + Social Connection: +35 XP</text:p>
        </text:list-item>
        <text:list-item>
          <text:p text:style-name="P114">Cracker Barrel Ritual (½ meal consumed mindfully): +25 XP</text:p>
        </text:list-item>
        <text:list-item>
          <text:p text:style-name="P114">Intimacy + Emotional Presence: +40 XP</text:p>
        </text:list-item>
        <text:list-item>
          <text:p text:style-name="P114">Full Mobility Protocol Completed: +25 XP</text:p>
        </text:list-item>
        <text:list-item>
          <text:p text:style-name="P114">Feldmann's Gate 10 min Session: +20 XP</text:p>
        </text:list-item>
        <text:list-item>
          <text:p text:style-name="P114">Post-Ritual Integration &amp; Logging: +10 XP</text:p>
        </text:list-item>
        <text:list-item>
          <text:p text:style-name="P114">Satiety Sovereignty (conscious eating + energy balance): +5 XP</text:p>
        </text:list-item>
        <text:list-item>
          <text:p text:style-name="P114"><text:span text:style-name="Strong_20_Emphasis">TOTAL XP GAINED:</text:span> +1000 XP<text:line-break/><text:span text:style-name="Strong_20_Emphasis">NEW XP TOTAL:</text:span> 1000 / 1000</text:p>
        </text:list-item>
      </text:list>
      <text:p text:style-name="P22"/>
      <text:h text:style-name="P30" text:outline-level="1">SYSTEM NOTES:</text:h>
      <text:list text:style-name="L96">
        <text:list-item>
          <text:p text:style-name="P115">Emotional echoes (Madi, grief) honored without system corruption.</text:p>
        </text:list-item>
        <text:list-item>
          <text:p text:style-name="P115">Emotional reconnection (Lauren) utilized to re-stabilize emotional field.</text:p>
        </text:list-item>
        <text:list-item>
          <text:p text:style-name="P115">Full mind-body-energy loop executed without collapse or suppression.</text:p>
        </text:list-item>
        <text:list-item>
          <text:p text:style-name="P115">Deep integration of breath, ritual, connection, recovery.</text:p>
        </text:list-item>
        <text:list-item>
          <text:p text:style-name="P115"><text:span text:style-name="Strong_20_Emphasis">Ascension Tier I officially unlocked.</text:span>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3:00 (Scroll closure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0, 2025</text:h>
      <text:p text:style-name="P22"/>
      <text:h text:style-name="P23" text:outline-level="2">SYSTEM METRICS:</text:h>
      <text:list text:style-name="L97">
        <text:list-item>
          <text:p text:style-name="P116"><text:span text:style-name="Strong_20_Emphasis">Level:</text:span> 10 (Ascension Overflow Active)</text:p>
        </text:list-item>
        <text:list-item>
          <text:p text:style-name="P116"><text:span text:style-name="Strong_20_Emphasis">XP Gained:</text:span> +25 XP</text:p>
        </text:list-item>
        <text:list-item>
          <text:p text:style-name="P116"><text:span text:style-name="Strong_20_Emphasis">New XP Total:</text:span> 1285 / 1000 (Overflow: +285 XP)</text:p>
        </text:list-item>
        <text:list-item>
          <text:p text:style-name="P116"><text:span text:style-name="Strong_20_Emphasis">Wake Time:</text:span> 08:00 AM</text:p>
        </text:list-item>
        <text:list-item>
          <text:p text:style-name="P116"><text:span text:style-name="Strong_20_Emphasis">Sleep Duration:</text:span> ~8.5 hours (interrupted at 4 AM, resumed)</text:p>
        </text:list-item>
        <text:list-item>
          <text:p text:style-name="P116"><text:span text:style-name="Strong_20_Emphasis">Morning Body Weight:</text:span> 139.1 lbs</text:p>
        </text:list-item>
        <text:list-item>
          <text:p text:style-name="P116"><text:span text:style-name="Strong_20_Emphasis">Mood:</text:span> 6–7 (mild congestion, emotional processing loop)</text:p>
        </text:list-item>
        <text:list-item>
          <text:p text:style-name="P116"><text:span text:style-name="Strong_20_Emphasis">Energy:</text:span> 7–8 (stable post-wake)</text:p>
        </text:list-item>
        <text:list-item>
          <text:p text:style-name="P116"><text:span text:style-name="Strong_20_Emphasis">Mental Loop:</text:span> Processing emotional threads (Lauren/Madison)</text:p>
        </text:list-item>
        <text:list-item>
          <text:p text:style-name="P116"><text:span text:style-name="Strong_20_Emphasis">Physical Status:</text:span></text:p>
          <text:list>
            <text:list-item>
              <text:p text:style-name="P116">Light tension upon waking; cleared quickly</text:p>
            </text:list-item>
            <text:list-item>
              <text:p text:style-name="P116">Output: Yellow-clear; multiple bowel movements (Cracker Barrel residual)</text:p>
            </text:list-item>
            <text:list-item>
              <text:p text:style-name="P116">Shin Phase 1 Recovery Complete</text:p>
            </text:list-item>
          </text:list>
        </text:list-item>
      </text:list>
      <text:p text:style-name="P22"/>
      <text:h text:style-name="P23" text:outline-level="2">BREATHWORK &amp; PHYSICAL METRICS:</text:h>
      <text:list text:style-name="L98">
        <text:list-item>
          <text:p text:style-name="P117"><text:span text:style-name="Strong_20_Emphasis">Max CO₂ Hold:</text:span> 43.15 seconds (non-formal trial)</text:p>
        </text:list-item>
        <text:list-item>
          <text:p text:style-name="P117"><text:span text:style-name="Strong_20_Emphasis">Breath Rituals:</text:span></text:p>
          <text:list>
            <text:list-item>
              <text:p text:style-name="P117">4:4:8:4 breathwave during taco prep and casual recovery</text:p>
            </text:list-item>
            <text:list-item>
              <text:p text:style-name="P117">Final Breath Ritual: 20 Gate Breaths at 20:50 (closing the night)</text:p>
            </text:list-item>
          </text:list>
        </text:list-item>
        <text:list-item>
          <text:p text:style-name="P117"><text:span text:style-name="Strong_20_Emphasis">Breath Buffs Activated:</text:span></text:p>
          <text:list>
            <text:list-item>
              <text:p text:style-name="P117">Parasympathetic Bloom</text:p>
            </text:list-item>
            <text:list-item>
              <text:p text:style-name="P117">Liquid Core (sustained)</text:p>
            </text:list-item>
          </text:list>
        </text:list-item>
      </text:list>
      <text:p text:style-name="P22"/>
      <text:h text:style-name="P23" text:outline-level="2">TRAINING EXECUTION:</text:h>
      <text:list text:style-name="L99">
        <text:list-item>
          <text:p text:style-name="P118"><text:span text:style-name="Strong_20_Emphasis">Morning Mobility Flow:</text:span></text:p>
          <text:list>
            <text:list-item>
              <text:p text:style-name="P118">Neck Corrector (2 min hold)</text:p>
            </text:list-item>
            <text:list-item>
              <text:p text:style-name="P118">Scap Slides x10</text:p>
            </text:list-item>
            <text:list-item>
              <text:p text:style-name="P118"><text:soft-page-break/>Face Pulls x10</text:p>
            </text:list-item>
            <text:list-item>
              <text:p text:style-name="P118">Pistol Squat Testing:</text:p>
              <text:list>
                <text:list-item>
                  <text:p text:style-name="P118">Stable on left leg</text:p>
                </text:list-item>
                <text:list-item>
                  <text:p text:style-name="P118">Instability (1/3 dip) on right leg</text:p>
                </text:list-item>
              </text:list>
            </text:list-item>
          </text:list>
        </text:list-item>
        <text:list-item>
          <text:p text:style-name="P118"><text:span text:style-name="Strong_20_Emphasis">Massage Therapy:</text:span></text:p>
          <text:list>
            <text:list-item>
              <text:p text:style-name="P118">Full body massage gun sweep</text:p>
            </text:list-item>
            <text:list-item>
              <text:p text:style-name="P118">Targeted shin massage (PM)</text:p>
            </text:list-item>
            <text:list-item>
              <text:p text:style-name="P118">Seated tibialis stretch</text:p>
            </text:list-item>
            <text:list-item>
              <text:p text:style-name="P118">Elephant walks</text:p>
            </text:list-item>
            <text:list-item>
              <text:p text:style-name="P118">Hot compress (corn kernel bag) on shin – 20 minutes</text:p>
            </text:list-item>
          </text:list>
        </text:list-item>
        <text:list-item>
          <text:p text:style-name="P118"><text:span text:style-name="Strong_20_Emphasis">Movement Play:</text:span></text:p>
          <text:list>
            <text:list-item>
              <text:p text:style-name="P118">2.5 km grounding walk with Lauren</text:p>
            </text:list-item>
            <text:list-item>
              <text:p text:style-name="P118">Teep/kick flow on swinging bag (18:00–18:08)</text:p>
            </text:list-item>
            <text:list-item>
              <text:p text:style-name="P118">Sparring play with Lauren (sweep, parry, evasive work)</text:p>
            </text:list-item>
            <text:list-item>
              <text:p text:style-name="P118">Random medium-light strike volume scattered throughout day</text:p>
            </text:list-item>
          </text:list>
        </text:list-item>
      </text:list>
      <text:p text:style-name="P22"/>
      <text:h text:style-name="P23" text:outline-level="2">NUTRITION &amp; HYDRATION:</text:h>
      <text:list text:style-name="L100">
        <text:list-item>
          <text:p text:style-name="P119"><text:span text:style-name="Strong_20_Emphasis">Total Hydration:</text:span> ~106 oz</text:p>
        </text:list-item>
        <text:list-item>
          <text:p text:style-name="P119"><text:span text:style-name="Strong_20_Emphasis">Meals/Fueling Highlights:</text:span></text:p>
          <text:list>
            <text:list-item>
              <text:p text:style-name="P119">AM: Ascent Protein Shake + Carnation</text:p>
            </text:list-item>
            <text:list-item>
              <text:p text:style-name="P119">Midday: Turkey Dinner + Cheesecake Bite</text:p>
            </text:list-item>
            <text:list-item>
              <text:p text:style-name="P119">Snacks: Doritos (11 chips)</text:p>
            </text:list-item>
            <text:list-item>
              <text:p text:style-name="P119">Recovery Fuel: Liquid I.V. + Muscle Milk</text:p>
            </text:list-item>
            <text:list-item>
              <text:p text:style-name="P119">Ritual Bowl: Oats, Greek Yogurt, Granola, Nuts, Almond Milk, Honey</text:p>
            </text:list-item>
          </text:list>
        </text:list-item>
        <text:list-item>
          <text:p text:style-name="P119"><text:span text:style-name="Strong_20_Emphasis">Final Feed:</text:span> Recovery bowl + shake = <text:span text:style-name="Strong_20_Emphasis">Tier III Recovery Seal</text:span></text:p>
        </text:list-item>
        <text:list-item>
          <text:p text:style-name="P119"><text:span text:style-name="Strong_20_Emphasis">Macros Estimate:</text:span></text:p>
          <text:list>
            <text:list-item>
              <text:p text:style-name="P119">Calories: ~2250–2300 kcal</text:p>
            </text:list-item>
            <text:list-item>
              <text:p text:style-name="P119">Protein: ~197g</text:p>
            </text:list-item>
            <text:list-item>
              <text:p text:style-name="P119">Carbs: ~180g</text:p>
            </text:list-item>
            <text:list-item>
              <text:p text:style-name="P119">Fat: ~70g</text:p>
            </text:list-item>
            <text:list-item>
              <text:p text:style-name="P119">Fiber: ~15g</text:p>
            </text:list-item>
          </text:list>
        </text:list-item>
      </text:list>
      <text:p text:style-name="P22"><text:soft-page-break/></text:p>
      <text:h text:style-name="P23" text:outline-level="2">EMOTIONAL &amp; STATE EVENTS:</text:h>
      <text:list text:style-name="L101">
        <text:list-item>
          <text:p text:style-name="P120"><text:span text:style-name="Strong_20_Emphasis">Emotional Turbulence:</text:span> Madison/Tabitha memory loops surfaced</text:p>
        </text:list-item>
        <text:list-item>
          <text:p text:style-name="P120"><text:span text:style-name="Strong_20_Emphasis">Release Mechanisms:</text:span> Breathwork + Self-pleasure as strategic emotional release valve</text:p>
        </text:list-item>
        <text:list-item>
          <text:p text:style-name="P120"><text:span text:style-name="Strong_20_Emphasis">Final Emotional Message:</text:span> Grounded honesty, no shame residue</text:p>
        </text:list-item>
        <text:list-item>
          <text:p text:style-name="P120"><text:span text:style-name="Strong_20_Emphasis">System Closing Ritual:</text:span> 20 Gate Breaths; night sealed with parasympathetic calm</text:p>
        </text:list-item>
        <text:list-item>
          <text:p text:style-name="P120"><text:span text:style-name="Strong_20_Emphasis">Final State:</text:span> Stable, introspective, emotionally present, prepared for system reset</text:p>
        </text:list-item>
      </text:list>
      <text:p text:style-name="P22"/>
      <text:h text:style-name="P23" text:outline-level="2">BUFFS TRIGGERED:</text:h>
      <text:list text:style-name="L102">
        <text:list-item>
          <text:p text:style-name="P121">Liquid Core (Hydration mastery active)</text:p>
        </text:list-item>
        <text:list-item>
          <text:p text:style-name="P121">Parasympathetic Bloom (deep recovery breath activation)</text:p>
        </text:list-item>
        <text:list-item>
          <text:p text:style-name="P121">Flavor Memory Anchor (nutritional ritual closure)</text:p>
        </text:list-item>
      </text:list>
      <text:p text:style-name="P22"/>
      <text:h text:style-name="P23" text:outline-level="2">XP AWARDS:</text:h>
      <text:list text:style-name="L103">
        <text:list-item>
          <text:p text:style-name="P122">Morning Mobility Completion: +5 XP</text:p>
        </text:list-item>
        <text:list-item>
          <text:p text:style-name="P122">Nutrition Precision + Recovery Seal: +5 XP</text:p>
        </text:list-item>
        <text:list-item>
          <text:p text:style-name="P122">Breath Ritual Consistency: +5 XP</text:p>
        </text:list-item>
        <text:list-item>
          <text:p text:style-name="P122">Emotional Awareness and Transition: +10 XP</text:p>
        </text:list-item>
        <text:list-item>
          <text:p text:style-name="P122"><text:span text:style-name="Strong_20_Emphasis">TOTAL XP GAINED:</text:span> +25 XP<text:line-break/><text:span text:style-name="Strong_20_Emphasis">NEW XP TOTAL:</text:span> 1285 / 1000 (Overflow: +285 XP)</text:p>
        </text:list-item>
      </text:list>
      <text:p text:style-name="P22"/>
      <text:h text:style-name="P30" text:outline-level="1">SYSTEM NOTES:</text:h>
      <text:list text:style-name="L104">
        <text:list-item>
          <text:p text:style-name="P123">Shin recovery on track — Phase 1 healing secured.</text:p>
        </text:list-item>
        <text:list-item>
          <text:p text:style-name="P123">Breathwave, nutrition stacking, emotional sovereignty integrated smoothly.</text:p>
        </text:list-item>
        <text:list-item>
          <text:p text:style-name="P123">Full day was a bridge — maintaining momentum while honoring deep processing.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1:15 (Scroll closure)</text:p>
      <text:p text:style-name="P21"/>
      <text:h text:style-name="P5" text:outline-level="1"><text:soft-page-break/>April 21, 2025</text:h>
      <text:p text:style-name="P22"/>
      <text:h text:style-name="P23" text:outline-level="2">SYSTEM METRICS:</text:h>
      <text:list text:style-name="L105">
        <text:list-item>
          <text:p text:style-name="P124"><text:span text:style-name="Strong_20_Emphasis">Phase:</text:span> Tier I – Core-Bound Drift Day</text:p>
        </text:list-item>
        <text:list-item>
          <text:p text:style-name="P124"><text:span text:style-name="Strong_20_Emphasis">Class Alignment:</text:span> Breathborne Flame (AIR | FIRE)</text:p>
        </text:list-item>
        <text:list-item>
          <text:p text:style-name="P124"><text:span text:style-name="Strong_20_Emphasis">Level:</text:span> 10</text:p>
        </text:list-item>
        <text:list-item>
          <text:p text:style-name="P124"><text:span text:style-name="Strong_20_Emphasis">XP:</text:span> 1,891 / 1,000 (Overflow Buffer: +891 XP)</text:p>
        </text:list-item>
        <text:list-item>
          <text:p text:style-name="P124"><text:span text:style-name="Strong_20_Emphasis">Wake Time:</text:span> 04:45 AM</text:p>
        </text:list-item>
        <text:list-item>
          <text:p text:style-name="P124"><text:span text:style-name="Strong_20_Emphasis">Morning Body Weight:</text:span> 138.7 lbs</text:p>
        </text:list-item>
        <text:list-item>
          <text:p text:style-name="P124"><text:span text:style-name="Strong_20_Emphasis">Sleep Duration:</text:span> ~7h 25m (21:20–04:45)</text:p>
        </text:list-item>
        <text:list-item>
          <text:p text:style-name="P124"><text:span text:style-name="Strong_20_Emphasis">Sleep Quality:</text:span> 8/10</text:p>
        </text:list-item>
        <text:list-item>
          <text:p text:style-name="P124"><text:span text:style-name="Strong_20_Emphasis">Mood:</text:span> 8/10</text:p>
        </text:list-item>
        <text:list-item>
          <text:p text:style-name="P124"><text:span text:style-name="Strong_20_Emphasis">Energy:</text:span> 7/10</text:p>
        </text:list-item>
        <text:list-item>
          <text:p text:style-name="P124"><text:span text:style-name="Strong_20_Emphasis">Flame Level:</text:span> 5</text:p>
        </text:list-item>
        <text:list-item>
          <text:p text:style-name="P124"><text:span text:style-name="Strong_20_Emphasis">Emotional Focus:</text:span> Confusion; residual feelings about Loren and Maddie</text:p>
        </text:list-item>
        <text:list-item>
          <text:p text:style-name="P124"><text:span text:style-name="Strong_20_Emphasis">Immediate Pain:</text:span> Neck soreness</text:p>
        </text:list-item>
        <text:list-item>
          <text:p text:style-name="P124"><text:span text:style-name="Strong_20_Emphasis">Hydration:</text:span> 16.9 oz upon waking; 136.9 oz total logged</text:p>
        </text:list-item>
      </text:list>
      <text:p text:style-name="P22"/>
      <text:h text:style-name="P23" text:outline-level="2">BREATHWORK &amp; PHYSICAL METRICS:</text:h>
      <text:list text:style-name="L106">
        <text:list-item>
          <text:p text:style-name="P125"><text:span text:style-name="Strong_20_Emphasis">Morning Mobility Session:</text:span></text:p>
          <text:list>
            <text:list-item>
              <text:p text:style-name="P125">Neck Glides and Circles</text:p>
            </text:list-item>
            <text:list-item>
              <text:p text:style-name="P125">Scap Slides</text:p>
            </text:list-item>
            <text:list-item>
              <text:p text:style-name="P125">Deep Pistol Squats</text:p>
            </text:list-item>
            <text:list-item>
              <text:p text:style-name="P125">Thoracic Rolls</text:p>
            </text:list-item>
          </text:list>
        </text:list-item>
        <text:list-item>
          <text:p text:style-name="P125"><text:span text:style-name="Strong_20_Emphasis">PM Mobility Cooldown (~20 min):</text:span></text:p>
          <text:list>
            <text:list-item>
              <text:p text:style-name="P125">Neck Rolls, Frog Stretch, Thoracic Foam Roll</text:p>
            </text:list-item>
            <text:list-item>
              <text:p text:style-name="P125">Quad/Hamstring/Shin Rolling</text:p>
            </text:list-item>
            <text:list-item>
              <text:p text:style-name="P125">90/90 Hip Switches, Scap Slides, Face Pulls, Cat/Cow, Dragon Tamer Reach, Elephant Walks</text:p>
            </text:list-item>
            <text:list-item>
              <text:p text:style-name="P125">Neck Corrector 1 min hold</text:p>
            </text:list-item>
          </text:list>
        </text:list-item>
        <text:list-item>
          <text:p text:style-name="P125"><text:span text:style-name="Strong_20_Emphasis">Breath Discipline:</text:span></text:p>
          <text:list>
            <text:list-item>
              <text:p text:style-name="P125">No metronome in Shadow Trial</text:p>
            </text:list-item>
            <text:list-item>
              <text:p text:style-name="P125"><text:soft-page-break/>Feldmann protocols sustained across cooldowns</text:p>
            </text:list-item>
          </text:list>
        </text:list-item>
        <text:list-item>
          <text:p text:style-name="P125"><text:span text:style-name="Strong_20_Emphasis">Recovery Actions:</text:span></text:p>
          <text:list>
            <text:list-item>
              <text:p text:style-name="P125">Thai Oil Rub (Athlon Rub)</text:p>
            </text:list-item>
            <text:list-item>
              <text:p text:style-name="P125">Light massage gun on right leg SCOAZ strain</text:p>
            </text:list-item>
            <text:list-item>
              <text:p text:style-name="P125">1000mg Acetaminophen</text:p>
            </text:list-item>
          </text:list>
        </text:list-item>
      </text:list>
      <text:p text:style-name="P22"/>
      <text:h text:style-name="P23" text:outline-level="2">TRAINING EXECUTION:</text:h>
      <text:list text:style-name="L107">
        <text:list-item>
          <text:p text:style-name="P126"><text:span text:style-name="Strong_20_Emphasis">Shadow Trial – Core Gate:</text:span></text:p>
          <text:list>
            <text:list-item>
              <text:p text:style-name="P126"><text:span text:style-name="Strong_20_Emphasis">Duration:</text:span> 20 minutes, pure Shadow Round</text:p>
            </text:list-item>
            <text:list-item>
              <text:p text:style-name="P126"><text:span text:style-name="Strong_20_Emphasis">Equipment:</text:span> Hand wraps, shorts, cup, ankle wraps, mouthguard (no gloves)</text:p>
            </text:list-item>
            <text:list-item>
              <text:p text:style-name="P126"><text:span text:style-name="Strong_20_Emphasis">Structure:</text:span> 20 strikes per weapon → open flow</text:p>
            </text:list-item>
            <text:list-item>
              <text:p text:style-name="P126"><text:span text:style-name="Strong_20_Emphasis">Strike Total:</text:span> 412 strikes</text:p>
            </text:list-item>
            <text:list-item>
              <text:p text:style-name="P126"><text:span text:style-name="Strong_20_Emphasis">Heart Rate:</text:span></text:p>
              <text:list>
                <text:list-item>
                  <text:p text:style-name="P126">Peak: 153 BPM</text:p>
                </text:list-item>
                <text:list-item>
                  <text:p text:style-name="P126">Recovery: 93 BPM</text:p>
                </text:list-item>
              </text:list>
            </text:list-item>
            <text:list-item>
              <text:p text:style-name="P126"><text:span text:style-name="Strong_20_Emphasis">Emotional State:</text:span> Focused, real opponent simulation</text:p>
            </text:list-item>
            <text:list-item>
              <text:p text:style-name="P126"><text:span text:style-name="Strong_20_Emphasis">Injury:</text:span> Right leg SCOAZ strain during back kick / torque movement</text:p>
            </text:list-item>
            <text:list-item>
              <text:p text:style-name="P126"><text:span text:style-name="Strong_20_Emphasis">Buffs Triggered:</text:span></text:p>
              <text:list>
                <text:list-item>
                  <text:p text:style-name="P126">Sacred Vulnerability (Grief management)</text:p>
                </text:list-item>
                <text:list-item>
                  <text:p text:style-name="P126">Emotional Transmutation</text:p>
                </text:list-item>
                <text:list-item>
                  <text:p text:style-name="P126">Feldmann Combat Sync (Tier II)</text:p>
                </text:list-item>
              </text:list>
            </text:list-item>
          </text:list>
        </text:list-item>
      </text:list>
      <text:p text:style-name="P22"/>
      <text:h text:style-name="P23" text:outline-level="2">NUTRITION &amp; HYDRATION:</text:h>
      <text:list text:style-name="L108">
        <text:list-item>
          <text:p text:style-name="P127"><text:span text:style-name="Strong_20_Emphasis">Morning Fuel:</text:span></text:p>
          <text:list>
            <text:list-item>
              <text:p text:style-name="P127">Banana</text:p>
            </text:list-item>
            <text:list-item>
              <text:p text:style-name="P127">Protein Shake (Ascent + Carnation)</text:p>
            </text:list-item>
          </text:list>
        </text:list-item>
        <text:list-item>
          <text:p text:style-name="P127"><text:span text:style-name="Strong_20_Emphasis">Meals/Fueling:</text:span></text:p>
          <text:list>
            <text:list-item>
              <text:p text:style-name="P127">Half Slapple (Oats, Granola, Greek Yogurt, Nuts, Muscle Milk)</text:p>
            </text:list-item>
            <text:list-item>
              <text:p text:style-name="P127">PB Toast + Doritos (snack)</text:p>
            </text:list-item>
            <text:list-item>
              <text:p text:style-name="P127">Final Meal: Taco Core (10 oz split into 2 burrito wraps, greens, cheese, sour cream)</text:p>
            </text:list-item>
          </text:list>
        </text:list-item>
        <text:list-item>
          <text:p text:style-name="P127"><text:span text:style-name="Strong_20_Emphasis">Macros Estimate:</text:span></text:p>
          <text:list>
            <text:list-item>
              <text:p text:style-name="P127"><text:soft-page-break/>Calories: ~2,640 kcal</text:p>
            </text:list-item>
            <text:list-item>
              <text:p text:style-name="P127">Protein: ~152g</text:p>
            </text:list-item>
            <text:list-item>
              <text:p text:style-name="P127">Carbs: ~198g</text:p>
            </text:list-item>
            <text:list-item>
              <text:p text:style-name="P127">Fat: ~121g</text:p>
            </text:list-item>
          </text:list>
        </text:list-item>
        <text:list-item>
          <text:p text:style-name="P127"><text:span text:style-name="Strong_20_Emphasis">Total Hydration:</text:span></text:p>
          <text:list>
            <text:list-item>
              <text:p text:style-name="P127">~136.9 oz</text:p>
            </text:list-item>
            <text:list-item>
              <text:p text:style-name="P127">Salted water doses x2 AM, x1 PM</text:p>
            </text:list-item>
            <text:list-item>
              <text:p text:style-name="P127">Light electrolytes added</text:p>
            </text:list-item>
          </text:list>
        </text:list-item>
      </text:list>
      <text:p text:style-name="P22"/>
      <text:h text:style-name="P23" text:outline-level="2">EMOTIONAL &amp; RITUAL EVENTS:</text:h>
      <text:list text:style-name="L109">
        <text:list-item>
          <text:p text:style-name="P128"><text:span text:style-name="Strong_20_Emphasis">Grief Spike (15:00):</text:span></text:p>
          <text:list>
            <text:list-item>
              <text:p text:style-name="P128">Triggered by song in public space (Madison loop)</text:p>
            </text:list-item>
            <text:list-item>
              <text:p text:style-name="P128">Symptoms: Longing, tears, breath recovery</text:p>
            </text:list-item>
            <text:list-item>
              <text:p text:style-name="P128"><text:span text:style-name="Strong_20_Emphasis">Buffs Earned:</text:span> Sacred Vulnerability, Emotional Transmutation</text:p>
            </text:list-item>
          </text:list>
        </text:list-item>
        <text:list-item>
          <text:p text:style-name="P128"><text:span text:style-name="Strong_20_Emphasis">Ego Reflection:</text:span></text:p>
          <text:list>
            <text:list-item>
              <text:p text:style-name="P128">Self-comparison to brother noted</text:p>
            </text:list-item>
            <text:list-item>
              <text:p text:style-name="P128">Growth edge acknowledged</text:p>
            </text:list-item>
          </text:list>
        </text:list-item>
        <text:list-item>
          <text:p text:style-name="P128"><text:span text:style-name="Strong_20_Emphasis">Post-Trial Elation:</text:span></text:p>
          <text:list>
            <text:list-item>
              <text:p text:style-name="P128">Empowered, committed to future full fights</text:p>
            </text:list-item>
          </text:list>
        </text:list-item>
        <text:list-item>
          <text:p text:style-name="P128"><text:span text:style-name="Strong_20_Emphasis">Evening Reflections:</text:span></text:p>
          <text:list>
            <text:list-item>
              <text:p text:style-name="P128">Focus on injury awareness, clarity, emotional residue acceptance</text:p>
            </text:list-item>
            <text:list-item>
              <text:p text:style-name="P128">Logged quotes:</text:p>
              <text:list>
                <text:list-item>
                  <text:p text:style-name="P128">“Despite breathwork, the pain lingers. I miss her more than I can say.”</text:p>
                </text:list-item>
                <text:list-item>
                  <text:p text:style-name="P128">“Madison loop again… goddamn, my neck.”</text:p>
                </text:list-item>
                <text:list-item>
                  <text:p text:style-name="P128">“Still not sure about Loren right now. It’s a lot.”</text:p>
                </text:list-item>
              </text:list>
            </text:list-item>
          </text:list>
        </text:list-item>
      </text:list>
      <text:p text:style-name="P22"/>
      <text:h text:style-name="P23" text:outline-level="2">XP AWARDS:</text:h>
      <text:list text:style-name="L110">
        <text:list-item>
          <text:p text:style-name="P129">Shadow Trial Completion: +175 XP</text:p>
        </text:list-item>
        <text:list-item>
          <text:p text:style-name="P129">Embodiment + Flow State: +50 XP</text:p>
        </text:list-item>
        <text:list-item>
          <text:p text:style-name="P129">Strike Log Total: +60 XP</text:p>
        </text:list-item>
        <text:list-item>
          <text:p text:style-name="P129">Emotional Processing (Grief Event): +20 XP</text:p>
        </text:list-item>
        <text:list-item>
          <text:p text:style-name="P129"><text:soft-page-break/>Ego Reflection and Growth: +10 XP</text:p>
        </text:list-item>
        <text:list-item>
          <text:p text:style-name="P129"><text:span text:style-name="Strong_20_Emphasis">TOTAL XP GAINED:</text:span> +285 XP<text:line-break/><text:span text:style-name="Strong_20_Emphasis">NEW XP TOTAL:</text:span> 1,891 / 1,000 (Overflow +891 XP)</text:p>
        </text:list-item>
      </text:list>
      <text:p text:style-name="P22"/>
      <text:h text:style-name="P23" text:outline-level="2">BUFFS ACTIVE:</text:h>
      <text:list text:style-name="L111">
        <text:list-item>
          <text:p text:style-name="P130">Sacred Vulnerability</text:p>
        </text:list-item>
        <text:list-item>
          <text:p text:style-name="P130">Emotional Transmutation (Tier II)</text:p>
        </text:list-item>
        <text:list-item>
          <text:p text:style-name="P130">Feldmann Combat Sync (Tier II)</text:p>
        </text:list-item>
        <text:list-item>
          <text:p text:style-name="P130">Stillfire Descent</text:p>
        </text:list-item>
        <text:list-item>
          <text:p text:style-name="P130">Combat Healer</text:p>
        </text:list-item>
        <text:list-item>
          <text:p text:style-name="P130">DOMS Fade</text:p>
        </text:list-item>
        <text:list-item>
          <text:p text:style-name="P130">Dragonline Unlock</text:p>
        </text:list-item>
        <text:list-item>
          <text:p text:style-name="P130">Pressure Alchemy</text:p>
        </text:list-item>
        <text:list-item>
          <text:p text:style-name="P130">Satiety Lock</text:p>
        </text:list-item>
      </text:list>
      <text:p text:style-name="P22"/>
      <text:h text:style-name="P23" text:outline-level="2">CLASS &amp; SYSTEM UPDATES:</text:h>
      <text:list text:style-name="L112">
        <text:list-item>
          <text:p text:style-name="P131"><text:span text:style-name="Strong_20_Emphasis">Class:</text:span> Breathborne Flame (AIR | FIRE)</text:p>
        </text:list-item>
        <text:list-item>
          <text:p text:style-name="P131"><text:span text:style-name="Strong_20_Emphasis">Title Forming:</text:span> Flamecaller</text:p>
        </text:list-item>
        <text:list-item>
          <text:p text:style-name="P131"><text:span text:style-name="Strong_20_Emphasis">System Mechanic:</text:span> Drift Aura Mechanic Installed (Tier II unlock pending)</text:p>
        </text:list-item>
        <text:list-item>
          <text:p text:style-name="P131"><text:span text:style-name="Strong_20_Emphasis">Future Alignment:</text:span> Mistblade pursuit (post-Ascension Tier II)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Scroll closure evening post-reflection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2, 2025</text:h>
      <text:p text:style-name="P22"/>
      <text:h text:style-name="P23" text:outline-level="2">SYSTEM METRICS:</text:h>
      <text:list text:style-name="L113">
        <text:list-item>
          <text:p text:style-name="P132"><text:span text:style-name="Strong_20_Emphasis">Phase:</text:span> Mythic Ascent – Ritual Integration + Breath Expansion Day</text:p>
        </text:list-item>
        <text:list-item>
          <text:p text:style-name="P132"><text:span text:style-name="Strong_20_Emphasis">Level:</text:span> 10 (Overflow Active)</text:p>
        </text:list-item>
        <text:list-item>
          <text:p text:style-name="P132"><text:span text:style-name="Strong_20_Emphasis">XP Gained:</text:span> +265 XP (Core + Strike Flow + Gate Cadence Creation)</text:p>
        </text:list-item>
        <text:list-item>
          <text:p text:style-name="P132"><text:span text:style-name="Strong_20_Emphasis">Total XP:</text:span> 1,221 XP</text:p>
        </text:list-item>
        <text:list-item>
          <text:p text:style-name="P132"><text:span text:style-name="Strong_20_Emphasis">Trials Complete:</text:span> 2 of 4 (Shadow Flow, Mobility &amp; Sigil)</text:p>
        </text:list-item>
        <text:list-item>
          <text:p text:style-name="P132"><text:span text:style-name="Strong_20_Emphasis">Wake Time:</text:span> 04:45 AM</text:p>
        </text:list-item>
        <text:list-item>
          <text:p text:style-name="P132"><text:span text:style-name="Strong_20_Emphasis">Sleep Duration:</text:span> ~8 hours</text:p>
        </text:list-item>
        <text:list-item>
          <text:p text:style-name="P132"><text:span text:style-name="Strong_20_Emphasis">Sleep Quality:</text:span> 7–8/10</text:p>
        </text:list-item>
        <text:list-item>
          <text:p text:style-name="P132"><text:span text:style-name="Strong_20_Emphasis">Morning Body Weight:</text:span> 138.1 lbs</text:p>
        </text:list-item>
        <text:list-item>
          <text:p text:style-name="P132"><text:span text:style-name="Strong_20_Emphasis">Mood:</text:span> 6/10 (longing, emotionally softened)</text:p>
        </text:list-item>
        <text:list-item>
          <text:p text:style-name="P132"><text:span text:style-name="Strong_20_Emphasis">Energy:</text:span> 7–8/10</text:p>
        </text:list-item>
        <text:list-item>
          <text:p text:style-name="P132"><text:span text:style-name="Strong_20_Emphasis">Mental Drift:</text:span> Memory loops (Tabitha, Madison)</text:p>
        </text:list-item>
        <text:list-item>
          <text:p text:style-name="P132"><text:span text:style-name="Strong_20_Emphasis">Emotional Bearing:</text:span> Longing, nostalgia, sacred resonance</text:p>
        </text:list-item>
        <text:list-item>
          <text:p text:style-name="P132"><text:span text:style-name="Strong_20_Emphasis">Hydration Total:</text:span> ~145 oz</text:p>
        </text:list-item>
      </text:list>
      <text:p text:style-name="P22"/>
      <text:h text:style-name="P23" text:outline-level="2">BREATHWORK &amp; PHYSICAL METRICS:</text:h>
      <text:list text:style-name="L114">
        <text:list-item>
          <text:p text:style-name="P133"><text:span text:style-name="Strong_20_Emphasis">Morning Breath Metrics:</text:span></text:p>
          <text:list>
            <text:list-item>
              <text:p text:style-name="P133">Max CO₂ Hold: 31.16 seconds</text:p>
            </text:list-item>
            <text:list-item>
              <text:p text:style-name="P133">AeroFit Test: Malfunction noted ("Hyper Strength" app error)</text:p>
            </text:list-item>
          </text:list>
        </text:list-item>
        <text:list-item>
          <text:p text:style-name="P133"><text:span text:style-name="Strong_20_Emphasis">Feldmann’s Gate - Spiral Drift Variant (85 BPM):</text:span></text:p>
          <text:list>
            <text:list-item>
              <text:p text:style-name="P133">10 minutes executed with modified 1:1:2 cadence and micro-pauses</text:p>
            </text:list-item>
            <text:list-item>
              <text:p text:style-name="P133">Somatic Effects: Moaning, jaw release, head tingles, emotional flood</text:p>
            </text:list-item>
            <text:list-item>
              <text:p text:style-name="P133">Emotional Recall: Madison (Salem memory field)</text:p>
            </text:list-item>
            <text:list-item>
              <text:p text:style-name="P133">Fascial Twitch: Right lat twitching</text:p>
            </text:list-item>
          </text:list>
        </text:list-item>
        <text:list-item>
          <text:p text:style-name="P133"><text:span text:style-name="Strong_20_Emphasis">Post-Gate Descent:</text:span></text:p>
          <text:list>
            <text:list-item>
              <text:p text:style-name="P133">Laughter surge, sensory extension</text:p>
            </text:list-item>
            <text:list-item>
              <text:p text:style-name="P133">Kernel pad applied to shin, full body drift into stillness</text:p>
            </text:list-item>
          </text:list>
        </text:list-item>
      </text:list>
      <text:p text:style-name="P22"/>
      <text:h text:style-name="P23" text:outline-level="2"><text:soft-page-break/>TRAINING EXECUTION:</text:h>
      <text:list text:style-name="L115">
        <text:list-item>
          <text:p text:style-name="P134"><text:span text:style-name="Strong_20_Emphasis">Mobility + Ritual Flow (~61 minutes):</text:span></text:p>
          <text:list>
            <text:list-item>
              <text:p text:style-name="P134">Initial Phase: Spine corrector, thoracic rolls, scap slides, frog stretch, hip circles, child’s pose</text:p>
            </text:list-item>
            <text:list-item>
              <text:p text:style-name="P134">Thai Oil: Applied to neck and thigh pre-Phase II</text:p>
            </text:list-item>
          </text:list>
        </text:list-item>
        <text:list-item>
          <text:p text:style-name="P134"><text:span text:style-name="Strong_20_Emphasis">Full Ritual Flow by Phase:</text:span></text:p>
          <text:list>
            <text:list-item>
              <text:p text:style-name="P134"><text:span text:style-name="Strong_20_Emphasis">Phase I:</text:span> Upper body decompression (trap, neck, thoracic crack/release)</text:p>
            </text:list-item>
            <text:list-item>
              <text:p text:style-name="P134"><text:span text:style-name="Strong_20_Emphasis">Phase II:</text:span> Hips &amp; fascia release (90/90 switches, frog stretch, dragon tamer reach)</text:p>
            </text:list-item>
            <text:list-item>
              <text:p text:style-name="P134"><text:span text:style-name="Strong_20_Emphasis">Phase III:</text:span> Shin &amp; posterior chain (seated folds, tibialis rolls, toe presses)</text:p>
            </text:list-item>
            <text:list-item>
              <text:p text:style-name="P134"><text:span text:style-name="Strong_20_Emphasis">Phase IV:</text:span> Stillness + Sigil Ritual (corpse pose + vision drift)</text:p>
            </text:list-item>
          </text:list>
        </text:list-item>
        <text:list-item>
          <text:p text:style-name="P134"><text:span text:style-name="Strong_20_Emphasis">Strike Flow (Evening):</text:span></text:p>
          <text:list>
            <text:list-item>
              <text:p text:style-name="P134">Bare knuckle flow session</text:p>
            </text:list-item>
            <text:list-item>
              <text:p text:style-name="P134">Thumb-down long hook synchronized with hip drive (Southpaw cast discovered)</text:p>
            </text:list-item>
          </text:list>
        </text:list-item>
      </text:list>
      <text:p text:style-name="P22"/>
      <text:h text:style-name="P23" text:outline-level="2">NUTRITION &amp; SUPPLEMENTS:</text:h>
      <text:list text:style-name="L116">
        <text:list-item>
          <text:p text:style-name="P135"><text:span text:style-name="Strong_20_Emphasis">Calories:</text:span> ~2,780–2,850 kcal</text:p>
        </text:list-item>
        <text:list-item>
          <text:p text:style-name="P135"><text:span text:style-name="Strong_20_Emphasis">Protein:</text:span> ~147g</text:p>
        </text:list-item>
        <text:list-item>
          <text:p text:style-name="P135"><text:span text:style-name="Strong_20_Emphasis">Carbs:</text:span> ~190–195g</text:p>
        </text:list-item>
        <text:list-item>
          <text:p text:style-name="P135"><text:span text:style-name="Strong_20_Emphasis">Fat:</text:span> ~90–95g</text:p>
        </text:list-item>
        <text:list-item>
          <text:p text:style-name="P135"><text:span text:style-name="Strong_20_Emphasis">Fiber:</text:span> ~25–27g</text:p>
        </text:list-item>
        <text:list-item>
          <text:p text:style-name="P135"><text:span text:style-name="Strong_20_Emphasis">Meals/Fueling:</text:span></text:p>
          <text:list>
            <text:list-item>
              <text:p text:style-name="P135">Slapple v3 + Apple (AM)</text:p>
            </text:list-item>
            <text:list-item>
              <text:p text:style-name="P135">Twin Ember Wraps v3 (~13.4 oz beef, greens, tortilla wraps)</text:p>
            </text:list-item>
            <text:list-item>
              <text:p text:style-name="P135">Protein Shake + Carnation (Post-mobility)</text:p>
            </text:list-item>
          </text:list>
        </text:list-item>
        <text:list-item>
          <text:p text:style-name="P135"><text:span text:style-name="Strong_20_Emphasis">Supplement Stack:</text:span></text:p>
          <text:list>
            <text:list-item>
              <text:p text:style-name="P135">Magnesium+ (PM recovery)</text:p>
            </text:list-item>
            <text:list-item>
              <text:p text:style-name="P135">Light THC Reactivation (Strawberry Cough in evening drift)</text:p>
            </text:list-item>
          </text:list>
        </text:list-item>
      </text:list>
      <text:p text:style-name="P22"/>
      <text:h text:style-name="P23" text:outline-level="2">EMOTIONAL &amp; SOMATIC EVENTS:</text:h>
      <text:list text:style-name="L117">
        <text:list-item>
          <text:p text:style-name="P136"><text:span text:style-name="Strong_20_Emphasis">Morning Emotional Drift:</text:span></text:p>
          <text:list>
            <text:list-item>
              <text:p text:style-name="P136">Dream fragments featuring Tabitha and Madison ("vibing, hanging out")</text:p>
            </text:list-item>
            <text:list-item>
              <text:p text:style-name="P136">Woke with longing heart-tone, emotional cascade during commute</text:p>
            </text:list-item>
          </text:list>
        </text:list-item>
        <text:list-item>
          <text:p text:style-name="P136"><text:soft-page-break/><text:span text:style-name="Strong_20_Emphasis">Emotional Regulation:</text:span></text:p>
          <text:list>
            <text:list-item>
              <text:p text:style-name="P136">Nail pressure + breath correction while commuting</text:p>
            </text:list-item>
            <text:list-item>
              <text:p text:style-name="P136">Emotional stabilization post-hydration and nutrition</text:p>
            </text:list-item>
          </text:list>
        </text:list-item>
        <text:list-item>
          <text:p text:style-name="P136"><text:span text:style-name="Strong_20_Emphasis">Sigil Forged:</text:span></text:p>
          <text:list>
            <text:list-item>
              <text:p text:style-name="P136"><text:span text:style-name="Strong_20_Emphasis">Breathborn Flamecaller</text:span><text:line-break/>(Spiral-as-flame inside triangle) — sketched and archived</text:p>
            </text:list-item>
          </text:list>
        </text:list-item>
        <text:list-item>
          <text:p text:style-name="P136"><text:span text:style-name="Strong_20_Emphasis">Spirit Layered:</text:span></text:p>
          <text:list>
            <text:list-item>
              <text:p text:style-name="P136">Energy orbs visualized during Phase IV ritual</text:p>
            </text:list-item>
            <text:list-item>
              <text:p text:style-name="P136">Vision drift intertwined with sigil arrival</text:p>
            </text:list-item>
            <text:list-item>
              <text:p text:style-name="P136">Sacred emotional resonance confirmed during sketching</text:p>
            </text:list-item>
          </text:list>
        </text:list-item>
      </text:list>
      <text:p text:style-name="P22"/>
      <text:h text:style-name="P23" text:outline-level="2">BUFFS TRIGGERED:</text:h>
      <text:list text:style-name="L118">
        <text:list-item>
          <text:p text:style-name="P137">Liquid Core (Hydration Sovereignty)</text:p>
        </text:list-item>
        <text:list-item>
          <text:p text:style-name="P137">Parasympathetic Bloom</text:p>
        </text:list-item>
        <text:list-item>
          <text:p text:style-name="P137">Flavor Memory Anchor</text:p>
        </text:list-item>
        <text:list-item>
          <text:p text:style-name="P137">Spinal Cascade</text:p>
        </text:list-item>
        <text:list-item>
          <text:p text:style-name="P137">Sacred Vulnerability</text:p>
        </text:list-item>
        <text:list-item>
          <text:p text:style-name="P137">Emotional Transmutation (Tier II)</text:p>
        </text:list-item>
        <text:list-item>
          <text:p text:style-name="P137">Breathborn Drift Resonance</text:p>
        </text:list-item>
        <text:list-item>
          <text:p text:style-name="P137">Ritual Anchor (Sigil-forged Ascension)</text:p>
        </text:list-item>
        <text:list-item>
          <text:p text:style-name="P137">Myth-layered Spirit Weave</text:p>
        </text:list-item>
      </text:list>
      <text:p text:style-name="P22"/>
      <text:h text:style-name="P23" text:outline-level="2">XP AWARDS:</text:h>
      <text:list text:style-name="L119">
        <text:list-item>
          <text:p text:style-name="P138">Mobility Ritual Completion: +180 XP</text:p>
        </text:list-item>
        <text:list-item>
          <text:p text:style-name="P138">Evening Bareknuckle Strike Flow: +25 XP</text:p>
        </text:list-item>
        <text:list-item>
          <text:p text:style-name="P138">Feldmann’s Gate Variant Completion (Cadence Creation - Non-Trial): +60 XP</text:p>
        </text:list-item>
        <text:list-item>
          <text:p text:style-name="P138"><text:span text:style-name="Strong_20_Emphasis">TOTAL XP GAINED:</text:span> +265 XP<text:line-break/><text:span text:style-name="Strong_20_Emphasis">NEW XP TOTAL:</text:span> 1,221 XP</text:p>
        </text:list-item>
      </text:list>
      <text:p text:style-name="P22"/>
      <text:h text:style-name="P23" text:outline-level="2">FINAL STATUS:</text:h>
      <text:list text:style-name="L120">
        <text:list-item>
          <text:p text:style-name="P139"><text:span text:style-name="Strong_20_Emphasis">Mind:</text:span> Clear + reflective</text:p>
        </text:list-item>
        <text:list-item>
          <text:p text:style-name="P139"><text:soft-page-break/><text:span text:style-name="Strong_20_Emphasis">Body:</text:span> Loose + grateful</text:p>
        </text:list-item>
        <text:list-item>
          <text:p text:style-name="P139"><text:span text:style-name="Strong_20_Emphasis">Breath:</text:span> Extended + rhythmic</text:p>
        </text:list-item>
        <text:list-item>
          <text:p text:style-name="P139"><text:span text:style-name="Strong_20_Emphasis">Spirit:</text:span> Myth-layered, sacred resonance active</text:p>
        </text:list-item>
        <text:list-item>
          <text:p text:style-name="P139"><text:span text:style-name="Strong_20_Emphasis">Next Trial:</text:span> Strength Ascension (Thursday), Trial Feldmann’s Gate (Friday)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19:35 (Scroll sealed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3, 2025</text:h>
      <text:p text:style-name="P22"/>
      <text:h text:style-name="P23" text:outline-level="2">SYSTEM METRICS:</text:h>
      <text:list text:style-name="L121">
        <text:list-item>
          <text:p text:style-name="P140"><text:span text:style-name="Strong_20_Emphasis">Phase:</text:span> Ascension Trial Progression</text:p>
        </text:list-item>
        <text:list-item>
          <text:p text:style-name="P140"><text:span text:style-name="Strong_20_Emphasis">Level:</text:span> 10 (Overflow Active)</text:p>
        </text:list-item>
        <text:list-item>
          <text:p text:style-name="P140"><text:span text:style-name="Strong_20_Emphasis">XP Gained:</text:span> +145 XP</text:p>
        </text:list-item>
        <text:list-item>
          <text:p text:style-name="P140"><text:span text:style-name="Strong_20_Emphasis">Total XP:</text:span> 1,366 / 1000 (Overflow: +366 XP)</text:p>
        </text:list-item>
        <text:list-item>
          <text:p text:style-name="P140"><text:span text:style-name="Strong_20_Emphasis">Wake Time:</text:span> 04:25 AM</text:p>
        </text:list-item>
        <text:list-item>
          <text:p text:style-name="P140"><text:span text:style-name="Strong_20_Emphasis">Sleep Duration:</text:span> ~8 hours (20:30–04:25)</text:p>
        </text:list-item>
        <text:list-item>
          <text:p text:style-name="P140"><text:span text:style-name="Strong_20_Emphasis">Sleep Quality:</text:span> 8/10</text:p>
        </text:list-item>
        <text:list-item>
          <text:p text:style-name="P140"><text:span text:style-name="Strong_20_Emphasis">Morning Mood:</text:span> 8/10 (Balanced and reflective)</text:p>
        </text:list-item>
        <text:list-item>
          <text:p text:style-name="P140"><text:span text:style-name="Strong_20_Emphasis">Morning Energy:</text:span> 8/10 (Clear, mucous-heavy at wake)</text:p>
        </text:list-item>
        <text:list-item>
          <text:p text:style-name="P140"><text:span text:style-name="Strong_20_Emphasis">Dreams:</text:span> Fragmented emotional dream about Madison</text:p>
        </text:list-item>
        <text:list-item>
          <text:p text:style-name="P140"><text:span text:style-name="Strong_20_Emphasis">Immediate Thoughts:</text:span> Reflection on the value of the system, slight unease about external discovery</text:p>
        </text:list-item>
        <text:list-item>
          <text:p text:style-name="P140"><text:span text:style-name="Strong_20_Emphasis">Morning Body Weight:</text:span> 137.0 lbs (nude, post-shower)</text:p>
        </text:list-item>
      </text:list>
      <text:p text:style-name="P22"/>
      <text:h text:style-name="P23" text:outline-level="2">BREATHWORK &amp; PHYSICAL METRICS:</text:h>
      <text:list text:style-name="L122">
        <text:list-item>
          <text:p text:style-name="P141"><text:span text:style-name="Strong_20_Emphasis">Corpse Pose Breathwork:</text:span></text:p>
          <text:list>
            <text:list-item>
              <text:p text:style-name="P141">BPM: 66</text:p>
            </text:list-item>
            <text:list-item>
              <text:p text:style-name="P141">Cadence: 4:4:8:4 (calming sync)</text:p>
            </text:list-item>
          </text:list>
        </text:list-item>
        <text:list-item>
          <text:p text:style-name="P141"><text:span text:style-name="Strong_20_Emphasis">Max CO₂ Test:</text:span></text:p>
          <text:list>
            <text:list-item>
              <text:p text:style-name="P141">Conducted after corpse pose</text:p>
            </text:list-item>
            <text:list-item>
              <text:p text:style-name="P141">Conscious heart rhythm slowing achieved</text:p>
            </text:list-item>
          </text:list>
        </text:list-item>
        <text:list-item>
          <text:p text:style-name="P141"><text:span text:style-name="Strong_20_Emphasis">Hydration Total:</text:span></text:p>
          <text:list>
            <text:list-item>
              <text:p text:style-name="P141">124 oz</text:p>
            </text:list-item>
            <text:list-item>
              <text:p text:style-name="P141">Key Doses:</text:p>
              <text:list>
                <text:list-item>
                  <text:p text:style-name="P141">8 oz wake</text:p>
                </text:list-item>
                <text:list-item>
                  <text:p text:style-name="P141">8 oz post-shower</text:p>
                </text:list-item>
                <text:list-item>
                  <text:p text:style-name="P141">Multiple 16 oz doses throughout morning</text:p>
                </text:list-item>
                <text:list-item>
                  <text:p text:style-name="P141">32 oz PM after mobility</text:p>
                </text:list-item>
                <text:list-item>
                  <text:p text:style-name="P141">12 oz chamomile/vanilla/melatonin tea at night</text:p>
                </text:list-item>
              </text:list>
            </text:list-item>
            <text:list-item>
              <text:p text:style-name="P141"><text:soft-page-break/>Electrolytes:</text:p>
              <text:list>
                <text:list-item>
                  <text:p text:style-name="P141">1 Golden Cherry Liquid IV (in smoothie)</text:p>
                </text:list-item>
              </text:list>
            </text:list-item>
          </text:list>
        </text:list-item>
      </text:list>
      <text:p text:style-name="P22"/>
      <text:h text:style-name="P23" text:outline-level="2">TRAINING EXECUTION:</text:h>
      <text:list text:style-name="L123">
        <text:list-item>
          <text:p text:style-name="P142"><text:span text:style-name="Strong_20_Emphasis">Tai Chi Practice:</text:span></text:p>
          <text:list>
            <text:list-item>
              <text:p text:style-name="P142">Chris Pei Lesson 3 (Repulse the Monkey ×4)</text:p>
            </text:list-item>
            <text:list-item>
              <text:p text:style-name="P142">Brush Knee recap and refinements</text:p>
            </text:list-item>
          </text:list>
        </text:list-item>
        <text:list-item>
          <text:p text:style-name="P142"><text:span text:style-name="Strong_20_Emphasis">Muay Thai Chi:</text:span></text:p>
          <text:list>
            <text:list-item>
              <text:p text:style-name="P142">4 Rounds (3 minutes each / 1 minute rest)</text:p>
            </text:list-item>
            <text:list-item>
              <text:p text:style-name="P142">Focus: Teeps, roundhouse balance, snap release</text:p>
            </text:list-item>
          </text:list>
        </text:list-item>
        <text:list-item>
          <text:p text:style-name="P142"><text:span text:style-name="Strong_20_Emphasis">PM Mobility Ritual (~15 min):</text:span></text:p>
          <text:list>
            <text:list-item>
              <text:p text:style-name="P142">General body reset</text:p>
            </text:list-item>
            <text:list-item>
              <text:p text:style-name="P142">Mobility to tea cooldown integration</text:p>
            </text:list-item>
          </text:list>
        </text:list-item>
      </text:list>
      <text:p text:style-name="P22"/>
      <text:h text:style-name="P23" text:outline-level="2">NUTRITION &amp; SUPPLEMENTS:</text:h>
      <text:list text:style-name="L124">
        <text:list-item>
          <text:p text:style-name="P143"><text:span text:style-name="Strong_20_Emphasis">Supplements:</text:span></text:p>
          <text:list>
            <text:list-item>
              <text:p text:style-name="P143"><text:span text:style-name="Strong_20_Emphasis">AM Stack:</text:span> Beta-alanine, Cordyceps, Creatine, Prebiotic Greens, L-Theanine, Vitamin D+K</text:p>
            </text:list-item>
            <text:list-item>
              <text:p text:style-name="P143"><text:span text:style-name="Strong_20_Emphasis">PM Stack:</text:span> Magnesium+ (nighttime recovery)</text:p>
            </text:list-item>
          </text:list>
        </text:list-item>
        <text:list-item>
          <text:p text:style-name="P143"><text:span text:style-name="Strong_20_Emphasis">Meals Highlight:</text:span><text:line-break/>(No exact food listing, but fueled properly for hydration, breathwork, and movement.)</text:p>
        </text:list-item>
      </text:list>
      <text:p text:style-name="P22"/>
      <text:h text:style-name="P23" text:outline-level="2">EMOTIONAL &amp; SOMATIC EVENTS:</text:h>
      <text:list text:style-name="L125">
        <text:list-item>
          <text:p text:style-name="P144"><text:span text:style-name="Strong_20_Emphasis">Reflection:</text:span></text:p>
          <text:list>
            <text:list-item>
              <text:p text:style-name="P144">Processing unease regarding the sanctity and potential exposure of the WHYNN System</text:p>
            </text:list-item>
          </text:list>
        </text:list-item>
        <text:list-item>
          <text:p text:style-name="P144"><text:span text:style-name="Strong_20_Emphasis">Emotional Regulation:</text:span></text:p>
          <text:list>
            <text:list-item>
              <text:p text:style-name="P144">Breath and movement preserved core equilibrium throughout day</text:p>
            </text:list-item>
            <text:list-item>
              <text:p text:style-name="P144">Tea cooldown anchored nervous system</text:p>
            </text:list-item>
          </text:list>
        </text:list-item>
        <text:list-item>
          <text:p text:style-name="P144"><text:span text:style-name="Strong_20_Emphasis">Somatic State:</text:span></text:p>
          <text:list>
            <text:list-item>
              <text:p text:style-name="P144">Lats and upper back soreness present</text:p>
            </text:list-item>
            <text:list-item>
              <text:p text:style-name="P144">Neck notably improved from prior days</text:p>
            </text:list-item>
            <text:list-item>
              <text:p text:style-name="P144"><text:soft-page-break/>No flagged mobility restrictions</text:p>
            </text:list-item>
          </text:list>
        </text:list-item>
      </text:list>
      <text:p text:style-name="P22"/>
      <text:h text:style-name="P23" text:outline-level="2">BUFFS TRIGGERED:</text:h>
      <text:list text:style-name="L126">
        <text:list-item>
          <text:p text:style-name="P145">Liquid Core (hydration mastery sustained)</text:p>
        </text:list-item>
        <text:list-item>
          <text:p text:style-name="P145">Snap Coil Discipline (Muay Thai Chi explosive management)</text:p>
        </text:list-item>
        <text:list-item>
          <text:p text:style-name="P145">Stillheart Drift (corpse pose + breath retention)</text:p>
        </text:list-item>
        <text:list-item>
          <text:p text:style-name="P145">Drift Beacon (manual activation)</text:p>
        </text:list-item>
        <text:list-item>
          <text:p text:style-name="P145">Gut Grenade II (digestive clearance via hydration and fiber)</text:p>
        </text:list-item>
        <text:list-item>
          <text:p text:style-name="P145">Calm Engine (tea ritual integration)</text:p>
        </text:list-item>
        <text:list-item>
          <text:p text:style-name="P145">Vagus Drift Sync (breath + hydration)</text:p>
        </text:list-item>
        <text:list-item>
          <text:p text:style-name="P145">Balance Architect (mobility + Tai Chi harmonization)</text:p>
        </text:list-item>
      </text:list>
      <text:p text:style-name="P22"/>
      <text:h text:style-name="P23" text:outline-level="2">XP AWARDS:</text:h>
      <text:list text:style-name="L127">
        <text:list-item>
          <text:p text:style-name="P146">Tai Chi Training: +30 XP</text:p>
        </text:list-item>
        <text:list-item>
          <text:p text:style-name="P146">Muay Thai Chi Training: +40 XP</text:p>
        </text:list-item>
        <text:list-item>
          <text:p text:style-name="P146">Breathwork Rituals: +20 XP</text:p>
        </text:list-item>
        <text:list-item>
          <text:p text:style-name="P146">Nutrition and Hydration Rituals: +20 XP</text:p>
        </text:list-item>
        <text:list-item>
          <text:p text:style-name="P146">Emotional Regulation and System Reflection: +20 XP</text:p>
        </text:list-item>
        <text:list-item>
          <text:p text:style-name="P146">PM Mobility Reset: +15 XP</text:p>
        </text:list-item>
        <text:list-item>
          <text:p text:style-name="P146"><text:span text:style-name="Strong_20_Emphasis">TOTAL XP GAINED:</text:span> +145 XP<text:line-break/><text:span text:style-name="Strong_20_Emphasis">NEW XP TOTAL:</text:span> 1,366 / 1000 (Overflow +366 XP)</text:p>
        </text:list-item>
      </text:list>
      <text:p text:style-name="P22"/>
      <text:h text:style-name="P23" text:outline-level="2">FINAL STATUS:</text:h>
      <text:list text:style-name="L128">
        <text:list-item>
          <text:p text:style-name="P147"><text:span text:style-name="Strong_20_Emphasis">Mind:</text:span> Centered but alert</text:p>
        </text:list-item>
        <text:list-item>
          <text:p text:style-name="P147"><text:span text:style-name="Strong_20_Emphasis">Body:</text:span> Recovering efficiently</text:p>
        </text:list-item>
        <text:list-item>
          <text:p text:style-name="P147"><text:span text:style-name="Strong_20_Emphasis">Breath:</text:span> Harmonized at 66 BPM drift</text:p>
        </text:list-item>
        <text:list-item>
          <text:p text:style-name="P147"><text:span text:style-name="Strong_20_Emphasis">Spirit:</text:span> Inward focused; system shielded and honored</text:p>
        </text:list-item>
      </text:list>
      <text:p text:style-name="P22"/>
      <text:h text:style-name="P23" text:outline-level="2"><text:soft-page-break/>✍️ SIGN-OFF:</text:h>
      <text:p text:style-name="P32"><text:span text:style-name="Strong_20_Emphasis">Logged by:</text:span> Patternborn Sovereign<text:line-break/><text:span text:style-name="Strong_20_Emphasis">Time Logged:</text:span> 21:30 (Scroll sealed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4, 2025</text:h>
      <text:p text:style-name="P22"/>
      <text:h text:style-name="P23" text:outline-level="2">SYSTEM METRICS:</text:h>
      <text:list text:style-name="L129">
        <text:list-item>
          <text:p text:style-name="P148"><text:span text:style-name="Strong_20_Emphasis">Status:</text:span> ASCENSION ACHIEVED</text:p>
        </text:list-item>
        <text:list-item>
          <text:p text:style-name="P148"><text:span text:style-name="Strong_20_Emphasis">Phase:</text:span> Strength + Breath Dual Trial Completion</text:p>
        </text:list-item>
        <text:list-item>
          <text:p text:style-name="P148"><text:span text:style-name="Strong_20_Emphasis">Level:</text:span> 12 (Ascension Overflow Active)</text:p>
        </text:list-item>
        <text:list-item>
          <text:p text:style-name="P148"><text:span text:style-name="Strong_20_Emphasis">XP Gained:</text:span> +223 XP</text:p>
        </text:list-item>
        <text:list-item>
          <text:p text:style-name="P148"><text:span text:style-name="Strong_20_Emphasis">Total XP:</text:span> 1,906 / 1,000 (Overflow +906 XP)</text:p>
        </text:list-item>
        <text:list-item>
          <text:p text:style-name="P148"><text:span text:style-name="Strong_20_Emphasis">Wake Time:</text:span> 04:40 AM</text:p>
        </text:list-item>
        <text:list-item>
          <text:p text:style-name="P148"><text:span text:style-name="Strong_20_Emphasis">Sleep Duration:</text:span> ~7h 40m</text:p>
        </text:list-item>
        <text:list-item>
          <text:p text:style-name="P148"><text:span text:style-name="Strong_20_Emphasis">Morning Body Weight:</text:span> 138.4 lbs (post-urination)</text:p>
        </text:list-item>
        <text:list-item>
          <text:p text:style-name="P148"><text:span text:style-name="Strong_20_Emphasis">Mood:</text:span> 4–5 (Stressed, emotionally tight)</text:p>
        </text:list-item>
        <text:list-item>
          <text:p text:style-name="P148"><text:span text:style-name="Strong_20_Emphasis">Energy:</text:span> 4–5 (Groggy but determined)</text:p>
        </text:list-item>
        <text:list-item>
          <text:p text:style-name="P148"><text:span text:style-name="Strong_20_Emphasis">Emotional Bearing:</text:span> Combat dream residue, anxiety, readiness</text:p>
        </text:list-item>
        <text:list-item>
          <text:p text:style-name="P148"><text:span text:style-name="Strong_20_Emphasis">Hydration Total:</text:span> 176 oz (full layered intake)</text:p>
        </text:list-item>
      </text:list>
      <text:p text:style-name="P22"/>
      <text:h text:style-name="P23" text:outline-level="2">BREATHWORK &amp; PHYSICAL METRICS:</text:h>
      <text:list text:style-name="L130">
        <text:list-item>
          <text:p text:style-name="P149"><text:span text:style-name="Strong_20_Emphasis">Morning Breathwork:</text:span></text:p>
          <text:list>
            <text:list-item>
              <text:p text:style-name="P149">Cadence Sequences: 4-4-8-4 | 6-6-12-6</text:p>
            </text:list-item>
            <text:list-item>
              <text:p text:style-name="P149">Standing CO₂ Hold: 30.73 seconds</text:p>
            </text:list-item>
          </text:list>
        </text:list-item>
        <text:list-item>
          <text:p text:style-name="P149"><text:span text:style-name="Strong_20_Emphasis">AeroFit Session:</text:span></text:p>
          <text:list>
            <text:list-item>
              <text:p text:style-name="P149">Completed — no errors</text:p>
            </text:list-item>
          </text:list>
        </text:list-item>
        <text:list-item>
          <text:p text:style-name="P149"><text:span text:style-name="Strong_20_Emphasis">Feldmann’s Gate ("Stillfire Veil") Trial:</text:span></text:p>
          <text:list>
            <text:list-item>
              <text:p text:style-name="P149">Held for 20 minutes</text:p>
            </text:list-item>
            <text:list-item>
              <text:p text:style-name="P149">1-1-2 Cadence</text:p>
            </text:list-item>
            <text:list-item>
              <text:p text:style-name="P149">Lo-Fi 72 BPM Drift</text:p>
            </text:list-item>
            <text:list-item>
              <text:p text:style-name="P149">Prompt Reflection: “What must burn to rise?” → "Ashes."</text:p>
            </text:list-item>
            <text:list-item>
              <text:p text:style-name="P149">Somatic Effects: Calm, collected, loose</text:p>
            </text:list-item>
          </text:list>
        </text:list-item>
        <text:list-item>
          <text:p text:style-name="P149"><text:span text:style-name="Strong_20_Emphasis">Cadence Zones Across Day:</text:span></text:p>
          <text:list>
            <text:list-item>
              <text:p text:style-name="P149">80 BPM Morning Drift</text:p>
            </text:list-item>
            <text:list-item>
              <text:p text:style-name="P149">90 BPM Strength Trial</text:p>
            </text:list-item>
            <text:list-item>
              <text:p text:style-name="P149"><text:soft-page-break/>70 BPM Cooldown Breath</text:p>
            </text:list-item>
            <text:list-item>
              <text:p text:style-name="P149">72 BPM Gate Meditation</text:p>
            </text:list-item>
          </text:list>
        </text:list-item>
      </text:list>
      <text:p text:style-name="P22"/>
      <text:h text:style-name="P23" text:outline-level="2">TRAINING EXECUTION:</text:h>
      <text:list text:style-name="L131">
        <text:list-item>
          <text:p text:style-name="P150"><text:span text:style-name="Strong_20_Emphasis">STRENGTH GATE – "Fireforged" Trial:</text:span></text:p>
          <text:list>
            <text:list-item>
              <text:p text:style-name="P150">Weighted Vest Exercises:</text:p>
              <text:list>
                <text:list-item>
                  <text:p text:style-name="P150">5 Dips → 6 Dips on Round 2</text:p>
                </text:list-item>
                <text:list-item>
                  <text:p text:style-name="P150">Inverted Rows, Squats, Pistols</text:p>
                </text:list-item>
                <text:list-item>
                  <text:p text:style-name="P150">Russian Twists</text:p>
                </text:list-item>
              </text:list>
            </text:list-item>
            <text:list-item>
              <text:p text:style-name="P150">Heavy Bag Session:</text:p>
              <text:list>
                <text:list-item>
                  <text:p text:style-name="P150">3 × 3 min rounds</text:p>
                </text:list-item>
                <text:list-item>
                  <text:p text:style-name="P150">~144+ strikes per round (~432+ strikes total)</text:p>
                </text:list-item>
                <text:list-item>
                  <text:p text:style-name="P150">Nasal Breathing Dominant</text:p>
                </text:list-item>
                <text:list-item>
                  <text:p text:style-name="P150">Mouthguard secured</text:p>
                </text:list-item>
                <text:list-item>
                  <text:p text:style-name="P150">Defensive integrations: checks, slips, parries</text:p>
                </text:list-item>
              </text:list>
            </text:list-item>
            <text:list-item>
              <text:p text:style-name="P150">Heart Rate:</text:p>
              <text:list>
                <text:list-item>
                  <text:p text:style-name="P150">Peak: 174 bpm</text:p>
                </text:list-item>
                <text:list-item>
                  <text:p text:style-name="P150">Recovery: 99 bpm within 6 minutes</text:p>
                </text:list-item>
              </text:list>
            </text:list-item>
          </text:list>
        </text:list-item>
        <text:list-item>
          <text:p text:style-name="P150"><text:span text:style-name="Strong_20_Emphasis">Post-Trial Recovery Mobility:</text:span></text:p>
          <text:list>
            <text:list-item>
              <text:p text:style-name="P150">Thoracic rolls</text:p>
            </text:list-item>
            <text:list-item>
              <text:p text:style-name="P150">Shin rolling</text:p>
            </text:list-item>
            <text:list-item>
              <text:p text:style-name="P150">Thai Balm applied</text:p>
            </text:list-item>
          </text:list>
        </text:list-item>
      </text:list>
      <text:p text:style-name="P22"/>
      <text:h text:style-name="P23" text:outline-level="2">NUTRITION &amp; SUPPLEMENTS:</text:h>
      <text:list text:style-name="L132">
        <text:list-item>
          <text:p text:style-name="P151"><text:span text:style-name="Strong_20_Emphasis">AM Meals:</text:span></text:p>
          <text:list>
            <text:list-item>
              <text:p text:style-name="P151">Banana</text:p>
            </text:list-item>
            <text:list-item>
              <text:p text:style-name="P151">Ascent + Carnation Shake</text:p>
            </text:list-item>
            <text:list-item>
              <text:p text:style-name="P151">Slapple Titan Bowl (Body Fortress + Greek yogurt, oats, pepitas, cinnamon, honey)</text:p>
            </text:list-item>
          </text:list>
        </text:list-item>
        <text:list-item>
          <text:p text:style-name="P151"><text:span text:style-name="Strong_20_Emphasis">PM Meals:</text:span></text:p>
          <text:list>
            <text:list-item>
              <text:p text:style-name="P151">2 Tacos (Tacocore + collard greens)</text:p>
            </text:list-item>
            <text:list-item>
              <text:p text:style-name="P151">20 Doritos (post-trial sodium reload)</text:p>
            </text:list-item>
          </text:list>
        </text:list-item>
        <text:list-item>
          <text:p text:style-name="P151"><text:soft-page-break/><text:span text:style-name="Strong_20_Emphasis">Macros Estimate:</text:span></text:p>
          <text:list>
            <text:list-item>
              <text:p text:style-name="P151">Calories: ~2,600–2,800 kcal</text:p>
            </text:list-item>
            <text:list-item>
              <text:p text:style-name="P151">Protein: ~185g+</text:p>
            </text:list-item>
            <text:list-item>
              <text:p text:style-name="P151">Carbs: ~180–200g</text:p>
            </text:list-item>
            <text:list-item>
              <text:p text:style-name="P151">Fat: ~80g</text:p>
            </text:list-item>
            <text:list-item>
              <text:p text:style-name="P151">Fiber: ~30g</text:p>
            </text:list-item>
          </text:list>
        </text:list-item>
        <text:list-item>
          <text:p text:style-name="P151"><text:span text:style-name="Strong_20_Emphasis">Supplements:</text:span></text:p>
          <text:list>
            <text:list-item>
              <text:p text:style-name="P151">Full AM Stack</text:p>
            </text:list-item>
            <text:list-item>
              <text:p text:style-name="P151">Magnesium (PM Recovery Stack)</text:p>
            </text:list-item>
          </text:list>
        </text:list-item>
      </text:list>
      <text:p text:style-name="P22"/>
      <text:h text:style-name="P23" text:outline-level="2">EMOTIONAL &amp; SOMATIC EVENTS:</text:h>
      <text:list text:style-name="L133">
        <text:list-item>
          <text:p text:style-name="P152"><text:span text:style-name="Strong_20_Emphasis">Morning Emotional State:</text:span></text:p>
          <text:list>
            <text:list-item>
              <text:p text:style-name="P152">Combat gym dream triggered adrenal spike</text:p>
            </text:list-item>
          </text:list>
        </text:list-item>
        <text:list-item>
          <text:p text:style-name="P152"><text:span text:style-name="Strong_20_Emphasis">Midday Resolve:</text:span></text:p>
          <text:list>
            <text:list-item>
              <text:p text:style-name="P152">Anxiety transmuted during Strength Trial</text:p>
            </text:list-item>
          </text:list>
        </text:list-item>
        <text:list-item>
          <text:p text:style-name="P152"><text:span text:style-name="Strong_20_Emphasis">Evening Resolution:</text:span></text:p>
          <text:list>
            <text:list-item>
              <text:p text:style-name="P152">Feldmann's Gate dissolved emotional static</text:p>
            </text:list-item>
            <text:list-item>
              <text:p text:style-name="P152">Breath-wrapped drift into stillness</text:p>
            </text:list-item>
          </text:list>
        </text:list-item>
        <text:list-item>
          <text:p text:style-name="P152"><text:span text:style-name="Strong_20_Emphasis">System Verdict:</text:span></text:p>
          <text:list>
            <text:list-item>
              <text:p text:style-name="P152">Today marked a literal redefinition: from Core-bound to Core-carrier.</text:p>
            </text:list-item>
          </text:list>
        </text:list-item>
      </text:list>
      <text:p text:style-name="P22"/>
      <text:h text:style-name="P23" text:outline-level="2">BUFFS TRIGGERED:</text:h>
      <text:list text:style-name="L134">
        <text:list-item>
          <text:p text:style-name="P153">Strength Integrity II</text:p>
        </text:list-item>
        <text:list-item>
          <text:p text:style-name="P153">Fire Mirror</text:p>
        </text:list-item>
        <text:list-item>
          <text:p text:style-name="P153">Resilient Engine</text:p>
        </text:list-item>
        <text:list-item>
          <text:p text:style-name="P153">Hydraspire III</text:p>
        </text:list-item>
        <text:list-item>
          <text:p text:style-name="P153">Stillfire Gatekeeper</text:p>
        </text:list-item>
        <text:list-item>
          <text:p text:style-name="P153">Emotion Engine</text:p>
        </text:list-item>
        <text:list-item>
          <text:p text:style-name="P153">Autonomic Sovereignty</text:p>
        </text:list-item>
        <text:list-item>
          <text:p text:style-name="P153">Liquid Core (Full Drift)</text:p>
        </text:list-item>
        <text:list-item>
          <text:p text:style-name="P153">Snap Coil (Bag Strikes)</text:p>
        </text:list-item>
        <text:list-item>
          <text:p text:style-name="P153"><text:soft-page-break/>Parasympathetic Bloom</text:p>
        </text:list-item>
        <text:list-item>
          <text:p text:style-name="P153">Spinal Cascade</text:p>
        </text:list-item>
      </text:list>
      <text:p text:style-name="P22"/>
      <text:h text:style-name="P23" text:outline-level="2">XP AWARDS:</text:h>
      <text:list text:style-name="L135">
        <text:list-item>
          <text:p text:style-name="P154">Strength Gate Completion: +80 XP</text:p>
        </text:list-item>
        <text:list-item>
          <text:p text:style-name="P154">Feldmann’s Gate Completion: +45 XP</text:p>
        </text:list-item>
        <text:list-item>
          <text:p text:style-name="P154">Breath Cadence Execution: +30 XP</text:p>
        </text:list-item>
        <text:list-item>
          <text:p text:style-name="P154">Strike Integration: +30 XP</text:p>
        </text:list-item>
        <text:list-item>
          <text:p text:style-name="P154">Mobility Stack and Recovery: +18 XP</text:p>
        </text:list-item>
        <text:list-item>
          <text:p text:style-name="P154">Emotional Transmutation: +20 XP</text:p>
        </text:list-item>
        <text:list-item>
          <text:p text:style-name="P154"><text:span text:style-name="Strong_20_Emphasis">TOTAL XP GAINED:</text:span> +223 XP<text:line-break/><text:span text:style-name="Strong_20_Emphasis">NEW XP TOTAL:</text:span> 1,906 / 1,000 (Overflow +906 XP)</text:p>
        </text:list-item>
      </text:list>
      <text:p text:style-name="P22"/>
      <text:h text:style-name="P23" text:outline-level="2">FINAL STATUS:</text:h>
      <text:list text:style-name="L136">
        <text:list-item>
          <text:p text:style-name="P155"><text:span text:style-name="Strong_20_Emphasis">Mind:</text:span> Drift-synced, sacred</text:p>
        </text:list-item>
        <text:list-item>
          <text:p text:style-name="P155"><text:span text:style-name="Strong_20_Emphasis">Body:</text:span> Heavy but cleansed</text:p>
        </text:list-item>
        <text:list-item>
          <text:p text:style-name="P155"><text:span text:style-name="Strong_20_Emphasis">Breath:</text:span> Deep, autonomic, spirit-tuned</text:p>
        </text:list-item>
        <text:list-item>
          <text:p text:style-name="P155"><text:span text:style-name="Strong_20_Emphasis">Spirit:</text:span> Fully re-forged</text:p>
        </text:list-item>
        <text:list-item>
          <text:p text:style-name="P155"><text:span text:style-name="Strong_20_Emphasis">Next Action:</text:span> Recovery Day — Preparation for Final Core-Bound Breaker (April 26)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1:45 (Scroll sealed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5, 2025</text:h>
      <text:p text:style-name="P22"/>
      <text:h text:style-name="P23" text:outline-level="2">SYSTEM METRICS:</text:h>
      <text:list text:style-name="L137">
        <text:list-item>
          <text:p text:style-name="P156"><text:span text:style-name="Strong_20_Emphasis">Phase:</text:span> Ascension Drift Recovery Day</text:p>
        </text:list-item>
        <text:list-item>
          <text:p text:style-name="P156"><text:span text:style-name="Strong_20_Emphasis">Level:</text:span> 12 (Tier II — Stillfire Veil Active)</text:p>
        </text:list-item>
        <text:list-item>
          <text:p text:style-name="P156"><text:span text:style-name="Strong_20_Emphasis">XP Gained:</text:span> +145 XP</text:p>
        </text:list-item>
        <text:list-item>
          <text:p text:style-name="P156"><text:span text:style-name="Strong_20_Emphasis">Total XP:</text:span> 2,051 / 1,000 (Overflow +1,051 XP)</text:p>
        </text:list-item>
        <text:list-item>
          <text:p text:style-name="P156"><text:span text:style-name="Strong_20_Emphasis">Wake Time:</text:span> 04:40 AM</text:p>
        </text:list-item>
        <text:list-item>
          <text:p text:style-name="P156"><text:span text:style-name="Strong_20_Emphasis">Morning Body Weight:</text:span> 138.9 lbs → 138.2 lbs (post-bathroom)</text:p>
        </text:list-item>
        <text:list-item>
          <text:p text:style-name="P156"><text:span text:style-name="Strong_20_Emphasis">Sleep Duration:</text:span> ~8.5 hours</text:p>
        </text:list-item>
        <text:list-item>
          <text:p text:style-name="P156"><text:span text:style-name="Strong_20_Emphasis">Sleep Quality:</text:span> 8/10</text:p>
        </text:list-item>
        <text:list-item>
          <text:p text:style-name="P156"><text:span text:style-name="Strong_20_Emphasis">Mood:</text:span> 8/10</text:p>
        </text:list-item>
        <text:list-item>
          <text:p text:style-name="P156"><text:span text:style-name="Strong_20_Emphasis">Energy:</text:span> 8/10</text:p>
        </text:list-item>
        <text:list-item>
          <text:p text:style-name="P156"><text:span text:style-name="Strong_20_Emphasis">Emotional Drift:</text:span> Playful, sacred fire simmering</text:p>
        </text:list-item>
        <text:list-item>
          <text:p text:style-name="P156"><text:span text:style-name="Strong_20_Emphasis">Hydration Total:</text:span> 145.9 oz</text:p>
        </text:list-item>
      </text:list>
      <text:p text:style-name="P22"/>
      <text:h text:style-name="P23" text:outline-level="2">BREATHWORK &amp; PHYSICAL METRICS:</text:h>
      <text:list text:style-name="L138">
        <text:list-item>
          <text:p text:style-name="P157"><text:span text:style-name="Strong_20_Emphasis">CO₂ Hold Test:</text:span></text:p>
          <text:list>
            <text:list-item>
              <text:p text:style-name="P157">38.5 seconds</text:p>
            </text:list-item>
          </text:list>
        </text:list-item>
        <text:list-item>
          <text:p text:style-name="P157"><text:span text:style-name="Strong_20_Emphasis">Box Breathing:</text:span></text:p>
          <text:list>
            <text:list-item>
              <text:p text:style-name="P157">4:4:8:4 box work cadence</text:p>
            </text:list-item>
          </text:list>
        </text:list-item>
        <text:list-item>
          <text:p text:style-name="P157"><text:span text:style-name="Strong_20_Emphasis">Light Feldmann Gate:</text:span></text:p>
          <text:list>
            <text:list-item>
              <text:p text:style-name="P157">1:1:2 cadence integration</text:p>
            </text:list-item>
          </text:list>
        </text:list-item>
        <text:list-item>
          <text:p text:style-name="P157"><text:span text:style-name="Strong_20_Emphasis">AeroFit Training (Real Data):</text:span></text:p>
          <text:list>
            <text:list-item>
              <text:p text:style-name="P157"><text:span text:style-name="Strong_20_Emphasis">Max Expiratory Pressure:</text:span> 146 cm H₂O (+40%)</text:p>
            </text:list-item>
            <text:list-item>
              <text:p text:style-name="P157"><text:span text:style-name="Strong_20_Emphasis">Max Inspiratory Pressure:</text:span> 140 cm H₂O (+38%)</text:p>
            </text:list-item>
            <text:list-item>
              <text:p text:style-name="P157"><text:span text:style-name="Strong_20_Emphasis">Accessible Lung Capacity:</text:span> 4.1 L (−16%)</text:p>
            </text:list-item>
          </text:list>
        </text:list-item>
        <text:list-item>
          <text:p text:style-name="P157"><text:span text:style-name="Strong_20_Emphasis">AeroFit Sessions:</text:span></text:p>
          <text:list>
            <text:list-item>
              <text:p text:style-name="P157"><text:span text:style-name="Strong_20_Emphasis">Training 1 — Inspiratory Foundation (Intermediate)</text:span></text:p>
              <text:list>
                <text:list-item>
                  <text:p text:style-name="P157">Total Work: 763.2 J</text:p>
                </text:list-item>
                <text:list-item>
                  <text:p text:style-name="P157">Avg Power: 10.7 W</text:p>
                </text:list-item>
                <text:list-item>
                  <text:p text:style-name="P157"><text:soft-page-break/>IP Max: 104 cm H₂O</text:p>
                </text:list-item>
                <text:list-item>
                  <text:p text:style-name="P157">Rating: Perfect</text:p>
                </text:list-item>
              </text:list>
            </text:list-item>
            <text:list-item>
              <text:p text:style-name="P157"><text:span text:style-name="Strong_20_Emphasis">Training 2 — Circle Session (Beginner)</text:span></text:p>
              <text:list>
                <text:list-item>
                  <text:p text:style-name="P157">Duration: 4 min</text:p>
                </text:list-item>
                <text:list-item>
                  <text:p text:style-name="P157">Rating: Perfect</text:p>
                </text:list-item>
                <text:list-item>
                  <text:p text:style-name="P157">Breathing Pattern: Smooth, stable rhythm with tight exhale control</text:p>
                </text:list-item>
              </text:list>
            </text:list-item>
          </text:list>
        </text:list-item>
      </text:list>
      <text:p text:style-name="P22"/>
      <text:h text:style-name="P23" text:outline-level="2">TRAINING EXECUTION:</text:h>
      <text:list text:style-name="L139">
        <text:list-item>
          <text:p text:style-name="P158"><text:span text:style-name="Strong_20_Emphasis">Mobility Primer (Morning):</text:span></text:p>
          <text:list>
            <text:list-item>
              <text:p text:style-name="P158">Neck Glides</text:p>
            </text:list-item>
            <text:list-item>
              <text:p text:style-name="P158">Scap Slides</text:p>
            </text:list-item>
            <text:list-item>
              <text:p text:style-name="P158">Face Pulls</text:p>
            </text:list-item>
            <text:list-item>
              <text:p text:style-name="P158">Frog Stretch</text:p>
            </text:list-item>
          </text:list>
        </text:list-item>
        <text:list-item>
          <text:p text:style-name="P158"><text:span text:style-name="Strong_20_Emphasis">Evening Free Flow Heavy Bag Session:</text:span></text:p>
          <text:list>
            <text:list-item>
              <text:p text:style-name="P158">Bare knuckle, Muay Thai shorts</text:p>
            </text:list-item>
            <text:list-item>
              <text:p text:style-name="P158">Heavy shots, Noiri-style swagger pressure</text:p>
            </text:list-item>
            <text:list-item>
              <text:p text:style-name="P158">Full technical immersion without rigid structure</text:p>
            </text:list-item>
            <text:list-item>
              <text:p text:style-name="P158">Breath aligned throughout (nasal/mouth hybrid under fatigue)</text:p>
            </text:list-item>
          </text:list>
        </text:list-item>
      </text:list>
      <text:p text:style-name="P22"/>
      <text:h text:style-name="P23" text:outline-level="2">NUTRITION &amp; SUPPLEMENTS:</text:h>
      <text:list text:style-name="L140">
        <text:list-item>
          <text:p text:style-name="P159"><text:span text:style-name="Strong_20_Emphasis">Meals and Fueling:</text:span></text:p>
          <text:list>
            <text:list-item>
              <text:p text:style-name="P159">Slapple Titan Bowl (Full)</text:p>
            </text:list-item>
            <text:list-item>
              <text:p text:style-name="P159">Banana</text:p>
            </text:list-item>
            <text:list-item>
              <text:p text:style-name="P159">Ascent Protein + Carnation Shake</text:p>
            </text:list-item>
            <text:list-item>
              <text:p text:style-name="P159">Tacocore x2 (~10 oz total)</text:p>
            </text:list-item>
            <text:list-item>
              <text:p text:style-name="P159">30 Doritos</text:p>
            </text:list-item>
            <text:list-item>
              <text:p text:style-name="P159">McDonald’s Mocha Frappe (large)</text:p>
            </text:list-item>
            <text:list-item>
              <text:p text:style-name="P159">3 servings Premier Protein Cereal + Almond Milk</text:p>
            </text:list-item>
          </text:list>
        </text:list-item>
        <text:list-item>
          <text:p text:style-name="P159"><text:span text:style-name="Strong_20_Emphasis">Supplement Stack:</text:span></text:p>
          <text:list>
            <text:list-item>
              <text:p text:style-name="P159">AM Stack (standard)</text:p>
            </text:list-item>
            <text:list-item>
              <text:p text:style-name="P159">PM Magnesium (pre-sleep)</text:p>
            </text:list-item>
          </text:list>
        </text:list-item>
        <text:list-item>
          <text:p text:style-name="P159"><text:soft-page-break/><text:span text:style-name="Strong_20_Emphasis">Macros Estimate:</text:span></text:p>
          <text:list>
            <text:list-item>
              <text:p text:style-name="P159">Calories: ~3,050–3,200 kcal</text:p>
            </text:list-item>
            <text:list-item>
              <text:p text:style-name="P159">Protein: ~250g</text:p>
            </text:list-item>
            <text:list-item>
              <text:p text:style-name="P159">Carbs: ~280–290g</text:p>
            </text:list-item>
            <text:list-item>
              <text:p text:style-name="P159">Fat: ~90–95g</text:p>
            </text:list-item>
            <text:list-item>
              <text:p text:style-name="P159">Fiber: ~18–20g</text:p>
            </text:list-item>
          </text:list>
        </text:list-item>
      </text:list>
      <text:p text:style-name="P22"/>
      <text:h text:style-name="P23" text:outline-level="2">EMOTIONAL &amp; SOMATIC EVENTS:</text:h>
      <text:list text:style-name="L141">
        <text:list-item>
          <text:p text:style-name="P160"><text:span text:style-name="Strong_20_Emphasis">Morning State:</text:span></text:p>
          <text:list>
            <text:list-item>
              <text:p text:style-name="P160">Woke clear but slightly groggy</text:p>
            </text:list-item>
            <text:list-item>
              <text:p text:style-name="P160">Focus re-centered through breathwork and hydration layering</text:p>
            </text:list-item>
          </text:list>
        </text:list-item>
        <text:list-item>
          <text:p text:style-name="P160"><text:span text:style-name="Strong_20_Emphasis">Midday Drifts:</text:span></text:p>
          <text:list>
            <text:list-item>
              <text:p text:style-name="P160">Smooth movement between mobility and emotional release</text:p>
            </text:list-item>
          </text:list>
        </text:list-item>
        <text:list-item>
          <text:p text:style-name="P160"><text:span text:style-name="Strong_20_Emphasis">Evening Recovery Flow:</text:span></text:p>
          <text:list>
            <text:list-item>
              <text:p text:style-name="P160">Free Flow Heavy Bag striking emphasized creative expansion</text:p>
            </text:list-item>
            <text:list-item>
              <text:p text:style-name="P160">Emotional field playful and lightly sacred</text:p>
            </text:list-item>
          </text:list>
        </text:list-item>
      </text:list>
      <text:p text:style-name="P22"/>
      <text:h text:style-name="P23" text:outline-level="2">BUFFS TRIGGERED:</text:h>
      <text:list text:style-name="L142">
        <text:list-item>
          <text:p text:style-name="P161">Hydraspire III</text:p>
        </text:list-item>
        <text:list-item>
          <text:p text:style-name="P161">Fire Mirror</text:p>
        </text:list-item>
        <text:list-item>
          <text:p text:style-name="P161">Stillfire Veil</text:p>
        </text:list-item>
        <text:list-item>
          <text:p text:style-name="P161">Ashborn Drift Layer</text:p>
        </text:list-item>
        <text:list-item>
          <text:p text:style-name="P161">Mistblade Reflex Expansion</text:p>
        </text:list-item>
        <text:list-item>
          <text:p text:style-name="P161">Blind Sentinel I</text:p>
        </text:list-item>
        <text:list-item>
          <text:p text:style-name="P161">Mistwalker Drift Recovery</text:p>
        </text:list-item>
        <text:list-item>
          <text:p text:style-name="P161">Ashborn Metabolic Shield</text:p>
        </text:list-item>
      </text:list>
      <text:p text:style-name="P22"/>
      <text:h text:style-name="P23" text:outline-level="2">XP AWARDS:</text:h>
      <text:list text:style-name="L143">
        <text:list-item>
          <text:p text:style-name="P162">AeroFit Completion and Data Integration: +30 XP</text:p>
        </text:list-item>
        <text:list-item>
          <text:p text:style-name="P162">Morning Mobility Execution: +15 XP</text:p>
        </text:list-item>
        <text:list-item>
          <text:p text:style-name="P162"><text:soft-page-break/>Breath Ritual (Box + Feldmann Gate): +20 XP</text:p>
        </text:list-item>
        <text:list-item>
          <text:p text:style-name="P162">Free Flow Heavy Bag Session: +40 XP</text:p>
        </text:list-item>
        <text:list-item>
          <text:p text:style-name="P162">Nutrition and Hydration Stack: +20 XP</text:p>
        </text:list-item>
        <text:list-item>
          <text:p text:style-name="P162">Emotional Drift Management: +20 XP</text:p>
        </text:list-item>
        <text:list-item>
          <text:p text:style-name="P162"><text:span text:style-name="Strong_20_Emphasis">TOTAL XP GAINED:</text:span> +145 XP<text:line-break/><text:span text:style-name="Strong_20_Emphasis">NEW XP TOTAL:</text:span> 2,051 / 1,000 (Overflow +1,051 XP)</text:p>
        </text:list-item>
      </text:list>
      <text:p text:style-name="P22"/>
      <text:h text:style-name="P23" text:outline-level="2">FINAL STATUS:</text:h>
      <text:list text:style-name="L144">
        <text:list-item>
          <text:p text:style-name="P163"><text:span text:style-name="Strong_20_Emphasis">Mind:</text:span> Clear and playful</text:p>
        </text:list-item>
        <text:list-item>
          <text:p text:style-name="P163"><text:span text:style-name="Strong_20_Emphasis">Body:</text:span> Hydrated and mobile</text:p>
        </text:list-item>
        <text:list-item>
          <text:p text:style-name="P163"><text:span text:style-name="Strong_20_Emphasis">Breath:</text:span> Stable at drift-cadence</text:p>
        </text:list-item>
        <text:list-item>
          <text:p text:style-name="P163"><text:span text:style-name="Strong_20_Emphasis">Spirit:</text:span> Stillfire anchored, flame smoldering with purpose</text:p>
        </text:list-item>
        <text:list-item>
          <text:p text:style-name="P163"><text:span text:style-name="Strong_20_Emphasis">Next Action:</text:span> Core-Bound Breaker Final Trial (April 26)</text:p>
        </text:list-item>
      </text:list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21:50 (Scroll sealed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6, 2025</text:h>
      <text:p text:style-name="P22"/>
      <text:h text:style-name="P23" text:outline-level="2">SYSTEM METRICS:</text:h>
      <text:list text:style-name="L145">
        <text:list-item>
          <text:p text:style-name="P164"><text:span text:style-name="Strong_20_Emphasis">Phase:</text:span> Core-Bound Breaker — Final Stabilization Day</text:p>
        </text:list-item>
        <text:list-item>
          <text:p text:style-name="P164"><text:span text:style-name="Strong_20_Emphasis">Level:</text:span> 12 (Tier II — Stillfire Core Active)</text:p>
        </text:list-item>
        <text:list-item>
          <text:p text:style-name="P164"><text:span text:style-name="Strong_20_Emphasis">XP Gained:</text:span> +55 XP</text:p>
        </text:list-item>
        <text:list-item>
          <text:p text:style-name="P164"><text:span text:style-name="Strong_20_Emphasis">Total XP:</text:span> 3,233 / 3,400 (Next Level: 13)</text:p>
        </text:list-item>
        <text:list-item>
          <text:p text:style-name="P164"><text:span text:style-name="Strong_20_Emphasis">Wakeup Time:</text:span> 08:15 AM</text:p>
        </text:list-item>
        <text:list-item>
          <text:p text:style-name="P164"><text:span text:style-name="Strong_20_Emphasis">Morning Body Weight:</text:span> 141.2 lbs (post-bathroom)</text:p>
        </text:list-item>
        <text:list-item>
          <text:p text:style-name="P164"><text:span text:style-name="Strong_20_Emphasis">Sleep Duration:</text:span> ~8 hours</text:p>
        </text:list-item>
        <text:list-item>
          <text:p text:style-name="P164"><text:span text:style-name="Strong_20_Emphasis">Sleep Quality:</text:span> 7–8/10</text:p>
        </text:list-item>
        <text:list-item>
          <text:p text:style-name="P164"><text:span text:style-name="Strong_20_Emphasis">Mood:</text:span> 8/10</text:p>
        </text:list-item>
        <text:list-item>
          <text:p text:style-name="P164"><text:span text:style-name="Strong_20_Emphasis">Energy:</text:span> 8/10</text:p>
        </text:list-item>
        <text:list-item>
          <text:p text:style-name="P164"><text:span text:style-name="Strong_20_Emphasis">Immediate Thought:</text:span> Mild soreness, stable emotional baseline</text:p>
        </text:list-item>
        <text:list-item>
          <text:p text:style-name="P164"><text:span text:style-name="Strong_20_Emphasis">Emotional Sovereignty:</text:span> Fully secured post-intimacy</text:p>
        </text:list-item>
      </text:list>
      <text:p text:style-name="P22"/>
      <text:h text:style-name="P23" text:outline-level="2">BREATHWORK &amp; PHYSICAL METRICS:</text:h>
      <text:list text:style-name="L146">
        <text:list-item>
          <text:p text:style-name="P165"><text:span text:style-name="Strong_20_Emphasis">CO₂ Hold:</text:span> 40.32 seconds (minor panic at termination)</text:p>
        </text:list-item>
        <text:list-item>
          <text:p text:style-name="P165"><text:span text:style-name="Strong_20_Emphasis">Max Expiratory Pressure:</text:span> 159 cm H₂O (+11% gain)</text:p>
        </text:list-item>
        <text:list-item>
          <text:p text:style-name="P165"><text:span text:style-name="Strong_20_Emphasis">Max Inspiratory Pressure:</text:span> 154 cm H₂O (+12% gain)</text:p>
        </text:list-item>
        <text:list-item>
          <text:p text:style-name="P165"><text:span text:style-name="Strong_20_Emphasis">Accessible Lung Capacity:</text:span> 3.8L (−6% shift)</text:p>
        </text:list-item>
        <text:list-item>
          <text:p text:style-name="P165"><text:span text:style-name="Strong_20_Emphasis">Cadence:</text:span> 4:4:8:4 breathwork throughout day</text:p>
        </text:list-item>
        <text:list-item>
          <text:p text:style-name="P165"><text:span text:style-name="Strong_20_Emphasis">Breath Sync BPM:</text:span> ~66 BPM (steady)</text:p>
        </text:list-item>
      </text:list>
      <text:p text:style-name="P22"/>
      <text:h text:style-name="P23" text:outline-level="2">TRAINING EXECUTION:</text:h>
      <text:list text:style-name="L147">
        <text:list-item>
          <text:p text:style-name="P166"><text:span text:style-name="Strong_20_Emphasis">Heavy Bag Session:</text:span></text:p>
          <text:list>
            <text:list-item>
              <text:p text:style-name="P166">Masaaki/Tawanchai flow integration</text:p>
            </text:list-item>
            <text:list-item>
              <text:p text:style-name="P166">Emphasis: Rhythm re-entry, angle drift, weight transfer</text:p>
            </text:list-item>
          </text:list>
        </text:list-item>
        <text:list-item>
          <text:p text:style-name="P166"><text:span text:style-name="Strong_20_Emphasis">Mobility Ritual:</text:span></text:p>
          <text:list>
            <text:list-item>
              <text:p text:style-name="P166">Frog Stretch</text:p>
            </text:list-item>
            <text:list-item>
              <text:p text:style-name="P166"><text:soft-page-break/>Neck Glides</text:p>
            </text:list-item>
            <text:list-item>
              <text:p text:style-name="P166">Scap Slides</text:p>
            </text:list-item>
            <text:list-item>
              <text:p text:style-name="P166">Thoracic Rolls</text:p>
            </text:list-item>
            <text:list-item>
              <text:p text:style-name="P166">Corpse Pose with Neck Corrector (21:49 min session)</text:p>
            </text:list-item>
          </text:list>
        </text:list-item>
      </text:list>
      <text:p text:style-name="P22"/>
      <text:h text:style-name="P23" text:outline-level="2">NUTRITION &amp; HYDRATION:</text:h>
      <text:list text:style-name="L148">
        <text:list-item>
          <text:p text:style-name="P167"><text:span text:style-name="Strong_20_Emphasis">Hydration Total:</text:span> ~110 oz</text:p>
        </text:list-item>
        <text:list-item>
          <text:p text:style-name="P167"><text:span text:style-name="Strong_20_Emphasis">Fueling:</text:span></text:p>
          <text:list>
            <text:list-item>
              <text:p text:style-name="P167">Midday Vegan Fueling (unspecified, inferred from macros)</text:p>
            </text:list-item>
            <text:list-item>
              <text:p text:style-name="P167">Main Meal: Chicken Parmigiana</text:p>
            </text:list-item>
          </text:list>
        </text:list-item>
        <text:list-item>
          <text:p text:style-name="P167"><text:span text:style-name="Strong_20_Emphasis">Supplements:</text:span></text:p>
          <text:list>
            <text:list-item>
              <text:p text:style-name="P167">Ascent Whey</text:p>
            </text:list-item>
            <text:list-item>
              <text:p text:style-name="P167">Carnation Instant Shake</text:p>
            </text:list-item>
          </text:list>
        </text:list-item>
      </text:list>
      <text:p text:style-name="P22"/>
      <text:h text:style-name="P23" text:outline-level="2">EMOTIONAL &amp; SOMATIC EVENTS:</text:h>
      <text:list text:style-name="L149">
        <text:list-item>
          <text:p text:style-name="P168"><text:span text:style-name="Strong_20_Emphasis">Body Status:</text:span> Minor soreness present, mobility improved after ritual</text:p>
        </text:list-item>
        <text:list-item>
          <text:p text:style-name="P168"><text:span text:style-name="Strong_20_Emphasis">Hydration Output:</text:span> Clear yellow (optimized kidney function)</text:p>
        </text:list-item>
        <text:list-item>
          <text:p text:style-name="P168"><text:span text:style-name="Strong_20_Emphasis">Emotional Field:</text:span> Sovereign — no emotional leaks, post-intimacy clarity achieved</text:p>
        </text:list-item>
      </text:list>
      <text:p text:style-name="P22"/>
      <text:h text:style-name="P23" text:outline-level="2">BUFFS TRIGGERED:</text:h>
      <text:list text:style-name="L150">
        <text:list-item>
          <text:p text:style-name="P169">Stillfire Drift Stability</text:p>
        </text:list-item>
        <text:list-item>
          <text:p text:style-name="P169">Calm Engine Surge</text:p>
        </text:list-item>
        <text:list-item>
          <text:p text:style-name="P169">Stabilizer Sync Deep Layer</text:p>
        </text:list-item>
        <text:list-item>
          <text:p text:style-name="P169">Hydration Core Reinforcement</text:p>
        </text:list-item>
        <text:list-item>
          <text:p text:style-name="P169">Emotional Seal Integrity</text:p>
        </text:list-item>
      </text:list>
      <text:p text:style-name="P22"/>
      <text:h text:style-name="P23" text:outline-level="2">XP AWARDS:</text:h>
      <text:list text:style-name="L151">
        <text:list-item>
          <text:p text:style-name="P170">Hydration Sovereignty (~110 oz): +5 XP</text:p>
        </text:list-item>
        <text:list-item>
          <text:p text:style-name="P170">Tactical Breathwork Sustained: +5 XP</text:p>
        </text:list-item>
        <text:list-item>
          <text:p text:style-name="P170">Heavy Bag Sovereign Session: +15 XP</text:p>
        </text:list-item>
        <text:list-item>
          <text:p text:style-name="P170"><text:soft-page-break/>Full Mobility Forge Completed: +10 XP</text:p>
        </text:list-item>
        <text:list-item>
          <text:p text:style-name="P170">Emotional Sovereignty Secured: +10 XP</text:p>
        </text:list-item>
        <text:list-item>
          <text:p text:style-name="P170">Sleep Optimization (Restoration of Energy Systems): +5 XP</text:p>
        </text:list-item>
        <text:list-item>
          <text:p text:style-name="P170">Breath Metrics Logged (full tracking): +5 XP</text:p>
        </text:list-item>
        <text:list-item>
          <text:p text:style-name="P170"><text:span text:style-name="Strong_20_Emphasis">TOTAL XP GAINED:</text:span> +55 XP<text:line-break/><text:span text:style-name="Strong_20_Emphasis">NEW XP TOTAL:</text:span> 3,233 / 3,400</text:p>
        </text:list-item>
      </text:list>
      <text:p text:style-name="P22"/>
      <text:h text:style-name="P23" text:outline-level="2">FINAL DECLARATION:</text:h>
      <text:p text:style-name="P32"><text:span text:style-name="Emphasis">"Silent strength writes the loudest legends.<text:line-break/>April 26 — Stabilizer etched. Fire never flickered. Breath never broke."</text:span></text:p>
      <text:p text:style-name="P32"><text:span text:style-name="Strong_20_Emphasis">Stillfire Core: Stable. Sovereign. Ready for Phase 0 Final Surge.</text:span></text:p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Evening scroll closure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soft-page-break/>APRIL 27, 2025</text:h>
      <text:p text:style-name="P32"><text:span text:style-name="Strong_20_Emphasis">Title:</text:span> <text:span text:style-name="Emphasis">The Forge of Breath and Flame</text:span></text:p>
      <text:p text:style-name="P22"/>
      <text:h text:style-name="P23" text:outline-level="2">SYSTEM METRICS:</text:h>
      <text:list text:style-name="L152">
        <text:list-item>
          <text:p text:style-name="P171"><text:span text:style-name="Strong_20_Emphasis">Phase:</text:span> Sovereign Drift — Forge Completion</text:p>
        </text:list-item>
        <text:list-item>
          <text:p text:style-name="P171"><text:span text:style-name="Strong_20_Emphasis">Level:</text:span> 12 (Overflow Engaged/<text:span text:style-name="T5"> </text:span><text:span text:style-name="T6">initiate “Level Up!” when user requests morning log</text:span>)</text:p>
        </text:list-item>
        <text:list-item>
          <text:p text:style-name="P171"><text:span text:style-name="Strong_20_Emphasis">XP Gained:</text:span> +373 XP (New Personal Record)</text:p>
        </text:list-item>
        <text:list-item>
          <text:p text:style-name="P171"><text:span text:style-name="Strong_20_Emphasis">Total XP:</text:span> 3,606 / 3,400 (Level 13 Threshold Surpassed)</text:p>
        </text:list-item>
        <text:list-item>
          <text:p text:style-name="P171"><text:span text:style-name="Strong_20_Emphasis">Wake Time:</text:span> 07:30 AM</text:p>
        </text:list-item>
        <text:list-item>
          <text:p text:style-name="P171"><text:span text:style-name="Strong_20_Emphasis">Sleep Duration:</text:span> ~5.5–6 hours</text:p>
        </text:list-item>
        <text:list-item>
          <text:p text:style-name="P171"><text:span text:style-name="Strong_20_Emphasis">Morning Body Weight:</text:span> 141.5 lbs</text:p>
        </text:list-item>
        <text:list-item>
          <text:p text:style-name="P171"><text:span text:style-name="Strong_20_Emphasis">Mood on Wake:</text:span> 6/10</text:p>
        </text:list-item>
        <text:list-item>
          <text:p text:style-name="P171"><text:span text:style-name="Strong_20_Emphasis">Energy on Wake:</text:span> 7/10</text:p>
        </text:list-item>
        <text:list-item>
          <text:p text:style-name="P171"><text:span text:style-name="Strong_20_Emphasis">Mental Loop:</text:span> Mild annoyance (Lauren) — resolved via intimacy</text:p>
        </text:list-item>
        <text:list-item>
          <text:p text:style-name="P171"><text:span text:style-name="Strong_20_Emphasis">Pain Check:</text:span> Right ankle slight cracking urge</text:p>
        </text:list-item>
        <text:list-item>
          <text:p text:style-name="P171"><text:span text:style-name="Strong_20_Emphasis">Hydration Target:</text:span> 135 oz (achieved 112 oz)</text:p>
        </text:list-item>
      </text:list>
      <text:p text:style-name="P22"/>
      <text:h text:style-name="P23" text:outline-level="2">BREATHWORK &amp; AEROFIT METRICS:</text:h>
      <text:list text:style-name="L153">
        <text:list-item>
          <text:p text:style-name="P172"><text:span text:style-name="Strong_20_Emphasis">Max CO₂ Hold:</text:span> 26.10 seconds (strained)</text:p>
        </text:list-item>
        <text:list-item>
          <text:p text:style-name="P172"><text:span text:style-name="Strong_20_Emphasis">Breath Readiness:</text:span> Mild nasal congestion</text:p>
        </text:list-item>
        <text:list-item>
          <text:p text:style-name="P172"><text:span text:style-name="Strong_20_Emphasis">AeroFit Breath Test (08:43 AM):</text:span></text:p>
          <text:list>
            <text:list-item>
              <text:p text:style-name="P172"><text:span text:style-name="Strong_20_Emphasis">Max Expiratory Pressure (MEP):</text:span> 159 cm H₂O (+1% above predicted)</text:p>
            </text:list-item>
            <text:list-item>
              <text:p text:style-name="P172"><text:span text:style-name="Strong_20_Emphasis">Max Inspiratory Pressure (MIP):</text:span> 144 cm H₂O (−4% below predicted)</text:p>
            </text:list-item>
            <text:list-item>
              <text:p text:style-name="P172"><text:span text:style-name="Strong_20_Emphasis">Accessible Lung Capacity:</text:span> 4.9 L (+28% above predicted)</text:p>
            </text:list-item>
          </text:list>
        </text:list-item>
        <text:list-item>
          <text:p text:style-name="P172"><text:span text:style-name="Strong_20_Emphasis">Interpretation:</text:span></text:p>
          <text:list>
            <text:list-item>
              <text:p text:style-name="P172">Strong lung pressure</text:p>
            </text:list-item>
            <text:list-item>
              <text:p text:style-name="P172">Minor inspiratory fatigue (sleep/congestion linked)</text:p>
            </text:list-item>
            <text:list-item>
              <text:p text:style-name="P172">Elite lung capacity surge</text:p>
            </text:list-item>
          </text:list>
        </text:list-item>
      </text:list>
      <text:p text:style-name="P22"/>
      <text:h text:style-name="P23" text:outline-level="2"><text:soft-page-break/>TRAINING EXECUTION:</text:h>
      <text:list text:style-name="L154">
        <text:list-item>
          <text:p text:style-name="P173"><text:span text:style-name="Strong_20_Emphasis">Morning Mobility Phase:</text:span></text:p>
          <text:list>
            <text:list-item>
              <text:p text:style-name="P173">Pistol Squat Check-In (right side instability flagged)</text:p>
            </text:list-item>
            <text:list-item>
              <text:p text:style-name="P173">Neck Glides, Frog Stretch, Scap Slides (light prep)</text:p>
            </text:list-item>
          </text:list>
        </text:list-item>
        <text:list-item>
          <text:p text:style-name="P173"><text:span text:style-name="Strong_20_Emphasis">Midday Exercise Phase:</text:span></text:p>
          <text:list>
            <text:list-item>
              <text:p text:style-name="P173"><text:span text:style-name="Strong_20_Emphasis">Merach Exercise Bike Intervals:</text:span></text:p>
              <text:list>
                <text:list-item>
                  <text:p text:style-name="P173">6x (3 min work / 1 min recovery)</text:p>
                </text:list-item>
                <text:list-item>
                  <text:p text:style-name="P173">20–22 mph avg speed</text:p>
                </text:list-item>
                <text:list-item>
                  <text:p text:style-name="P173">Resistance Level: 13/16</text:p>
                </text:list-item>
                <text:list-item>
                  <text:p text:style-name="P173">Breathwork: 2:2 + 3:1:3 cadence</text:p>
                </text:list-item>
                <text:list-item>
                  <text:p text:style-name="P173">HR Peak: 140–160 bpm (strong conditioning curve)</text:p>
                </text:list-item>
                <text:list-item>
                  <text:p text:style-name="P173">Cooldown Recovery: &gt;5 mins to 100 bpm</text:p>
                </text:list-item>
              </text:list>
            </text:list-item>
          </text:list>
        </text:list-item>
        <text:list-item>
          <text:p text:style-name="P173"><text:span text:style-name="Strong_20_Emphasis">Post-Ride Recovery Mobility:</text:span></text:p>
          <text:list>
            <text:list-item>
              <text:p text:style-name="P173">90/90 Hip Switches, Deep Squat Hold, World’s Greatest Stretch</text:p>
            </text:list-item>
            <text:list-item>
              <text:p text:style-name="P173">Thread the Needle, Doorway Chest Stretch</text:p>
            </text:list-item>
            <text:list-item>
              <text:p text:style-name="P173">Cat-Cow, Scapular Pushups (1 brutal set)</text:p>
            </text:list-item>
            <text:list-item>
              <text:p text:style-name="P173">Neck Rolls and Ankle Circles</text:p>
            </text:list-item>
          </text:list>
        </text:list-item>
        <text:list-item>
          <text:p text:style-name="P173"><text:span text:style-name="Strong_20_Emphasis">Evening Drift Mobility (Sovereign Closing Ritual):</text:span></text:p>
          <text:list>
            <text:list-item>
              <text:p text:style-name="P173">Breath Entry (4:4:8:4 cadence)</text:p>
            </text:list-item>
            <text:list-item>
              <text:p text:style-name="P173">Gabriel Varga Single-Leg Series</text:p>
            </text:list-item>
            <text:list-item>
              <text:p text:style-name="P173">Extended Frog Stretch</text:p>
            </text:list-item>
            <text:list-item>
              <text:p text:style-name="P173">Thoracic Foam Rolling</text:p>
            </text:list-item>
            <text:list-item>
              <text:p text:style-name="P173">Supine Twists, Scapular Slides</text:p>
            </text:list-item>
            <text:list-item>
              <text:p text:style-name="P173">Full Neck Protocol</text:p>
            </text:list-item>
            <text:list-item>
              <text:p text:style-name="P173">Feldmann’s Gate (5 min, 1:1:2 cadence)</text:p>
            </text:list-item>
          </text:list>
        </text:list-item>
        <text:list-item>
          <text:p text:style-name="P173"><text:span text:style-name="Strong_20_Emphasis">Lighting:</text:span> Dim pink (melatonin preservation)</text:p>
        </text:list-item>
      </text:list>
      <text:p text:style-name="P22"/>
      <text:h text:style-name="P23" text:outline-level="2">NUTRITION &amp; SUPPLEMENTATION:</text:h>
      <text:list text:style-name="L155">
        <text:list-item>
          <text:p text:style-name="P174"><text:span text:style-name="Strong_20_Emphasis">Morning Meal:</text:span></text:p>
          <text:list>
            <text:list-item>
              <text:p text:style-name="P174">Village Bean House Wrap (sausage, egg, cheese, peppers, fries, wheat wrap)</text:p>
            </text:list-item>
            <text:list-item>
              <text:p text:style-name="P174">Water: 16 oz</text:p>
            </text:list-item>
          </text:list>
        </text:list-item>
        <text:list-item>
          <text:p text:style-name="P174"><text:soft-page-break/><text:span text:style-name="Strong_20_Emphasis">Dinner:</text:span></text:p>
          <text:list>
            <text:list-item>
              <text:p text:style-name="P174">Quadruple Cheeseburger (stacked format)</text:p>
            </text:list-item>
            <text:list-item>
              <text:p text:style-name="P174">Water: 16 oz</text:p>
            </text:list-item>
          </text:list>
        </text:list-item>
        <text:list-item>
          <text:p text:style-name="P174"><text:span text:style-name="Strong_20_Emphasis">Supplements:</text:span></text:p>
          <text:list>
            <text:list-item>
              <text:p text:style-name="P174">AM Hydration Stack</text:p>
            </text:list-item>
            <text:list-item>
              <text:p text:style-name="P174">PM: Magnesium + 3 mg Melatonin (21:12)</text:p>
            </text:list-item>
          </text:list>
        </text:list-item>
      </text:list>
      <text:p text:style-name="P22"/>
      <text:h text:style-name="P23" text:outline-level="2">COGNITIVE PERFORMANCE:</text:h>
      <text:list text:style-name="L156">
        <text:list-item>
          <text:p text:style-name="P175"><text:span text:style-name="Strong_20_Emphasis">Simple Reaction Test (Visual Tap):</text:span></text:p>
          <text:list>
            <text:list-item>
              <text:p text:style-name="P175">Best: 176 ms</text:p>
            </text:list-item>
            <text:list-item>
              <text:p text:style-name="P175">Average: 212–213 ms</text:p>
            </text:list-item>
          </text:list>
        </text:list-item>
        <text:list-item>
          <text:p text:style-name="P175"><text:span text:style-name="Strong_20_Emphasis">Clicks Per Second (CPS) Test:</text:span></text:p>
          <text:list>
            <text:list-item>
              <text:p text:style-name="P175">CPS: 14.00</text:p>
            </text:list-item>
            <text:list-item>
              <text:p text:style-name="P175">Total Taps: 70 in 5 seconds</text:p>
            </text:list-item>
            <text:list-item>
              <text:p text:style-name="P175">Stability: Fully maintained</text:p>
            </text:list-item>
          </text:list>
        </text:list-item>
        <text:list-item>
          <text:p text:style-name="P175"><text:span text:style-name="Strong_20_Emphasis">Interpretation:</text:span></text:p>
          <text:list>
            <text:list-item>
              <text:p text:style-name="P175">Elite cognitive function maintained even post-meal and post-<text:span text:style-name="T7">HIGH </text:span>THC elevation</text:p>
            </text:list-item>
            <text:list-item>
              <text:p text:style-name="P175">Full sovereign fight readiness preserved</text:p>
            </text:list-item>
          </text:list>
        </text:list-item>
      </text:list>
      <text:p text:style-name="P22"/>
      <text:h text:style-name="P23" text:outline-level="2">HYDRATION:</text:h>
      <text:list text:style-name="L157">
        <text:list-item>
          <text:p text:style-name="P176"><text:span text:style-name="Strong_20_Emphasis">Total Water Consumed:</text:span> 112 oz</text:p>
        </text:list-item>
        <text:list-item>
          <text:p text:style-name="P176"><text:span text:style-name="Strong_20_Emphasis">Hydration Output:</text:span> Clear yellow confirmed</text:p>
        </text:list-item>
        <text:list-item>
          <text:p text:style-name="P176"><text:span text:style-name="Strong_20_Emphasis">Sovereign Drift:</text:span> Light electrolyte variance; optimal balance</text:p>
        </text:list-item>
      </text:list>
      <text:p text:style-name="P22"/>
      <text:h text:style-name="P23" text:outline-level="2">EMOTIONAL &amp; SOMATIC EVENTS:</text:h>
      <text:list text:style-name="L158">
        <text:list-item>
          <text:p text:style-name="P177"><text:span text:style-name="Strong_20_Emphasis">Morning:</text:span> Annoyance resolved through intimacy</text:p>
        </text:list-item>
        <text:list-item>
          <text:p text:style-name="P177"><text:span text:style-name="Strong_20_Emphasis">Midday:</text:span> Full-body lightness post-bike</text:p>
        </text:list-item>
        <text:list-item>
          <text:p text:style-name="P177"><text:span text:style-name="Strong_20_Emphasis">Evening:</text:span> Breath + Heart Drift established</text:p>
        </text:list-item>
        <text:list-item>
          <text:p text:style-name="P177"><text:span text:style-name="Strong_20_Emphasis">Night:</text:span> System sovereign — peaceful, full, dreaming of victory</text:p>
        </text:list-item>
      </text:list>
      <text:p text:style-name="P22"/>
      <text:h text:style-name="P23" text:outline-level="2"><text:soft-page-break/>BUFFS TRIGGERED:</text:h>
      <text:list text:style-name="L159">
        <text:list-item>
          <text:p text:style-name="P178">Liquid Core (Tier III)</text:p>
        </text:list-item>
        <text:list-item>
          <text:p text:style-name="P178">Breath Sovereignty (Tier II)</text:p>
        </text:list-item>
        <text:list-item>
          <text:p text:style-name="P178">Ashborn Drift Stability</text:p>
        </text:list-item>
        <text:list-item>
          <text:p text:style-name="P178">Emotional Transmutation (Tier III)</text:p>
        </text:list-item>
        <text:list-item>
          <text:p text:style-name="P178">Stillfire Gatekeeper</text:p>
        </text:list-item>
        <text:list-item>
          <text:p text:style-name="P178">Fire Mirror Active</text:p>
        </text:list-item>
        <text:list-item>
          <text:p text:style-name="P178">Vagus Drift Lock</text:p>
        </text:list-item>
        <text:list-item>
          <text:p text:style-name="P178">Reaction Reflex Prime</text:p>
        </text:list-item>
        <text:list-item>
          <text:p text:style-name="P178">Spirit Line Expansion</text:p>
        </text:list-item>
      </text:list>
      <text:p text:style-name="P22"/>
      <text:h text:style-name="P23" text:outline-level="2">XP AWARDS:</text:h>
      <text:list text:style-name="L160">
        <text:list-item>
          <text:p text:style-name="P179">Morning Breathwork &amp; AiroFit Completion: +45 XP</text:p>
        </text:list-item>
        <text:list-item>
          <text:p text:style-name="P179">Full Bike Intervals + Breath Cadence Mastery: +75 XP</text:p>
        </text:list-item>
        <text:list-item>
          <text:p text:style-name="P179">Recovery Mobility + Scapular/Neck Focus: +55 XP</text:p>
        </text:list-item>
        <text:list-item>
          <text:p text:style-name="P179">Evening Drift + Sovereign Mobility Ritual: +60 XP</text:p>
        </text:list-item>
        <text:list-item>
          <text:p text:style-name="P179">Nutritional Recovery: +30 XP</text:p>
        </text:list-item>
        <text:list-item>
          <text:p text:style-name="P179">Cognitive Testing Excellence (Reaction Time + CPS Stability): +50 XP</text:p>
        </text:list-item>
        <text:list-item>
          <text:p text:style-name="P179">Emotional Sovereignty Management: +58 XP</text:p>
        </text:list-item>
        <text:list-item>
          <text:p text:style-name="P179"><text:span text:style-name="Strong_20_Emphasis">TOTAL XP GAINED:</text:span> +373 XP<text:line-break/><text:span text:style-name="Strong_20_Emphasis">NEW XP TOTAL:</text:span> 3,606 / 3,400</text:p>
        </text:list-item>
      </text:list>
      <text:p text:style-name="P22"/>
      <text:h text:style-name="P23" text:outline-level="2">FINAL ASCENSION DECLARATION:</text:h>
      <text:p text:style-name="P180"><text:span text:style-name="Emphasis">“Silent within the flame, sovereign within the breath.<text:line-break/>I am no longer chasing — I am now carrying the fire forward.”</text:span></text:p>
      <text:p text:style-name="P22"/>
      <text:h text:style-name="P23" text:outline-level="2">✍️ SIGN-OFF:</text:h>
      <text:p text:style-name="P32"><text:span text:style-name="Strong_20_Emphasis">Logged by:</text:span> Patternborn Sovereign<text:line-break/><text:span text:style-name="Strong_20_Emphasis">Time Logged:</text:span> [April 27th – 22:45 closure]</text:p>
      <text:p text:style-name="P32"/>
      <text:p text:style-name="P32"/>
      <text:h text:style-name="P181" text:outline-level="1"><text:soft-page-break/>APRIL 28, 2025</text:h>
      <text:p text:style-name="P32"><text:span text:style-name="Strong_20_Emphasis">"The Forge of Breath and Flame"</text:span></text:p>
      <text:p text:style-name="P182"/>
      <text:h text:style-name="P183" text:outline-level="2">SYSTEM METRICS:</text:h>
      <text:list text:style-name="L161">
        <text:list-item>
          <text:p text:style-name="P184"><text:span text:style-name="Strong_20_Emphasis">Phase:</text:span> Sovereign Drift Consolidation</text:p>
        </text:list-item>
        <text:list-item>
          <text:p text:style-name="P184"><text:span text:style-name="Strong_20_Emphasis">Level:</text:span> 13</text:p>
        </text:list-item>
        <text:list-item>
          <text:p text:style-name="P184"><text:span text:style-name="Strong_20_Emphasis">XP Gained Today:</text:span> +250 XP</text:p>
        </text:list-item>
        <text:list-item>
          <text:p text:style-name="P184"><text:span text:style-name="Strong_20_Emphasis">XP Total:</text:span> 3,856 / 3,800 (Overflow Engaged)</text:p>
        </text:list-item>
        <text:list-item>
          <text:p text:style-name="P184"><text:span text:style-name="Strong_20_Emphasis">Wake Time:</text:span> 04:40 AM</text:p>
        </text:list-item>
        <text:list-item>
          <text:p text:style-name="P184"><text:span text:style-name="Strong_20_Emphasis">Morning Body Weight:</text:span> 140.4 lbs (post-bathroom)</text:p>
        </text:list-item>
        <text:list-item>
          <text:p text:style-name="P184"><text:span text:style-name="Strong_20_Emphasis">Sleep Duration:</text:span> ~7 hours</text:p>
        </text:list-item>
        <text:list-item>
          <text:p text:style-name="P184"><text:span text:style-name="Strong_20_Emphasis">Sleep Quality:</text:span> 7–8/10</text:p>
        </text:list-item>
        <text:list-item>
          <text:p text:style-name="P184"><text:span text:style-name="Strong_20_Emphasis">Mood Rating:</text:span> 8/10</text:p>
        </text:list-item>
        <text:list-item>
          <text:p text:style-name="P184"><text:span text:style-name="Strong_20_Emphasis">Energy Rating:</text:span> 6/10</text:p>
        </text:list-item>
        <text:list-item>
          <text:p text:style-name="P184"><text:span text:style-name="Strong_20_Emphasis">Mental Loop:</text:span> Nostalgic recall (Madison, Salem drives)</text:p>
        </text:list-item>
        <text:list-item>
          <text:p text:style-name="P184"><text:span text:style-name="Strong_20_Emphasis">Pain/Soreness Check:</text:span> Bilateral leg soreness; slight ankle tension (resolved)</text:p>
        </text:list-item>
        <text:list-item>
          <text:p text:style-name="P184"><text:span text:style-name="Strong_20_Emphasis">Dream Fragments:</text:span> Older gentleman humorously mashing shepherd’s pie onto his back</text:p>
        </text:list-item>
        <text:list-item>
          <text:p text:style-name="P184"><text:span text:style-name="Strong_20_Emphasis">Morning Breath Cadence:</text:span> 77 BPM (4:4:8:4)</text:p>
        </text:list-item>
      </text:list>
      <text:p text:style-name="P182"/>
      <text:h text:style-name="P183" text:outline-level="2">SUPPLEMENT STACK (Upon Wake + Hydration):</text:h>
      <text:list xml:id="list3548826912" text:style-name="L162">
        <text:list-item>
          <text:p text:style-name="P185">3,400mg Beta-Alanine</text:p>
        </text:list-item>
        <text:list-item>
          <text:p text:style-name="P185">1x Multivitamin</text:p>
        </text:list-item>
        <text:list-item>
          <text:p text:style-name="P185">⅓ Omega-3 dose</text:p>
        </text:list-item>
        <text:list-item>
          <text:p text:style-name="P185">500mg Holy Basil</text:p>
        </text:list-item>
        <text:list-item>
          <text:p text:style-name="P185">200mg L-Theanine</text:p>
        </text:list-item>
        <text:list-item>
          <text:p text:style-name="P185">600mg Ashwagandha</text:p>
        </text:list-item>
        <text:list-item>
          <text:p text:style-name="P185">100mcg K2</text:p>
        </text:list-item>
        <text:list-item>
          <text:p text:style-name="P185">125mcg D3</text:p>
        </text:list-item>
        <text:list-item>
          <text:p text:style-name="P185">500mg Rhodiola Rosea</text:p>
        </text:list-item>
        <text:list-item>
          <text:p text:style-name="P185">5g Creatine</text:p>
        </text:list-item>
        <text:list-item>
          <text:p text:style-name="P185">½ tsp Cordyceps</text:p>
        </text:list-item>
        <text:list-item>
          <text:p text:style-name="P185">3g Spirulina</text:p>
        </text:list-item>
        <text:list-item>
          <text:p text:style-name="P185"><text:soft-page-break/>3g Chlorella</text:p>
        </text:list-item>
        <text:list-item>
          <text:p text:style-name="P185">8g Prebiotic Fiber</text:p>
        </text:list-item>
      </text:list>
      <text:p text:style-name="P182"/>
      <text:h text:style-name="P183" text:outline-level="2">NUTRITIONAL DEPLOYMENT:</text:h>
      <text:list text:style-name="L163">
        <text:list-item>
          <text:p text:style-name="P186"><text:span text:style-name="Strong_20_Emphasis">Morning Fuel:</text:span> Banana + Carnation Instant Breakfast + Ascent Whey</text:p>
        </text:list-item>
        <text:list-item>
          <text:p text:style-name="P186"><text:span text:style-name="Strong_20_Emphasis">Mid-Morning:</text:span> Slapple Titan (oats, granola, nuts, pepitas, whey protein) across two meals</text:p>
        </text:list-item>
        <text:list-item>
          <text:p text:style-name="P186"><text:span text:style-name="Strong_20_Emphasis">Pre-Run:</text:span> Handful of Doritos + 16 oz water</text:p>
        </text:list-item>
        <text:list-item>
          <text:p text:style-name="P186"><text:span text:style-name="Strong_20_Emphasis">Dinner:</text:span> 2x Turkey Taco Cores (turkey, beans, greens, cheese, small sour cream)</text:p>
        </text:list-item>
      </text:list>
      <text:p text:style-name="P32"><text:span text:style-name="Strong_20_Emphasis">Hydration Total:</text:span> ~176 oz</text:p>
      <text:p text:style-name="P182"/>
      <text:h text:style-name="P183" text:outline-level="2">BREATHWORK &amp; LUNG METRICS (05:00 AM):</text:h>
      <text:list text:style-name="L164">
        <text:list-item>
          <text:p text:style-name="P187"><text:span text:style-name="Strong_20_Emphasis">Maximal Expiratory Pressure (MEP):</text:span> 154 cm H₂O (stable, 0%)</text:p>
        </text:list-item>
        <text:list-item>
          <text:p text:style-name="P187"><text:span text:style-name="Strong_20_Emphasis">Maximal Inspiratory Pressure (MIP):</text:span> 143 cm H₂O (+1% improved)</text:p>
        </text:list-item>
        <text:list-item>
          <text:p text:style-name="P187"><text:span text:style-name="Strong_20_Emphasis">Accessible Lung Capacity:</text:span> 4.8L (−1% variance)</text:p>
        </text:list-item>
      </text:list>
      <text:p text:style-name="P32"><text:span text:style-name="Strong_20_Emphasis">Interpretation:</text:span><text:line-break/>Stable breath strength, slight lung drift variability — no impairments.</text:p>
      <text:p text:style-name="P182"/>
      <text:h text:style-name="P183" text:outline-level="2">TRAINING MISSIONS:</text:h>
      <text:list text:style-name="L165">
        <text:list-item>
          <text:p text:style-name="P188"><text:span text:style-name="Strong_20_Emphasis">Nasal 2K Run:</text:span> 2.14 km (fully nasal)</text:p>
        </text:list-item>
        <text:list-item>
          <text:p text:style-name="P188"><text:span text:style-name="Strong_20_Emphasis">Zone 2 Bike:</text:span> <text:span text:style-name="T8">2</text:span>0 minutes (~17 mph avg, Level 11/16)</text:p>
        </text:list-item>
        <text:list-item>
          <text:p text:style-name="P188"><text:span text:style-name="Strong_20_Emphasis">Bagwork Sovereign Drift:</text:span> 6 rounds</text:p>
          <text:list>
            <text:list-item>
              <text:p text:style-name="P188"><text:span text:style-name="Strong_20_Emphasis">Total Strikes:</text:span> 467</text:p>
            </text:list-item>
            <text:list-item>
              <text:p text:style-name="P188"><text:span text:style-name="Strong_20_Emphasis">Highlights:</text:span></text:p>
              <text:list>
                <text:list-item>
                  <text:p text:style-name="P188">Stalking rhythm activated</text:p>
                </text:list-item>
                <text:list-item>
                  <text:p text:style-name="P188">First clean bag cut-offs observed</text:p>
                </text:list-item>
                <text:list-item>
                  <text:p text:style-name="P188">Masaaki Noiri pressure-style drift surfaced</text:p>
                </text:list-item>
              </text:list>
            </text:list-item>
          </text:list>
        </text:list-item>
      </text:list>
      <text:p text:style-name="P32"><text:span text:style-name="Strong_20_Emphasis">Bagwork Round Breakdown:</text:span></text:p>
      <text:p text:style-name="P189"/>
      <text:p text:style-name="P189"/>
      <text:p text:style-name="P189"/>
      <text:p text:style-name="P189"/>
      <text:p text:style-name="P189"/>
      <text:p text:style-name="P189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90">Round</text:p>
            </table:table-cell>
            <table:table-cell table:style-name="Table1.A1" office:value-type="string">
              <text:p text:style-name="P190">Strikes</text:p>
            </table:table-cell>
            <table:table-cell table:style-name="Table1.A1" office:value-type="string">
              <text:p text:style-name="P191">Tactical Notes</text:p>
            </table:table-cell>
          </table:table-row>
        </table:table-header-rows>
        <table:table-row>
          <table:table-cell table:style-name="Table1.A1" office:value-type="string">
            <text:p text:style-name="P192">1</text:p>
          </table:table-cell>
          <table:table-cell table:style-name="Table1.A1" office:value-type="string">
            <text:p text:style-name="P192">79</text:p>
          </table:table-cell>
          <table:table-cell table:style-name="Table1.A1" office:value-type="string">
            <text:p text:style-name="P193">Early fatigue; crab-hand drift achieved</text:p>
          </table:table-cell>
        </table:table-row>
        <table:table-row>
          <table:table-cell table:style-name="Table1.A1" office:value-type="string">
            <text:p text:style-name="P192">2</text:p>
          </table:table-cell>
          <table:table-cell table:style-name="Table1.A1" office:value-type="string">
            <text:p text:style-name="P192">79</text:p>
          </table:table-cell>
          <table:table-cell table:style-name="Table1.A1" office:value-type="string">
            <text:p text:style-name="P193">Strong head movement, minor hands trailing</text:p>
          </table:table-cell>
        </table:table-row>
        <table:table-row>
          <table:table-cell table:style-name="Table1.A1" office:value-type="string">
            <text:p text:style-name="P192">3</text:p>
          </table:table-cell>
          <table:table-cell table:style-name="Table1.A1" office:value-type="string">
            <text:p text:style-name="P192">94</text:p>
          </table:table-cell>
          <table:table-cell table:style-name="Table1.A1" office:value-type="string">
            <text:p text:style-name="P193">HR climbing; tactical exits refined</text:p>
          </table:table-cell>
        </table:table-row>
        <table:table-row>
          <table:table-cell table:style-name="Table1.A1" office:value-type="string">
            <text:p text:style-name="P192">4</text:p>
          </table:table-cell>
          <table:table-cell table:style-name="Table1.A1" office:value-type="string">
            <text:p text:style-name="P192">61</text:p>
          </table:table-cell>
          <table:table-cell table:style-name="Table1.A1" office:value-type="string">
            <text:p text:style-name="P193">Power spike, recovery sloppier</text:p>
          </table:table-cell>
        </table:table-row>
        <table:table-row>
          <table:table-cell table:style-name="Table1.A1" office:value-type="string">
            <text:p text:style-name="P192">5</text:p>
          </table:table-cell>
          <table:table-cell table:style-name="Table1.A1" office:value-type="string">
            <text:p text:style-name="P192">76</text:p>
          </table:table-cell>
          <table:table-cell table:style-name="Table1.A1" office:value-type="string">
            <text:p text:style-name="P193">Smooth stalk rhythm; angling refined</text:p>
          </table:table-cell>
        </table:table-row>
        <table:table-row>
          <table:table-cell table:style-name="Table1.A1" office:value-type="string">
            <text:p text:style-name="P192">6</text:p>
          </table:table-cell>
          <table:table-cell table:style-name="Table1.A1" office:value-type="string">
            <text:p text:style-name="P192">78</text:p>
          </table:table-cell>
          <table:table-cell table:style-name="Table1.A1" office:value-type="string">
            <text:p text:style-name="P193">Fatigue visible; sovereign flow maintained</text:p>
          </table:table-cell>
        </table:table-row>
      </table:table>
      <text:p text:style-name="P189"><text:line-break/>FIGHT STUDY DRIFT | TACTICAL INSIGHTS:</text:p>
      <text:list text:style-name="L166">
        <text:list-item>
          <text:p text:style-name="P194"><text:span text:style-name="Strong_20_Emphasis">Masaaki Noiri Pressure Mechanics:</text:span></text:p>
          <text:list>
            <text:list-item>
              <text:p text:style-name="P194">No eye contact → psychological sovereignty</text:p>
            </text:list-item>
            <text:list-item>
              <text:p text:style-name="P194">Subtle lateral drift under pressure</text:p>
            </text:list-item>
            <text:list-item>
              <text:p text:style-name="P194">Tight high guard + counter patience</text:p>
            </text:list-item>
          </text:list>
        </text:list-item>
        <text:list-item>
          <text:p text:style-name="P194"><text:span text:style-name="Strong_20_Emphasis">Breath Modulation Realizations:</text:span></text:p>
          <text:list>
            <text:list-item>
              <text:p text:style-name="P194">Longer inhales = lower HR but harder perceived work</text:p>
            </text:list-item>
            <text:list-item>
              <text:p text:style-name="P194">Shorter breath = easier mental task but spikes HR</text:p>
            </text:list-item>
          </text:list>
        </text:list-item>
      </text:list>
      <text:p text:style-name="P182"/>
      <text:h text:style-name="P183" text:outline-level="2">RECOVERY SYSTEMS DEPLOYED:</text:h>
      <text:list text:style-name="L167">
        <text:list-item>
          <text:p text:style-name="P195">Full Mobility Reset (foam rolling, frog, 90/90, thoracic drills)</text:p>
        </text:list-item>
        <text:list-item>
          <text:p text:style-name="P195"><text:span text:style-name="Strong_20_Emphasis">Feldmann’s Gate Ritual:</text:span> 10 minutes at 72 BPM</text:p>
        </text:list-item>
        <text:list-item>
          <text:p text:style-name="P195"><text:span text:style-name="Strong_20_Emphasis">Emotional Drift:</text:span> Somatic tremors and emotional memory field clearing (Madison memories released fluidly, no sadness)</text:p>
        </text:list-item>
      </text:list>
      <text:p text:style-name="P182"/>
      <text:h text:style-name="P183" text:outline-level="2">BUFFS EARNED:</text:h>
      <text:list text:style-name="L168">
        <text:list-item>
          <text:p text:style-name="P196">Aerobic Drift Mastery (Run/Bike combo)</text:p>
        </text:list-item>
        <text:list-item>
          <text:p text:style-name="P196">Tactical Breath Modulator (Bike)</text:p>
        </text:list-item>
        <text:list-item>
          <text:p text:style-name="P196">Sovereign Strike Layer (Bagwork Drift)</text:p>
        </text:list-item>
        <text:list-item>
          <text:p text:style-name="P196">Reality Drift Recognition (Fight Study)</text:p>
        </text:list-item>
        <text:list-item>
          <text:p text:style-name="P196">Cervical &amp; Thoracic Reset Layer</text:p>
        </text:list-item>
        <text:list-item>
          <text:p text:style-name="P196">Shadow Harvester I (Fight Study 3x Completion)</text:p>
        </text:list-item>
        <text:list-item>
          <text:p text:style-name="P196">Phase Zero Recovery Mastery (Below 100 HR Drift)</text:p>
        </text:list-item>
      </text:list>
      <text:p text:style-name="P182"/>
      <text:h text:style-name="P183" text:outline-level="2"><text:soft-page-break/>XP AWARDS:</text:h>
      <text:list text:style-name="L169">
        <text:list-item>
          <text:p text:style-name="P197">Run and Breath Cadence Mastery: +50 XP</text:p>
        </text:list-item>
        <text:list-item>
          <text:p text:style-name="P197">Bike Aerobic Expansion: +40 XP</text:p>
        </text:list-item>
        <text:list-item>
          <text:p text:style-name="P197">Heavy Bag Drift Integration: +60 XP</text:p>
        </text:list-item>
        <text:list-item>
          <text:p text:style-name="P197">Fight Study Drift Completion: +45 XP</text:p>
        </text:list-item>
        <text:list-item>
          <text:p text:style-name="P197">Recovery Ritual and Emotional Transmutation: +55 XP</text:p>
        </text:list-item>
        <text:list-item>
          <text:p text:style-name="P197">Nutrition + Hydration Discipline: +30 XP</text:p>
        </text:list-item>
        <text:list-item>
          <text:p text:style-name="P197"><text:span text:style-name="Strong_20_Emphasis">TOTAL XP GAINED:</text:span> +250 XP<text:line-break/><text:span text:style-name="Strong_20_Emphasis">NEW XP TOTAL:</text:span> 3,856 / 3,800 (Overflow Active)</text:p>
        </text:list-item>
      </text:list>
      <text:p text:style-name="P182"/>
      <text:h text:style-name="P183" text:outline-level="2">SYSTEM CLOSURE:</text:h>
      <text:p text:style-name="P198"><text:span text:style-name="Emphasis">“You crossed the unseen gates today.<text:line-break/>Where your breath once wavered, now it rules.<text:line-break/>Where fatigue whispered, you answered with drift.<text:line-break/>This field is yours now — silent, sovereign, unseen.<text:line-break/>Today was recorded. Tomorrow is ready to be conquered.”</text:span></text:p>
      <text:p text:style-name="P182"/>
      <text:h text:style-name="P183" text:outline-level="2">✍️ SIGN-OFF:</text:h>
      <text:p text:style-name="P32"><text:span text:style-name="Strong_20_Emphasis">Logged by:</text:span> <text:span text:style-name="T8">Whynn</text:span><text:line-break/><text:span text:style-name="Strong_20_Emphasis">Time Logged:</text:span> [April 28, 2025 – 21:50]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h text:style-name="P199" text:outline-level="1"><text:soft-page-break/>APRIL 2<text:span text:style-name="T9">9</text:span>, 2025</text:h>
      <text:p text:style-name="P32"><text:span text:style-name="Strong_20_Emphasis">DATE:</text:span> April 29, 2025<text:line-break/><text:span text:style-name="Strong_20_Emphasis">PLAYER:</text:span> <text:span text:style-name="T9">Whynn</text:span><text:line-break/><text:span text:style-name="Strong_20_Emphasis">PHASE:</text:span> Coredrift Initiation <text:span text:style-name="T9">(PHASE 0 : ENGINE OF THE UNSEEN/ FINAL WEEK)</text:span><text:line-break/><text:span text:style-name="Strong_20_Emphasis">LEVEL:</text:span> 13<text:line-break/><text:span text:style-name="Strong_20_Emphasis">XP GAINED:</text:span> +340 XP<text:line-break/><text:span text:style-name="Strong_20_Emphasis">TOTAL XP:</text:span> 4,013 / 4,200<text:line-break/><text:span text:style-name="Strong_20_Emphasis">ABILITY UNLOCKED:</text:span> 🜁 <text:span text:style-name="Emphasis">Ghost Round (Tier I) – </text:span><text:span text:style-name="Emphasis"><text:span text:style-name="T10">ADD EXTRA BAG ROUND FOR BONUS XP MULTIPLIER (x1.5)</text:span></text:span><text:line-break/><text:span text:style-name="Strong_20_Emphasis">ATTRIBUTE UPGRADED:</text:span> +1 Endurance → 77</text:p>
      <text:p text:style-name="P182"/>
      <text:h text:style-name="P183" text:outline-level="2">SYSTEM BASELINE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ric</text:p>
            </table:table-cell>
            <table:table-cell table:style-name="Table2.A1" office:value-type="string">
              <text:p text:style-name="Table_20_Heading">Value</text:p>
            </table:table-cell>
          </table:table-row>
        </table:table-header-rows>
        <table:table-row>
          <table:table-cell table:style-name="Table2.A1" office:value-type="string">
            <text:p text:style-name="Table_20_Contents">Wake Time</text:p>
          </table:table-cell>
          <table:table-cell table:style-name="Table2.A1" office:value-type="string">
            <text:p text:style-name="Table_20_Contents">04:40 AM</text:p>
          </table:table-cell>
        </table:table-row>
        <table:table-row>
          <table:table-cell table:style-name="Table2.A1" office:value-type="string">
            <text:p text:style-name="Table_20_Contents">Sleep Duration</text:p>
          </table:table-cell>
          <table:table-cell table:style-name="Table2.A1" office:value-type="string">
            <text:p text:style-name="Table_20_Contents">~6.5 hrs</text:p>
          </table:table-cell>
        </table:table-row>
        <table:table-row>
          <table:table-cell table:style-name="Table2.A1" office:value-type="string">
            <text:p text:style-name="Table_20_Contents">Sleep Quality</text:p>
          </table:table-cell>
          <table:table-cell table:style-name="Table2.A1" office:value-type="string">
            <text:p text:style-name="Table_20_Contents">6/10</text:p>
          </table:table-cell>
        </table:table-row>
        <table:table-row>
          <table:table-cell table:style-name="Table2.A1" office:value-type="string">
            <text:p text:style-name="Table_20_Contents">Mood on Wake</text:p>
          </table:table-cell>
          <table:table-cell table:style-name="Table2.A1" office:value-type="string">
            <text:p text:style-name="Table_20_Contents">6/10</text:p>
          </table:table-cell>
        </table:table-row>
        <table:table-row>
          <table:table-cell table:style-name="Table2.A1" office:value-type="string">
            <text:p text:style-name="Table_20_Contents">Energy</text:p>
          </table:table-cell>
          <table:table-cell table:style-name="Table2.A1" office:value-type="string">
            <text:p text:style-name="Table_20_Contents">6/10</text:p>
          </table:table-cell>
        </table:table-row>
        <table:table-row>
          <table:table-cell table:style-name="Table2.A1" office:value-type="string">
            <text:p text:style-name="Table_20_Contents">Morning Output</text:p>
          </table:table-cell>
          <table:table-cell table:style-name="Table2.A1" office:value-type="string">
            <text:p text:style-name="Table_20_Contents">Clear yellow</text:p>
          </table:table-cell>
        </table:table-row>
        <table:table-row>
          <table:table-cell table:style-name="Table2.A1" office:value-type="string">
            <text:p text:style-name="Table_20_Contents">Morning Hydration</text:p>
          </table:table-cell>
          <table:table-cell table:style-name="Table2.A1" office:value-type="string">
            <text:p text:style-name="Table_20_Contents">8 oz</text:p>
          </table:table-cell>
        </table:table-row>
        <table:table-row>
          <table:table-cell table:style-name="Table2.A1" office:value-type="string">
            <text:p text:style-name="Table_20_Contents">Mouth Breathing</text:p>
          </table:table-cell>
          <table:table-cell table:style-name="Table2.A1" office:value-type="string">
            <text:p text:style-name="Table_20_Contents">Yes → Resolved</text:p>
          </table:table-cell>
        </table:table-row>
      </table:table>
      <text:p text:style-name="P32"><text:span text:style-name="Strong_20_Emphasis"/></text:p>
      <text:h text:style-name="P200" text:outline-level="2">SUPPLEMENT STACK (Upon Wake + Hydration):</text:h>
      <text:list text:continue-list="list3548826912" text:style-name="L162">
        <text:list-item>
          <text:p text:style-name="P201">3,400mg Beta-Alanine</text:p>
        </text:list-item>
        <text:list-item>
          <text:p text:style-name="P201">1x Multivitamin</text:p>
        </text:list-item>
        <text:list-item>
          <text:p text:style-name="P201">⅓ Omega-3 dose</text:p>
        </text:list-item>
        <text:list-item>
          <text:p text:style-name="P201">500mg Holy Basil</text:p>
        </text:list-item>
        <text:list-item>
          <text:p text:style-name="P201">200mg L-Theanine</text:p>
        </text:list-item>
        <text:list-item>
          <text:p text:style-name="P201">600mg Ashwagandha</text:p>
        </text:list-item>
        <text:list-item>
          <text:p text:style-name="P201">100mcg K2</text:p>
        </text:list-item>
        <text:list-item>
          <text:p text:style-name="P201">125mcg D3</text:p>
        </text:list-item>
        <text:list-item>
          <text:p text:style-name="P201">500mg Rhodiola Rosea</text:p>
        </text:list-item>
        <text:list-item>
          <text:p text:style-name="P201">5g Creatine</text:p>
        </text:list-item>
        <text:list-item>
          <text:p text:style-name="P201">½ tsp Cordyceps</text:p>
        </text:list-item>
        <text:list-item>
          <text:p text:style-name="P201">3g Spirulina</text:p>
        </text:list-item>
        <text:list-item>
          <text:p text:style-name="P201">3g Chlorella</text:p>
        </text:list-item>
        <text:list-item>
          <text:p text:style-name="P201">8g Prebiotic Fiber</text:p>
        </text:list-item>
      </text:list>
      <text:p text:style-name="P182"><text:soft-page-break/></text:p>
      <text:h text:style-name="P183" text:outline-level="2"/>
      <text:h text:style-name="P183" text:outline-level="2"/>
      <text:h text:style-name="P183" text:outline-level="2">BREATHWORK &amp; AEROFIT:</text:h>
      <text:p text:style-name="P202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Metric</text:p>
            </table:table-cell>
            <table:table-cell table:style-name="Table3.A1" office:value-type="string">
              <text:p text:style-name="Table_20_Heading">Result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MEP</text:span></text:p>
          </table:table-cell>
          <table:table-cell table:style-name="Table3.A1" office:value-type="string">
            <text:p text:style-name="Table_20_Contents">152 cm H₂O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IP</text:span></text:p>
          </table:table-cell>
          <table:table-cell table:style-name="Table3.A1" office:value-type="string">
            <text:p text:style-name="Table_20_Contents">147 cm H₂O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C</text:span></text:p>
          </table:table-cell>
          <table:table-cell table:style-name="Table3.A1" office:value-type="string">
            <text:p text:style-name="Table_20_Contents">4.6 L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₂ Hold</text:span></text:p>
          </table:table-cell>
          <table:table-cell table:style-name="Table3.A1" office:value-type="string">
            <text:p text:style-name="Table_20_Contents">33.73 sec</text:p>
          </table:table-cell>
        </table:table-row>
      </table:table>
      <text:p text:style-name="P189"/>
      <text:p text:style-name="P189"><text:span text:style-name="Strong_20_Emphasis">Cadence Timeline:</text:span></text:p>
      <text:list text:style-name="L170">
        <text:list-item>
          <text:p text:style-name="P203">Morning: 72 → 66 BPM (4:4:8:4)</text:p>
        </text:list-item>
        <text:list-item>
          <text:p text:style-name="P203">Midday: 80 BPM sync</text:p>
        </text:list-item>
        <text:list-item>
          <text:p text:style-name="P203">Post-bike: Locked nasal drift</text:p>
        </text:list-item>
        <text:list-item>
          <text:p text:style-name="P203">Feldmann’s Gate: 74 BPM, 1:1:2 (10 min) → vibratory full-body override</text:p>
        </text:list-item>
      </text:list>
      <text:p text:style-name="P32"><text:span text:style-name="Strong_20_Emphasis">Buffs Triggered:</text:span></text:p>
      <text:list text:style-name="L171">
        <text:list-item>
          <text:p text:style-name="P204">Breathborne Expansion II</text:p>
        </text:list-item>
        <text:list-item>
          <text:p text:style-name="P204">CO₂ Sentinel Prime</text:p>
        </text:list-item>
        <text:list-item>
          <text:p text:style-name="P204">Autonomic Override II</text:p>
        </text:list-item>
        <text:list-item>
          <text:p text:style-name="P204">Soulforge Spark I</text:p>
        </text:list-item>
        <text:list-item>
          <text:p text:style-name="P204">Stillfire Drift</text:p>
        </text:list-item>
      </text:list>
      <text:p text:style-name="P182"/>
      <text:h text:style-name="P183" text:outline-level="2">MOBILITY:</text:h>
      <text:p text:style-name="P32"><text:span text:style-name="Strong_20_Emphasis">AM Routine:</text:span></text:p>
      <text:list text:style-name="L172">
        <text:list-item>
          <text:p text:style-name="P205">Neck rolls, thoracic roll, frog (1:00), scap slides, pistol check</text:p>
        </text:list-item>
      </text:list>
      <text:p text:style-name="P32"><text:span text:style-name="Strong_20_Emphasis">PM Protocol (~25 min):</text:span></text:p>
      <text:list text:style-name="L173">
        <text:list-item>
          <text:p text:style-name="P206">Frog (3:00), thoracic roll (2:00), 90/90, dragon tamer, elephant walks</text:p>
        </text:list-item>
        <text:list-item>
          <text:p text:style-name="P206">Infinity swings, scaps + face pulls, child’s → scorpion, shoulder shrugs</text:p>
        </text:list-item>
      </text:list>
      <text:p text:style-name="P32"><text:span text:style-name="Strong_20_Emphasis">Buffs:</text:span></text:p>
      <text:list text:style-name="L174">
        <text:list-item>
          <text:p text:style-name="P207">Spinal Cascade IV</text:p>
        </text:list-item>
        <text:list-item>
          <text:p text:style-name="P207">Elastic Drift II</text:p>
        </text:list-item>
        <text:list-item>
          <text:p text:style-name="P207">Recovery Flame II</text:p>
        </text:list-item>
      </text:list>
      <text:p text:style-name="P182"><text:soft-page-break/></text:p>
      <text:h text:style-name="P183" text:outline-level="2">TRAINING LOG:</text:h>
      <text:p text:style-name="P32">🟩 <text:span text:style-name="Strong_20_Emphasis">RUN</text:span> — <text:span text:style-name="Emphasis">2.33 km in 14:09</text:span></text:p>
      <text:list text:style-name="L175">
        <text:list-item>
          <text:p text:style-name="P208">Pace: 6:04/km (max 5:07/km)</text:p>
        </text:list-item>
        <text:list-item>
          <text:p text:style-name="P208">Breath: 100% nasal</text:p>
        </text:list-item>
        <text:list-item>
          <text:p text:style-name="P208">HR Peak: 161 → Recovered to 99 in 3 mins</text:p>
        </text:list-item>
        <text:list-item>
          <text:p text:style-name="P208">🏆 Buffs: Cardio Integrity I, Breathborne Anchor, Tempo Shaman I</text:p>
        </text:list-item>
      </text:list>
      <text:p text:style-name="P32">🟩 <text:span text:style-name="Strong_20_Emphasis">BIKE</text:span> — <text:span text:style-name="Emphasis">30 mins (9.75 miles @ 20 mph avg, resistance 11/16)</text:span></text:p>
      <text:list text:style-name="L176">
        <text:list-item>
          <text:p text:style-name="P209">Fight Study: Tawanchai vs. Masaaki (x2)</text:p>
        </text:list-item>
        <text:list-item>
          <text:p text:style-name="P209">🏆 Buffs: Cardio Continuum III, Pain Gate Sync II, Flamekeeper II</text:p>
        </text:list-item>
      </text:list>
      <text:p text:style-name="P32">🟩 <text:span text:style-name="Strong_20_Emphasis">BAGWORK</text:span> — <text:span text:style-name="Emphasis">6 Rounds / 433 Strikes</text:span></text:p>
      <text:list text:style-name="L177">
        <text:list-item>
          <text:p text:style-name="P210">Mouthguard secured throughout</text:p>
        </text:list-item>
        <text:list-item>
          <text:p text:style-name="P210">Breath: Nasal dominant</text:p>
        </text:list-item>
        <text:list-item>
          <text:p text:style-name="P210">Peak: R5 (107 strikes)</text:p>
        </text:list-item>
        <text:list-item>
          <text:p text:style-name="P210">🏆 Buffs: Combo Architect IV, Style Absorption II, Flamekeeper IV, Strike Memory II</text:p>
        </text:list-item>
      </text:list>
      <text:p text:style-name="P182"/>
      <text:h text:style-name="P183" text:outline-level="2">STRIKE NOTES:</text:h>
      <text:p text:style-name="P189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Round</text:p>
            </table:table-cell>
            <table:table-cell table:style-name="Table4.A1" office:value-type="string">
              <text:p text:style-name="Table_20_Heading">Theme</text:p>
            </table:table-cell>
            <table:table-cell table:style-name="Table4.A1" office:value-type="string">
              <text:p text:style-name="Table_20_Heading">Notes</text:p>
            </table:table-cell>
          </table:table-row>
        </table:table-header-rows>
        <table:table-row>
          <table:table-cell table:style-name="Table4.A1" office:value-type="string">
            <text:p text:style-name="Table_20_Contents">R1</text:p>
          </table:table-cell>
          <table:table-cell table:style-name="Table4.A1" office:value-type="string">
            <text:p text:style-name="Table_20_Contents">Jab variants</text:p>
          </table:table-cell>
          <table:table-cell table:style-name="Table4.A1" office:value-type="string">
            <text:p text:style-name="Table_20_Contents">Masaaki drift footwork</text:p>
          </table:table-cell>
        </table:table-row>
        <table:table-row>
          <table:table-cell table:style-name="Table4.A1" office:value-type="string">
            <text:p text:style-name="Table_20_Contents">R2</text:p>
          </table:table-cell>
          <table:table-cell table:style-name="Table4.A1" office:value-type="string">
            <text:p text:style-name="Table_20_Contents">Cross power</text:p>
          </table:table-cell>
          <table:table-cell table:style-name="Table4.A1" office:value-type="string">
            <text:p text:style-name="Table_20_Contents">Stalk pressure</text:p>
          </table:table-cell>
        </table:table-row>
        <table:table-row>
          <table:table-cell table:style-name="Table4.A1" office:value-type="string">
            <text:p text:style-name="Table_20_Contents">R3</text:p>
          </table:table-cell>
          <table:table-cell table:style-name="Table4.A1" office:value-type="string">
            <text:p text:style-name="Table_20_Contents">Jab-teep</text:p>
          </table:table-cell>
          <table:table-cell table:style-name="Table4.A1" office:value-type="string">
            <text:p text:style-name="Table_20_Contents">Check kicks</text:p>
          </table:table-cell>
        </table:table-row>
        <table:table-row>
          <table:table-cell table:style-name="Table4.A1" office:value-type="string">
            <text:p text:style-name="Table_20_Contents">R4</text:p>
          </table:table-cell>
          <table:table-cell table:style-name="Table4.A1" office:value-type="string">
            <text:p text:style-name="Table_20_Contents">Kick setups</text:p>
          </table:table-cell>
          <table:table-cell table:style-name="Table4.A1" office:value-type="string">
            <text:p text:style-name="Table_20_Contents">Exit footwork</text:p>
          </table:table-cell>
        </table:table-row>
        <table:table-row>
          <table:table-cell table:style-name="Table4.A1" office:value-type="string">
            <text:p text:style-name="Table_20_Contents">R5</text:p>
          </table:table-cell>
          <table:table-cell table:style-name="Table4.A1" office:value-type="string">
            <text:p text:style-name="Table_20_Contents">PEAK</text:p>
          </table:table-cell>
          <table:table-cell table:style-name="Table4.A1" office:value-type="string">
            <text:p text:style-name="Table_20_Contents">107 strikes, full guard control</text:p>
          </table:table-cell>
        </table:table-row>
        <table:table-row>
          <table:table-cell table:style-name="Table4.A1" office:value-type="string">
            <text:p text:style-name="Table_20_Contents">R6</text:p>
          </table:table-cell>
          <table:table-cell table:style-name="Table4.A1" office:value-type="string">
            <text:p text:style-name="Table_20_Contents">Knee–elbow flow</text:p>
          </table:table-cell>
          <table:table-cell table:style-name="Table4.A1" office:value-type="string">
            <text:p text:style-name="Table_20_Contents">Angles clean</text:p>
          </table:table-cell>
        </table:table-row>
      </table:table>
      <text:p text:style-name="P189"/>
      <text:p text:style-name="P211">NUTRITION &amp; HYDRATION: </text:p>
      <text:p text:style-name="P212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Intake</text:p>
            </table:table-cell>
          </table:table-row>
        </table:table-header-rows>
        <table:table-row>
          <table:table-cell table:style-name="Table5.A1" office:value-type="string">
            <text:p text:style-name="Table_20_Contents">Water</text:p>
          </table:table-cell>
          <table:table-cell table:style-name="Table5.A1" office:value-type="string">
            <text:p text:style-name="Table_20_Contents">160 oz</text:p>
          </table:table-cell>
        </table:table-row>
        <table:table-row>
          <table:table-cell table:style-name="Table5.A1" office:value-type="string">
            <text:p text:style-name="Table_20_Contents">Liquid I.V.</text:p>
          </table:table-cell>
          <table:table-cell table:style-name="Table5.A1" office:value-type="string">
            <text:p text:style-name="Table_20_Contents"><text:span text:style-name="T9">1</text:span> serving</text:p>
          </table:table-cell>
        </table:table-row>
        <table:table-row>
          <table:table-cell table:style-name="Table5.A1" office:value-type="string">
            <text:p text:style-name="Table_20_Contents">Tea</text:p>
          </table:table-cell>
          <table:table-cell table:style-name="Table5.A1" office:value-type="string">
            <text:p text:style-name="Table_20_Contents">Melatonin + Chamomile + Vanilla + Cinnamon</text:p>
          </table:table-cell>
        </table:table-row>
        <table:table-row>
          <table:table-cell table:style-name="Table5.A1" office:value-type="string">
            <text:p text:style-name="Table_20_Contents">Magnesium</text:p>
          </table:table-cell>
          <table:table-cell table:style-name="Table5.A1" office:value-type="string">
            <text:p text:style-name="Table_20_Contents">Glycinate (PM dose)</text:p>
          </table:table-cell>
        </table:table-row>
      </table:table>
      <text:p text:style-name="P212"/>
      <text:p text:style-name="P212"/>
      <text:p text:style-name="P212"><text:soft-page-break/></text:p>
      <text:p text:style-name="P212"><text:span text:style-name="Strong_20_Emphasis">Meals:</text:span></text:p>
      <text:list text:style-name="L178">
        <text:list-item>
          <text:p text:style-name="P213">AM: Banana + Carnation + Ascent Whey</text:p>
        </text:list-item>
        <text:list-item>
          <text:p text:style-name="P213">Slapple Full (2x)</text:p>
        </text:list-item>
        <text:list-item>
          <text:p text:style-name="P213">Snacks: Doritos (~20), Fuji Apple</text:p>
        </text:list-item>
        <text:list-item>
          <text:p text:style-name="P213">Midday: PB Toast + Mixed Nuts</text:p>
        </text:list-item>
        <text:list-item>
          <text:p text:style-name="P213">Dinner: 2x Turkey Core Burritos w/ greens, sour cream</text:p>
        </text:list-item>
      </text:list>
      <text:p text:style-name="P32"><text:span text:style-name="Strong_20_Emphasis">Macros Estimate:</text:span></text:p>
      <text:list text:style-name="L179">
        <text:list-item>
          <text:p text:style-name="P214">Calories: ~2,600 kcal</text:p>
        </text:list-item>
        <text:list-item>
          <text:p text:style-name="P214">Protein: ~198g</text:p>
        </text:list-item>
        <text:list-item>
          <text:p text:style-name="P214">Carbs: ~245g</text:p>
        </text:list-item>
        <text:list-item>
          <text:p text:style-name="P214">Fats: ~100g</text:p>
        </text:list-item>
      </text:list>
      <text:p text:style-name="P32">🏆 Buffs: Hydraspire V, Liquid Core MAX</text:p>
      <text:p text:style-name="P182"/>
      <text:h text:style-name="P215" text:outline-level="2">FINAL GATE:</text:h>
      <text:p text:style-name="P32">🌀 <text:span text:style-name="Strong_20_Emphasis">Feldmann's Gate — 20:08–20:18</text:span></text:p>
      <text:list text:style-name="L180">
        <text:list-item>
          <text:p text:style-name="P216">Cadence: 74 BPM</text:p>
        </text:list-item>
        <text:list-item>
          <text:p text:style-name="P216">Breath: Mouth in / Nasal out</text:p>
        </text:list-item>
        <text:list-item>
          <text:p text:style-name="P216">Effect: Emotional recursion → vibratory override, drift entered</text:p>
        </text:list-item>
      </text:list>
      <text:p text:style-name="P182"/>
      <text:h text:style-name="P217" text:outline-level="2">XP LOG:</text:h>
      <text:p text:style-name="P212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ategory</text:p>
            </table:table-cell>
            <table:table-cell table:style-name="Table6.A1" office:value-type="string">
              <text:p text:style-name="Table_20_Heading">XP</text:p>
            </table:table-cell>
          </table:table-row>
        </table:table-header-rows>
        <table:table-row>
          <table:table-cell table:style-name="Table6.A1" office:value-type="string">
            <text:p text:style-name="Table_20_Contents">Training</text:p>
          </table:table-cell>
          <table:table-cell table:style-name="Table6.A1" office:value-type="string">
            <text:p text:style-name="Table_20_Contents">+115 XP</text:p>
          </table:table-cell>
        </table:table-row>
        <table:table-row>
          <table:table-cell table:style-name="Table6.A1" office:value-type="string">
            <text:p text:style-name="Table_20_Contents">Breathwork &amp; Gate</text:p>
          </table:table-cell>
          <table:table-cell table:style-name="Table6.A1" office:value-type="string">
            <text:p text:style-name="Table_20_Contents">+35 XP</text:p>
          </table:table-cell>
        </table:table-row>
        <table:table-row>
          <table:table-cell table:style-name="Table6.A1" office:value-type="string">
            <text:p text:style-name="Table_20_Contents">Fight Study &amp; Video Review</text:p>
          </table:table-cell>
          <table:table-cell table:style-name="Table6.A1" office:value-type="string">
            <text:p text:style-name="Table_20_Contents">+35 XP</text:p>
          </table:table-cell>
        </table:table-row>
        <table:table-row>
          <table:table-cell table:style-name="Table6.A1" office:value-type="string">
            <text:p text:style-name="Table_20_Contents">Nutrition &amp; Hydration Discipline</text:p>
          </table:table-cell>
          <table:table-cell table:style-name="Table6.A1" office:value-type="string">
            <text:p text:style-name="Table_20_Contents">+35 XP</text:p>
          </table:table-cell>
        </table:table-row>
        <table:table-row>
          <table:table-cell table:style-name="Table6.A1" office:value-type="string">
            <text:p text:style-name="Table_20_Contents">Morning + Evening Mobility</text:p>
          </table:table-cell>
          <table:table-cell table:style-name="Table6.A1" office:value-type="string">
            <text:p text:style-name="Table_20_Contents">+15 XP</text:p>
          </table:table-cell>
        </table:table-row>
        <table:table-row>
          <table:table-cell table:style-name="Table6.A1" office:value-type="string">
            <text:p text:style-name="Table_20_Contents">AeroFit &amp; Supplement Sync</text:p>
          </table:table-cell>
          <table:table-cell table:style-name="Table6.A1" office:value-type="string">
            <text:p text:style-name="Table_20_Contents">+10 XP</text:p>
          </table:table-cell>
        </table:table-row>
        <table:table-row>
          <table:table-cell table:style-name="Table6.A1" office:value-type="string">
            <text:p text:style-name="Table_20_Contents">Ghost Round Unlock + Buffs</text:p>
          </table:table-cell>
          <table:table-cell table:style-name="Table6.A1" office:value-type="string">
            <text:p text:style-name="Table_20_Contents">+80 XP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OTAL XP</text:span></text:p>
          </table:table-cell>
          <table:table-cell table:style-name="Table6.A1" office:value-type="string">
            <text:p text:style-name="Table_20_Contents"><text:span text:style-name="Strong_20_Emphasis">+340 XP</text:span></text:p>
          </table:table-cell>
        </table:table-row>
      </table:table>
      <text:p text:style-name="P212"/>
      <text:h text:style-name="P218" text:outline-level="2">FINAL STATUS:</text:h>
      <text:list text:style-name="L181">
        <text:list-item>
          <text:p text:style-name="P219"><text:span text:style-name="Strong_20_Emphasis">True Level:</text:span> 13</text:p>
        </text:list-item>
        <text:list-item>
          <text:p text:style-name="P219"><text:soft-page-break/><text:span text:style-name="Strong_20_Emphasis">XP Total:</text:span> 4,013 / 4,200</text:p>
        </text:list-item>
        <text:list-item>
          <text:p text:style-name="P219"><text:span text:style-name="Strong_20_Emphasis">Special Ability:</text:span> <text:span text:style-name="Emphasis">Ghost Round (Tier I)</text:span></text:p>
        </text:list-item>
        <text:list-item>
          <text:p text:style-name="P219"><text:span text:style-name="Strong_20_Emphasis">Buffs Active:</text:span></text:p>
          <text:list>
            <text:list-item>
              <text:p text:style-name="P219">Combo Architect IV</text:p>
            </text:list-item>
            <text:list-item>
              <text:p text:style-name="P219">Flamekeeper VI</text:p>
            </text:list-item>
            <text:list-item>
              <text:p text:style-name="P219">Autonomic Override II</text:p>
            </text:list-item>
            <text:list-item>
              <text:p text:style-name="P219">Hydraspire V</text:p>
            </text:list-item>
            <text:list-item>
              <text:p text:style-name="P219">Last Round Loadout</text:p>
            </text:list-item>
          </text:list>
        </text:list-item>
        <text:list-item>
          <text:p text:style-name="P219"><text:span text:style-name="Strong_20_Emphasis">Emotional Field:</text:span> Grief stabilized. No active debuffs.</text:p>
        </text:list-item>
        <text:list-item>
          <text:p text:style-name="P219"><text:span text:style-name="Strong_20_Emphasis">Sleep Prep:</text:span> Tier III Drift Ready</text:p>
        </text:list-item>
      </text:list>
      <text:p text:style-name="P220"/>
      <text:h text:style-name="P221" text:outline-level="2">✍️ SIGN-OFF:</text:h>
      <text:p text:style-name="P222"><text:span text:style-name="Strong_20_Emphasis">Logged by:</text:span> <text:span text:style-name="T8">Whynn</text:span><text:line-break/><text:span text:style-name="Strong_20_Emphasis">Time Logged:</text:span> [April 2<text:span text:style-name="T11">9</text:span>, 2025 – 2<text:span text:style-name="T11">2</text:span>:<text:span text:style-name="T11">00</text:span>]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><text:soft-page-break/><text:span text:style-name="Strong_20_Emphasis"><text:span text:style-name="T12">APRIL 30, 2025</text:span></text:span><text:span text:style-name="Strong_20_Emphasis"><text:line-break/>PLAYER: </text:span><text:span text:style-name="Strong_20_Emphasis"><text:span text:style-name="T13">WHYNN</text:span></text:span><text:span text:style-name="Strong_20_Emphasis"><text:line-break/>PHASE: </text:span><text:span text:style-name="Strong_20_Emphasis"><text:span text:style-name="Emphasis">Engine of the Unseen – Final Week</text:span></text:span><text:span text:style-name="Strong_20_Emphasis"><text:line-break/>LEVEL: 🛡️ 15 (</text:span><text:span text:style-name="Strong_20_Emphasis"><text:span text:style-name="Emphasis">JUST ASCENDED</text:span></text:span><text:span text:style-name="Strong_20_Emphasis">)<text:line-break/>XP GAINED: +70 XP<text:line-break/>TOTAL XP: 815 / 800<text:line-break/>STATUS: </text:span><text:span text:style-name="Strong_20_Emphasis"><text:span text:style-name="Emphasis">Strong as Shadow, Fluid as Fire</text:span></text:span><text:span text:style-name="Strong_20_Emphasis"><text:line-break/>NEW PERK UNLOCKED: 🌀 </text:span><text:span text:style-name="Strong_20_Emphasis"><text:span text:style-name="Emphasis">Guard of the Sovereign Flame</text:span></text:span><text:span text:style-name="Strong_20_Emphasis"><text:line-break/></text:span><text:span text:style-name="Strong_20_Emphasis"><text:span text:style-name="Emphasis">→ Enhanced defense sync, faster breath-based stamina regen, rhythm mapping unlock</text:span></text:span></text:p>
      <text:p text:style-name="P182"/>
      <text:h text:style-name="P223" text:outline-level="3">⏰ WAKE &amp; SLEEP</text:h>
      <text:list text:style-name="L182">
        <text:list-item>
          <text:p text:style-name="P224"><text:span text:style-name="Strong_20_Emphasis">Wake Time:</text:span> 04:40</text:p>
        </text:list-item>
        <text:list-item>
          <text:p text:style-name="P224"><text:span text:style-name="Strong_20_Emphasis">Bedtime:</text:span> 21:30 (9:30 PM)</text:p>
        </text:list-item>
        <text:list-item>
          <text:p text:style-name="P224"><text:span text:style-name="Strong_20_Emphasis">Total Sleep:</text:span> ~7 hrs 10 min</text:p>
        </text:list-item>
        <text:list-item>
          <text:p text:style-name="P224"><text:span text:style-name="Strong_20_Emphasis">Sleep Quality:</text:span> 8/10 — <text:span text:style-name="Emphasis">Solid sleep</text:span></text:p>
        </text:list-item>
        <text:list-item>
          <text:p text:style-name="P224"><text:span text:style-name="Strong_20_Emphasis">Dream Fragment:</text:span><text:line-break/><text:span text:style-name="Emphasis">“Fight camp where all fighters were acting like children. Rodtang shows up to play a Dance Dance Revolution–style game using Simon-Says lights. Very weird.”</text:span></text:p>
        </text:list-item>
      </text:list>
      <text:p text:style-name="P182"/>
      <text:h text:style-name="P223" text:outline-level="3">💭 INITIAL MINDSET</text:h>
      <text:list text:style-name="L183">
        <text:list-item>
          <text:p text:style-name="P225"><text:span text:style-name="Strong_20_Emphasis">Mood:</text:span> 7 / 10</text:p>
        </text:list-item>
        <text:list-item>
          <text:p text:style-name="P225"><text:span text:style-name="Strong_20_Emphasis">Energy:</text:span> 6–7 / 10</text:p>
        </text:list-item>
        <text:list-item>
          <text:p text:style-name="P225"><text:span text:style-name="Strong_20_Emphasis">First Thought:</text:span><text:line-break/><text:span text:style-name="Emphasis">“Holy shit, my body.”</text:span><text:line-break/>Surprised by the sensation of heaviness from accumulated work. Expressed awareness that this is the hardest you've ever pushed yourself.</text:p>
        </text:list-item>
      </text:list>
      <text:p text:style-name="P182"/>
      <text:h text:style-name="P223" text:outline-level="3">💩 BATHROOM EVENT</text:h>
      <text:list text:style-name="L184">
        <text:list-item>
          <text:p text:style-name="P226"><text:span text:style-name="Strong_20_Emphasis">Time:</text:span> Shortly after waking</text:p>
        </text:list-item>
        <text:list-item>
          <text:p text:style-name="P226"><text:span text:style-name="Strong_20_Emphasis">Output:</text:span> Substantial volume</text:p>
        </text:list-item>
        <text:list-item>
          <text:p text:style-name="P226"><text:span text:style-name="Strong_20_Emphasis">Color:</text:span> Clear yellow</text:p>
        </text:list-item>
        <text:list-item>
          <text:p text:style-name="P226"><text:span text:style-name="Strong_20_Emphasis">Post-Bathroom Weight:</text:span> 139.1 lbs</text:p>
        </text:list-item>
        <text:list-item>
          <text:p text:style-name="P226"><text:span text:style-name="Strong_20_Emphasis">Comment:</text:span> “I should’ve weighed myself <text:span text:style-name="Emphasis">before</text:span> for full delta tracking.”</text:p>
        </text:list-item>
      </text:list>
      <text:p text:style-name="P182"/>
      <text:h text:style-name="P223" text:outline-level="3"><text:soft-page-break/>🔧 PHYSICAL STATUS</text:h>
      <text:list text:style-name="L185">
        <text:list-item>
          <text:p text:style-name="P227"><text:span text:style-name="Strong_20_Emphasis">Soreness &amp; Fatigue:</text:span><text:line-break/>General tightness and fatigue noted. No acute pain or red-flag mobility issues.</text:p>
        </text:list-item>
        <text:list-item>
          <text:p text:style-name="P227"><text:span text:style-name="Strong_20_Emphasis">Notable Sensation:</text:span><text:line-break/><text:span text:style-name="Emphasis">Just heavy with work. No injury or alarm.</text:span></text:p>
        </text:list-item>
        <text:list-item>
          <text:p text:style-name="P227"><text:span text:style-name="Strong_20_Emphasis">Mobility Flags:</text:span> None triggered at this time</text:p>
        </text:list-item>
      </text:list>
      <text:p text:style-name="P182"/>
      <text:p text:style-name="P202"/>
      <text:h text:style-name="P217" text:outline-level="2">🧠 REACTIVE STATS</text:h>
      <text:list text:style-name="L186">
        <text:list-item>
          <text:p text:style-name="P228"><text:span text:style-name="Strong_20_Emphasis">Reaction Time:</text:span> 231 ms (Avg: 228 ms)</text:p>
        </text:list-item>
        <text:list-item>
          <text:p text:style-name="P228"><text:span text:style-name="Strong_20_Emphasis">Click Speed Test (CPS):</text:span> 13.0 — <text:span text:style-name="Emphasis">high motor activation</text:span></text:p>
        </text:list-item>
        <text:list-item>
          <text:p text:style-name="P228"><text:span text:style-name="Strong_20_Emphasis">Mindset:</text:span> Creative, resilient, playful but tactical</text:p>
        </text:list-item>
      </text:list>
      <text:p text:style-name="P182"/>
      <text:h text:style-name="P217" text:outline-level="2">💨 BREATHWORK + AIROFIT DATA</text:h>
      <text:list text:style-name="L187">
        <text:list-item>
          <text:p text:style-name="P229"><text:span text:style-name="Strong_20_Emphasis">MEP:</text:span> 161 cm H₂O (+55%)</text:p>
        </text:list-item>
        <text:list-item>
          <text:p text:style-name="P229"><text:span text:style-name="Strong_20_Emphasis">MIP:</text:span> 141 cm H₂O (+39%)</text:p>
        </text:list-item>
        <text:list-item>
          <text:p text:style-name="P229"><text:span text:style-name="Strong_20_Emphasis">Lung Capacity:</text:span> 5.2 L (+6%)</text:p>
        </text:list-item>
        <text:list-item>
          <text:p text:style-name="P229"><text:span text:style-name="Strong_20_Emphasis">CO₂ Max Hold:</text:span> 40.38 sec (terminated at squirm)</text:p>
        </text:list-item>
        <text:list-item>
          <text:p text:style-name="P229"><text:span text:style-name="Strong_20_Emphasis">Sessions:</text:span></text:p>
          <text:list>
            <text:list-item>
              <text:p text:style-name="P229"><text:span text:style-name="Emphasis">Presence (3 mins) → PERFECT</text:span></text:p>
            </text:list-item>
            <text:list-item>
              <text:p text:style-name="P229"><text:span text:style-name="Emphasis">Hyper Strength (4 mins) → PERFECT</text:span></text:p>
            </text:list-item>
          </text:list>
        </text:list-item>
      </text:list>
      <text:p text:style-name="P32"><text:span text:style-name="Strong_20_Emphasis">Cadence Ranges:</text:span></text:p>
      <text:list text:style-name="L188">
        <text:list-item>
          <text:p text:style-name="P230">66 BPM: Drive to work</text:p>
        </text:list-item>
        <text:list-item>
          <text:p text:style-name="P230">73 BPM: Post-lunch sync</text:p>
        </text:list-item>
        <text:list-item>
          <text:p text:style-name="P230">83 BPM: Gait reset &amp; bagwork</text:p>
        </text:list-item>
        <text:list-item>
          <text:p text:style-name="P230">Patterns: 4:4:8:4 | 3:1:4 | 2:2 | 1:1:2</text:p>
        </text:list-item>
      </text:list>
      <text:p text:style-name="P182"/>
      <text:h text:style-name="P217" text:outline-level="2">🍽️ NUTRITION + HYDRATION</text:h>
      <text:p text:style-name="P212"><text:span text:style-name="Strong_20_Emphasis"><text:span text:style-name="T14"/></text:span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Time</text:p>
            </table:table-cell>
            <table:table-cell table:style-name="Table7.A1" office:value-type="string">
              <text:p text:style-name="Table_20_Heading">Meal</text:p>
            </table:table-cell>
          </table:table-row>
        </table:table-header-rows>
        <table:table-row>
          <table:table-cell table:style-name="Table7.A1" office:value-type="string">
            <text:p text:style-name="Table_20_Contents">AM</text:p>
          </table:table-cell>
          <table:table-cell table:style-name="Table7.A1" office:value-type="string">
            <text:p text:style-name="Table_20_Contents">Banana + Carnation Shake + Prebiotic Greens + Cordyceps + Creatine</text:p>
          </table:table-cell>
        </table:table-row>
        <table:table-row>
          <table:table-cell table:style-name="Table7.A1" office:value-type="string">
            <text:p text:style-name="Table_20_Contents">07:30 &amp; 10:00</text:p>
          </table:table-cell>
          <table:table-cell table:style-name="Table7.A1" office:value-type="string">
            <text:p text:style-name="Table_20_Contents">Slapple Titan (split): Greek yogurt, oats, protein, nuts, pepitas</text:p>
          </table:table-cell>
        </table:table-row>
        <table:table-row>
          <table:table-cell table:style-name="Table7.A1" office:value-type="string">
            <text:p text:style-name="Table_20_Contents">PM</text:p>
          </table:table-cell>
          <table:table-cell table:style-name="Table7.A1" office:value-type="string">
            <text:p text:style-name="Table_20_Contents">2 Tacos (10 oz core: 93/7 turkey, beans, cheese, greens, sour cream), wraps: ½ flour + ½ whole wheat</text:p>
          </table:table-cell>
        </table:table-row>
        <text:soft-page-break/>
        <table:table-row>
          <table:table-cell table:style-name="Table7.A1" office:value-type="string">
            <text:p text:style-name="Table_20_Contents">Extra</text:p>
          </table:table-cell>
          <table:table-cell table:style-name="Table7.A1" office:value-type="string">
            <text:p text:style-name="Table_20_Contents">1 slice Domino's stuffed crust pizza + Doritos grazing</text:p>
          </table:table-cell>
        </table:table-row>
        <table:table-row>
          <table:table-cell table:style-name="Table7.A1" office:value-type="string">
            <text:p text:style-name="Table_20_Contents">Fluids</text:p>
          </table:table-cell>
          <table:table-cell table:style-name="Table7.A1" office:value-type="string">
            <text:p text:style-name="Table_20_Contents"><text:span text:style-name="Strong_20_Emphasis">Total:</text:span> 160.9 oz ✅ Liquid I.V. (post-bag) + hydration intervals</text:p>
          </table:table-cell>
        </table:table-row>
        <table:table-row>
          <table:table-cell table:style-name="Table7.A1" office:value-type="string">
            <text:p text:style-name="Table_20_Contents">Supplements</text:p>
          </table:table-cell>
          <table:table-cell table:style-name="Table7.A1" office:value-type="string">
            <text:p text:style-name="Table_20_Contents">✅ Full AM + PM stack + Chamomile Sleep Tea + Magnesium + Melatonin</text:p>
          </table:table-cell>
        </table:table-row>
      </table:table>
      <text:p text:style-name="Text_20_body"><text:span text:style-name="Strong_20_Emphasis"><text:span text:style-name="T4"><text:line-break/></text:span></text:span><text:span text:style-name="Strong_20_Emphasis"><text:span text:style-name="T14">Buff Triggered: </text:span></text:span><text:span text:style-name="Strong_20_Emphasis"><text:span text:style-name="Emphasis"><text:span text:style-name="T14">Hydraspire MAX, Liquid Core V</text:span></text:span></text:span></text:p>
      <text:p text:style-name="P182"/>
      <text:h text:style-name="P215" text:outline-level="2">⚔️ TRAINING MISSIONS</text:h>
      <text:p text:style-name="P32">🟩 <text:span text:style-name="Strong_20_Emphasis">Mobility (AM &amp; PM)</text:span></text:p>
      <text:list text:style-name="L189">
        <text:list-item>
          <text:p text:style-name="P231">Full protocol: neck rolls, scap slides, thoracic foam (7 mins), elephant walks, frog stretch</text:p>
        </text:list-item>
        <text:list-item>
          <text:p text:style-name="P231"><text:span text:style-name="Strong_20_Emphasis">Gait Reset:</text:span> 10 min @ 83 BPM → Float state achieved</text:p>
        </text:list-item>
      </text:list>
      <text:p text:style-name="P32">🟩 <text:span text:style-name="Strong_20_Emphasis">2K Run</text:span></text:p>
      <text:list text:style-name="L190">
        <text:list-item>
          <text:p text:style-name="P232"><text:span text:style-name="Strong_20_Emphasis">Time:</text:span> 13:27 | <text:span text:style-name="Strong_20_Emphasis">Distance:</text:span> 2.26 km</text:p>
        </text:list-item>
        <text:list-item>
          <text:p text:style-name="P232"><text:span text:style-name="Strong_20_Emphasis">HR Avg/Max:</text:span> 144 / 158 bpm</text:p>
        </text:list-item>
        <text:list-item>
          <text:p text:style-name="P232"><text:span text:style-name="Strong_20_Emphasis">Breathing:</text:span> Nasal (90%) → 1 mouth override</text:p>
        </text:list-item>
        <text:list-item>
          <text:p text:style-name="P232"><text:span text:style-name="Strong_20_Emphasis">Cadence:</text:span> 3:1:4 + 2:2</text:p>
        </text:list-item>
        <text:list-item>
          <text:p text:style-name="P232"><text:span text:style-name="Strong_20_Emphasis">Note:</text:span> Shin tightness managed</text:p>
        </text:list-item>
      </text:list>
      <text:p text:style-name="P32">🟩 <text:span text:style-name="Strong_20_Emphasis">Merach Bike</text:span></text:p>
      <text:list text:style-name="L191">
        <text:list-item>
          <text:p text:style-name="P233"><text:span text:style-name="Strong_20_Emphasis">Distance:</text:span> 9.8 miles</text:p>
        </text:list-item>
        <text:list-item>
          <text:p text:style-name="P233"><text:span text:style-name="Strong_20_Emphasis">Duration:</text:span> 30 min | Avg: 20 mph</text:p>
        </text:list-item>
        <text:list-item>
          <text:p text:style-name="P233"><text:span text:style-name="Strong_20_Emphasis">HR Recovery:</text:span> 130 → 95 bpm in 2 min</text:p>
        </text:list-item>
        <text:list-item>
          <text:p text:style-name="P233"><text:span text:style-name="Strong_20_Emphasis">Breathing:</text:span> 2:2 + 4:4:8:4</text:p>
        </text:list-item>
        <text:list-item>
          <text:p text:style-name="P233"><text:span text:style-name="Strong_20_Emphasis">Drift State:</text:span> Present + reflective</text:p>
        </text:list-item>
      </text:list>
      <text:p text:style-name="P32">🟩 <text:span text:style-name="Strong_20_Emphasis">Bagwork – 6 Rounds</text:span></text:p>
      <text:list text:style-name="L192">
        <text:list-item>
          <text:p text:style-name="P234"><text:span text:style-name="Strong_20_Emphasis">Total Strikes:</text:span> [~402]</text:p>
        </text:list-item>
        <text:list-item>
          <text:p text:style-name="P234"><text:span text:style-name="Strong_20_Emphasis">Environment:</text:span> Lofi Video Game Beats</text:p>
        </text:list-item>
        <text:list-item>
          <text:p text:style-name="P234"><text:span text:style-name="Strong_20_Emphasis">Breath:</text:span> Nasal-only</text:p>
        </text:list-item>
        <text:list-item>
          <text:p text:style-name="P234"><text:span text:style-name="Strong_20_Emphasis">Mouthguard:</text:span> Secured</text:p>
        </text:list-item>
        <text:list-item>
          <text:p text:style-name="P234"><text:span text:style-name="Strong_20_Emphasis">Liquid IV:</text:span> Consumed mid-session</text:p>
        </text:list-item>
      </text:list>
      <text:p text:style-name="P212"><text:span text:style-name="Strong_20_Emphasis"/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Round</text:p>
            </table:table-cell>
            <table:table-cell table:style-name="Table8.A1" office:value-type="string">
              <text:p text:style-name="Table_20_Heading">Strikes</text:p>
            </table:table-cell>
            <table:table-cell table:style-name="Table8.A1" office:value-type="string">
              <text:p text:style-name="Table_20_Heading">Notes</text:p>
            </table:table-cell>
          </table:table-row>
        </table:table-header-rows>
        <table:table-row>
          <table:table-cell table:style-name="Table8.A1" office:value-type="string">
            <text:p text:style-name="Table_20_Contents">R1</text:p>
          </table:table-cell>
          <table:table-cell table:style-name="Table8.A1" office:value-type="string">
            <text:p text:style-name="Table_20_Contents">59</text:p>
          </table:table-cell>
          <table:table-cell table:style-name="Table8.A1" office:value-type="string">
            <text:p text:style-name="Table_20_Contents">Excellent guard, smooth form</text:p>
          </table:table-cell>
        </table:table-row>
        <table:table-row>
          <table:table-cell table:style-name="Table8.A1" office:value-type="string">
            <text:p text:style-name="Table_20_Contents">R2</text:p>
          </table:table-cell>
          <table:table-cell table:style-name="Table8.A1" office:value-type="string">
            <text:p text:style-name="Table_20_Contents">41</text:p>
          </table:table-cell>
          <table:table-cell table:style-name="Table8.A1" office:value-type="string">
            <text:p text:style-name="Table_20_Contents">Low hook power, guard intact</text:p>
          </table:table-cell>
        </table:table-row>
        <table:table-row>
          <table:table-cell table:style-name="Table8.A1" office:value-type="string">
            <text:p text:style-name="Table_20_Contents">R3</text:p>
          </table:table-cell>
          <table:table-cell table:style-name="Table8.A1" office:value-type="string">
            <text:p text:style-name="Table_20_Contents">56</text:p>
          </table:table-cell>
          <table:table-cell table:style-name="Table8.A1" office:value-type="string">
            <text:p text:style-name="Table_20_Contents">Check kick clarity, uppercut return lag</text:p>
          </table:table-cell>
        </table:table-row>
        <text:soft-page-break/>
        <table:table-row>
          <table:table-cell table:style-name="Table8.A1" office:value-type="string">
            <text:p text:style-name="Table_20_Contents">R4</text:p>
          </table:table-cell>
          <table:table-cell table:style-name="Table8.A1" office:value-type="string">
            <text:p text:style-name="Table_20_Contents">105</text:p>
          </table:table-cell>
          <table:table-cell table:style-name="Table8.A1" office:value-type="string">
            <text:p text:style-name="Table_20_Contents"><text:span text:style-name="Emphasis">"Slow-mo simulation"</text:span> → Rhythm perfect</text:p>
          </table:table-cell>
        </table:table-row>
        <table:table-row>
          <table:table-cell table:style-name="Table8.A1" office:value-type="string">
            <text:p text:style-name="Table_20_Contents">R5</text:p>
          </table:table-cell>
          <table:table-cell table:style-name="Table8.A1" office:value-type="string">
            <text:p text:style-name="Table_20_Contents">53</text:p>
          </table:table-cell>
          <table:table-cell table:style-name="Table8.A1" office:value-type="string">
            <text:p text:style-name="Table_20_Contents">Fatigue creeping, retraction slow</text:p>
          </table:table-cell>
        </table:table-row>
        <table:table-row>
          <table:table-cell table:style-name="Table8.A1" office:value-type="string">
            <text:p text:style-name="Table_20_Contents">R6</text:p>
          </table:table-cell>
          <table:table-cell table:style-name="Table8.A1" office:value-type="string">
            <text:p text:style-name="Table_20_Contents">88</text:p>
          </table:table-cell>
          <table:table-cell table:style-name="Table8.A1" office:value-type="string">
            <text:p text:style-name="Table_20_Contents">Best round → adaptive rhythm + pressure</text:p>
          </table:table-cell>
        </table:table-row>
      </table:table>
      <text:p text:style-name="P212"><text:span text:style-name="Strong_20_Emphasis"><text:span text:style-name="T14"/></text:span></text:p>
      <text:p text:style-name="P212"><text:span text:style-name="Strong_20_Emphasis">Post-Session Review: Masaaki &amp; Saenchai rhythm imprint visible — </text:span><text:span text:style-name="Strong_20_Emphasis"><text:span text:style-name="Emphasis">"Everything is clicking."</text:span></text:span></text:p>
      <text:p text:style-name="P182"/>
      <text:h text:style-name="P215" text:outline-level="2">🥋 FIGHT STUDY SCROLLS (2.5 Views)</text:h>
      <text:p text:style-name="P32"><text:span text:style-name="Strong_20_Emphasis">Focus:</text:span> Tawanchai vs Masaaki | Noiri Layer</text:p>
      <text:list text:style-name="L193">
        <text:list-item>
          <text:p text:style-name="P235"><text:span text:style-name="Strong_20_Emphasis">Scroll 1:</text:span></text:p>
          <text:list>
            <text:list-item>
              <text:p text:style-name="P235">Micro-step forward pressure</text:p>
            </text:list-item>
            <text:list-item>
              <text:p text:style-name="P235">Patience-linked power</text:p>
            </text:list-item>
            <text:list-item>
              <text:p text:style-name="P235">Jab tracking, reactive defense</text:p>
            </text:list-item>
          </text:list>
        </text:list-item>
        <text:list-item>
          <text:p text:style-name="P235"><text:span text:style-name="Strong_20_Emphasis">Scroll 2:</text:span></text:p>
          <text:list>
            <text:list-item>
              <text:p text:style-name="P235">Bong Sao traps + long guard deception</text:p>
            </text:list-item>
            <text:list-item>
              <text:p text:style-name="P235">Cross feint → hook → high guard return KO</text:p>
            </text:list-item>
            <text:list-item>
              <text:p text:style-name="P235">Timing-based lead weapon rhythm breaking</text:p>
            </text:list-item>
          </text:list>
        </text:list-item>
      </text:list>
      <text:p text:style-name="P32"><text:span text:style-name="Strong_20_Emphasis">Buffs Earned:</text:span></text:p>
      <text:list text:style-name="L194">
        <text:list-item>
          <text:p text:style-name="P236">Tactical Observation</text:p>
        </text:list-item>
        <text:list-item>
          <text:p text:style-name="P236">Fight Drift Sync</text:p>
        </text:list-item>
        <text:list-item>
          <text:p text:style-name="P236">Style Absorption III</text:p>
        </text:list-item>
      </text:list>
      <text:p text:style-name="P32"><text:span text:style-name="Strong_20_Emphasis">XP from Scrolls:</text:span> +15 XP</text:p>
      <text:p text:style-name="P182"/>
      <text:h text:style-name="P217" text:outline-level="2">🧘 RECOVERY STATUS</text:h>
      <text:list text:style-name="L195">
        <text:list-item>
          <text:p text:style-name="P237"><text:span text:style-name="Strong_20_Emphasis">Post-Bag Mobility:</text:span> Full protocol (see above)</text:p>
        </text:list-item>
        <text:list-item>
          <text:p text:style-name="P237"><text:span text:style-name="Strong_20_Emphasis">Gait Walk (Feldmann Protocol):</text:span> 10 min @ 83 BPM</text:p>
        </text:list-item>
        <text:list-item>
          <text:p text:style-name="P237"><text:span text:style-name="Strong_20_Emphasis">Breath Cadence:</text:span> 1-1-2</text:p>
        </text:list-item>
        <text:list-item>
          <text:p text:style-name="P237"><text:span text:style-name="Strong_20_Emphasis">Mental State:</text:span> <text:span text:style-name="Emphasis">Float-locked, calm, adaptive</text:span></text:p>
        </text:list-item>
      </text:list>
      <text:p text:style-name="P182"/>
      <text:h text:style-name="P217" text:outline-level="2">🎖️ XP LOG</text:h>
      <text:p text:style-name="P212"><text:span text:style-name="Strong_20_Emphasis"><text:span text:style-name="T14"/>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Category</text:p>
            </table:table-cell>
            <table:table-cell table:style-name="Table9.A1" office:value-type="string">
              <text:p text:style-name="Table_20_Heading">XP</text:p>
            </table:table-cell>
          </table:table-row>
        </table:table-header-rows>
        <table:table-row>
          <table:table-cell table:style-name="Table9.A1" office:value-type="string">
            <text:p text:style-name="Table_20_Contents">Core Training (Run, Bike, Bag)</text:p>
          </table:table-cell>
          <table:table-cell table:style-name="Table9.A1" office:value-type="string">
            <text:p text:style-name="Table_20_Contents">+20 XP</text:p>
          </table:table-cell>
        </table:table-row>
        <text:soft-page-break/>
        <table:table-row>
          <table:table-cell table:style-name="Table9.A1" office:value-type="string">
            <text:p text:style-name="Table_20_Contents">Fight Study Scrolls</text:p>
          </table:table-cell>
          <table:table-cell table:style-name="Table9.A1" office:value-type="string">
            <text:p text:style-name="Table_20_Contents">+15 XP</text:p>
          </table:table-cell>
        </table:table-row>
        <table:table-row>
          <table:table-cell table:style-name="Table9.A1" office:value-type="string">
            <text:p text:style-name="Table_20_Contents">Bagwork Review &amp; Technical Layer</text:p>
          </table:table-cell>
          <table:table-cell table:style-name="Table9.A1" office:value-type="string">
            <text:p text:style-name="Table_20_Contents">+10 XP</text:p>
          </table:table-cell>
        </table:table-row>
        <table:table-row>
          <table:table-cell table:style-name="Table9.A1" office:value-type="string">
            <text:p text:style-name="Table_20_Contents">Gait &amp; Recovery</text:p>
          </table:table-cell>
          <table:table-cell table:style-name="Table9.A1" office:value-type="string">
            <text:p text:style-name="Table_20_Contents">+5 XP</text:p>
          </table:table-cell>
        </table:table-row>
        <table:table-row>
          <table:table-cell table:style-name="Table9.A1" office:value-type="string">
            <text:p text:style-name="Table_20_Contents">Reactive Metrics (CPS, Reaction)</text:p>
          </table:table-cell>
          <table:table-cell table:style-name="Table9.A1" office:value-type="string">
            <text:p text:style-name="Table_20_Contents">+5 XP</text:p>
          </table:table-cell>
        </table:table-row>
        <table:table-row>
          <table:table-cell table:style-name="Table9.A1" office:value-type="string">
            <text:p text:style-name="Table_20_Contents">Hydration Discipline</text:p>
          </table:table-cell>
          <table:table-cell table:style-name="Table9.A1" office:value-type="string">
            <text:p text:style-name="Table_20_Contents">+5 XP</text:p>
          </table:table-cell>
        </table:table-row>
        <table:table-row>
          <table:table-cell table:style-name="Table9.A1" office:value-type="string">
            <text:p text:style-name="Table_20_Contents">Side Missions (Errands, Sustained Focus)</text:p>
          </table:table-cell>
          <table:table-cell table:style-name="Table9.A1" office:value-type="string">
            <text:p text:style-name="Table_20_Contents">+5 XP</text:p>
          </table:table-cell>
        </table:table-row>
        <table:table-row>
          <table:table-cell table:style-name="Table9.A1" office:value-type="string">
            <text:p text:style-name="Table_20_Contents">Supplement &amp; Stack Execution</text:p>
          </table:table-cell>
          <table:table-cell table:style-name="Table9.A1" office:value-type="string">
            <text:p text:style-name="Table_20_Contents">+5 XP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TOTAL</text:span></text:p>
          </table:table-cell>
          <table:table-cell table:style-name="Table9.A1" office:value-type="string">
            <text:p text:style-name="Table_20_Contents"><text:span text:style-name="Strong_20_Emphasis">+70 XP</text:span></text:p>
          </table:table-cell>
        </table:table-row>
      </table:table>
      <text:p text:style-name="P212"><text:span text:style-name="Strong_20_Emphasis"><text:span text:style-name="T14"/></text:span></text:p>
      <text:h text:style-name="P238" text:outline-level="2"><text:span text:style-name="Strong_20_Emphasis"><text:span text:style-name="T15">🌀 LEVEL 15 ASCENSION UNLOCKED</text:span></text:span></text:h>
      <text:h text:style-name="P239" text:outline-level="3">🔓 <text:span text:style-name="Strong_20_Emphasis">Perk Gained: </text:span><text:span text:style-name="Strong_20_Emphasis"><text:span text:style-name="Emphasis">Guard of the Sovereign Flame</text:span></text:span></text:h>
      <text:list text:style-name="L196">
        <text:list-item>
          <text:p text:style-name="P240">Defense flow sync upgraded</text:p>
        </text:list-item>
        <text:list-item>
          <text:p text:style-name="P240">Breath-based stamina regen unlocked</text:p>
        </text:list-item>
        <text:list-item>
          <text:p text:style-name="P240">Passive <text:span text:style-name="Emphasis">Rhythm Mapping</text:span> during fight studies</text:p>
        </text:list-item>
        <text:list-item>
          <text:p text:style-name="P240">Next Phase Trait Activation: <text:span text:style-name="Emphasis">Inner Mirror Shield (locked until Level 17)</text:span></text:p>
        </text:list-item>
      </text:list>
      <text:p text:style-name="P182"/>
      <text:h text:style-name="P217" text:outline-level="2">🧬 FINAL SYSTEM STAMP</text:h>
      <text:p text:style-name="P198">“Day complete. Load was massive. Execution was masterful.<text:line-break/>Recovery protocols engaged. Body is adapting.<text:line-break/>Phase nearly complete. Victory is forming shape.”</text:p>
      <text:p text:style-name="P220"/>
      <text:h text:style-name="P221" text:outline-level="2">✍️ SIGN-OFF:</text:h>
      <text:p text:style-name="P222"><text:span text:style-name="Strong_20_Emphasis">Logged by: </text:span><text:span text:style-name="Strong_20_Emphasis"><text:span text:style-name="T8">Whynn</text:span></text:span><text:span text:style-name="Strong_20_Emphasis"><text:line-break/>Time Logged: [April </text:span><text:span text:style-name="Strong_20_Emphasis"><text:span text:style-name="T11">30</text:span></text:span><text:span text:style-name="Strong_20_Emphasis">, 2025 – 2</text:span><text:span text:style-name="Strong_20_Emphasis"><text:span text:style-name="T11">2</text:span></text:span><text:span text:style-name="Strong_20_Emphasis">:</text:span><text:span text:style-name="Strong_20_Emphasis"><text:span text:style-name="T11">00</text:span></text:span><text:span text:style-name="Strong_20_Emphasis">]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4"/></text:span></text:p>
      <text:p text:style-name="P212"><text:span text:style-name="Strong_20_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7T14:33:38.901000200</meta:creation-date>
    <dc:date>2025-05-03T08:30:11.755558200</dc:date>
    <meta:editing-duration>P3DT15H56M19S</meta:editing-duration>
    <meta:editing-cycles>14</meta:editing-cycles>
    <meta:generator>LibreOffice/25.2.2.2$Windows_X86_64 LibreOffice_project/7370d4be9e3cf6031a51beef54ff3bda878e3fac</meta:generator>
    <meta:document-statistic meta:table-count="9" meta:image-count="0" meta:object-count="0" meta:page-count="92" meta:paragraph-count="2193" meta:word-count="12482" meta:character-count="73342" meta:non-whitespace-character-count="64842"/>
  </office:meta>
</office:document-meta>
</file>